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 style:data-style-name="N61"/>
    <style:style style:name="ce5" style:family="table-cell" style:parent-style-name="Default" style:data-style-name="N37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gle 9.9" table:style-name="ta1">
        <table:shapes>
          <draw:frame draw:z-index="0" draw:style-name="gr1" draw:text-style-name="P1" svg:width="5.7346in" svg:height="3.2256in" svg:x="10.3429in" svg:y="34.4882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4602in" svg:height="3.3417in" svg:x="11.2598in" svg:y="7.6484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6.2988in" svg:height="3.5429in" svg:x="10.3539in" svg:y="37.6937in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6.2634in" svg:height="3.3409in" svg:x="11.1693in" svg:y="11.3559in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6.2988in" svg:height="3.5429in" svg:x="26.402in" svg:y="0.2587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5" draw:style-name="gr1" draw:text-style-name="P1" svg:width="6.6709in" svg:height="4.0646in" svg:x="10.8598in" svg:y="27.2835in">
            <draw:object draw:notify-on-update-of-ranges="'single 9.9'.S1:'single 9.9'.S1 'single 9.9'.S2:'single 9.9'.S20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6" draw:style-name="gr1" draw:text-style-name="P1" svg:width="6.2988in" svg:height="3.5429in" svg:x="18.5217in" svg:y="0.4531in">
            <draw:object draw:notify-on-update-of-ranges="'single 9.9'.I1:'single 9.9'.I4 'single 9.9'.I5:'single 9.9'.I20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7" draw:style-name="gr1" draw:text-style-name="P1" svg:width="6.4602in" svg:height="3.3417in" svg:x="18.3807in" svg:y="7.2862in">
            <draw:object draw:notify-on-update-of-ranges="'single 9.9'.J2:'single 9.9'.J20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8" draw:style-name="gr1" draw:text-style-name="P1" svg:width="6.2988in" svg:height="3.5429in" svg:x="11.5673in" svg:y="0.485in">
            <draw:object draw:notify-on-update-of-ranges="'single 9.9'.D1:'single 9.9'.D4 'single 9.9'.D5:'single 9.9'.D208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9" draw:style-name="gr1" draw:text-style-name="P1" svg:width="6.2988in" svg:height="3.5429in" svg:x="11.213in" svg:y="19.9941in">
            <draw:object draw:notify-on-update-of-ranges="'single 9.9'.Q1:'single 9.9'.Q1 'single 9.9'.Q2:'single 9.9'.Q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style-name="gr1" draw:text-style-name="P1" svg:width="6.2988in" svg:height="3.5429in" svg:x="11.039in" svg:y="15.3843in">
            <draw:object draw:notify-on-update-of-ranges="'single 9.9'.P1:'single 9.9'.P1 'single 9.9'.P2:'single 9.9'.P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1" draw:style-name="gr1" draw:text-style-name="P1" svg:width="6.2988in" svg:height="3.5429in" svg:x="32.8551in" svg:y="0.7287in">
            <draw:object draw:notify-on-update-of-ranges="'single 9.9'.AT2:'single 9.9'.AT229 'single 9.9'.AU1:'single 9.9'.AU1 'single 9.9'.AU2:'single 9.9'.AU2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2" draw:style-name="gr1" draw:text-style-name="P1" svg:width="6.2988in" svg:height="3.5429in" svg:x="32.4492in" svg:y="4.7087in">
            <draw:object draw:notify-on-update-of-ranges="'single 9.9'.AT2:'single 9.9'.AT229 'single 9.9'.AV1:'single 9.9'.AV1 'single 9.9'.AV2:'single 9.9'.AV2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3" draw:style-name="gr1" draw:text-style-name="P1" svg:width="6.2988in" svg:height="3.5429in" svg:x="32.5016in" svg:y="8.4736in">
            <draw:object draw:notify-on-update-of-ranges="'single 9.9'.AT5:'single 9.9'.AT229 'single 9.9'.AW5:'single 9.9'.AW2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4" draw:style-name="gr1" draw:text-style-name="P1" svg:width="6.2988in" svg:height="3.5429in" svg:x="24.7988in" svg:y="5.5634in">
            <draw:object draw:notify-on-update-of-ranges="'single 9.9'.W2:'single 9.9'.W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5" draw:style-name="gr1" draw:text-style-name="P1" svg:width="6.2988in" svg:height="3.5429in" svg:x="11.0059in" svg:y="23.8516in">
            <draw:object draw:notify-on-update-of-ranges="'single 9.9'.R2:'single 9.9'.R2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6" draw:style-name="gr1" draw:text-style-name="P1" svg:width="6.2988in" svg:height="3.5429in" svg:x="11.2827in" svg:y="4.1913in">
            <draw:object draw:notify-on-update-of-ranges="'single 9.9'.N1:'single 9.9'.N1 'single 9.9'.N2:'single 9.9'.N2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2" office:value-type="string" calcext:value-type="string">
            <text:p>PA</text:p>
          </table:table-cell>
          <table:table-cell office:value-type="string" calcext:value-type="string">
            <text:p>predPA</text:p>
          </table:table-cell>
          <table:table-cell office:value-type="string" calcext:value-type="string">
            <text:p>predPAtrend</text:p>
          </table:table-cell>
          <table:table-cell office:value-type="string" calcext:value-type="string">
            <text:p>resA</text:p>
          </table:table-cell>
          <table:table-cell office:value-type="string" calcext:value-type="string">
            <text:p>resAtren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redPS</text:p>
          </table:table-cell>
          <table:table-cell office:value-type="string" calcext:value-type="string">
            <text:p>predPStrend</text:p>
          </table:table-cell>
          <table:table-cell office:value-type="string" calcext:value-type="string">
            <text:p>resS</text:p>
          </table:table-cell>
          <table:table-cell office:value-type="string" calcext:value-type="string">
            <text:p>resStre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edD</text:p>
          </table:table-cell>
          <table:table-cell office:value-type="string" calcext:value-type="string">
            <text:p>predDtrend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drestrend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theta</text:p>
          </table:table-cell>
          <table:table-cell table:style-name="Default" office:value-type="string" calcext:value-type="string">
            <text:p>thete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trend</text:p>
          </table:table-cell>
          <table:table-cell office:value-type="string" calcext:value-type="string">
            <text:p>diota</text:p>
          </table:table-cell>
          <table:table-cell office:value-type="string" calcext:value-type="string">
            <text:p>drho</text:p>
          </table:table-cell>
          <table:table-cell office:value-type="string" calcext:value-type="string">
            <text:p>contrast</text:p>
          </table:table-cell>
          <table:table-cell table:number-columns-repeated="22"/>
          <table:table-cell table:style-name="Default"/>
          <table:table-cell office:value-type="string" calcext:value-type="string">
            <text:p>spektrální radius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theta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0.04397" calcext:value-type="float">
            <text:p>4.40E-02</text:p>
          </table:table-cell>
          <table:table-cell table:number-columns-repeated="2" office:value-type="float" office:value="1.32395" calcext:value-type="float">
            <text:p>1.32395</text:p>
          </table:table-cell>
          <table:table-cell office:value-type="float" office:value="0.190175" calcext:value-type="float">
            <text:p>0.190175</text:p>
          </table:table-cell>
          <table:table-cell office:value-type="float" office:value="-0.889318" calcext:value-type="float">
            <text:p>-0.889318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date" office:date-value="2020-02-24" calcext:value-type="date">
            <text:p>24/0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108333" calcext:value-type="float">
            <text:p>0.108333</text:p>
          </table:table-cell>
          <table:table-cell office:value-type="float" office:value="0.0464081" calcext:value-type="float">
            <text:p>4.64E-02</text:p>
          </table:table-cell>
          <table:table-cell table:number-columns-repeated="2" office:value-type="float" office:value="1.32049" calcext:value-type="float">
            <text:p>1.32049</text:p>
          </table:table-cell>
          <table:table-cell office:value-type="float" office:value="0.190406" calcext:value-type="float">
            <text:p>0.190406</text:p>
          </table:table-cell>
          <table:table-cell office:value-type="float" office:value="-0.892157" calcext:value-type="float">
            <text:p>-0.892157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2]+1" office:value-type="date" office:date-value="2020-02-25" calcext:value-type="date">
            <text:p>25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106674" calcext:value-type="float">
            <text:p>0.106674</text:p>
          </table:table-cell>
          <table:table-cell office:value-type="float" office:value="0.0428106" calcext:value-type="float">
            <text:p>4.28E-02</text:p>
          </table:table-cell>
          <table:table-cell table:number-columns-repeated="2" office:value-type="float" office:value="1.32388" calcext:value-type="float">
            <text:p>1.32388</text:p>
          </table:table-cell>
          <table:table-cell office:value-type="float" office:value="0.190452" calcext:value-type="float">
            <text:p>0.190452</text:p>
          </table:table-cell>
          <table:table-cell office:value-type="float" office:value="-0.892732" calcext:value-type="float">
            <text:p>-0.892732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3]+1" office:value-type="date" office:date-value="2020-02-26" calcext:value-type="date">
            <text:p>26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116558" calcext:value-type="float">
            <text:p>1.17E-01</text:p>
          </table:table-cell>
          <table:table-cell office:value-type="float" office:value="0" calcext:value-type="float">
            <text:p>0</text:p>
          </table:table-cell>
          <table:table-cell office:value-type="float" office:value="0.0546727" calcext:value-type="float">
            <text:p>0.0546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558" calcext:value-type="float">
            <text:p>0.116558</text:p>
          </table:table-cell>
          <table:table-cell office:value-type="float" office:value="0" calcext:value-type="float">
            <text:p>0</text:p>
          </table:table-cell>
          <table:table-cell office:value-type="float" office:value="0.344161" calcext:value-type="float">
            <text:p>0.3441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113268" calcext:value-type="float">
            <text:p>0.113268</text:p>
          </table:table-cell>
          <table:table-cell office:value-type="float" office:value="0.0424051" calcext:value-type="float">
            <text:p>4.24E-02</text:p>
          </table:table-cell>
          <table:table-cell table:number-columns-repeated="2" office:value-type="float" office:value="1.32354" calcext:value-type="float">
            <text:p>1.32354</text:p>
          </table:table-cell>
          <table:table-cell office:value-type="float" office:value="0.190614" calcext:value-type="float">
            <text:p>0.190614</text:p>
          </table:table-cell>
          <table:table-cell office:value-type="float" office:value="-0.894774" calcext:value-type="float">
            <text:p>-0.894774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4]+1" office:value-type="date" office:date-value="2020-02-27" calcext:value-type="date">
            <text:p>27/02/20</text:p>
          </table:table-cell>
          <table:table-cell table:formula="of:=AVERAGE([.S2:.S8])" office:value-type="float" office:value="1.33190142857143" calcext:value-type="float">
            <text:p>1.33190142857143</text:p>
          </table:table-cell>
          <table:table-cell table:formula="of:=[.P5]" office:value-type="float" office:value="1.29275" calcext:value-type="float">
            <text:p>1.29275</text:p>
          </table:table-cell>
          <table:table-cell table:formula="of:=AVERAGE([.R2:.R8])" office:value-type="float" office:value="0.0354824571428571" calcext:value-type="float">
            <text:p>0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2143" calcext:value-type="float">
            <text:p>0.322143</text:p>
          </table:table-cell>
          <table:table-cell office:value-type="float" office:value="0" calcext:value-type="float">
            <text:p>0</text:p>
          </table:table-cell>
          <table:table-cell office:value-type="float" office:value="0.0902907" calcext:value-type="float">
            <text:p>0.0902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49451" calcext:value-type="float">
            <text:p>0.349451</text:p>
          </table:table-cell>
          <table:table-cell office:value-type="float" office:value="3" calcext:value-type="float">
            <text:p>3</text:p>
          </table:table-cell>
          <table:table-cell office:value-type="float" office:value="-2.29232" calcext:value-type="float">
            <text:p>-2.29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29275" calcext:value-type="float">
            <text:p>1.29E+00</text:p>
          </table:table-cell>
          <table:table-cell office:value-type="float" office:value="0.0810496" calcext:value-type="float">
            <text:p>0.0810496</text:p>
          </table:table-cell>
          <table:table-cell office:value-type="float" office:value="0.0281691" calcext:value-type="float">
            <text:p>2.82E-02</text:p>
          </table:table-cell>
          <table:table-cell office:value-type="float" office:value="1.33971" calcext:value-type="float">
            <text:p>1.33971</text:p>
          </table:table-cell>
          <table:table-cell table:style-name="ce1" office:value-type="float" office:value="1.33971" calcext:value-type="float">
            <text:p>1.34E+00</text:p>
          </table:table-cell>
          <table:table-cell office:value-type="float" office:value="0.190183" calcext:value-type="float">
            <text:p>0.190183</text:p>
          </table:table-cell>
          <table:table-cell table:style-name="ce1" office:value-type="float" office:value="-0.889421" calcext:value-type="float">
            <text:p>-8.89E-01</text:p>
          </table:table-cell>
          <table:table-cell office:value-type="float" office:value="-4.70446" calcext:value-type="float">
            <text:p>-4.70446</text:p>
          </table:table-cell>
          <table:table-cell table:number-columns-repeated="22"/>
          <table:table-cell table:formula="of:=[.AT5]+1" office:value-type="date" office:date-value="2020-02-28" calcext:value-type="date">
            <text:p>28/02/20</text:p>
          </table:table-cell>
          <table:table-cell table:formula="of:=AVERAGE([.S3:.S9])" office:value-type="float" office:value="1.33413714285714" calcext:value-type="float">
            <text:p>1.33413714285714</text:p>
          </table:table-cell>
          <table:table-cell table:style-name="ce1" table:formula="of:=[.P6]" office:value-type="float" office:value="1.29275" calcext:value-type="float">
            <text:p>1.29E+00</text:p>
          </table:table-cell>
          <table:table-cell table:formula="of:=AVERAGE([.R3:.R9])" office:value-type="float" office:value="0.0329508285714286" calcext:value-type="float">
            <text:p>0.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5041" calcext:value-type="float">
            <text:p>1.45041</text:p>
          </table:table-cell>
          <table:table-cell office:value-type="float" office:value="0" calcext:value-type="float">
            <text:p>0</text:p>
          </table:table-cell>
          <table:table-cell office:value-type="float" office:value="0.291703" calcext:value-type="float">
            <text:p>0.2917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59646" calcext:value-type="float">
            <text:p>1.59646</text:p>
          </table:table-cell>
          <table:table-cell office:value-type="float" office:value="8" calcext:value-type="float">
            <text:p>8</text:p>
          </table:table-cell>
          <table:table-cell office:value-type="float" office:value="-3.13906" calcext:value-type="float">
            <text:p>-3.139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2765" calcext:value-type="float">
            <text:p>1.93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192765" calcext:value-type="float">
            <text:p>1.93E-05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0718174" calcext:value-type="float">
            <text:p>0.0718174</text:p>
          </table:table-cell>
          <table:table-cell office:value-type="float" office:value="0.0230425" calcext:value-type="float">
            <text:p>2.30E-02</text:p>
          </table:table-cell>
          <table:table-cell office:value-type="float" office:value="1.3453" calcext:value-type="float">
            <text:p>1.3453</text:p>
          </table:table-cell>
          <table:table-cell table:style-name="ce1" office:value-type="float" office:value="1.3453" calcext:value-type="float">
            <text:p>1.35E+00</text:p>
          </table:table-cell>
          <table:table-cell office:value-type="float" office:value="0.190078" calcext:value-type="float">
            <text:p>0.190078</text:p>
          </table:table-cell>
          <table:table-cell table:style-name="ce1" office:value-type="float" office:value="-0.888148" calcext:value-type="float">
            <text:p>-8.88E-01</text:p>
          </table:table-cell>
          <table:table-cell office:value-type="float" office:value="-3.48804" calcext:value-type="float">
            <text:p>-3.48804</text:p>
          </table:table-cell>
          <table:table-cell table:number-columns-repeated="22"/>
          <table:table-cell table:formula="of:=[.AT6]+1" office:value-type="date" office:date-value="2020-02-29" calcext:value-type="date">
            <text:p>29/02/20</text:p>
          </table:table-cell>
          <table:table-cell table:formula="of:=AVERAGE([.S4:.S10])" office:value-type="float" office:value="1.33665" calcext:value-type="float">
            <text:p>1.33665</text:p>
          </table:table-cell>
          <table:table-cell table:formula="of:=[.P7]" office:value-type="float" office:value="1.29275" calcext:value-type="float">
            <text:p>1.29275</text:p>
          </table:table-cell>
          <table:table-cell table:formula="of:=AVERAGE([.R4:.R10])" office:value-type="float" office:value="0.0301155857142857" calcext:value-type="float">
            <text:p>0.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8917" calcext:value-type="float">
            <text:p>3.28917</text:p>
          </table:table-cell>
          <table:table-cell office:value-type="float" office:value="0" calcext:value-type="float">
            <text:p>0</text:p>
          </table:table-cell>
          <table:table-cell office:value-type="float" office:value="0.488992" calcext:value-type="float">
            <text:p>0.488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69734" calcext:value-type="float">
            <text:p>3.69734</text:p>
          </table:table-cell>
          <table:table-cell office:value-type="float" office:value="10" calcext:value-type="float">
            <text:p>10</text:p>
          </table:table-cell>
          <table:table-cell office:value-type="float" office:value="-2.08716" calcext:value-type="float">
            <text:p>-2.087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911084" calcext:value-type="float">
            <text:p>9.11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911084" calcext:value-type="float">
            <text:p>9.11E-05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0733089" calcext:value-type="float">
            <text:p>0.0733089</text:p>
          </table:table-cell>
          <table:table-cell office:value-type="float" office:value="0.0215718" calcext:value-type="float">
            <text:p>2.16E-02</text:p>
          </table:table-cell>
          <table:table-cell table:number-columns-repeated="2" office:value-type="float" office:value="1.34644" calcext:value-type="float">
            <text:p>1.34644</text:p>
          </table:table-cell>
          <table:table-cell office:value-type="float" office:value="0.190154" calcext:value-type="float">
            <text:p>0.190154</text:p>
          </table:table-cell>
          <table:table-cell office:value-type="float" office:value="-0.889068" calcext:value-type="float">
            <text:p>-0.889068</text:p>
          </table:table-cell>
          <table:table-cell office:value-type="float" office:value="-3.42191" calcext:value-type="float">
            <text:p>-3.42191</text:p>
          </table:table-cell>
          <table:table-cell table:number-columns-repeated="22"/>
          <table:table-cell table:formula="of:=[.AT7]+1" office:value-type="date" office:date-value="2020-03-01" calcext:value-type="date">
            <text:p>01/03/20</text:p>
          </table:table-cell>
          <table:table-cell table:formula="of:=AVERAGE([.S5:.S11])" office:value-type="float" office:value="1.33912" calcext:value-type="float">
            <text:p>1.33912</text:p>
          </table:table-cell>
          <table:table-cell table:formula="of:=[.P8]" office:value-type="float" office:value="1.29275" calcext:value-type="float">
            <text:p>1.29275</text:p>
          </table:table-cell>
          <table:table-cell table:formula="of:=AVERAGE([.R5:.R11])" office:value-type="float" office:value="0.0273299285714286" calcext:value-type="float">
            <text:p>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8489" calcext:value-type="float">
            <text:p>5.28489</text:p>
          </table:table-cell>
          <table:table-cell office:value-type="float" office:value="1" calcext:value-type="float">
            <text:p>1</text:p>
          </table:table-cell>
          <table:table-cell office:value-type="float" office:value="0.479244" calcext:value-type="float">
            <text:p>0.4792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.10853" calcext:value-type="float">
            <text:p>6.10853</text:p>
          </table:table-cell>
          <table:table-cell office:value-type="float" office:value="12" calcext:value-type="float">
            <text:p>12</text:p>
          </table:table-cell>
          <table:table-cell office:value-type="float" office:value="-1.38089" calcext:value-type="float">
            <text:p>-1.3808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282931" calcext:value-type="float">
            <text:p>2.83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282931" calcext:value-type="float">
            <text:p>2.83E-04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0980205" calcext:value-type="float">
            <text:p>0.0980205</text:p>
          </table:table-cell>
          <table:table-cell office:value-type="float" office:value="0.0262486" calcext:value-type="float">
            <text:p>2.62E-02</text:p>
          </table:table-cell>
          <table:table-cell table:number-columns-repeated="2" office:value-type="float" office:value="1.3396" calcext:value-type="float">
            <text:p>1.3396</text:p>
          </table:table-cell>
          <table:table-cell office:value-type="float" office:value="0.190635" calcext:value-type="float">
            <text:p>0.190635</text:p>
          </table:table-cell>
          <table:table-cell office:value-type="float" office:value="-0.895035" calcext:value-type="float">
            <text:p>-0.895035</text:p>
          </table:table-cell>
          <table:table-cell office:value-type="float" office:value="-3.50485" calcext:value-type="float">
            <text:p>-3.50485</text:p>
          </table:table-cell>
          <table:table-cell table:number-columns-repeated="22"/>
          <table:table-cell table:formula="of:=[.AT8]+1" office:value-type="date" office:date-value="2020-03-02" calcext:value-type="date">
            <text:p>02/03/20</text:p>
          </table:table-cell>
          <table:table-cell table:formula="of:=AVERAGE([.S6:.S12])" office:value-type="float" office:value="1.34174428571429" calcext:value-type="float">
            <text:p>1.34174428571429</text:p>
          </table:table-cell>
          <table:table-cell table:formula="of:=[.P9]" office:value-type="float" office:value="1.29275" calcext:value-type="float">
            <text:p>1.29275</text:p>
          </table:table-cell>
          <table:table-cell table:formula="of:=AVERAGE([.R6:.R12])" office:value-type="float" office:value="0.0243786285714286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677" calcext:value-type="float">
            <text:p>7.8677</text:p>
          </table:table-cell>
          <table:table-cell office:value-type="float" office:value="3" calcext:value-type="float">
            <text:p>3</text:p>
          </table:table-cell>
          <table:table-cell office:value-type="float" office:value="0.427119" calcext:value-type="float">
            <text:p>0.4271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.53941" calcext:value-type="float">
            <text:p>9.53941</text:p>
          </table:table-cell>
          <table:table-cell office:value-type="float" office:value="12" calcext:value-type="float">
            <text:p>12</text:p>
          </table:table-cell>
          <table:table-cell office:value-type="float" office:value="-0.419759" calcext:value-type="float">
            <text:p>-0.4197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685725" calcext:value-type="float">
            <text:p>6.86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685725" calcext:value-type="float">
            <text:p>6.86E-04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110017" calcext:value-type="float">
            <text:p>0.110017</text:p>
          </table:table-cell>
          <table:table-cell office:value-type="float" office:value="0.0265614" calcext:value-type="float">
            <text:p>2.66E-02</text:p>
          </table:table-cell>
          <table:table-cell table:number-columns-repeated="2" office:value-type="float" office:value="1.33808" calcext:value-type="float">
            <text:p>1.33808</text:p>
          </table:table-cell>
          <table:table-cell office:value-type="float" office:value="0.190888" calcext:value-type="float">
            <text:p>0.190888</text:p>
          </table:table-cell>
          <table:table-cell office:value-type="float" office:value="-0.89832" calcext:value-type="float">
            <text:p>-0.89832</text:p>
          </table:table-cell>
          <table:table-cell office:value-type="float" office:value="-4.26505" calcext:value-type="float">
            <text:p>-4.26505</text:p>
          </table:table-cell>
          <table:table-cell table:number-columns-repeated="22"/>
          <table:table-cell table:formula="of:=[.AT9]+1" office:value-type="date" office:date-value="2020-03-03" calcext:value-type="date">
            <text:p>03/03/20</text:p>
          </table:table-cell>
          <table:table-cell table:formula="of:=AVERAGE([.S7:.S13])" office:value-type="float" office:value="1.34360428571429" calcext:value-type="float">
            <text:p>1.34360428571429</text:p>
          </table:table-cell>
          <table:table-cell table:formula="of:=[.P10]" office:value-type="float" office:value="1.29275" calcext:value-type="float">
            <text:p>1.29275</text:p>
          </table:table-cell>
          <table:table-cell table:formula="of:=AVERAGE([.R7:.R13])" office:value-type="float" office:value="0.0222714714285714" calcext:value-type="float">
            <text:p>0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1381" calcext:value-type="float">
            <text:p>11.1381</text:p>
          </table:table-cell>
          <table:table-cell office:value-type="float" office:value="5" calcext:value-type="float">
            <text:p>5</text:p>
          </table:table-cell>
          <table:table-cell office:value-type="float" office:value="0.434335" calcext:value-type="float">
            <text:p>0.4343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.2549" calcext:value-type="float">
            <text:p>14.2549</text:p>
          </table:table-cell>
          <table:table-cell office:value-type="float" office:value="14" calcext:value-type="float">
            <text:p>14</text:p>
          </table:table-cell>
          <table:table-cell office:value-type="float" office:value="0.0330408" calcext:value-type="float">
            <text:p>0.03304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2503" calcext:value-type="float">
            <text:p>1.43E-03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142503" calcext:value-type="float">
            <text:p>1.43E-03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108328" calcext:value-type="float">
            <text:p>0.108328</text:p>
          </table:table-cell>
          <table:table-cell office:value-type="float" office:value="0.023311" calcext:value-type="float">
            <text:p>2.33E-02</text:p>
          </table:table-cell>
          <table:table-cell table:number-columns-repeated="2" office:value-type="float" office:value="1.34117" calcext:value-type="float">
            <text:p>1.34117</text:p>
          </table:table-cell>
          <table:table-cell office:value-type="float" office:value="0.190921" calcext:value-type="float">
            <text:p>0.190921</text:p>
          </table:table-cell>
          <table:table-cell office:value-type="float" office:value="-0.898748" calcext:value-type="float">
            <text:p>-0.898748</text:p>
          </table:table-cell>
          <table:table-cell office:value-type="float" office:value="-5.02145" calcext:value-type="float">
            <text:p>-5.02145</text:p>
          </table:table-cell>
          <table:table-cell table:number-columns-repeated="22"/>
          <table:table-cell table:formula="of:=[.AT10]+1" office:value-type="date" office:date-value="2020-03-04" calcext:value-type="date">
            <text:p>04/03/20</text:p>
          </table:table-cell>
          <table:table-cell table:formula="of:=AVERAGE([.S8:.S14])" office:value-type="float" office:value="1.34524571428571" calcext:value-type="float">
            <text:p>1.34524571428571</text:p>
          </table:table-cell>
          <table:table-cell table:formula="of:=[.P11]" office:value-type="float" office:value="1.29275" calcext:value-type="float">
            <text:p>1.29275</text:p>
          </table:table-cell>
          <table:table-cell table:formula="of:=AVERAGE([.R8:.R14])" office:value-type="float" office:value="0.0204084285714286" calcext:value-type="float">
            <text:p>0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3855" calcext:value-type="float">
            <text:p>15.3855</text:p>
          </table:table-cell>
          <table:table-cell office:value-type="float" office:value="9" calcext:value-type="float">
            <text:p>9</text:p>
          </table:table-cell>
          <table:table-cell office:value-type="float" office:value="0.37045" calcext:value-type="float">
            <text:p>0.370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.6635" calcext:value-type="float">
            <text:p>20.6635</text:p>
          </table:table-cell>
          <table:table-cell office:value-type="float" office:value="18" calcext:value-type="float">
            <text:p>18</text:p>
          </table:table-cell>
          <table:table-cell office:value-type="float" office:value="0.271673" calcext:value-type="float">
            <text:p>0.271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5868" calcext:value-type="float">
            <text:p>0.00265868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265868" calcext:value-type="float">
            <text:p>0.00265868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115021" calcext:value-type="float">
            <text:p>0.115021</text:p>
          </table:table-cell>
          <table:table-cell office:value-type="float" office:value="0.021746" calcext:value-type="float">
            <text:p>2.17E-02</text:p>
          </table:table-cell>
          <table:table-cell table:number-columns-repeated="2" office:value-type="float" office:value="1.34191" calcext:value-type="float">
            <text:p>1.34191</text:p>
          </table:table-cell>
          <table:table-cell office:value-type="float" office:value="0.191087" calcext:value-type="float">
            <text:p>0.191087</text:p>
          </table:table-cell>
          <table:table-cell office:value-type="float" office:value="-0.900975" calcext:value-type="float">
            <text:p>-0.900975</text:p>
          </table:table-cell>
          <table:table-cell office:value-type="float" office:value="-6.05316" calcext:value-type="float">
            <text:p>-6.05316</text:p>
          </table:table-cell>
          <table:table-cell table:number-columns-repeated="22"/>
          <table:table-cell table:formula="of:=[.AT11]+1" office:value-type="date" office:date-value="2020-03-05" calcext:value-type="date">
            <text:p>05/03/20</text:p>
          </table:table-cell>
          <table:table-cell table:formula="of:=AVERAGE([.S9:.S15])" office:value-type="float" office:value="1.34691857142857" calcext:value-type="float">
            <text:p>1.34691857142857</text:p>
          </table:table-cell>
          <table:table-cell table:formula="of:=[.P12]" office:value-type="float" office:value="1.29275" calcext:value-type="float">
            <text:p>1.29275</text:p>
          </table:table-cell>
          <table:table-cell table:formula="of:=AVERAGE([.R9:.R15])" office:value-type="float" office:value="0.01851088" calcext:value-type="float">
            <text:p>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1395" calcext:value-type="float">
            <text:p>21.1395</text:p>
          </table:table-cell>
          <table:table-cell office:value-type="float" office:value="10" calcext:value-type="float">
            <text:p>10</text:p>
          </table:table-cell>
          <table:table-cell office:value-type="float" office:value="0.5325" calcext:value-type="float">
            <text:p>0.53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.8546" calcext:value-type="float">
            <text:p>29.8546</text:p>
          </table:table-cell>
          <table:table-cell office:value-type="float" office:value="20" calcext:value-type="float">
            <text:p>20</text:p>
          </table:table-cell>
          <table:table-cell office:value-type="float" office:value="0.806484" calcext:value-type="float">
            <text:p>0.80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9189" calcext:value-type="float">
            <text:p>0.00459189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459189" calcext:value-type="float">
            <text:p>0.00459189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0823009" calcext:value-type="float">
            <text:p>0.0823009</text:p>
          </table:table-cell>
          <table:table-cell office:value-type="float" office:value="0.013419" calcext:value-type="float">
            <text:p>1.34E-02</text:p>
          </table:table-cell>
          <table:table-cell table:number-columns-repeated="2" office:value-type="float" office:value="1.35273" calcext:value-type="float">
            <text:p>1.35273</text:p>
          </table:table-cell>
          <table:table-cell office:value-type="float" office:value="0.190569" calcext:value-type="float">
            <text:p>0.190569</text:p>
          </table:table-cell>
          <table:table-cell office:value-type="float" office:value="-0.894201" calcext:value-type="float">
            <text:p>-0.894201</text:p>
          </table:table-cell>
          <table:table-cell office:value-type="float" office:value="-6.7082" calcext:value-type="float">
            <text:p>-6.7082</text:p>
          </table:table-cell>
          <table:table-cell table:number-columns-repeated="22"/>
          <table:table-cell table:formula="of:=[.AT12]+1" office:value-type="date" office:date-value="2020-03-06" calcext:value-type="date">
            <text:p>06/03/20</text:p>
          </table:table-cell>
          <table:table-cell table:formula="of:=AVERAGE([.S10:.S16])" office:value-type="float" office:value="1.34916857142857" calcext:value-type="float">
            <text:p>1.34916857142857</text:p>
          </table:table-cell>
          <table:table-cell table:formula="of:=[.P13]" office:value-type="float" office:value="1.29275" calcext:value-type="float">
            <text:p>1.29275</text:p>
          </table:table-cell>
          <table:table-cell table:formula="of:=AVERAGE([.R10:.R16])" office:value-type="float" office:value="0.0159792457142857" calcext:value-type="float">
            <text:p>0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001" calcext:value-type="float">
            <text:p>27.001</text:p>
          </table:table-cell>
          <table:table-cell office:value-type="float" office:value="15" calcext:value-type="float">
            <text:p>15</text:p>
          </table:table-cell>
          <table:table-cell office:value-type="float" office:value="0.478747" calcext:value-type="float">
            <text:p>0.47874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9.025" calcext:value-type="float">
            <text:p>39.025</text:p>
          </table:table-cell>
          <table:table-cell office:value-type="float" office:value="26" calcext:value-type="float">
            <text:p>26</text:p>
          </table:table-cell>
          <table:table-cell office:value-type="float" office:value="0.875609" calcext:value-type="float">
            <text:p>0.875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6633" calcext:value-type="float">
            <text:p>0.00746633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746633" calcext:value-type="float">
            <text:p>0.00746633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0729238" calcext:value-type="float">
            <text:p>0.0729238</text:p>
          </table:table-cell>
          <table:table-cell office:value-type="float" office:value="0.0100012" calcext:value-type="float">
            <text:p>1.00E-02</text:p>
          </table:table-cell>
          <table:table-cell table:number-columns-repeated="2" office:value-type="float" office:value="1.35679" calcext:value-type="float">
            <text:p>1.35679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-0.892453" calcext:value-type="float">
            <text:p>-0.892453</text:p>
          </table:table-cell>
          <table:table-cell office:value-type="float" office:value="-7.34229" calcext:value-type="float">
            <text:p>-7.34229</text:p>
          </table:table-cell>
          <table:table-cell table:number-columns-repeated="22"/>
          <table:table-cell table:formula="of:=[.AT13]+1" office:value-type="date" office:date-value="2020-03-07" calcext:value-type="date">
            <text:p>07/03/20</text:p>
          </table:table-cell>
          <table:table-cell table:formula="of:=AVERAGE([.S11:.S17])" office:value-type="float" office:value="1.35109142857143" calcext:value-type="float">
            <text:p>1.35109142857143</text:p>
          </table:table-cell>
          <table:table-cell table:formula="of:=[.P14]" office:value-type="float" office:value="1.29275" calcext:value-type="float">
            <text:p>1.29275</text:p>
          </table:table-cell>
          <table:table-cell table:formula="of:=AVERAGE([.R11:.R17])" office:value-type="float" office:value="0.0131439857142857" calcext:value-type="float">
            <text:p>0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.5018" calcext:value-type="float">
            <text:p>33.5018</text:p>
          </table:table-cell>
          <table:table-cell office:value-type="float" office:value="17" calcext:value-type="float">
            <text:p>17</text:p>
          </table:table-cell>
          <table:table-cell office:value-type="float" office:value="0.554599" calcext:value-type="float">
            <text:p>0.55459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9.917" calcext:value-type="float">
            <text:p>49.917</text:p>
          </table:table-cell>
          <table:table-cell office:value-type="float" office:value="34" calcext:value-type="float">
            <text:p>34</text:p>
          </table:table-cell>
          <table:table-cell office:value-type="float" office:value="0.880331" calcext:value-type="float">
            <text:p>0.880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718" calcext:value-type="float">
            <text:p>0.0116718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16718" calcext:value-type="float">
            <text:p>0.0116718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0744357" calcext:value-type="float">
            <text:p>0.0744357</text:p>
          </table:table-cell>
          <table:table-cell office:value-type="float" office:value="0.00828896" calcext:value-type="float">
            <text:p>8.29E-03</text:p>
          </table:table-cell>
          <table:table-cell table:number-columns-repeated="2" office:value-type="float" office:value="1.35815" calcext:value-type="float">
            <text:p>1.35815</text:p>
          </table:table-cell>
          <table:table-cell office:value-type="float" office:value="0.190506" calcext:value-type="float">
            <text:p>0.190506</text:p>
          </table:table-cell>
          <table:table-cell office:value-type="float" office:value="-0.893404" calcext:value-type="float">
            <text:p>-0.893404</text:p>
          </table:table-cell>
          <table:table-cell office:value-type="float" office:value="-7.87864" calcext:value-type="float">
            <text:p>-7.87864</text:p>
          </table:table-cell>
          <table:table-cell table:number-columns-repeated="22"/>
          <table:table-cell table:formula="of:=[.AT14]+1" office:value-type="date" office:date-value="2020-03-08" calcext:value-type="date">
            <text:p>08/03/20</text:p>
          </table:table-cell>
          <table:table-cell table:formula="of:=AVERAGE([.S12:.S18])" office:value-type="float" office:value="1.35117142857143" calcext:value-type="float">
            <text:p>1.35117142857143</text:p>
          </table:table-cell>
          <table:table-cell table:formula="of:=[.P15]" office:value-type="float" office:value="1.29275" calcext:value-type="float">
            <text:p>1.29275</text:p>
          </table:table-cell>
          <table:table-cell table:formula="of:=AVERAGE([.R12:.R18])" office:value-type="float" office:value="0.0103583371428571" calcext:value-type="float">
            <text:p>0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.8373" calcext:value-type="float">
            <text:p>40.8373</text:p>
          </table:table-cell>
          <table:table-cell office:value-type="float" office:value="23" calcext:value-type="float">
            <text:p>23</text:p>
          </table:table-cell>
          <table:table-cell office:value-type="float" office:value="0.508402" calcext:value-type="float">
            <text:p>0.50840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4.0044" calcext:value-type="float">
            <text:p>64.0044</text:p>
          </table:table-cell>
          <table:table-cell office:value-type="float" office:value="45" calcext:value-type="float">
            <text:p>45</text:p>
          </table:table-cell>
          <table:table-cell office:value-type="float" office:value="0.87198" calcext:value-type="float">
            <text:p>0.87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509" calcext:value-type="float">
            <text:p>0.0177509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77509" calcext:value-type="float">
            <text:p>0.0177509</text:p>
          </table:table-cell>
          <table:table-cell office:value-type="float" office:value="0" calcext:value-type="float">
            <text:p>0</text:p>
          </table:table-cell>
          <table:table-cell office:value-type="float" office:value="1.29275" calcext:value-type="float">
            <text:p>1.29275</text:p>
          </table:table-cell>
          <table:table-cell office:value-type="float" office:value="0.0995239" calcext:value-type="float">
            <text:p>0.0995239</text:p>
          </table:table-cell>
          <table:table-cell office:value-type="float" office:value="0.00852716" calcext:value-type="float">
            <text:p>8.53E-03</text:p>
          </table:table-cell>
          <table:table-cell table:number-columns-repeated="2" office:value-type="float" office:value="1.35535" calcext:value-type="float">
            <text:p>1.35535</text:p>
          </table:table-cell>
          <table:table-cell office:value-type="float" office:value="0.191042" calcext:value-type="float">
            <text:p>0.191042</text:p>
          </table:table-cell>
          <table:table-cell office:value-type="float" office:value="-0.900367" calcext:value-type="float">
            <text:p>-0.900367</text:p>
          </table:table-cell>
          <table:table-cell office:value-type="float" office:value="-8.26933" calcext:value-type="float">
            <text:p>-8.26933</text:p>
          </table:table-cell>
          <table:table-cell table:number-columns-repeated="22"/>
          <table:table-cell table:formula="of:=[.AT15]+1" office:value-type="date" office:date-value="2020-03-09" calcext:value-type="date">
            <text:p>09/03/20</text:p>
          </table:table-cell>
          <table:table-cell table:formula="of:=AVERAGE([.S13:.S19])" office:value-type="float" office:value="1.34955428571429" calcext:value-type="float">
            <text:p>1.34955428571429</text:p>
          </table:table-cell>
          <table:table-cell table:formula="of:=[.P16]" office:value-type="float" office:value="1.29275" calcext:value-type="float">
            <text:p>1.29275</text:p>
          </table:table-cell>
          <table:table-cell table:formula="of:=AVERAGE([.R13:.R19])" office:value-type="float" office:value="0.00740702428571429" calcext:value-type="float">
            <text:p>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1217" calcext:value-type="float">
            <text:p>50.1217</text:p>
          </table:table-cell>
          <table:table-cell office:value-type="float" office:value="30" calcext:value-type="float">
            <text:p>30</text:p>
          </table:table-cell>
          <table:table-cell office:value-type="float" office:value="0.487828" calcext:value-type="float">
            <text:p>0.48782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6.6828" calcext:value-type="float">
            <text:p>86.6828</text:p>
          </table:table-cell>
          <table:table-cell office:value-type="float" office:value="69" calcext:value-type="float">
            <text:p>69</text:p>
          </table:table-cell>
          <table:table-cell office:value-type="float" office:value="0.676175" calcext:value-type="float">
            <text:p>0.676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4086" calcext:value-type="float">
            <text:p>0.0264086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264086" calcext:value-type="float">
            <text:p>0.0264086</text:p>
          </table:table-cell>
          <table:table-cell office:value-type="float" office:value="0" calcext:value-type="float">
            <text:p>0</text:p>
          </table:table-cell>
          <table:table-cell office:value-type="float" office:value="1.27058" calcext:value-type="float">
            <text:p>1.27058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0671458" calcext:value-type="float">
            <text:p>6.71E-03</text:p>
          </table:table-cell>
          <table:table-cell table:number-columns-repeated="2" office:value-type="float" office:value="1.35154" calcext:value-type="float">
            <text:p>1.35154</text:p>
          </table:table-cell>
          <table:table-cell office:value-type="float" office:value="0.193032" calcext:value-type="float">
            <text:p>0.193032</text:p>
          </table:table-cell>
          <table:table-cell office:value-type="float" office:value="-0.903615" calcext:value-type="float">
            <text:p>-0.903615</text:p>
          </table:table-cell>
          <table:table-cell office:value-type="float" office:value="-9.05665" calcext:value-type="float">
            <text:p>-9.05665</text:p>
          </table:table-cell>
          <table:table-cell table:number-columns-repeated="22"/>
          <table:table-cell table:formula="of:=[.AT16]+1" office:value-type="date" office:date-value="2020-03-10" calcext:value-type="date">
            <text:p>10/03/20</text:p>
          </table:table-cell>
          <table:table-cell table:formula="of:=AVERAGE([.S14:.S20])" office:value-type="float" office:value="1.34507571428571" calcext:value-type="float">
            <text:p>1.34507571428571</text:p>
          </table:table-cell>
          <table:table-cell table:formula="of:=[.P17]" office:value-type="float" office:value="1.27058" calcext:value-type="float">
            <text:p>1.27058</text:p>
          </table:table-cell>
          <table:table-cell table:formula="of:=AVERAGE([.R14:.R20])" office:value-type="float" office:value="0.00561313542857143" calcext:value-type="float">
            <text:p>0.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61.2412" calcext:value-type="float">
            <text:p>61.2412</text:p>
          </table:table-cell>
          <table:table-cell office:value-type="float" office:value="0.481091" calcext:value-type="float">
            <text:p>0.481091</text:p>
          </table:table-cell>
          <table:table-cell office:value-type="float" office:value="23.2412" calcext:value-type="float">
            <text:p>23.241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19.016" calcext:value-type="float">
            <text:p>119.016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31.0155" calcext:value-type="float">
            <text:p>31.015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86355" calcext:value-type="float">
            <text:p>0.0386355</text:p>
          </table:table-cell>
          <table:table-cell office:value-type="float" office:value="1.20622" calcext:value-type="float">
            <text:p>1.20622</text:p>
          </table:table-cell>
          <table:table-cell office:value-type="float" office:value="0.109983" calcext:value-type="float">
            <text:p>0.109983</text:p>
          </table:table-cell>
          <table:table-cell office:value-type="float" office:value="0.00381146" calcext:value-type="float">
            <text:p>3.81E-03</text:p>
          </table:table-cell>
          <table:table-cell table:number-columns-repeated="2" office:value-type="float" office:value="1.34173" calcext:value-type="float">
            <text:p>1.34173</text:p>
          </table:table-cell>
          <table:table-cell office:value-type="float" office:value="0.198334" calcext:value-type="float">
            <text:p>0.198334</text:p>
          </table:table-cell>
          <table:table-cell office:value-type="float" office:value="-0.902711" calcext:value-type="float">
            <text:p>-0.902711</text:p>
          </table:table-cell>
          <table:table-cell office:value-type="float" office:value="-9.52972" calcext:value-type="float">
            <text:p>-9.52972</text:p>
          </table:table-cell>
          <table:table-cell table:number-columns-repeated="22"/>
          <table:table-cell table:formula="of:=[.AT17]+1" office:value-type="date" office:date-value="2020-03-11" calcext:value-type="date">
            <text:p>11/03/20</text:p>
          </table:table-cell>
          <table:table-cell table:formula="of:=AVERAGE([.S15:.S21])" office:value-type="float" office:value="1.33827714285714" calcext:value-type="float">
            <text:p>1.33827714285714</text:p>
          </table:table-cell>
          <table:table-cell table:formula="of:=[.P18]" office:value-type="float" office:value="1.20622" calcext:value-type="float">
            <text:p>1.20622</text:p>
          </table:table-cell>
          <table:table-cell table:formula="of:=AVERAGE([.R15:.R21])" office:value-type="float" office:value="0.00430408028571429" calcext:value-type="float">
            <text:p>0.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1.6872" calcext:value-type="float">
            <text:p>71.6872</text:p>
          </table:table-cell>
          <table:table-cell office:value-type="float" office:value="74.2708" calcext:value-type="float">
            <text:p>74.2708</text:p>
          </table:table-cell>
          <table:table-cell office:value-type="float" office:value="0.510053" calcext:value-type="float">
            <text:p>0.510053</text:p>
          </table:table-cell>
          <table:table-cell office:value-type="float" office:value="31.2708" calcext:value-type="float">
            <text:p>31.2708</text:p>
          </table:table-cell>
          <table:table-cell office:value-type="float" office:value="122" calcext:value-type="float">
            <text:p>122</text:p>
          </table:table-cell>
          <table:table-cell office:value-type="float" office:value="156.871" calcext:value-type="float">
            <text:p>156.871</text:p>
          </table:table-cell>
          <table:table-cell office:value-type="float" office:value="162.447" calcext:value-type="float">
            <text:p>162.447</text:p>
          </table:table-cell>
          <table:table-cell office:value-type="float" office:value="0.958993" calcext:value-type="float">
            <text:p>0.958993</text:p>
          </table:table-cell>
          <table:table-cell office:value-type="float" office:value="40.4466" calcext:value-type="float">
            <text:p>40.4466</text:p>
          </table:table-cell>
          <table:table-cell office:value-type="float" office:value="0" calcext:value-type="float">
            <text:p>0</text:p>
          </table:table-cell>
          <table:table-cell office:value-type="float" office:value="0.0552597" calcext:value-type="float">
            <text:p>0.0552597</text:p>
          </table:table-cell>
          <table:table-cell office:value-type="float" office:value="0.0949764" calcext:value-type="float">
            <text:p>0.0949764</text:p>
          </table:table-cell>
          <table:table-cell office:value-type="float" office:value="0.0552597" calcext:value-type="float">
            <text:p>0.0552597</text:p>
          </table:table-cell>
          <table:table-cell office:value-type="float" office:value="0.0949764" calcext:value-type="float">
            <text:p>0.0949764</text:p>
          </table:table-cell>
          <table:table-cell office:value-type="float" office:value="1.14186" calcext:value-type="float">
            <text:p>1.14186</text:p>
          </table:table-cell>
          <table:table-cell office:value-type="float" office:value="0.116773" calcext:value-type="float">
            <text:p>0.116773</text:p>
          </table:table-cell>
          <table:table-cell office:value-type="float" office:value="0.00108681" calcext:value-type="float">
            <text:p>1.09E-03</text:p>
          </table:table-cell>
          <table:table-cell table:number-columns-repeated="2" office:value-type="float" office:value="1.33059" calcext:value-type="float">
            <text:p>1.33059</text:p>
          </table:table-cell>
          <table:table-cell office:value-type="float" office:value="0.204251" calcext:value-type="float">
            <text:p>0.204251</text:p>
          </table:table-cell>
          <table:table-cell office:value-type="float" office:value="-0.903996" calcext:value-type="float">
            <text:p>-0.903996</text:p>
          </table:table-cell>
          <table:table-cell office:value-type="float" office:value="-9.65516" calcext:value-type="float">
            <text:p>-9.65516</text:p>
          </table:table-cell>
          <table:table-cell table:number-columns-repeated="22"/>
          <table:table-cell table:formula="of:=[.AT18]+1" office:value-type="date" office:date-value="2020-03-12" calcext:value-type="date">
            <text:p>12/03/20</text:p>
          </table:table-cell>
          <table:table-cell table:formula="of:=AVERAGE([.S16:.S22])" office:value-type="float" office:value="1.32930571428571" calcext:value-type="float">
            <text:p>1.32930571428571</text:p>
          </table:table-cell>
          <table:table-cell table:formula="of:=[.P19]" office:value-type="float" office:value="1.14186" calcext:value-type="float">
            <text:p>1.14186</text:p>
          </table:table-cell>
          <table:table-cell table:formula="of:=AVERAGE([.R16:.R22])" office:value-type="float" office:value="0.003252889" calcext:value-type="float">
            <text:p>0.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.0327" calcext:value-type="float">
            <text:p>80.0327</text:p>
          </table:table-cell>
          <table:table-cell office:value-type="float" office:value="85.4804" calcext:value-type="float">
            <text:p>85.4804</text:p>
          </table:table-cell>
          <table:table-cell office:value-type="float" office:value="0.230708" calcext:value-type="float">
            <text:p>0.230708</text:p>
          </table:table-cell>
          <table:table-cell office:value-type="float" office:value="20.4804" calcext:value-type="float">
            <text:p>20.4804</text:p>
          </table:table-cell>
          <table:table-cell office:value-type="float" office:value="179" calcext:value-type="float">
            <text:p>179</text:p>
          </table:table-cell>
          <table:table-cell office:value-type="float" office:value="205.003" calcext:value-type="float">
            <text:p>205.003</text:p>
          </table:table-cell>
          <table:table-cell office:value-type="float" office:value="218.297" calcext:value-type="float">
            <text:p>218.297</text:p>
          </table:table-cell>
          <table:table-cell office:value-type="float" office:value="0.610023" calcext:value-type="float">
            <text:p>0.610023</text:p>
          </table:table-cell>
          <table:table-cell office:value-type="float" office:value="39.2966" calcext:value-type="float">
            <text:p>39.2966</text:p>
          </table:table-cell>
          <table:table-cell office:value-type="float" office:value="0" calcext:value-type="float">
            <text:p>0</text:p>
          </table:table-cell>
          <table:table-cell office:value-type="float" office:value="0.0779243" calcext:value-type="float">
            <text:p>0.0779243</text:p>
          </table:table-cell>
          <table:table-cell office:value-type="float" office:value="0.176106" calcext:value-type="float">
            <text:p>0.176106</text:p>
          </table:table-cell>
          <table:table-cell office:value-type="float" office:value="0.0779243" calcext:value-type="float">
            <text:p>0.0779243</text:p>
          </table:table-cell>
          <table:table-cell office:value-type="float" office:value="0.176106" calcext:value-type="float">
            <text:p>0.176106</text:p>
          </table:table-cell>
          <table:table-cell office:value-type="float" office:value="1.07749" calcext:value-type="float">
            <text:p>1.07749</text:p>
          </table:table-cell>
          <table:table-cell office:value-type="float" office:value="0.0784692" calcext:value-type="float">
            <text:p>0.0784692</text:p>
          </table:table-cell>
          <table:table-cell office:value-type="float" office:value="0.000861778" calcext:value-type="float">
            <text:p>8.62E-04</text:p>
          </table:table-cell>
          <table:table-cell table:number-columns-repeated="2" office:value-type="float" office:value="1.32138" calcext:value-type="float">
            <text:p>1.32138</text:p>
          </table:table-cell>
          <table:table-cell table:style-name="ce1" office:value-type="float" office:value="0.209641" calcext:value-type="float">
            <text:p>2.10E-01</text:p>
          </table:table-cell>
          <table:table-cell office:value-type="float" office:value="-0.89158" calcext:value-type="float">
            <text:p>-0.89158</text:p>
          </table:table-cell>
          <table:table-cell table:style-name="ce1" office:value-type="float" office:value="-9.93385" calcext:value-type="float">
            <text:p>-9.93E+00</text:p>
          </table:table-cell>
          <table:table-cell table:number-columns-repeated="22"/>
          <table:table-cell table:formula="of:=[.AT19]+1" office:value-type="date" office:date-value="2020-03-13" calcext:value-type="date">
            <text:p>13/03/20</text:p>
          </table:table-cell>
          <table:table-cell table:formula="of:=AVERAGE([.S17:.S23])" office:value-type="float" office:value="1.31632142857143" calcext:value-type="float">
            <text:p>1.31632142857143</text:p>
          </table:table-cell>
          <table:table-cell table:formula="of:=[.P20]" office:value-type="float" office:value="1.07749" calcext:value-type="float">
            <text:p>1.07749</text:p>
          </table:table-cell>
          <table:table-cell table:formula="of:=AVERAGE([.R17:.R23])" office:value-type="float" office:value="0.00222682471428571" calcext:value-type="float">
            <text:p>0.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.4558" calcext:value-type="float">
            <text:p>88.4558</text:p>
          </table:table-cell>
          <table:table-cell office:value-type="float" office:value="95.8579" calcext:value-type="float">
            <text:p>95.8579</text:p>
          </table:table-cell>
          <table:table-cell office:value-type="float" office:value="0.0724613" calcext:value-type="float">
            <text:p>0.0724613</text:p>
          </table:table-cell>
          <table:table-cell office:value-type="float" office:value="12.8579" calcext:value-type="float">
            <text:p>12.8579</text:p>
          </table:table-cell>
          <table:table-cell office:value-type="float" office:value="244" calcext:value-type="float">
            <text:p>244</text:p>
          </table:table-cell>
          <table:table-cell office:value-type="float" office:value="249.71" calcext:value-type="float">
            <text:p>249.71</text:p>
          </table:table-cell>
          <table:table-cell office:value-type="float" office:value="269.828" calcext:value-type="float">
            <text:p>269.828</text:p>
          </table:table-cell>
          <table:table-cell office:value-type="float" office:value="0.115749" calcext:value-type="float">
            <text:p>0.115749</text:p>
          </table:table-cell>
          <table:table-cell office:value-type="float" office:value="25.8284" calcext:value-type="float">
            <text:p>25.8284</text:p>
          </table:table-cell>
          <table:table-cell office:value-type="float" office:value="0" calcext:value-type="float">
            <text:p>0</text:p>
          </table:table-cell>
          <table:table-cell office:value-type="float" office:value="0.109456" calcext:value-type="float">
            <text:p>0.109456</text:p>
          </table:table-cell>
          <table:table-cell office:value-type="float" office:value="0.291657" calcext:value-type="float">
            <text:p>0.291657</text:p>
          </table:table-cell>
          <table:table-cell office:value-type="float" office:value="0.109456" calcext:value-type="float">
            <text:p>0.109456</text:p>
          </table:table-cell>
          <table:table-cell office:value-type="float" office:value="0.291657" calcext:value-type="float">
            <text:p>0.291657</text:p>
          </table:table-cell>
          <table:table-cell office:value-type="float" office:value="1.01313" calcext:value-type="float">
            <text:p>1.01313</text:p>
          </table:table-cell>
          <table:table-cell office:value-type="float" office:value="0.0650418" calcext:value-type="float">
            <text:p>0.0650418</text:p>
          </table:table-cell>
          <table:table-cell office:value-type="float" office:value="0.000837814" calcext:value-type="float">
            <text:p>8.38E-04</text:p>
          </table:table-cell>
          <table:table-cell table:number-columns-repeated="2" office:value-type="float" office:value="1.3092" calcext:value-type="float">
            <text:p>1.3092</text:p>
          </table:table-cell>
          <table:table-cell table:style-name="ce1" office:value-type="float" office:value="0.216064" calcext:value-type="float">
            <text:p>2.16E-01</text:p>
          </table:table-cell>
          <table:table-cell office:value-type="float" office:value="-0.885347" calcext:value-type="float">
            <text:p>-0.885347</text:p>
          </table:table-cell>
          <table:table-cell table:style-name="ce1" office:value-type="float" office:value="-10.5903" calcext:value-type="float">
            <text:p>-1.06E+01</text:p>
          </table:table-cell>
          <table:table-cell table:number-columns-repeated="22"/>
          <table:table-cell table:formula="of:=[.AT20]+1" office:value-type="date" office:date-value="2020-03-14" calcext:value-type="date">
            <text:p>14/03/20</text:p>
          </table:table-cell>
          <table:table-cell table:formula="of:=AVERAGE([.S18:.S24])" office:value-type="float" office:value="1.29522142857143" calcext:value-type="float">
            <text:p>1.29522142857143</text:p>
          </table:table-cell>
          <table:table-cell table:formula="of:=[.P21]" office:value-type="float" office:value="1.01313" calcext:value-type="float">
            <text:p>1.01313</text:p>
          </table:table-cell>
          <table:table-cell table:formula="of:=AVERAGE([.R18:.R24])" office:value-type="float" office:value="0.00149923614285714" calcext:value-type="float">
            <text:p>0.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7.7934" calcext:value-type="float">
            <text:p>97.7934</text:p>
          </table:table-cell>
          <table:table-cell office:value-type="float" office:value="105.973" calcext:value-type="float">
            <text:p>105.973</text:p>
          </table:table-cell>
          <table:table-cell office:value-type="float" office:value="-0.163447" calcext:value-type="float">
            <text:p>-0.163447</text:p>
          </table:table-cell>
          <table:table-cell office:value-type="float" office:value="-6.02707" calcext:value-type="float">
            <text:p>-6.02707</text:p>
          </table:table-cell>
          <table:table-cell office:value-type="float" office:value="336" calcext:value-type="float">
            <text:p>336</text:p>
          </table:table-cell>
          <table:table-cell office:value-type="float" office:value="303.852" calcext:value-type="float">
            <text:p>303.852</text:p>
          </table:table-cell>
          <table:table-cell office:value-type="float" office:value="327.808" calcext:value-type="float">
            <text:p>327.808</text:p>
          </table:table-cell>
          <table:table-cell office:value-type="float" office:value="-0.555304" calcext:value-type="float">
            <text:p>-0.555304</text:p>
          </table:table-cell>
          <table:table-cell office:value-type="float" office:value="-8.19176" calcext:value-type="float">
            <text:p>-8.19176</text:p>
          </table:table-cell>
          <table:table-cell office:value-type="float" office:value="0" calcext:value-type="float">
            <text:p>0</text:p>
          </table:table-cell>
          <table:table-cell office:value-type="float" office:value="0.153956" calcext:value-type="float">
            <text:p>0.153956</text:p>
          </table:table-cell>
          <table:table-cell office:value-type="float" office:value="0.454608" calcext:value-type="float">
            <text:p>0.454608</text:p>
          </table:table-cell>
          <table:table-cell office:value-type="float" office:value="0.153956" calcext:value-type="float">
            <text:p>0.153956</text:p>
          </table:table-cell>
          <table:table-cell office:value-type="float" office:value="0.454608" calcext:value-type="float">
            <text:p>0.454608</text:p>
          </table:table-cell>
          <table:table-cell office:value-type="float" office:value="0.948772" calcext:value-type="float">
            <text:p>0.948772</text:p>
          </table:table-cell>
          <table:table-cell office:value-type="float" office:value="0.0618303" calcext:value-type="float">
            <text:p>0.0618303</text:p>
          </table:table-cell>
          <table:table-cell office:value-type="float" office:value="0.000930621" calcext:value-type="float">
            <text:p>9.31E-04</text:p>
          </table:table-cell>
          <table:table-cell table:number-columns-repeated="2" office:value-type="float" office:value="1.29535" calcext:value-type="float">
            <text:p>1.29535</text:p>
          </table:table-cell>
          <table:table-cell table:style-name="ce1" office:value-type="float" office:value="0.223441" calcext:value-type="float">
            <text:p>2.23E-01</text:p>
          </table:table-cell>
          <table:table-cell office:value-type="float" office:value="-0.882125" calcext:value-type="float">
            <text:p>-0.882125</text:p>
          </table:table-cell>
          <table:table-cell table:style-name="ce1" office:value-type="float" office:value="-11.6202" calcext:value-type="float">
            <text:p>-1.16E+01</text:p>
          </table:table-cell>
          <table:table-cell table:number-columns-repeated="22"/>
          <table:table-cell table:formula="of:=[.AT21]+1" office:value-type="date" office:date-value="2020-03-15" calcext:value-type="date">
            <text:p>15/03/20</text:p>
          </table:table-cell>
          <table:table-cell table:formula="of:=AVERAGE([.S19:.S25])" office:value-type="float" office:value="1.26601714285714" calcext:value-type="float">
            <text:p>1.26601714285714</text:p>
          </table:table-cell>
          <table:table-cell table:formula="of:=[.P22]" office:value-type="float" office:value="0.948772" calcext:value-type="float">
            <text:p>0.948772</text:p>
          </table:table-cell>
          <table:table-cell table:formula="of:=AVERAGE([.R19:.R25])" office:value-type="float" office:value="0.00119853471428571" calcext:value-type="float">
            <text:p>0.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9.276" calcext:value-type="float">
            <text:p>109.276</text:p>
          </table:table-cell>
          <table:table-cell office:value-type="float" office:value="116.667" calcext:value-type="float">
            <text:p>116.667</text:p>
          </table:table-cell>
          <table:table-cell office:value-type="float" office:value="-0.266279" calcext:value-type="float">
            <text:p>-0.266279</text:p>
          </table:table-cell>
          <table:table-cell office:value-type="float" office:value="-19.3328" calcext:value-type="float">
            <text:p>-19.3328</text:p>
          </table:table-cell>
          <table:table-cell office:value-type="float" office:value="457" calcext:value-type="float">
            <text:p>457</text:p>
          </table:table-cell>
          <table:table-cell office:value-type="float" office:value="379.298" calcext:value-type="float">
            <text:p>379.298</text:p>
          </table:table-cell>
          <table:table-cell office:value-type="float" office:value="401.718" calcext:value-type="float">
            <text:p>401.718</text:p>
          </table:table-cell>
          <table:table-cell office:value-type="float" office:value="-1.13828" calcext:value-type="float">
            <text:p>-1.13828</text:p>
          </table:table-cell>
          <table:table-cell office:value-type="float" office:value="-55.2819" calcext:value-type="float">
            <text:p>-55.2819</text:p>
          </table:table-cell>
          <table:table-cell office:value-type="float" office:value="0" calcext:value-type="float">
            <text:p>0</text:p>
          </table:table-cell>
          <table:table-cell office:value-type="float" office:value="0.21741" calcext:value-type="float">
            <text:p>0.21741</text:p>
          </table:table-cell>
          <table:table-cell office:value-type="float" office:value="0.682194" calcext:value-type="float">
            <text:p>0.682194</text:p>
          </table:table-cell>
          <table:table-cell office:value-type="float" office:value="0.21741" calcext:value-type="float">
            <text:p>0.21741</text:p>
          </table:table-cell>
          <table:table-cell office:value-type="float" office:value="0.682194" calcext:value-type="float">
            <text:p>0.682194</text:p>
          </table:table-cell>
          <table:table-cell office:value-type="float" office:value="0.82458" calcext:value-type="float">
            <text:p>0.82458</text:p>
          </table:table-cell>
          <table:table-cell office:value-type="float" office:value="0.0765992" calcext:value-type="float">
            <text:p>0.0765992</text:p>
          </table:table-cell>
          <table:table-cell office:value-type="float" office:value="0.00134471" calcext:value-type="float">
            <text:p>1.34E-03</text:p>
          </table:table-cell>
          <table:table-cell table:number-columns-repeated="2" office:value-type="float" office:value="1.26446" calcext:value-type="float">
            <text:p>1.26446</text:p>
          </table:table-cell>
          <table:table-cell table:style-name="ce1" office:value-type="float" office:value="0.240856" calcext:value-type="float">
            <text:p>2.41E-01</text:p>
          </table:table-cell>
          <table:table-cell office:value-type="float" office:value="-0.883227" calcext:value-type="float">
            <text:p>-0.883227</text:p>
          </table:table-cell>
          <table:table-cell table:style-name="ce1" office:value-type="float" office:value="-11.8081" calcext:value-type="float">
            <text:p>-1.18E+01</text:p>
          </table:table-cell>
          <table:table-cell table:number-columns-repeated="22"/>
          <table:table-cell table:formula="of:=[.AT22]+1" office:value-type="date" office:date-value="2020-03-16" calcext:value-type="date">
            <text:p>16/03/20</text:p>
          </table:table-cell>
          <table:table-cell table:formula="of:=AVERAGE([.S20:.S26])" office:value-type="float" office:value="1.22813" calcext:value-type="float">
            <text:p>1.22813</text:p>
          </table:table-cell>
          <table:table-cell table:formula="of:=[.P23]" office:value-type="float" office:value="0.82458" calcext:value-type="float">
            <text:p>0.82458</text:p>
          </table:table-cell>
          <table:table-cell table:formula="of:=AVERAGE([.R20:.R26])" office:value-type="float" office:value="0.001318739" calcext:value-type="float">
            <text:p>0.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4.832" calcext:value-type="float">
            <text:p>124.832</text:p>
          </table:table-cell>
          <table:table-cell office:value-type="float" office:value="130.191" calcext:value-type="float">
            <text:p>130.191</text:p>
          </table:table-cell>
          <table:table-cell office:value-type="float" office:value="-0.3123" calcext:value-type="float">
            <text:p>-0.3123</text:p>
          </table:table-cell>
          <table:table-cell office:value-type="float" office:value="-30.8089" calcext:value-type="float">
            <text:p>-30.8089</text:p>
          </table:table-cell>
          <table:table-cell office:value-type="float" office:value="569" calcext:value-type="float">
            <text:p>569</text:p>
          </table:table-cell>
          <table:table-cell office:value-type="float" office:value="507.316" calcext:value-type="float">
            <text:p>507.316</text:p>
          </table:table-cell>
          <table:table-cell office:value-type="float" office:value="522.105" calcext:value-type="float">
            <text:p>522.105</text:p>
          </table:table-cell>
          <table:table-cell office:value-type="float" office:value="-0.761633" calcext:value-type="float">
            <text:p>-0.761633</text:p>
          </table:table-cell>
          <table:table-cell office:value-type="float" office:value="-46.8948" calcext:value-type="float">
            <text:p>-46.8948</text:p>
          </table:table-cell>
          <table:table-cell office:value-type="float" office:value="0" calcext:value-type="float">
            <text:p>0</text:p>
          </table:table-cell>
          <table:table-cell office:value-type="float" office:value="0.307102" calcext:value-type="float">
            <text:p>0.307102</text:p>
          </table:table-cell>
          <table:table-cell office:value-type="float" office:value="0.997017" calcext:value-type="float">
            <text:p>0.997017</text:p>
          </table:table-cell>
          <table:table-cell office:value-type="float" office:value="0.307102" calcext:value-type="float">
            <text:p>0.307102</text:p>
          </table:table-cell>
          <table:table-cell office:value-type="float" office:value="0.997017" calcext:value-type="float">
            <text:p>0.997017</text:p>
          </table:table-cell>
          <table:table-cell office:value-type="float" office:value="0.594861" calcext:value-type="float">
            <text:p>0.594861</text:p>
          </table:table-cell>
          <table:table-cell office:value-type="float" office:value="0.079187" calcext:value-type="float">
            <text:p>0.079187</text:p>
          </table:table-cell>
          <table:table-cell office:value-type="float" office:value="0.00162146" calcext:value-type="float">
            <text:p>1.62E-03</text:p>
          </table:table-cell>
          <table:table-cell table:number-columns-repeated="2" office:value-type="float" office:value="1.20384" calcext:value-type="float">
            <text:p>1.20384</text:p>
          </table:table-cell>
          <table:table-cell table:style-name="ce1" office:value-type="float" office:value="0.285771" calcext:value-type="float">
            <text:p>2.86E-01</text:p>
          </table:table-cell>
          <table:table-cell office:value-type="float" office:value="-0.875175" calcext:value-type="float">
            <text:p>-0.875175</text:p>
          </table:table-cell>
          <table:table-cell table:style-name="ce1" office:value-type="float" office:value="-12.0273" calcext:value-type="float">
            <text:p>-1.20E+01</text:p>
          </table:table-cell>
          <table:table-cell table:number-columns-repeated="22"/>
          <table:table-cell table:formula="of:=[.AT23]+1" office:value-type="date" office:date-value="2020-03-17" calcext:value-type="date">
            <text:p>17/03/20</text:p>
          </table:table-cell>
          <table:table-cell table:formula="of:=AVERAGE([.S21:.S27])" office:value-type="float" office:value="1.18031185714286" calcext:value-type="float">
            <text:p>1.18031185714286</text:p>
          </table:table-cell>
          <table:table-cell table:formula="of:=[.P24]" office:value-type="float" office:value="0.594861" calcext:value-type="float">
            <text:p>0.594861</text:p>
          </table:table-cell>
          <table:table-cell table:formula="of:=AVERAGE([.R21:.R27])" office:value-type="float" office:value="0.00140456214285714" calcext:value-type="float">
            <text:p>0.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.533" calcext:value-type="float">
            <text:p>144.533</text:p>
          </table:table-cell>
          <table:table-cell office:value-type="float" office:value="144.602" calcext:value-type="float">
            <text:p>144.602</text:p>
          </table:table-cell>
          <table:table-cell office:value-type="float" office:value="-0.290217" calcext:value-type="float">
            <text:p>-0.290217</text:p>
          </table:table-cell>
          <table:table-cell office:value-type="float" office:value="-38.3981" calcext:value-type="float">
            <text:p>-38.3981</text:p>
          </table:table-cell>
          <table:table-cell office:value-type="float" office:value="676" calcext:value-type="float">
            <text:p>676</text:p>
          </table:table-cell>
          <table:table-cell office:value-type="float" office:value="679.35" calcext:value-type="float">
            <text:p>679.35</text:p>
          </table:table-cell>
          <table:table-cell office:value-type="float" office:value="673.124" calcext:value-type="float">
            <text:p>673.124</text:p>
          </table:table-cell>
          <table:table-cell office:value-type="float" office:value="0.0352936" calcext:value-type="float">
            <text:p>0.0352936</text:p>
          </table:table-cell>
          <table:table-cell office:value-type="float" office:value="-2.87591" calcext:value-type="float">
            <text:p>-2.87591</text:p>
          </table:table-cell>
          <table:table-cell office:value-type="float" office:value="0" calcext:value-type="float">
            <text:p>0</text:p>
          </table:table-cell>
          <table:table-cell office:value-type="float" office:value="0.42686" calcext:value-type="float">
            <text:p>0.42686</text:p>
          </table:table-cell>
          <table:table-cell office:value-type="float" office:value="1.36415" calcext:value-type="float">
            <text:p>1.36415</text:p>
          </table:table-cell>
          <table:table-cell office:value-type="float" office:value="0.42686" calcext:value-type="float">
            <text:p>0.42686</text:p>
          </table:table-cell>
          <table:table-cell office:value-type="float" office:value="1.36415" calcext:value-type="float">
            <text:p>1.36415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0.0713182" calcext:value-type="float">
            <text:p>0.0713182</text:p>
          </table:table-cell>
          <table:table-cell office:value-type="float" office:value="0.00170655" calcext:value-type="float">
            <text:p>1.71E-03</text:p>
          </table:table-cell>
          <table:table-cell table:number-columns-repeated="2" office:value-type="float" office:value="1.1373" calcext:value-type="float">
            <text:p>1.1373</text:p>
          </table:table-cell>
          <table:table-cell table:style-name="ce1" office:value-type="float" office:value="0.359645" calcext:value-type="float">
            <text:p>3.60E-01</text:p>
          </table:table-cell>
          <table:table-cell office:value-type="float" office:value="-0.859335" calcext:value-type="float">
            <text:p>-0.859335</text:p>
          </table:table-cell>
          <table:table-cell table:style-name="ce1" office:value-type="float" office:value="-12.673" calcext:value-type="float">
            <text:p>-1.27E+01</text:p>
          </table:table-cell>
          <table:table-cell table:number-columns-repeated="22"/>
          <table:table-cell table:formula="of:=[.AT24]+1" office:value-type="date" office:date-value="2020-03-18" calcext:value-type="date">
            <text:p>18/03/20</text:p>
          </table:table-cell>
          <table:table-cell table:formula="of:=AVERAGE([.S22:.S28])" office:value-type="float" office:value="1.12570871428571" calcext:value-type="float">
            <text:p>1.12570871428571</text:p>
          </table:table-cell>
          <table:table-cell table:formula="of:=[.P25]" office:value-type="float" office:value="0.38295" calcext:value-type="float">
            <text:p>0.38295</text:p>
          </table:table-cell>
          <table:table-cell table:formula="of:=AVERAGE([.R22:.R28])" office:value-type="float" office:value="0.00148044157142857" calcext:value-type="float">
            <text:p>0.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8.077" calcext:value-type="float">
            <text:p>168.077</text:p>
          </table:table-cell>
          <table:table-cell office:value-type="float" office:value="163.719" calcext:value-type="float">
            <text:p>163.719</text:p>
          </table:table-cell>
          <table:table-cell office:value-type="float" office:value="-0.247609" calcext:value-type="float">
            <text:p>-0.247609</text:p>
          </table:table-cell>
          <table:table-cell office:value-type="float" office:value="-41.2812" calcext:value-type="float">
            <text:p>-41.2812</text:p>
          </table:table-cell>
          <table:table-cell office:value-type="float" office:value="809" calcext:value-type="float">
            <text:p>809</text:p>
          </table:table-cell>
          <table:table-cell office:value-type="float" office:value="873.599" calcext:value-type="float">
            <text:p>873.599</text:p>
          </table:table-cell>
          <table:table-cell office:value-type="float" office:value="848.913" calcext:value-type="float">
            <text:p>848.913</text:p>
          </table:table-cell>
          <table:table-cell office:value-type="float" office:value="0.589657" calcext:value-type="float">
            <text:p>0.589657</text:p>
          </table:table-cell>
          <table:table-cell office:value-type="float" office:value="39.9129" calcext:value-type="float">
            <text:p>39.9129</text:p>
          </table:table-cell>
          <table:table-cell office:value-type="float" office:value="0" calcext:value-type="float">
            <text:p>0</text:p>
          </table:table-cell>
          <table:table-cell office:value-type="float" office:value="0.579194" calcext:value-type="float">
            <text:p>0.579194</text:p>
          </table:table-cell>
          <table:table-cell office:value-type="float" office:value="1.84739" calcext:value-type="float">
            <text:p>1.84739</text:p>
          </table:table-cell>
          <table:table-cell office:value-type="float" office:value="0.579194" calcext:value-type="float">
            <text:p>0.579194</text:p>
          </table:table-cell>
          <table:table-cell office:value-type="float" office:value="1.84739" calcext:value-type="float">
            <text:p>1.84739</text:p>
          </table:table-cell>
          <table:table-cell office:value-type="float" office:value="0.209751" calcext:value-type="float">
            <text:p>0.209751</text:p>
          </table:table-cell>
          <table:table-cell table:style-name="ce1" office:value-type="float" office:value="0.0686902" calcext:value-type="float">
            <text:p>6.87E-02</text:p>
          </table:table-cell>
          <table:table-cell office:value-type="float" office:value="0.00192824" calcext:value-type="float">
            <text:p>1.93E-03</text:p>
          </table:table-cell>
          <table:table-cell table:number-columns-repeated="2" office:value-type="float" office:value="1.06538" calcext:value-type="float">
            <text:p>1.06538</text:p>
          </table:table-cell>
          <table:table-cell table:style-name="ce1" office:value-type="float" office:value="0.493352" calcext:value-type="float">
            <text:p>4.93E-01</text:p>
          </table:table-cell>
          <table:table-cell office:value-type="float" office:value="-0.843124" calcext:value-type="float">
            <text:p>-0.843124</text:p>
          </table:table-cell>
          <table:table-cell table:style-name="ce1" office:value-type="float" office:value="-13.4184" calcext:value-type="float">
            <text:p>-1.34E+01</text:p>
          </table:table-cell>
          <table:table-cell table:number-columns-repeated="22"/>
          <table:table-cell table:formula="of:=[.AT25]+1" office:value-type="date" office:date-value="2020-03-19" calcext:value-type="date">
            <text:p>19/03/20</text:p>
          </table:table-cell>
          <table:table-cell table:formula="of:=AVERAGE([.S23:.S29])" office:value-type="float" office:value="1.07269128571429" calcext:value-type="float">
            <text:p>1.07269128571429</text:p>
          </table:table-cell>
          <table:table-cell table:formula="of:=[.P26]" office:value-type="float" office:value="0.209751" calcext:value-type="float">
            <text:p>0.209751</text:p>
          </table:table-cell>
          <table:table-cell table:formula="of:=AVERAGE([.R23:.R29])" office:value-type="float" office:value="0.00155772714285714" calcext:value-type="float">
            <text:p>0.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7.098" calcext:value-type="float">
            <text:p>197.098</text:p>
          </table:table-cell>
          <table:table-cell office:value-type="float" office:value="190.844" calcext:value-type="float">
            <text:p>190.844</text:p>
          </table:table-cell>
          <table:table-cell office:value-type="float" office:value="-0.201304" calcext:value-type="float">
            <text:p>-0.201304</text:p>
          </table:table-cell>
          <table:table-cell office:value-type="float" office:value="-39.1555" calcext:value-type="float">
            <text:p>-39.1555</text:p>
          </table:table-cell>
          <table:table-cell office:value-type="float" office:value="983" calcext:value-type="float">
            <text:p>983</text:p>
          </table:table-cell>
          <table:table-cell office:value-type="float" office:value="1105.06" calcext:value-type="float">
            <text:p>1105.06</text:p>
          </table:table-cell>
          <table:table-cell office:value-type="float" office:value="1074.29" calcext:value-type="float">
            <text:p>1074.29</text:p>
          </table:table-cell>
          <table:table-cell office:value-type="float" office:value="0.973582" calcext:value-type="float">
            <text:p>0.973582</text:p>
          </table:table-cell>
          <table:table-cell office:value-type="float" office:value="91.2867" calcext:value-type="float">
            <text:p>91.2867</text:p>
          </table:table-cell>
          <table:table-cell office:value-type="float" office:value="0" calcext:value-type="float">
            <text:p>0</text:p>
          </table:table-cell>
          <table:table-cell office:value-type="float" office:value="0.77003" calcext:value-type="float">
            <text:p>0.77003</text:p>
          </table:table-cell>
          <table:table-cell office:value-type="float" office:value="2.49554" calcext:value-type="float">
            <text:p>2.49554</text:p>
          </table:table-cell>
          <table:table-cell office:value-type="float" office:value="0.77003" calcext:value-type="float">
            <text:p>0.77003</text:p>
          </table:table-cell>
          <table:table-cell office:value-type="float" office:value="2.49554" calcext:value-type="float">
            <text:p>2.49554</text:p>
          </table:table-cell>
          <table:table-cell office:value-type="float" office:value="0.0752656" calcext:value-type="float">
            <text:p>0.0752656</text:p>
          </table:table-cell>
          <table:table-cell table:style-name="ce1" office:value-type="float" office:value="0.0441389" calcext:value-type="float">
            <text:p>4.41E-02</text:p>
          </table:table-cell>
          <table:table-cell office:value-type="float" office:value="0.00146254" calcext:value-type="float">
            <text:p>1.46E-03</text:p>
          </table:table-cell>
          <table:table-cell table:number-columns-repeated="2" office:value-type="float" office:value="0.986653" calcext:value-type="float">
            <text:p>0.986653</text:p>
          </table:table-cell>
          <table:table-cell table:style-name="ce1" office:value-type="float" office:value="0.827264" calcext:value-type="float">
            <text:p>8.27E-01</text:p>
          </table:table-cell>
          <table:table-cell office:value-type="float" office:value="-0.801787" calcext:value-type="float">
            <text:p>-0.801787</text:p>
          </table:table-cell>
          <table:table-cell table:style-name="ce1" office:value-type="float" office:value="-14.596" calcext:value-type="float">
            <text:p>-1.46E+01</text:p>
          </table:table-cell>
          <table:table-cell table:number-columns-repeated="22"/>
          <table:table-cell table:formula="of:=[.AT26]+1" office:value-type="date" office:date-value="2020-03-20" calcext:value-type="date">
            <text:p>20/03/20</text:p>
          </table:table-cell>
          <table:table-cell table:formula="of:=AVERAGE([.S24:.S30])" office:value-type="float" office:value="1.02366314285714" calcext:value-type="float">
            <text:p>1.02366314285714</text:p>
          </table:table-cell>
          <table:table-cell table:formula="of:=[.P27]" office:value-type="float" office:value="0.0752656" calcext:value-type="float">
            <text:p>0.0752656</text:p>
          </table:table-cell>
          <table:table-cell table:formula="of:=AVERAGE([.R24:.R30])" office:value-type="float" office:value="0.00166083857142857" calcext:value-type="float">
            <text:p>0.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5.3" calcext:value-type="float">
            <text:p>225.3</text:p>
          </table:table-cell>
          <table:table-cell office:value-type="float" office:value="221.035" calcext:value-type="float">
            <text:p>221.035</text:p>
          </table:table-cell>
          <table:table-cell office:value-type="float" office:value="-0.147715" calcext:value-type="float">
            <text:p>-0.147715</text:p>
          </table:table-cell>
          <table:table-cell office:value-type="float" office:value="-29.9654" calcext:value-type="float">
            <text:p>-29.9654</text:p>
          </table:table-cell>
          <table:table-cell office:value-type="float" office:value="1062" calcext:value-type="float">
            <text:p>1062</text:p>
          </table:table-cell>
          <table:table-cell office:value-type="float" office:value="1283.06" calcext:value-type="float">
            <text:p>1283.06</text:p>
          </table:table-cell>
          <table:table-cell office:value-type="float" office:value="1271.77" calcext:value-type="float">
            <text:p>1271.77</text:p>
          </table:table-cell>
          <table:table-cell office:value-type="float" office:value="1.58658" calcext:value-type="float">
            <text:p>1.58658</text:p>
          </table:table-cell>
          <table:table-cell office:value-type="float" office:value="209.772" calcext:value-type="float">
            <text:p>209.772</text:p>
          </table:table-cell>
          <table:table-cell office:value-type="float" office:value="0" calcext:value-type="float">
            <text:p>0</text:p>
          </table:table-cell>
          <table:table-cell office:value-type="float" office:value="1.00532" calcext:value-type="float">
            <text:p>1.00532</text:p>
          </table:table-cell>
          <table:table-cell office:value-type="float" office:value="3.37504" calcext:value-type="float">
            <text:p>3.37504</text:p>
          </table:table-cell>
          <table:table-cell office:value-type="float" office:value="1.00532" calcext:value-type="float">
            <text:p>1.00532</text:p>
          </table:table-cell>
          <table:table-cell office:value-type="float" office:value="3.37504" calcext:value-type="float">
            <text:p>3.37504</text:p>
          </table:table-cell>
          <table:table-cell office:value-type="float" office:value="0.014131" calcext:value-type="float">
            <text:p>0.014131</text:p>
          </table:table-cell>
          <table:table-cell table:style-name="ce1" office:value-type="float" office:value="0.034689" calcext:value-type="float">
            <text:p>3.47E-02</text:p>
          </table:table-cell>
          <table:table-cell office:value-type="float" office:value="0.00136897" calcext:value-type="float">
            <text:p>1.37E-03</text:p>
          </table:table-cell>
          <table:table-cell table:number-columns-repeated="2" office:value-type="float" office:value="0.926978" calcext:value-type="float">
            <text:p>0.926978</text:p>
          </table:table-cell>
          <table:table-cell table:style-name="ce1" office:value-type="float" office:value="0.904048" calcext:value-type="float">
            <text:p>9.04E-01</text:p>
          </table:table-cell>
          <table:table-cell office:value-type="float" office:value="-0.941652" calcext:value-type="float">
            <text:p>-0.941652</text:p>
          </table:table-cell>
          <table:table-cell table:style-name="ce1" office:value-type="float" office:value="-14.8978" calcext:value-type="float">
            <text:p>-1.49E+01</text:p>
          </table:table-cell>
          <table:table-cell table:number-columns-repeated="22"/>
          <table:table-cell table:formula="of:=[.AT27]+1" office:value-type="date" office:date-value="2020-03-21" calcext:value-type="date">
            <text:p>21/03/20</text:p>
          </table:table-cell>
          <table:table-cell table:formula="of:=AVERAGE([.S25:.S31])" office:value-type="float" office:value="0.983064857142857" calcext:value-type="float">
            <text:p>0.983064857142857</text:p>
          </table:table-cell>
          <table:table-cell table:formula="of:=[.P28]" office:value-type="float" office:value="0.014131" calcext:value-type="float">
            <text:p>0.014131</text:p>
          </table:table-cell>
          <table:table-cell table:formula="of:=AVERAGE([.R25:.R31])" office:value-type="float" office:value="0.00177631571428571" calcext:value-type="float">
            <text:p>0.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1.804" calcext:value-type="float">
            <text:p>251.804</text:p>
          </table:table-cell>
          <table:table-cell office:value-type="float" office:value="255.972" calcext:value-type="float">
            <text:p>255.972</text:p>
          </table:table-cell>
          <table:table-cell office:value-type="float" office:value="-0.0902596" calcext:value-type="float">
            <text:p>-0.0902596</text:p>
          </table:table-cell>
          <table:table-cell office:value-type="float" office:value="-12.0284" calcext:value-type="float">
            <text:p>-12.0284</text:p>
          </table:table-cell>
          <table:table-cell office:value-type="float" office:value="1150" calcext:value-type="float">
            <text:p>1150</text:p>
          </table:table-cell>
          <table:table-cell office:value-type="float" office:value="1437.35" calcext:value-type="float">
            <text:p>1437.35</text:p>
          </table:table-cell>
          <table:table-cell office:value-type="float" office:value="1487.33" calcext:value-type="float">
            <text:p>1487.33</text:p>
          </table:table-cell>
          <table:table-cell office:value-type="float" office:value="1.88064" calcext:value-type="float">
            <text:p>1.88064</text:p>
          </table:table-cell>
          <table:table-cell office:value-type="float" office:value="337.331" calcext:value-type="float">
            <text:p>337.331</text:p>
          </table:table-cell>
          <table:table-cell office:value-type="float" office:value="1" calcext:value-type="float">
            <text:p>1</text:p>
          </table:table-cell>
          <table:table-cell office:value-type="float" office:value="1.28207" calcext:value-type="float">
            <text:p>1.28207</text:p>
          </table:table-cell>
          <table:table-cell office:value-type="float" office:value="4.57488" calcext:value-type="float">
            <text:p>4.57488</text:p>
          </table:table-cell>
          <table:table-cell office:value-type="float" office:value="0.282071" calcext:value-type="float">
            <text:p>0.282071</text:p>
          </table:table-cell>
          <table:table-cell office:value-type="float" office:value="3.57488" calcext:value-type="float">
            <text:p>3.57488</text:p>
          </table:table-cell>
          <table:table-cell office:value-type="float" office:value="0.0107666" calcext:value-type="float">
            <text:p>0.0107666</text:p>
          </table:table-cell>
          <table:table-cell table:style-name="ce1" office:value-type="float" office:value="0.0309152" calcext:value-type="float">
            <text:p>3.09E-02</text:p>
          </table:table-cell>
          <table:table-cell office:value-type="float" office:value="0.00147162" calcext:value-type="float">
            <text:p>1.47E-03</text:p>
          </table:table-cell>
          <table:table-cell table:number-columns-repeated="2" office:value-type="float" office:value="0.924228" calcext:value-type="float">
            <text:p>0.924228</text:p>
          </table:table-cell>
          <table:table-cell table:style-name="ce1" office:value-type="float" office:value="0.777277" calcext:value-type="float">
            <text:p>7.77E-01</text:p>
          </table:table-cell>
          <table:table-cell office:value-type="float" office:value="-0.963924" calcext:value-type="float">
            <text:p>-0.963924</text:p>
          </table:table-cell>
          <table:table-cell table:style-name="ce1" office:value-type="float" office:value="-14.8494" calcext:value-type="float">
            <text:p>-1.48E+01</text:p>
          </table:table-cell>
          <table:table-cell table:number-columns-repeated="22"/>
          <table:table-cell table:formula="of:=[.AT28]+1" office:value-type="date" office:date-value="2020-03-22" calcext:value-type="date">
            <text:p>22/03/20</text:p>
          </table:table-cell>
          <table:table-cell table:formula="of:=AVERAGE([.S26:.S32])" office:value-type="float" office:value="0.951938285714286" calcext:value-type="float">
            <text:p>0.951938285714286</text:p>
          </table:table-cell>
          <table:table-cell table:formula="of:=[.P29]" office:value-type="float" office:value="0.0107666" calcext:value-type="float">
            <text:p>0.0107666</text:p>
          </table:table-cell>
          <table:table-cell table:formula="of:=AVERAGE([.R26:.R32])" office:value-type="float" office:value="0.00188977285714286" calcext:value-type="float">
            <text:p>0.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8.062" calcext:value-type="float">
            <text:p>278.062</text:p>
          </table:table-cell>
          <table:table-cell office:value-type="float" office:value="296.278" calcext:value-type="float">
            <text:p>296.278</text:p>
          </table:table-cell>
          <table:table-cell office:value-type="float" office:value="-0.138648" calcext:value-type="float">
            <text:p>-0.138648</text:p>
          </table:table-cell>
          <table:table-cell office:value-type="float" office:value="-6.7215" calcext:value-type="float">
            <text:p>-6.7215</text:p>
          </table:table-cell>
          <table:table-cell office:value-type="float" office:value="1387" calcext:value-type="float">
            <text:p>1387</text:p>
          </table:table-cell>
          <table:table-cell office:value-type="float" office:value="1593.54" calcext:value-type="float">
            <text:p>1593.54</text:p>
          </table:table-cell>
          <table:table-cell office:value-type="float" office:value="1740.12" calcext:value-type="float">
            <text:p>1740.12</text:p>
          </table:table-cell>
          <table:table-cell office:value-type="float" office:value="1.25203" calcext:value-type="float">
            <text:p>1.25203</text:p>
          </table:table-cell>
          <table:table-cell office:value-type="float" office:value="353.116" calcext:value-type="float">
            <text:p>353.116</text:p>
          </table:table-cell>
          <table:table-cell office:value-type="float" office:value="1" calcext:value-type="float">
            <text:p>1</text:p>
          </table:table-cell>
          <table:table-cell office:value-type="float" office:value="2.60412" calcext:value-type="float">
            <text:p>2.60412</text:p>
          </table:table-cell>
          <table:table-cell office:value-type="float" office:value="6.18325" calcext:value-type="float">
            <text:p>6.18325</text:p>
          </table:table-cell>
          <table:table-cell office:value-type="float" office:value="1.60412" calcext:value-type="float">
            <text:p>1.60412</text:p>
          </table:table-cell>
          <table:table-cell office:value-type="float" office:value="5.18325" calcext:value-type="float">
            <text:p>5.18325</text:p>
          </table:table-cell>
          <table:table-cell office:value-type="float" office:value="0.0074022" calcext:value-type="float">
            <text:p>0.0074022</text:p>
          </table:table-cell>
          <table:table-cell table:style-name="ce1" office:value-type="float" office:value="0.0353535" calcext:value-type="float">
            <text:p>3.54E-02</text:p>
          </table:table-cell>
          <table:table-cell office:value-type="float" office:value="0.00206649" calcext:value-type="float">
            <text:p>2.07E-03</text:p>
          </table:table-cell>
          <table:table-cell table:number-columns-repeated="2" office:value-type="float" office:value="0.921263" calcext:value-type="float">
            <text:p>0.921263</text:p>
          </table:table-cell>
          <table:table-cell table:style-name="ce1" office:value-type="float" office:value="0.589873" calcext:value-type="float">
            <text:p>5.90E-01</text:p>
          </table:table-cell>
          <table:table-cell office:value-type="float" office:value="-0.987079" calcext:value-type="float">
            <text:p>-0.987079</text:p>
          </table:table-cell>
          <table:table-cell table:style-name="ce1" office:value-type="float" office:value="-13.8298" calcext:value-type="float">
            <text:p>-1.38E+01</text:p>
          </table:table-cell>
          <table:table-cell table:number-columns-repeated="22"/>
          <table:table-cell table:formula="of:=[.AT29]+1" office:value-type="date" office:date-value="2020-03-23" calcext:value-type="date">
            <text:p>23/03/20</text:p>
          </table:table-cell>
          <table:table-cell table:formula="of:=AVERAGE([.S27:.S33])" office:value-type="float" office:value="0.931022428571428" calcext:value-type="float">
            <text:p>0.931022428571428</text:p>
          </table:table-cell>
          <table:table-cell table:formula="of:=[.P30]" office:value-type="float" office:value="0.0074022" calcext:value-type="float">
            <text:p>0.0074022</text:p>
          </table:table-cell>
          <table:table-cell table:formula="of:=AVERAGE([.R27:.R33])" office:value-type="float" office:value="0.00200997714285714" calcext:value-type="float">
            <text:p>0.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11.259" calcext:value-type="float">
            <text:p>311.259</text:p>
          </table:table-cell>
          <table:table-cell office:value-type="float" office:value="342.591" calcext:value-type="float">
            <text:p>342.591</text:p>
          </table:table-cell>
          <table:table-cell office:value-type="float" office:value="-0.17942" calcext:value-type="float">
            <text:p>-0.17942</text:p>
          </table:table-cell>
          <table:table-cell office:value-type="float" office:value="-0.408686" calcext:value-type="float">
            <text:p>-0.408686</text:p>
          </table:table-cell>
          <table:table-cell office:value-type="float" office:value="1668" calcext:value-type="float">
            <text:p>1668</text:p>
          </table:table-cell>
          <table:table-cell office:value-type="float" office:value="1817.79" calcext:value-type="float">
            <text:p>1817.79</text:p>
          </table:table-cell>
          <table:table-cell office:value-type="float" office:value="2057.85" calcext:value-type="float">
            <text:p>2057.85</text:p>
          </table:table-cell>
          <table:table-cell office:value-type="float" office:value="0.848907" calcext:value-type="float">
            <text:p>0.848907</text:p>
          </table:table-cell>
          <table:table-cell office:value-type="float" office:value="389.852" calcext:value-type="float">
            <text:p>389.852</text:p>
          </table:table-cell>
          <table:table-cell office:value-type="float" office:value="3" calcext:value-type="float">
            <text:p>3</text:p>
          </table:table-cell>
          <table:table-cell office:value-type="float" office:value="2.98422" calcext:value-type="float">
            <text:p>2.98422</text:p>
          </table:table-cell>
          <table:table-cell office:value-type="float" office:value="8.18302" calcext:value-type="float">
            <text:p>8.18302</text:p>
          </table:table-cell>
          <table:table-cell office:value-type="float" office:value="-0.0157819" calcext:value-type="float">
            <text:p>-0.0157819</text:p>
          </table:table-cell>
          <table:table-cell office:value-type="float" office:value="5.18302" calcext:value-type="float">
            <text:p>5.18302</text:p>
          </table:table-cell>
          <table:table-cell office:value-type="float" office:value="0.00505113" calcext:value-type="float">
            <text:p>0.00505113</text:p>
          </table:table-cell>
          <table:table-cell table:style-name="ce1" office:value-type="float" office:value="0.0329946" calcext:value-type="float">
            <text:p>3.30E-02</text:p>
          </table:table-cell>
          <table:table-cell table:style-name="Default" office:value-type="float" office:value="0.0024298" calcext:value-type="float">
            <text:p>0.0024298</text:p>
          </table:table-cell>
          <table:table-cell table:number-columns-repeated="2" office:value-type="float" office:value="0.919652" calcext:value-type="float">
            <text:p>0.919652</text:p>
          </table:table-cell>
          <table:table-cell table:style-name="ce1" office:value-type="float" office:value="0.497153" calcext:value-type="float">
            <text:p>4.97E-01</text:p>
          </table:table-cell>
          <table:table-cell office:value-type="float" office:value="-0.994221" calcext:value-type="float">
            <text:p>-0.994221</text:p>
          </table:table-cell>
          <table:table-cell table:style-name="ce1" office:value-type="float" office:value="-14.0264" calcext:value-type="float">
            <text:p>-1.40E+01</text:p>
          </table:table-cell>
          <table:table-cell table:number-columns-repeated="22"/>
          <table:table-cell table:formula="of:=[.AT30]+1" office:value-type="date" office:date-value="2020-03-24" calcext:value-type="date">
            <text:p>24/03/20</text:p>
          </table:table-cell>
          <table:table-cell table:formula="of:=AVERAGE([.S28:.S34])" office:value-type="float" office:value="0.921433571428571" calcext:value-type="float">
            <text:p>0.921433571428571</text:p>
          </table:table-cell>
          <table:table-cell table:formula="of:=[.P31]" office:value-type="float" office:value="0.00505113" calcext:value-type="float">
            <text:p>0.00505113</text:p>
          </table:table-cell>
          <table:table-cell table:formula="of:=AVERAGE([.R28:.R34])" office:value-type="float" office:value="0.0020958" calcext:value-type="float">
            <text:p>0.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9.055" calcext:value-type="float">
            <text:p>349.055</text:p>
          </table:table-cell>
          <table:table-cell office:value-type="float" office:value="388.703" calcext:value-type="float">
            <text:p>388.703</text:p>
          </table:table-cell>
          <table:table-cell office:value-type="float" office:value="-0.23798" calcext:value-type="float">
            <text:p>-0.23798</text:p>
          </table:table-cell>
          <table:table-cell office:value-type="float" office:value="-1.29687" calcext:value-type="float">
            <text:p>-1.29687</text:p>
          </table:table-cell>
          <table:table-cell office:value-type="float" office:value="1910" calcext:value-type="float">
            <text:p>1910</text:p>
          </table:table-cell>
          <table:table-cell office:value-type="float" office:value="2063.84" calcext:value-type="float">
            <text:p>2063.84</text:p>
          </table:table-cell>
          <table:table-cell office:value-type="float" office:value="2361.55" calcext:value-type="float">
            <text:p>2361.55</text:p>
          </table:table-cell>
          <table:table-cell office:value-type="float" office:value="0.829949" calcext:value-type="float">
            <text:p>0.829949</text:p>
          </table:table-cell>
          <table:table-cell office:value-type="float" office:value="451.551" calcext:value-type="float">
            <text:p>451.551</text:p>
          </table:table-cell>
          <table:table-cell office:value-type="float" office:value="6" calcext:value-type="float">
            <text:p>6</text:p>
          </table:table-cell>
          <table:table-cell office:value-type="float" office:value="5.42" calcext:value-type="float">
            <text:p>5.42</text:p>
          </table:table-cell>
          <table:table-cell office:value-type="float" office:value="10.4957" calcext:value-type="float">
            <text:p>10.4957</text:p>
          </table:table-cell>
          <table:table-cell office:value-type="float" office:value="-0.579997" calcext:value-type="float">
            <text:p>-0.579997</text:p>
          </table:table-cell>
          <table:table-cell office:value-type="float" office:value="4.49571" calcext:value-type="float">
            <text:p>4.49571</text:p>
          </table:table-cell>
          <table:table-cell office:value-type="float" office:value="0.00462824" calcext:value-type="float">
            <text:p>0.00462824</text:p>
          </table:table-cell>
          <table:table-cell table:style-name="ce1" office:value-type="float" office:value="0.0259339" calcext:value-type="float">
            <text:p>2.59E-02</text:p>
          </table:table-cell>
          <table:table-cell table:style-name="Default" office:value-type="float" office:value="0.00250075" calcext:value-type="float">
            <text:p>0.00250075</text:p>
          </table:table-cell>
          <table:table-cell table:number-columns-repeated="2" office:value-type="float" office:value="0.919414" calcext:value-type="float">
            <text:p>0.919414</text:p>
          </table:table-cell>
          <table:table-cell table:style-name="ce1" office:value-type="float" office:value="0.499179" calcext:value-type="float">
            <text:p>4.99E-01</text:p>
          </table:table-cell>
          <table:table-cell office:value-type="float" office:value="-0.993916" calcext:value-type="float">
            <text:p>-0.993916</text:p>
          </table:table-cell>
          <table:table-cell table:style-name="ce1" office:value-type="float" office:value="-13.876" calcext:value-type="float">
            <text:p>-1.39E+01</text:p>
          </table:table-cell>
          <table:table-cell table:number-columns-repeated="22"/>
          <table:table-cell table:formula="of:=[.AT31]+1" office:value-type="date" office:date-value="2020-03-25" calcext:value-type="date">
            <text:p>25/03/20</text:p>
          </table:table-cell>
          <table:table-cell table:formula="of:=AVERAGE([.S29:.S35])" office:value-type="float" office:value="0.920368" calcext:value-type="float">
            <text:p>0.920368</text:p>
          </table:table-cell>
          <table:table-cell table:formula="of:=[.P32]" office:value-type="float" office:value="0.00462824" calcext:value-type="float">
            <text:p>0.00462824</text:p>
          </table:table-cell>
          <table:table-cell table:formula="of:=AVERAGE([.R29:.R35])" office:value-type="float" office:value="0.00217168" calcext:value-type="float">
            <text:p>0.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86.373" calcext:value-type="float">
            <text:p>386.373</text:p>
          </table:table-cell>
          <table:table-cell office:value-type="float" office:value="430.266" calcext:value-type="float">
            <text:p>430.266</text:p>
          </table:table-cell>
          <table:table-cell office:value-type="float" office:value="-0.49909" calcext:value-type="float">
            <text:p>-0.49909</text:p>
          </table:table-cell>
          <table:table-cell office:value-type="float" office:value="-38.7339" calcext:value-type="float">
            <text:p>-38.7339</text:p>
          </table:table-cell>
          <table:table-cell office:value-type="float" office:value="2191" calcext:value-type="float">
            <text:p>2191</text:p>
          </table:table-cell>
          <table:table-cell office:value-type="float" office:value="2273.21" calcext:value-type="float">
            <text:p>2273.21</text:p>
          </table:table-cell>
          <table:table-cell office:value-type="float" office:value="2595.76" calcext:value-type="float">
            <text:p>2595.76</text:p>
          </table:table-cell>
          <table:table-cell office:value-type="float" office:value="0.43021" calcext:value-type="float">
            <text:p>0.43021</text:p>
          </table:table-cell>
          <table:table-cell office:value-type="float" office:value="404.757" calcext:value-type="float">
            <text:p>404.757</text:p>
          </table:table-cell>
          <table:table-cell office:value-type="float" office:value="9" calcext:value-type="float">
            <text:p>9</text:p>
          </table:table-cell>
          <table:table-cell office:value-type="float" office:value="8.88507" calcext:value-type="float">
            <text:p>8.88507</text:p>
          </table:table-cell>
          <table:table-cell office:value-type="float" office:value="13.0719" calcext:value-type="float">
            <text:p>13.0719</text:p>
          </table:table-cell>
          <table:table-cell office:value-type="float" office:value="-0.114934" calcext:value-type="float">
            <text:p>-0.114934</text:p>
          </table:table-cell>
          <table:table-cell office:value-type="float" office:value="4.07186" calcext:value-type="float">
            <text:p>4.07186</text:p>
          </table:table-cell>
          <table:table-cell office:value-type="float" office:value="0.00420535" calcext:value-type="float">
            <text:p>0.00420535</text:p>
          </table:table-cell>
          <table:table-cell table:style-name="ce1" office:value-type="float" office:value="0.0206071" calcext:value-type="float">
            <text:p>2.06E-02</text:p>
          </table:table-cell>
          <table:table-cell table:style-name="Default" office:value-type="float" office:value="0.00276967" calcext:value-type="float">
            <text:p>0.00276967</text:p>
          </table:table-cell>
          <table:table-cell table:number-columns-repeated="2" office:value-type="float" office:value="0.918969" calcext:value-type="float">
            <text:p>0.918969</text:p>
          </table:table-cell>
          <table:table-cell table:style-name="ce1" office:value-type="float" office:value="0.497015" calcext:value-type="float">
            <text:p>4.97E-01</text:p>
          </table:table-cell>
          <table:table-cell office:value-type="float" office:value="-0.993919" calcext:value-type="float">
            <text:p>-0.993919</text:p>
          </table:table-cell>
          <table:table-cell table:style-name="ce1" office:value-type="float" office:value="-15.6283" calcext:value-type="float">
            <text:p>-1.56E+01</text:p>
          </table:table-cell>
          <table:table-cell table:number-columns-repeated="22"/>
          <table:table-cell table:formula="of:=[.AT32]+1" office:value-type="date" office:date-value="2020-03-26" calcext:value-type="date">
            <text:p>26/03/20</text:p>
          </table:table-cell>
          <table:table-cell table:formula="of:=AVERAGE([.S30:.S36])" office:value-type="float" office:value="0.919653428571428" calcext:value-type="float">
            <text:p>0.919653428571428</text:p>
          </table:table-cell>
          <table:table-cell table:formula="of:=[.P33]" office:value-type="float" office:value="0.00420535" calcext:value-type="float">
            <text:p>0.00420535</text:p>
          </table:table-cell>
          <table:table-cell table:formula="of:=AVERAGE([.R30:.R36])" office:value-type="float" office:value="0.00224896571428571" calcext:value-type="float">
            <text:p>0.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26.451" calcext:value-type="float">
            <text:p>426.451</text:p>
          </table:table-cell>
          <table:table-cell office:value-type="float" office:value="468.344" calcext:value-type="float">
            <text:p>468.344</text:p>
          </table:table-cell>
          <table:table-cell office:value-type="float" office:value="-0.685198" calcext:value-type="float">
            <text:p>-0.685198</text:p>
          </table:table-cell>
          <table:table-cell office:value-type="float" office:value="-66.6561" calcext:value-type="float">
            <text:p>-66.6561</text:p>
          </table:table-cell>
          <table:table-cell office:value-type="float" office:value="2446" calcext:value-type="float">
            <text:p>2446</text:p>
          </table:table-cell>
          <table:table-cell office:value-type="float" office:value="2463.95" calcext:value-type="float">
            <text:p>2463.95</text:p>
          </table:table-cell>
          <table:table-cell office:value-type="float" office:value="2768.14" calcext:value-type="float">
            <text:p>2768.14</text:p>
          </table:table-cell>
          <table:table-cell office:value-type="float" office:value="0.092088" calcext:value-type="float">
            <text:p>0.092088</text:p>
          </table:table-cell>
          <table:table-cell office:value-type="float" office:value="322.135" calcext:value-type="float">
            <text:p>322.135</text:p>
          </table:table-cell>
          <table:table-cell office:value-type="float" office:value="9" calcext:value-type="float">
            <text:p>9</text:p>
          </table:table-cell>
          <table:table-cell office:value-type="float" office:value="12.3791" calcext:value-type="float">
            <text:p>12.3791</text:p>
          </table:table-cell>
          <table:table-cell office:value-type="float" office:value="15.8389" calcext:value-type="float">
            <text:p>15.8389</text:p>
          </table:table-cell>
          <table:table-cell office:value-type="float" office:value="3.37912" calcext:value-type="float">
            <text:p>3.37912</text:p>
          </table:table-cell>
          <table:table-cell office:value-type="float" office:value="6.83894" calcext:value-type="float">
            <text:p>6.83894</text:p>
          </table:table-cell>
          <table:table-cell office:value-type="float" office:value="0.00378245" calcext:value-type="float">
            <text:p>0.00378245</text:p>
          </table:table-cell>
          <table:table-cell table:style-name="ce1" office:value-type="float" office:value="0.00980865" calcext:value-type="float">
            <text:p>9.81E-03</text:p>
          </table:table-cell>
          <table:table-cell table:style-name="Default" office:value-type="float" office:value="0.0020633" calcext:value-type="float">
            <text:p>0.0020633</text:p>
          </table:table-cell>
          <table:table-cell table:number-columns-repeated="2" office:value-type="float" office:value="0.919531" calcext:value-type="float">
            <text:p>0.919531</text:p>
          </table:table-cell>
          <table:table-cell table:style-name="ce1" office:value-type="float" office:value="0.513995" calcext:value-type="float">
            <text:p>5.14E-01</text:p>
          </table:table-cell>
          <table:table-cell office:value-type="float" office:value="-0.992432" calcext:value-type="float">
            <text:p>-0.992432</text:p>
          </table:table-cell>
          <table:table-cell table:style-name="ce1" office:value-type="float" office:value="-14.6829" calcext:value-type="float">
            <text:p>-1.47E+01</text:p>
          </table:table-cell>
          <table:table-cell table:number-columns-repeated="22"/>
          <table:table-cell table:formula="of:=[.AT33]+1" office:value-type="date" office:date-value="2020-03-27" calcext:value-type="date">
            <text:p>27/03/20</text:p>
          </table:table-cell>
          <table:table-cell table:formula="of:=AVERAGE([.S31:.S37])" office:value-type="float" office:value="0.919093285714286" calcext:value-type="float">
            <text:p>0.919093285714286</text:p>
          </table:table-cell>
          <table:table-cell table:formula="of:=[.P34]" office:value-type="float" office:value="0.00378245" calcext:value-type="float">
            <text:p>0.00378245</text:p>
          </table:table-cell>
          <table:table-cell table:formula="of:=AVERAGE([.R31:.R37])" office:value-type="float" office:value="0.00248151" calcext:value-type="float">
            <text:p>0.0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9.962" calcext:value-type="float">
            <text:p>459.962</text:p>
          </table:table-cell>
          <table:table-cell office:value-type="float" office:value="491.797" calcext:value-type="float">
            <text:p>491.797</text:p>
          </table:table-cell>
          <table:table-cell office:value-type="float" office:value="-0.982984" calcext:value-type="float">
            <text:p>-0.982984</text:p>
          </table:table-cell>
          <table:table-cell office:value-type="float" office:value="-116.203" calcext:value-type="float">
            <text:p>-116.203</text:p>
          </table:table-cell>
          <table:table-cell office:value-type="float" office:value="2603" calcext:value-type="float">
            <text:p>2603</text:p>
          </table:table-cell>
          <table:table-cell office:value-type="float" office:value="2568.89" calcext:value-type="float">
            <text:p>2568.89</text:p>
          </table:table-cell>
          <table:table-cell office:value-type="float" office:value="2807.05" calcext:value-type="float">
            <text:p>2807.05</text:p>
          </table:table-cell>
          <table:table-cell office:value-type="float" office:value="-0.173967" calcext:value-type="float">
            <text:p>-0.173967</text:p>
          </table:table-cell>
          <table:table-cell office:value-type="float" office:value="204.049" calcext:value-type="float">
            <text:p>204.049</text:p>
          </table:table-cell>
          <table:table-cell office:value-type="float" office:value="11" calcext:value-type="float">
            <text:p>11</text:p>
          </table:table-cell>
          <table:table-cell office:value-type="float" office:value="12.8766" calcext:value-type="float">
            <text:p>12.8766</text:p>
          </table:table-cell>
          <table:table-cell office:value-type="float" office:value="18.6194" calcext:value-type="float">
            <text:p>18.6194</text:p>
          </table:table-cell>
          <table:table-cell office:value-type="float" office:value="1.87662" calcext:value-type="float">
            <text:p>1.87662</text:p>
          </table:table-cell>
          <table:table-cell office:value-type="float" office:value="7.61943" calcext:value-type="float">
            <text:p>7.61943</text:p>
          </table:table-cell>
          <table:table-cell office:value-type="float" office:value="0.00335956" calcext:value-type="float">
            <text:p>0.00335956</text:p>
          </table:table-cell>
          <table:table-cell table:style-name="ce1" office:value-type="float" office:value="0.00433612" calcext:value-type="float">
            <text:p>4.34E-03</text:p>
          </table:table-cell>
          <table:table-cell table:style-name="Default" office:value-type="float" office:value="0.00190013" calcext:value-type="float">
            <text:p>0.00190013</text:p>
          </table:table-cell>
          <table:table-cell table:number-columns-repeated="2" office:value-type="float" office:value="0.919519" calcext:value-type="float">
            <text:p>0.919519</text:p>
          </table:table-cell>
          <table:table-cell table:style-name="ce1" office:value-type="float" office:value="0.513169" calcext:value-type="float">
            <text:p>5.13E-01</text:p>
          </table:table-cell>
          <table:table-cell office:value-type="float" office:value="-0.992334" calcext:value-type="float">
            <text:p>-0.992334</text:p>
          </table:table-cell>
          <table:table-cell table:style-name="ce1" office:value-type="float" office:value="-14.3308" calcext:value-type="float">
            <text:p>-1.43E+01</text:p>
          </table:table-cell>
          <table:table-cell table:number-columns-repeated="22"/>
          <table:table-cell table:formula="of:=[.AT34]+1" office:value-type="date" office:date-value="2020-03-28" calcext:value-type="date">
            <text:p>28/03/20</text:p>
          </table:table-cell>
          <table:table-cell table:formula="of:=AVERAGE([.S32:.S38])" office:value-type="float" office:value="0.918542142857143" calcext:value-type="float">
            <text:p>0.918542142857143</text:p>
          </table:table-cell>
          <table:table-cell table:formula="of:=[.P35]" office:value-type="float" office:value="0.00335956" calcext:value-type="float">
            <text:p>0.00335956</text:p>
          </table:table-cell>
          <table:table-cell table:formula="of:=AVERAGE([.R32:.R38])" office:value-type="float" office:value="0.0028869" calcext:value-type="float">
            <text:p>0.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92.415" calcext:value-type="float">
            <text:p>492.415</text:p>
          </table:table-cell>
          <table:table-cell office:value-type="float" office:value="508.679" calcext:value-type="float">
            <text:p>508.679</text:p>
          </table:table-cell>
          <table:table-cell office:value-type="float" office:value="-0.963299" calcext:value-type="float">
            <text:p>-0.963299</text:p>
          </table:table-cell>
          <table:table-cell office:value-type="float" office:value="-121.321" calcext:value-type="float">
            <text:p>-121.321</text:p>
          </table:table-cell>
          <table:table-cell office:value-type="float" office:value="2730" calcext:value-type="float">
            <text:p>2730</text:p>
          </table:table-cell>
          <table:table-cell office:value-type="float" office:value="2641.9" calcext:value-type="float">
            <text:p>2641.9</text:p>
          </table:table-cell>
          <table:table-cell office:value-type="float" office:value="2788.14" calcext:value-type="float">
            <text:p>2788.14</text:p>
          </table:table-cell>
          <table:table-cell office:value-type="float" office:value="-0.448069" calcext:value-type="float">
            <text:p>-0.448069</text:p>
          </table:table-cell>
          <table:table-cell office:value-type="float" office:value="58.1352" calcext:value-type="float">
            <text:p>58.1352</text:p>
          </table:table-cell>
          <table:table-cell office:value-type="float" office:value="16" calcext:value-type="float">
            <text:p>16</text:p>
          </table:table-cell>
          <table:table-cell office:value-type="float" office:value="15.3818" calcext:value-type="float">
            <text:p>15.3818</text:p>
          </table:table-cell>
          <table:table-cell office:value-type="float" office:value="22.4162" calcext:value-type="float">
            <text:p>22.4162</text:p>
          </table:table-cell>
          <table:table-cell office:value-type="float" office:value="-0.618239" calcext:value-type="float">
            <text:p>-0.618239</text:p>
          </table:table-cell>
          <table:table-cell office:value-type="float" office:value="6.41618" calcext:value-type="float">
            <text:p>6.41618</text:p>
          </table:table-cell>
          <table:table-cell office:value-type="float" office:value="0.00293667" calcext:value-type="float">
            <text:p>0.00293667</text:p>
          </table:table-cell>
          <table:table-cell table:style-name="ce1" office:value-type="float" office:value="4.28789E-019" calcext:value-type="float">
            <text:p>4.29E-19</text:p>
          </table:table-cell>
          <table:table-cell table:style-name="Default" office:value-type="float" office:value="0.00201262" calcext:value-type="float">
            <text:p>0.00201262</text:p>
          </table:table-cell>
          <table:table-cell table:number-columns-repeated="2" office:value-type="float" office:value="0.919226" calcext:value-type="float">
            <text:p>0.919226</text:p>
          </table:table-cell>
          <table:table-cell table:style-name="ce1" office:value-type="float" office:value="0.507518" calcext:value-type="float">
            <text:p>5.08E-01</text:p>
          </table:table-cell>
          <table:table-cell office:value-type="float" office:value="-0.992635" calcext:value-type="float">
            <text:p>-0.992635</text:p>
          </table:table-cell>
          <table:table-cell table:style-name="ce1" office:value-type="float" office:value="-15.871" calcext:value-type="float">
            <text:p>-1.59E+01</text:p>
          </table:table-cell>
          <table:table-cell table:number-columns-repeated="22"/>
          <table:table-cell table:formula="of:=[.AT35]+1" office:value-type="date" office:date-value="2020-03-29" calcext:value-type="date">
            <text:p>29/03/20</text:p>
          </table:table-cell>
          <table:table-cell table:formula="of:=AVERAGE([.S33:.S39])" office:value-type="float" office:value="0.917952714285714" calcext:value-type="float">
            <text:p>0.917952714285714</text:p>
          </table:table-cell>
          <table:table-cell table:formula="of:=[.P36]" office:value-type="float" office:value="0.00293667" calcext:value-type="float">
            <text:p>0.00293667</text:p>
          </table:table-cell>
          <table:table-cell table:formula="of:=AVERAGE([.R33:.R39])" office:value-type="float" office:value="0.00342761857142857" calcext:value-type="float">
            <text:p>0.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24.978" calcext:value-type="float">
            <text:p>524.978</text:p>
          </table:table-cell>
          <table:table-cell office:value-type="float" office:value="526.994" calcext:value-type="float">
            <text:p>526.994</text:p>
          </table:table-cell>
          <table:table-cell office:value-type="float" office:value="-1.22053" calcext:value-type="float">
            <text:p>-1.22053</text:p>
          </table:table-cell>
          <table:table-cell office:value-type="float" office:value="-163.006" calcext:value-type="float">
            <text:p>-163.006</text:p>
          </table:table-cell>
          <table:table-cell office:value-type="float" office:value="2972" calcext:value-type="float">
            <text:p>2972</text:p>
          </table:table-cell>
          <table:table-cell office:value-type="float" office:value="2691.19" calcext:value-type="float">
            <text:p>2691.19</text:p>
          </table:table-cell>
          <table:table-cell office:value-type="float" office:value="2757.27" calcext:value-type="float">
            <text:p>2757.27</text:p>
          </table:table-cell>
          <table:table-cell office:value-type="float" office:value="-1.42957" calcext:value-type="float">
            <text:p>-1.42957</text:p>
          </table:table-cell>
          <table:table-cell office:value-type="float" office:value="-214.73" calcext:value-type="float">
            <text:p>-214.73</text:p>
          </table:table-cell>
          <table:table-cell office:value-type="float" office:value="23" calcext:value-type="float">
            <text:p>23</text:p>
          </table:table-cell>
          <table:table-cell office:value-type="float" office:value="20.8861" calcext:value-type="float">
            <text:p>20.8861</text:p>
          </table:table-cell>
          <table:table-cell office:value-type="float" office:value="25.386" calcext:value-type="float">
            <text:p>25.386</text:p>
          </table:table-cell>
          <table:table-cell office:value-type="float" office:value="-2.1139" calcext:value-type="float">
            <text:p>-2.1139</text:p>
          </table:table-cell>
          <table:table-cell office:value-type="float" office:value="2.38598" calcext:value-type="float">
            <text:p>2.38598</text:p>
          </table:table-cell>
          <table:table-cell office:value-type="float" office:value="0.00251378" calcext:value-type="float">
            <text:p>0.00251378</text:p>
          </table:table-cell>
          <table:table-cell table:style-name="ce1" office:value-type="float" office:value="0.000761766" calcext:value-type="float">
            <text:p>7.62E-04</text:p>
          </table:table-cell>
          <table:table-cell table:style-name="Default" office:value-type="float" office:value="0.0036943" calcext:value-type="float">
            <text:p>0.0036943</text:p>
          </table:table-cell>
          <table:table-cell table:number-columns-repeated="2" office:value-type="float" office:value="0.917342" calcext:value-type="float">
            <text:p>0.917342</text:p>
          </table:table-cell>
          <table:table-cell table:style-name="ce1" office:value-type="float" office:value="0.480364" calcext:value-type="float">
            <text:p>4.80E-01</text:p>
          </table:table-cell>
          <table:table-cell office:value-type="float" office:value="-0.994547" calcext:value-type="float">
            <text:p>-0.994547</text:p>
          </table:table-cell>
          <table:table-cell table:style-name="ce1" office:value-type="float" office:value="-17.9363" calcext:value-type="float">
            <text:p>-1.79E+01</text:p>
          </table:table-cell>
          <table:table-cell table:number-columns-repeated="22"/>
          <table:table-cell table:formula="of:=[.AT36]+1" office:value-type="date" office:date-value="2020-03-30" calcext:value-type="date">
            <text:p>30/03/20</text:p>
          </table:table-cell>
          <table:table-cell table:formula="of:=AVERAGE([.S34:.S40])" office:value-type="float" office:value="0.917298571428571" calcext:value-type="float">
            <text:p>0.917298571428571</text:p>
          </table:table-cell>
          <table:table-cell table:formula="of:=[.P37]" office:value-type="float" office:value="0.00251378" calcext:value-type="float">
            <text:p>0.00251378</text:p>
          </table:table-cell>
          <table:table-cell table:formula="of:=AVERAGE([.R34:.R40])" office:value-type="float" office:value="0.00415137857142857" calcext:value-type="float">
            <text:p>0.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71.008" calcext:value-type="float">
            <text:p>571.008</text:p>
          </table:table-cell>
          <table:table-cell office:value-type="float" office:value="556.801" calcext:value-type="float">
            <text:p>556.801</text:p>
          </table:table-cell>
          <table:table-cell office:value-type="float" office:value="-1.49823" calcext:value-type="float">
            <text:p>-1.49823</text:p>
          </table:table-cell>
          <table:table-cell office:value-type="float" office:value="-206.199" calcext:value-type="float">
            <text:p>-206.199</text:p>
          </table:table-cell>
          <table:table-cell office:value-type="float" office:value="3232" calcext:value-type="float">
            <text:p>3232</text:p>
          </table:table-cell>
          <table:table-cell office:value-type="float" office:value="2781.19" calcext:value-type="float">
            <text:p>2781.19</text:p>
          </table:table-cell>
          <table:table-cell office:value-type="float" office:value="2767.93" calcext:value-type="float">
            <text:p>2767.93</text:p>
          </table:table-cell>
          <table:table-cell office:value-type="float" office:value="-2.29402" calcext:value-type="float">
            <text:p>-2.29402</text:p>
          </table:table-cell>
          <table:table-cell office:value-type="float" office:value="-464.068" calcext:value-type="float">
            <text:p>-464.068</text:p>
          </table:table-cell>
          <table:table-cell office:value-type="float" office:value="31" calcext:value-type="float">
            <text:p>31</text:p>
          </table:table-cell>
          <table:table-cell office:value-type="float" office:value="28.4091" calcext:value-type="float">
            <text:p>28.4091</text:p>
          </table:table-cell>
          <table:table-cell office:value-type="float" office:value="30.5097" calcext:value-type="float">
            <text:p>30.5097</text:p>
          </table:table-cell>
          <table:table-cell office:value-type="float" office:value="-2.59086" calcext:value-type="float">
            <text:p>-2.59086</text:p>
          </table:table-cell>
          <table:table-cell office:value-type="float" office:value="-0.490274" calcext:value-type="float">
            <text:p>-0.490274</text:p>
          </table:table-cell>
          <table:table-cell office:value-type="float" office:value="0.00255763" calcext:value-type="float">
            <text:p>0.00255763</text:p>
          </table:table-cell>
          <table:table-cell table:style-name="ce1" office:value-type="float" office:value="0.00170625" calcext:value-type="float">
            <text:p>1.71E-03</text:p>
          </table:table-cell>
          <table:table-cell table:style-name="Default" office:value-type="float" office:value="0.00526753" calcext:value-type="float">
            <text:p>0.00526753</text:p>
          </table:table-cell>
          <table:table-cell table:number-columns-repeated="2" office:value-type="float" office:value="0.915794" calcext:value-type="float">
            <text:p>0.915794</text:p>
          </table:table-cell>
          <table:table-cell table:style-name="ce1" office:value-type="float" office:value="0.487048" calcext:value-type="float">
            <text:p>4.87E-01</text:p>
          </table:table-cell>
          <table:table-cell office:value-type="float" office:value="-0.994081" calcext:value-type="float">
            <text:p>-0.994081</text:p>
          </table:table-cell>
          <table:table-cell table:style-name="ce1" office:value-type="float" office:value="-18.9225" calcext:value-type="float">
            <text:p>-1.89E+01</text:p>
          </table:table-cell>
          <table:table-cell table:number-columns-repeated="22"/>
          <table:table-cell table:formula="of:=[.AT37]+1" office:value-type="date" office:date-value="2020-03-31" calcext:value-type="date">
            <text:p>31/03/20</text:p>
          </table:table-cell>
          <table:table-cell table:formula="of:=AVERAGE([.S35:.S41])" office:value-type="float" office:value="0.916874714285714" calcext:value-type="float">
            <text:p>0.916874714285714</text:p>
          </table:table-cell>
          <table:table-cell table:formula="of:=[.P38]" office:value-type="float" office:value="0.00255763" calcext:value-type="float">
            <text:p>0.00255763</text:p>
          </table:table-cell>
          <table:table-cell table:formula="of:=AVERAGE([.R35:.R41])" office:value-type="float" office:value="0.00477586" calcext:value-type="float">
            <text:p>0.0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28.789" calcext:value-type="float">
            <text:p>628.789</text:p>
          </table:table-cell>
          <table:table-cell office:value-type="float" office:value="592.878" calcext:value-type="float">
            <text:p>592.878</text:p>
          </table:table-cell>
          <table:table-cell office:value-type="float" office:value="-1.6744" calcext:value-type="float">
            <text:p>-1.6744</text:p>
          </table:table-cell>
          <table:table-cell office:value-type="float" office:value="-239.122" calcext:value-type="float">
            <text:p>-239.122</text:p>
          </table:table-cell>
          <table:table-cell office:value-type="float" office:value="3433" calcext:value-type="float">
            <text:p>3433</text:p>
          </table:table-cell>
          <table:table-cell office:value-type="float" office:value="2903.97" calcext:value-type="float">
            <text:p>2903.97</text:p>
          </table:table-cell>
          <table:table-cell office:value-type="float" office:value="2796.72" calcext:value-type="float">
            <text:p>2796.72</text:p>
          </table:table-cell>
          <table:table-cell office:value-type="float" office:value="-2.69725" calcext:value-type="float">
            <text:p>-2.69725</text:p>
          </table:table-cell>
          <table:table-cell office:value-type="float" office:value="-636.278" calcext:value-type="float">
            <text:p>-636.278</text:p>
          </table:table-cell>
          <table:table-cell office:value-type="float" office:value="39" calcext:value-type="float">
            <text:p>39</text:p>
          </table:table-cell>
          <table:table-cell office:value-type="float" office:value="36.9348" calcext:value-type="float">
            <text:p>36.9348</text:p>
          </table:table-cell>
          <table:table-cell office:value-type="float" office:value="36.5454" calcext:value-type="float">
            <text:p>36.5454</text:p>
          </table:table-cell>
          <table:table-cell office:value-type="float" office:value="-2.06515" calcext:value-type="float">
            <text:p>-2.06515</text:p>
          </table:table-cell>
          <table:table-cell office:value-type="float" office:value="-2.45461" calcext:value-type="float">
            <text:p>-2.45461</text:p>
          </table:table-cell>
          <table:table-cell office:value-type="float" office:value="0.00353238" calcext:value-type="float">
            <text:p>0.00353238</text:p>
          </table:table-cell>
          <table:table-cell table:style-name="ce1" office:value-type="float" office:value="0.0025146" calcext:value-type="float">
            <text:p>2.51E-03</text:p>
          </table:table-cell>
          <table:table-cell table:style-name="Default" office:value-type="float" office:value="0.00628578" calcext:value-type="float">
            <text:p>0.00628578</text:p>
          </table:table-cell>
          <table:table-cell table:number-columns-repeated="2" office:value-type="float" office:value="0.915288" calcext:value-type="float">
            <text:p>0.915288</text:p>
          </table:table-cell>
          <table:table-cell table:style-name="ce1" office:value-type="float" office:value="0.570456" calcext:value-type="float">
            <text:p>5.70E-01</text:p>
          </table:table-cell>
          <table:table-cell office:value-type="float" office:value="-0.987111" calcext:value-type="float">
            <text:p>-0.987111</text:p>
          </table:table-cell>
          <table:table-cell table:style-name="ce1" office:value-type="float" office:value="-19.3293" calcext:value-type="float">
            <text:p>-1.93E+01</text:p>
          </table:table-cell>
          <table:table-cell table:number-columns-repeated="22"/>
          <table:table-cell table:formula="of:=[.AT38]+1" office:value-type="date" office:date-value="2020-04-01" calcext:value-type="date">
            <text:p>01/04/20</text:p>
          </table:table-cell>
          <table:table-cell table:formula="of:=AVERAGE([.S36:.S42])" office:value-type="float" office:value="0.916593714285714" calcext:value-type="float">
            <text:p>0.916593714285714</text:p>
          </table:table-cell>
          <table:table-cell table:formula="of:=[.P39]" office:value-type="float" office:value="0.00353238" calcext:value-type="float">
            <text:p>0.00353238</text:p>
          </table:table-cell>
          <table:table-cell table:formula="of:=AVERAGE([.R36:.R42])" office:value-type="float" office:value="0.00542324" calcext:value-type="float">
            <text:p>0.0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92.53" calcext:value-type="float">
            <text:p>692.53</text:p>
          </table:table-cell>
          <table:table-cell office:value-type="float" office:value="634.292" calcext:value-type="float">
            <text:p>634.292</text:p>
          </table:table-cell>
          <table:table-cell office:value-type="float" office:value="-1.84465" calcext:value-type="float">
            <text:p>-1.84465</text:p>
          </table:table-cell>
          <table:table-cell office:value-type="float" office:value="-269.708" calcext:value-type="float">
            <text:p>-269.708</text:p>
          </table:table-cell>
          <table:table-cell office:value-type="float" office:value="3585" calcext:value-type="float">
            <text:p>3585</text:p>
          </table:table-cell>
          <table:table-cell office:value-type="float" office:value="3041.68" calcext:value-type="float">
            <text:p>3041.68</text:p>
          </table:table-cell>
          <table:table-cell office:value-type="float" office:value="2850.81" calcext:value-type="float">
            <text:p>2850.81</text:p>
          </table:table-cell>
          <table:table-cell office:value-type="float" office:value="-2.78793" calcext:value-type="float">
            <text:p>-2.78793</text:p>
          </table:table-cell>
          <table:table-cell office:value-type="float" office:value="-734.192" calcext:value-type="float">
            <text:p>-734.192</text:p>
          </table:table-cell>
          <table:table-cell office:value-type="float" office:value="44" calcext:value-type="float">
            <text:p>44</text:p>
          </table:table-cell>
          <table:table-cell office:value-type="float" office:value="45.4337" calcext:value-type="float">
            <text:p>45.4337</text:p>
          </table:table-cell>
          <table:table-cell office:value-type="float" office:value="42.5767" calcext:value-type="float">
            <text:p>42.5767</text:p>
          </table:table-cell>
          <table:table-cell office:value-type="float" office:value="1.43372" calcext:value-type="float">
            <text:p>1.43372</text:p>
          </table:table-cell>
          <table:table-cell office:value-type="float" office:value="-1.42327" calcext:value-type="float">
            <text:p>-1.42327</text:p>
          </table:table-cell>
          <table:table-cell office:value-type="float" office:value="0.00457344" calcext:value-type="float">
            <text:p>0.00457344</text:p>
          </table:table-cell>
          <table:table-cell table:style-name="ce1" office:value-type="float" office:value="0.00355218" calcext:value-type="float">
            <text:p>3.55E-03</text:p>
          </table:table-cell>
          <table:table-cell table:style-name="Default" office:value-type="float" office:value="0.00783599" calcext:value-type="float">
            <text:p>0.00783599</text:p>
          </table:table-cell>
          <table:table-cell table:number-columns-repeated="2" office:value-type="float" office:value="0.91439" calcext:value-type="float">
            <text:p>0.91439</text:p>
          </table:table-cell>
          <table:table-cell table:style-name="ce1" office:value-type="float" office:value="0.678247" calcext:value-type="float">
            <text:p>6.78E-01</text:p>
          </table:table-cell>
          <table:table-cell office:value-type="float" office:value="-0.974786" calcext:value-type="float">
            <text:p>-0.974786</text:p>
          </table:table-cell>
          <table:table-cell table:style-name="ce1" office:value-type="float" office:value="-19.666" calcext:value-type="float">
            <text:p>-1.97E+01</text:p>
          </table:table-cell>
          <table:table-cell table:number-columns-repeated="22"/>
          <table:table-cell table:formula="of:=[.AT39]+1" office:value-type="date" office:date-value="2020-04-02" calcext:value-type="date">
            <text:p>02/04/20</text:p>
          </table:table-cell>
          <table:table-cell table:formula="of:=AVERAGE([.S37:.S43])" office:value-type="float" office:value="0.916408428571428" calcext:value-type="float">
            <text:p>0.916408428571428</text:p>
          </table:table-cell>
          <table:table-cell table:formula="of:=[.P40]" office:value-type="float" office:value="0.00457344" calcext:value-type="float">
            <text:p>0.00457344</text:p>
          </table:table-cell>
          <table:table-cell table:formula="of:=AVERAGE([.R37:.R43])" office:value-type="float" office:value="0.00617962714285714" calcext:value-type="float">
            <text:p>0.0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62.539" calcext:value-type="float">
            <text:p>762.539</text:p>
          </table:table-cell>
          <table:table-cell office:value-type="float" office:value="680.765" calcext:value-type="float">
            <text:p>680.765</text:p>
          </table:table-cell>
          <table:table-cell office:value-type="float" office:value="-1.77376" calcext:value-type="float">
            <text:p>-1.77376</text:p>
          </table:table-cell>
          <table:table-cell office:value-type="float" office:value="-273.235" calcext:value-type="float">
            <text:p>-273.235</text:p>
          </table:table-cell>
          <table:table-cell office:value-type="float" office:value="3755" calcext:value-type="float">
            <text:p>3755</text:p>
          </table:table-cell>
          <table:table-cell office:value-type="float" office:value="3186.69" calcext:value-type="float">
            <text:p>3186.69</text:p>
          </table:table-cell>
          <table:table-cell office:value-type="float" office:value="2919.19" calcext:value-type="float">
            <text:p>2919.19</text:p>
          </table:table-cell>
          <table:table-cell office:value-type="float" office:value="-2.95092" calcext:value-type="float">
            <text:p>-2.95092</text:p>
          </table:table-cell>
          <table:table-cell office:value-type="float" office:value="-835.815" calcext:value-type="float">
            <text:p>-835.815</text:p>
          </table:table-cell>
          <table:table-cell office:value-type="float" office:value="53" calcext:value-type="float">
            <text:p>53</text:p>
          </table:table-cell>
          <table:table-cell office:value-type="float" office:value="50.8776" calcext:value-type="float">
            <text:p>50.8776</text:p>
          </table:table-cell>
          <table:table-cell office:value-type="float" office:value="45.4205" calcext:value-type="float">
            <text:p>45.4205</text:p>
          </table:table-cell>
          <table:table-cell office:value-type="float" office:value="-2.12244" calcext:value-type="float">
            <text:p>-2.12244</text:p>
          </table:table-cell>
          <table:table-cell office:value-type="float" office:value="-7.57952" calcext:value-type="float">
            <text:p>-7.57952</text:p>
          </table:table-cell>
          <table:table-cell office:value-type="float" office:value="0.0056843" calcext:value-type="float">
            <text:p>0.0056843</text:p>
          </table:table-cell>
          <table:table-cell table:style-name="ce1" office:value-type="float" office:value="0.00317023" calcext:value-type="float">
            <text:p>3.17E-03</text:p>
          </table:table-cell>
          <table:table-cell table:style-name="Default" office:value-type="float" office:value="0.00643467" calcext:value-type="float">
            <text:p>0.00643467</text:p>
          </table:table-cell>
          <table:table-cell table:number-columns-repeated="2" office:value-type="float" office:value="0.916564" calcext:value-type="float">
            <text:p>0.916564</text:p>
          </table:table-cell>
          <table:table-cell table:style-name="ce1" office:value-type="float" office:value="0.782008" calcext:value-type="float">
            <text:p>7.82E-01</text:p>
          </table:table-cell>
          <table:table-cell office:value-type="float" office:value="-0.959806" calcext:value-type="float">
            <text:p>-0.959806</text:p>
          </table:table-cell>
          <table:table-cell table:style-name="ce1" office:value-type="float" office:value="-18.6659" calcext:value-type="float">
            <text:p>-1.87E+01</text:p>
          </table:table-cell>
          <table:table-cell table:number-columns-repeated="22"/>
          <table:table-cell table:formula="of:=[.AT40]+1" office:value-type="date" office:date-value="2020-04-03" calcext:value-type="date">
            <text:p>03/04/20</text:p>
          </table:table-cell>
          <table:table-cell table:formula="of:=AVERAGE([.S38:.S44])" office:value-type="float" office:value="0.916240428571428" calcext:value-type="float">
            <text:p>0.916240428571428</text:p>
          </table:table-cell>
          <table:table-cell table:formula="of:=[.P41]" office:value-type="float" office:value="0.0056843" calcext:value-type="float">
            <text:p>0.0056843</text:p>
          </table:table-cell>
          <table:table-cell table:formula="of:=AVERAGE([.R38:.R44])" office:value-type="float" office:value="0.00718877" calcext:value-type="float">
            <text:p>0.0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825.326" calcext:value-type="float">
            <text:p>825.326</text:p>
          </table:table-cell>
          <table:table-cell office:value-type="float" office:value="721.86" calcext:value-type="float">
            <text:p>721.86</text:p>
          </table:table-cell>
          <table:table-cell office:value-type="float" office:value="-1.76085" calcext:value-type="float">
            <text:p>-1.76085</text:p>
          </table:table-cell>
          <table:table-cell office:value-type="float" office:value="-282.14" calcext:value-type="float">
            <text:p>-282.14</text:p>
          </table:table-cell>
          <table:table-cell office:value-type="float" office:value="3830" calcext:value-type="float">
            <text:p>3830</text:p>
          </table:table-cell>
          <table:table-cell office:value-type="float" office:value="3326.94" calcext:value-type="float">
            <text:p>3326.94</text:p>
          </table:table-cell>
          <table:table-cell office:value-type="float" office:value="2990.52" calcext:value-type="float">
            <text:p>2990.52</text:p>
          </table:table-cell>
          <table:table-cell office:value-type="float" office:value="-2.65466" calcext:value-type="float">
            <text:p>-2.65466</text:p>
          </table:table-cell>
          <table:table-cell office:value-type="float" office:value="-839.476" calcext:value-type="float">
            <text:p>-839.476</text:p>
          </table:table-cell>
          <table:table-cell office:value-type="float" office:value="59" calcext:value-type="float">
            <text:p>59</text:p>
          </table:table-cell>
          <table:table-cell office:value-type="float" office:value="60.2879" calcext:value-type="float">
            <text:p>60.2879</text:p>
          </table:table-cell>
          <table:table-cell office:value-type="float" office:value="50.1865" calcext:value-type="float">
            <text:p>50.1865</text:p>
          </table:table-cell>
          <table:table-cell office:value-type="float" office:value="1.28789" calcext:value-type="float">
            <text:p>1.28789</text:p>
          </table:table-cell>
          <table:table-cell office:value-type="float" office:value="-8.8135" calcext:value-type="float">
            <text:p>-8.8135</text:p>
          </table:table-cell>
          <table:table-cell office:value-type="float" office:value="0.00686861" calcext:value-type="float">
            <text:p>0.00686861</text:p>
          </table:table-cell>
          <table:table-cell table:style-name="ce1" office:value-type="float" office:value="0.00336352" calcext:value-type="float">
            <text:p>3.36E-03</text:p>
          </table:table-cell>
          <table:table-cell office:value-type="float" office:value="0.00643179" calcext:value-type="float">
            <text:p>6.43E-03</text:p>
          </table:table-cell>
          <table:table-cell table:number-columns-repeated="2" office:value-type="float" office:value="0.917552" calcext:value-type="float">
            <text:p>0.917552</text:p>
          </table:table-cell>
          <table:table-cell table:style-name="ce1" office:value-type="float" office:value="0.910422" calcext:value-type="float">
            <text:p>9.10E-01</text:p>
          </table:table-cell>
          <table:table-cell office:value-type="float" office:value="-0.936811" calcext:value-type="float">
            <text:p>-0.936811</text:p>
          </table:table-cell>
          <table:table-cell table:style-name="ce1" office:value-type="float" office:value="-17.6057" calcext:value-type="float">
            <text:p>-1.76E+01</text:p>
          </table:table-cell>
          <table:table-cell table:number-columns-repeated="22"/>
          <table:table-cell table:formula="of:=[.AT41]+1" office:value-type="date" office:date-value="2020-04-04" calcext:value-type="date">
            <text:p>04/04/20</text:p>
          </table:table-cell>
          <table:table-cell table:formula="of:=AVERAGE([.S39:.S45])" office:value-type="float" office:value="0.916142" calcext:value-type="float">
            <text:p>0.916142</text:p>
          </table:table-cell>
          <table:table-cell table:formula="of:=[.P42]" office:value-type="float" office:value="0.00686861" calcext:value-type="float">
            <text:p>0.00686861</text:p>
          </table:table-cell>
          <table:table-cell table:formula="of:=AVERAGE([.R39:.R45])" office:value-type="float" office:value="0.00831893714285714" calcext:value-type="float">
            <text:p>0.0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83.906" calcext:value-type="float">
            <text:p>883.906</text:p>
          </table:table-cell>
          <table:table-cell office:value-type="float" office:value="762.746" calcext:value-type="float">
            <text:p>762.746</text:p>
          </table:table-cell>
          <table:table-cell office:value-type="float" office:value="-1.63899" calcext:value-type="float">
            <text:p>-1.63899</text:p>
          </table:table-cell>
          <table:table-cell office:value-type="float" office:value="-277.254" calcext:value-type="float">
            <text:p>-277.254</text:p>
          </table:table-cell>
          <table:table-cell office:value-type="float" office:value="3896" calcext:value-type="float">
            <text:p>3896</text:p>
          </table:table-cell>
          <table:table-cell office:value-type="float" office:value="3452.25" calcext:value-type="float">
            <text:p>3452.25</text:p>
          </table:table-cell>
          <table:table-cell office:value-type="float" office:value="3073.51" calcext:value-type="float">
            <text:p>3073.51</text:p>
          </table:table-cell>
          <table:table-cell office:value-type="float" office:value="-2.3923" calcext:value-type="float">
            <text:p>-2.3923</text:p>
          </table:table-cell>
          <table:table-cell office:value-type="float" office:value="-822.489" calcext:value-type="float">
            <text:p>-822.489</text:p>
          </table:table-cell>
          <table:table-cell office:value-type="float" office:value="67" calcext:value-type="float">
            <text:p>67</text:p>
          </table:table-cell>
          <table:table-cell office:value-type="float" office:value="66.6203" calcext:value-type="float">
            <text:p>66.6203</text:p>
          </table:table-cell>
          <table:table-cell office:value-type="float" office:value="57.8452" calcext:value-type="float">
            <text:p>57.8452</text:p>
          </table:table-cell>
          <table:table-cell office:value-type="float" office:value="-0.379694" calcext:value-type="float">
            <text:p>-0.379694</text:p>
          </table:table-cell>
          <table:table-cell office:value-type="float" office:value="-9.1548" calcext:value-type="float">
            <text:p>-9.1548</text:p>
          </table:table-cell>
          <table:table-cell office:value-type="float" office:value="0.00813021" calcext:value-type="float">
            <text:p>0.00813021</text:p>
          </table:table-cell>
          <table:table-cell table:style-name="ce1" office:value-type="float" office:value="0.0039968" calcext:value-type="float">
            <text:p>4.00E-03</text:p>
          </table:table-cell>
          <table:table-cell office:value-type="float" office:value="0.00730733" calcext:value-type="float">
            <text:p>7.31E-03</text:p>
          </table:table-cell>
          <table:table-cell table:number-columns-repeated="2" office:value-type="float" office:value="0.917929" calcext:value-type="float">
            <text:p>0.917929</text:p>
          </table:table-cell>
          <table:table-cell table:style-name="ce1" office:value-type="float" office:value="1.05539" calcext:value-type="float">
            <text:p>1.06E+00</text:p>
          </table:table-cell>
          <table:table-cell office:value-type="float" office:value="-0.904466" calcext:value-type="float">
            <text:p>-0.904466</text:p>
          </table:table-cell>
          <table:table-cell table:style-name="ce1" office:value-type="float" office:value="-18.8313" calcext:value-type="float">
            <text:p>-1.88E+01</text:p>
          </table:table-cell>
          <table:table-cell table:number-columns-repeated="22"/>
          <table:table-cell table:formula="of:=[.AT42]+1" office:value-type="date" office:date-value="2020-04-05" calcext:value-type="date">
            <text:p>05/04/20</text:p>
          </table:table-cell>
          <table:table-cell table:formula="of:=AVERAGE([.S40:.S46])" office:value-type="float" office:value="0.916013714285714" calcext:value-type="float">
            <text:p>0.916013714285714</text:p>
          </table:table-cell>
          <table:table-cell table:formula="of:=[.P43]" office:value-type="float" office:value="0.00813021" calcext:value-type="float">
            <text:p>0.00813021</text:p>
          </table:table-cell>
          <table:table-cell table:formula="of:=AVERAGE([.R40:.R46])" office:value-type="float" office:value="0.00942934" calcext:value-type="float">
            <text:p>0.0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41.582" calcext:value-type="float">
            <text:p>941.582</text:p>
          </table:table-cell>
          <table:table-cell office:value-type="float" office:value="811.138" calcext:value-type="float">
            <text:p>811.138</text:p>
          </table:table-cell>
          <table:table-cell office:value-type="float" office:value="-1.63819" calcext:value-type="float">
            <text:p>-1.63819</text:p>
          </table:table-cell>
          <table:table-cell office:value-type="float" office:value="-276.862" calcext:value-type="float">
            <text:p>-276.862</text:p>
          </table:table-cell>
          <table:table-cell office:value-type="float" office:value="4067" calcext:value-type="float">
            <text:p>4067</text:p>
          </table:table-cell>
          <table:table-cell office:value-type="float" office:value="3577.56" calcext:value-type="float">
            <text:p>3577.56</text:p>
          </table:table-cell>
          <table:table-cell office:value-type="float" office:value="3189.12" calcext:value-type="float">
            <text:p>3189.12</text:p>
          </table:table-cell>
          <table:table-cell office:value-type="float" office:value="-2.70515" calcext:value-type="float">
            <text:p>-2.70515</text:p>
          </table:table-cell>
          <table:table-cell office:value-type="float" office:value="-877.885" calcext:value-type="float">
            <text:p>-877.885</text:p>
          </table:table-cell>
          <table:table-cell office:value-type="float" office:value="78" calcext:value-type="float">
            <text:p>78</text:p>
          </table:table-cell>
          <table:table-cell office:value-type="float" office:value="74.8901" calcext:value-type="float">
            <text:p>74.8901</text:p>
          </table:table-cell>
          <table:table-cell office:value-type="float" office:value="67.5935" calcext:value-type="float">
            <text:p>67.5935</text:p>
          </table:table-cell>
          <table:table-cell office:value-type="float" office:value="-3.10987" calcext:value-type="float">
            <text:p>-3.10987</text:p>
          </table:table-cell>
          <table:table-cell office:value-type="float" office:value="-10.4065" calcext:value-type="float">
            <text:p>-10.4065</text:p>
          </table:table-cell>
          <table:table-cell office:value-type="float" office:value="0.00947309" calcext:value-type="float">
            <text:p>0.00947309</text:p>
          </table:table-cell>
          <table:table-cell table:style-name="ce1" office:value-type="float" office:value="0.00609413" calcext:value-type="float">
            <text:p>6.09E-03</text:p>
          </table:table-cell>
          <table:table-cell office:value-type="float" office:value="0.0107583" calcext:value-type="float">
            <text:p>1.08E-02</text:p>
          </table:table-cell>
          <table:table-cell table:number-columns-repeated="2" office:value-type="float" office:value="0.916166" calcext:value-type="float">
            <text:p>0.916166</text:p>
          </table:table-cell>
          <table:table-cell table:style-name="ce1" office:value-type="float" office:value="1.22568" calcext:value-type="float">
            <text:p>1.23E+00</text:p>
          </table:table-cell>
          <table:table-cell office:value-type="float" office:value="-0.855754" calcext:value-type="float">
            <text:p>-0.855754</text:p>
          </table:table-cell>
          <table:table-cell table:style-name="ce1" office:value-type="float" office:value="-18.4107" calcext:value-type="float">
            <text:p>-1.84E+01</text:p>
          </table:table-cell>
          <table:table-cell table:number-columns-repeated="22"/>
          <table:table-cell table:formula="of:=[.AT43]+1" office:value-type="date" office:date-value="2020-04-06" calcext:value-type="date">
            <text:p>06/04/20</text:p>
          </table:table-cell>
          <table:table-cell table:formula="of:=AVERAGE([.S41:.S47])" office:value-type="float" office:value="0.915762428571429" calcext:value-type="float">
            <text:p>0.915762428571429</text:p>
          </table:table-cell>
          <table:table-cell table:formula="of:=[.P44]" office:value-type="float" office:value="0.00947309" calcext:value-type="float">
            <text:p>0.00947309</text:p>
          </table:table-cell>
          <table:table-cell table:formula="of:=AVERAGE([.R41:.R47])" office:value-type="float" office:value="0.01060577" calcext:value-type="float">
            <text:p>0.0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873.541" calcext:value-type="float">
            <text:p>873.541</text:p>
          </table:table-cell>
          <table:table-cell office:value-type="float" office:value="-1.59865" calcext:value-type="float">
            <text:p>-1.59865</text:p>
          </table:table-cell>
          <table:table-cell office:value-type="float" office:value="-270.459" calcext:value-type="float">
            <text:p>-270.459</text:p>
          </table:table-cell>
          <table:table-cell office:value-type="float" office:value="4215" calcext:value-type="float">
            <text:p>4215</text:p>
          </table:table-cell>
          <table:table-cell office:value-type="float" office:value="3732.65" calcext:value-type="float">
            <text:p>3732.65</text:p>
          </table:table-cell>
          <table:table-cell office:value-type="float" office:value="3344.52" calcext:value-type="float">
            <text:p>3344.52</text:p>
          </table:table-cell>
          <table:table-cell office:value-type="float" office:value="-2.73646" calcext:value-type="float">
            <text:p>-2.73646</text:p>
          </table:table-cell>
          <table:table-cell office:value-type="float" office:value="-870.482" calcext:value-type="float">
            <text:p>-870.482</text:p>
          </table:table-cell>
          <table:table-cell office:value-type="float" office:value="88" calcext:value-type="float">
            <text:p>88</text:p>
          </table:table-cell>
          <table:table-cell office:value-type="float" office:value="86.1225" calcext:value-type="float">
            <text:p>86.1225</text:p>
          </table:table-cell>
          <table:table-cell office:value-type="float" office:value="78.3115" calcext:value-type="float">
            <text:p>78.3115</text:p>
          </table:table-cell>
          <table:table-cell office:value-type="float" office:value="-1.87749" calcext:value-type="float">
            <text:p>-1.87749</text:p>
          </table:table-cell>
          <table:table-cell office:value-type="float" office:value="-9.68848" calcext:value-type="float">
            <text:p>-9.68848</text:p>
          </table:table-cell>
          <table:table-cell office:value-type="float" office:value="0.010434" calcext:value-type="float">
            <text:p>0.010434</text:p>
          </table:table-cell>
          <table:table-cell office:value-type="float" office:value="0.00767813" calcext:value-type="float">
            <text:p>0.00767813</text:p>
          </table:table-cell>
          <table:table-cell office:value-type="float" office:value="0.0131787" calcext:value-type="float">
            <text:p>1.32E-02</text:p>
          </table:table-cell>
          <table:table-cell table:number-columns-repeated="2" office:value-type="float" office:value="0.915105" calcext:value-type="float">
            <text:p>0.915105</text:p>
          </table:table-cell>
          <table:table-cell table:style-name="ce1" office:value-type="float" office:value="1.32516" calcext:value-type="float">
            <text:p>1.33E+00</text:p>
          </table:table-cell>
          <table:table-cell office:value-type="float" office:value="-0.819537" calcext:value-type="float">
            <text:p>-0.819537</text:p>
          </table:table-cell>
          <table:table-cell table:style-name="ce1" office:value-type="float" office:value="-18.5679" calcext:value-type="float">
            <text:p>-1.86E+01</text:p>
          </table:table-cell>
          <table:table-cell table:number-columns-repeated="22"/>
          <table:table-cell table:formula="of:=[.AT44]+1" office:value-type="date" office:date-value="2020-04-07" calcext:value-type="date">
            <text:p>07/04/20</text:p>
          </table:table-cell>
          <table:table-cell table:formula="of:=AVERAGE([.S42:.S48])" office:value-type="float" office:value="0.915713857142857" calcext:value-type="float">
            <text:p>0.915713857142857</text:p>
          </table:table-cell>
          <table:table-cell table:formula="of:=[.P45]" office:value-type="float" office:value="0.010434" calcext:value-type="float">
            <text:p>0.010434</text:p>
          </table:table-cell>
          <table:table-cell table:formula="of:=AVERAGE([.R42:.R48])" office:value-type="float" office:value="0.0114457171428571" calcext:value-type="float">
            <text:p>0.0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81.99" calcext:value-type="float">
            <text:p>1081.99</text:p>
          </table:table-cell>
          <table:table-cell office:value-type="float" office:value="943.179" calcext:value-type="float">
            <text:p>943.179</text:p>
          </table:table-cell>
          <table:table-cell office:value-type="float" office:value="-1.47928" calcext:value-type="float">
            <text:p>-1.47928</text:p>
          </table:table-cell>
          <table:table-cell office:value-type="float" office:value="-255.821" calcext:value-type="float">
            <text:p>-255.821</text:p>
          </table:table-cell>
          <table:table-cell office:value-type="float" office:value="4380" calcext:value-type="float">
            <text:p>4380</text:p>
          </table:table-cell>
          <table:table-cell office:value-type="float" office:value="3897.85" calcext:value-type="float">
            <text:p>3897.85</text:p>
          </table:table-cell>
          <table:table-cell office:value-type="float" office:value="3517.2" calcext:value-type="float">
            <text:p>3517.2</text:p>
          </table:table-cell>
          <table:table-cell office:value-type="float" office:value="-2.81684" calcext:value-type="float">
            <text:p>-2.81684</text:p>
          </table:table-cell>
          <table:table-cell office:value-type="float" office:value="-862.799" calcext:value-type="float">
            <text:p>-862.799</text:p>
          </table:table-cell>
          <table:table-cell office:value-type="float" office:value="99" calcext:value-type="float">
            <text:p>99</text:p>
          </table:table-cell>
          <table:table-cell office:value-type="float" office:value="96.298" calcext:value-type="float">
            <text:p>96.298</text:p>
          </table:table-cell>
          <table:table-cell office:value-type="float" office:value="88.7875" calcext:value-type="float">
            <text:p>88.7875</text:p>
          </table:table-cell>
          <table:table-cell office:value-type="float" office:value="-2.70197" calcext:value-type="float">
            <text:p>-2.70197</text:p>
          </table:table-cell>
          <table:table-cell office:value-type="float" office:value="-10.2125" calcext:value-type="float">
            <text:p>-10.2125</text:p>
          </table:table-cell>
          <table:table-cell office:value-type="float" office:value="0.0105343" calcext:value-type="float">
            <text:p>0.0105343</text:p>
          </table:table-cell>
          <table:table-cell office:value-type="float" office:value="0.00838202" calcext:value-type="float">
            <text:p>0.00838202</text:p>
          </table:table-cell>
          <table:table-cell office:value-type="float" office:value="0.0140586" calcext:value-type="float">
            <text:p>1.41E-02</text:p>
          </table:table-cell>
          <table:table-cell table:number-columns-repeated="2" office:value-type="float" office:value="0.91439" calcext:value-type="float">
            <text:p>0.91439</text:p>
          </table:table-cell>
          <table:table-cell table:style-name="ce1" office:value-type="float" office:value="1.33683" calcext:value-type="float">
            <text:p>1.34E+00</text:p>
          </table:table-cell>
          <table:table-cell office:value-type="float" office:value="-0.814807" calcext:value-type="float">
            <text:p>-0.814807</text:p>
          </table:table-cell>
          <table:table-cell table:style-name="ce1" office:value-type="float" office:value="-19.1948" calcext:value-type="float">
            <text:p>-1.92E+01</text:p>
          </table:table-cell>
          <table:table-cell table:number-columns-repeated="22"/>
          <table:table-cell table:formula="of:=[.AT45]+1" office:value-type="date" office:date-value="2020-04-08" calcext:value-type="date">
            <text:p>08/04/20</text:p>
          </table:table-cell>
          <table:table-cell table:formula="of:=AVERAGE([.S43:.S49])" office:value-type="float" office:value="0.915631428571428" calcext:value-type="float">
            <text:p>0.915631428571428</text:p>
          </table:table-cell>
          <table:table-cell table:formula="of:=[.P46]" office:value-type="float" office:value="0.0105343" calcext:value-type="float">
            <text:p>0.0105343</text:p>
          </table:table-cell>
          <table:table-cell table:formula="of:=AVERAGE([.R43:.R49])" office:value-type="float" office:value="0.0121883471428571" calcext:value-type="float">
            <text:p>0.0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53.55" calcext:value-type="float">
            <text:p>1153.55</text:p>
          </table:table-cell>
          <table:table-cell office:value-type="float" office:value="1013.24" calcext:value-type="float">
            <text:p>1013.24</text:p>
          </table:table-cell>
          <table:table-cell office:value-type="float" office:value="-1.56283" calcext:value-type="float">
            <text:p>-1.56283</text:p>
          </table:table-cell>
          <table:table-cell office:value-type="float" office:value="-256.757" calcext:value-type="float">
            <text:p>-256.757</text:p>
          </table:table-cell>
          <table:table-cell office:value-type="float" office:value="4523" calcext:value-type="float">
            <text:p>4523</text:p>
          </table:table-cell>
          <table:table-cell office:value-type="float" office:value="4065.04" calcext:value-type="float">
            <text:p>4065.04</text:p>
          </table:table-cell>
          <table:table-cell office:value-type="float" office:value="3684.18" calcext:value-type="float">
            <text:p>3684.18</text:p>
          </table:table-cell>
          <table:table-cell office:value-type="float" office:value="-2.763" calcext:value-type="float">
            <text:p>-2.763</text:p>
          </table:table-cell>
          <table:table-cell office:value-type="float" office:value="-838.818" calcext:value-type="float">
            <text:p>-838.818</text:p>
          </table:table-cell>
          <table:table-cell office:value-type="float" office:value="112" calcext:value-type="float">
            <text:p>112</text:p>
          </table:table-cell>
          <table:table-cell office:value-type="float" office:value="107.425" calcext:value-type="float">
            <text:p>107.425</text:p>
          </table:table-cell>
          <table:table-cell office:value-type="float" office:value="95.8385" calcext:value-type="float">
            <text:p>95.8385</text:p>
          </table:table-cell>
          <table:table-cell office:value-type="float" office:value="-4.57466" calcext:value-type="float">
            <text:p>-4.57466</text:p>
          </table:table-cell>
          <table:table-cell office:value-type="float" office:value="-16.1615" calcext:value-type="float">
            <text:p>-16.1615</text:p>
          </table:table-cell>
          <table:table-cell office:value-type="float" office:value="0.0106347" calcext:value-type="float">
            <text:p>0.0106347</text:p>
          </table:table-cell>
          <table:table-cell office:value-type="float" office:value="0.00976851" calcext:value-type="float">
            <text:p>0.00976851</text:p>
          </table:table-cell>
          <table:table-cell office:value-type="float" office:value="0.016071" calcext:value-type="float">
            <text:p>1.61E-02</text:p>
          </table:table-cell>
          <table:table-cell table:number-columns-repeated="2" office:value-type="float" office:value="0.912631" calcext:value-type="float">
            <text:p>0.912631</text:p>
          </table:table-cell>
          <table:table-cell table:style-name="ce1" office:value-type="float" office:value="1.36077" calcext:value-type="float">
            <text:p>1.36E+00</text:p>
          </table:table-cell>
          <table:table-cell office:value-type="float" office:value="-0.805044" calcext:value-type="float">
            <text:p>-0.805044</text:p>
          </table:table-cell>
          <table:table-cell table:style-name="ce1" office:value-type="float" office:value="-16.4398" calcext:value-type="float">
            <text:p>-1.64E+01</text:p>
          </table:table-cell>
          <table:table-cell table:number-columns-repeated="22"/>
          <table:table-cell table:formula="of:=[.AT46]+1" office:value-type="date" office:date-value="2020-04-09" calcext:value-type="date">
            <text:p>09/04/20</text:p>
          </table:table-cell>
          <table:table-cell table:formula="of:=AVERAGE([.S44:.S50])" office:value-type="float" office:value="0.915382142857143" calcext:value-type="float">
            <text:p>0.915382142857143</text:p>
          </table:table-cell>
          <table:table-cell table:formula="of:=[.P47]" office:value-type="float" office:value="0.0106347" calcext:value-type="float">
            <text:p>0.0106347</text:p>
          </table:table-cell>
          <table:table-cell table:formula="of:=AVERAGE([.R44:.R50])" office:value-type="float" office:value="0.0129447285714286" calcext:value-type="float">
            <text:p>0.0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227.92" calcext:value-type="float">
            <text:p>1227.92</text:p>
          </table:table-cell>
          <table:table-cell office:value-type="float" office:value="1087.76" calcext:value-type="float">
            <text:p>1087.76</text:p>
          </table:table-cell>
          <table:table-cell office:value-type="float" office:value="-0.981395" calcext:value-type="float">
            <text:p>-0.981395</text:p>
          </table:table-cell>
          <table:table-cell office:value-type="float" office:value="-209.239" calcext:value-type="float">
            <text:p>-209.239</text:p>
          </table:table-cell>
          <table:table-cell office:value-type="float" office:value="4616" calcext:value-type="float">
            <text:p>4616</text:p>
          </table:table-cell>
          <table:table-cell office:value-type="float" office:value="4240.66" calcext:value-type="float">
            <text:p>4240.66</text:p>
          </table:table-cell>
          <table:table-cell office:value-type="float" office:value="3866.64" calcext:value-type="float">
            <text:p>3866.64</text:p>
          </table:table-cell>
          <table:table-cell office:value-type="float" office:value="-2.34276" calcext:value-type="float">
            <text:p>-2.34276</text:p>
          </table:table-cell>
          <table:table-cell office:value-type="float" office:value="-749.363" calcext:value-type="float">
            <text:p>-749.363</text:p>
          </table:table-cell>
          <table:table-cell office:value-type="float" office:value="119" calcext:value-type="float">
            <text:p>119</text:p>
          </table:table-cell>
          <table:table-cell office:value-type="float" office:value="120.507" calcext:value-type="float">
            <text:p>120.507</text:p>
          </table:table-cell>
          <table:table-cell office:value-type="float" office:value="106.66" calcext:value-type="float">
            <text:p>106.66</text:p>
          </table:table-cell>
          <table:table-cell office:value-type="float" office:value="1.50726" calcext:value-type="float">
            <text:p>1.50726</text:p>
          </table:table-cell>
          <table:table-cell office:value-type="float" office:value="-12.3398" calcext:value-type="float">
            <text:p>-12.3398</text:p>
          </table:table-cell>
          <table:table-cell office:value-type="float" office:value="0.010735" calcext:value-type="float">
            <text:p>0.010735</text:p>
          </table:table-cell>
          <table:table-cell office:value-type="float" office:value="0.00760854" calcext:value-type="float">
            <text:p>0.00760854</text:p>
          </table:table-cell>
          <table:table-cell office:value-type="float" office:value="0.0123143" calcext:value-type="float">
            <text:p>1.23E-02</text:p>
          </table:table-cell>
          <table:table-cell table:number-columns-repeated="2" office:value-type="float" office:value="0.916224" calcext:value-type="float">
            <text:p>0.916224</text:p>
          </table:table-cell>
          <table:table-cell table:style-name="ce1" office:value-type="float" office:value="1.32319" calcext:value-type="float">
            <text:p>1.32E+00</text:p>
          </table:table-cell>
          <table:table-cell office:value-type="float" office:value="-0.819549" calcext:value-type="float">
            <text:p>-0.819549</text:p>
          </table:table-cell>
          <table:table-cell table:style-name="ce1" office:value-type="float" office:value="-15.2423" calcext:value-type="float">
            <text:p>-1.52E+01</text:p>
          </table:table-cell>
          <table:table-cell table:number-columns-repeated="22"/>
          <table:table-cell table:formula="of:=[.AT47]+1" office:value-type="date" office:date-value="2020-04-10" calcext:value-type="date">
            <text:p>10/04/20</text:p>
          </table:table-cell>
          <table:table-cell table:formula="of:=AVERAGE([.S45:.S51])" office:value-type="float" office:value="0.914708285714286" calcext:value-type="float">
            <text:p>0.914708285714286</text:p>
          </table:table-cell>
          <table:table-cell table:formula="of:=[.P48]" office:value-type="float" office:value="0.010735" calcext:value-type="float">
            <text:p>0.010735</text:p>
          </table:table-cell>
          <table:table-cell table:formula="of:=AVERAGE([.R45:.R51])" office:value-type="float" office:value="0.0139538714285714" calcext:value-type="float">
            <text:p>0.0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283.85" calcext:value-type="float">
            <text:p>1283.85</text:p>
          </table:table-cell>
          <table:table-cell office:value-type="float" office:value="1149.5" calcext:value-type="float">
            <text:p>1149.5</text:p>
          </table:table-cell>
          <table:table-cell office:value-type="float" office:value="-0.559721" calcext:value-type="float">
            <text:p>-0.559721</text:p>
          </table:table-cell>
          <table:table-cell office:value-type="float" office:value="-171.496" calcext:value-type="float">
            <text:p>-171.496</text:p>
          </table:table-cell>
          <table:table-cell office:value-type="float" office:value="4676" calcext:value-type="float">
            <text:p>4676</text:p>
          </table:table-cell>
          <table:table-cell office:value-type="float" office:value="4369.79" calcext:value-type="float">
            <text:p>4369.79</text:p>
          </table:table-cell>
          <table:table-cell office:value-type="float" office:value="4010.39" calcext:value-type="float">
            <text:p>4010.39</text:p>
          </table:table-cell>
          <table:table-cell office:value-type="float" office:value="-1.9877" calcext:value-type="float">
            <text:p>-1.9877</text:p>
          </table:table-cell>
          <table:table-cell office:value-type="float" office:value="-665.609" calcext:value-type="float">
            <text:p>-665.609</text:p>
          </table:table-cell>
          <table:table-cell office:value-type="float" office:value="129" calcext:value-type="float">
            <text:p>129</text:p>
          </table:table-cell>
          <table:table-cell office:value-type="float" office:value="127.511" calcext:value-type="float">
            <text:p>127.511</text:p>
          </table:table-cell>
          <table:table-cell office:value-type="float" office:value="113.949" calcext:value-type="float">
            <text:p>113.949</text:p>
          </table:table-cell>
          <table:table-cell office:value-type="float" office:value="-1.48924" calcext:value-type="float">
            <text:p>-1.48924</text:p>
          </table:table-cell>
          <table:table-cell office:value-type="float" office:value="-15.0509" calcext:value-type="float">
            <text:p>-15.0509</text:p>
          </table:table-cell>
          <table:table-cell office:value-type="float" office:value="0.0108353" calcext:value-type="float">
            <text:p>0.0108353</text:p>
          </table:table-cell>
          <table:table-cell office:value-type="float" office:value="0.00728762" calcext:value-type="float">
            <text:p>0.00728762</text:p>
          </table:table-cell>
          <table:table-cell office:value-type="float" office:value="0.0116302" calcext:value-type="float">
            <text:p>1.16E-02</text:p>
          </table:table-cell>
          <table:table-cell table:number-columns-repeated="2" office:value-type="float" office:value="0.916975" calcext:value-type="float">
            <text:p>0.916975</text:p>
          </table:table-cell>
          <table:table-cell table:style-name="ce1" office:value-type="float" office:value="1.31986" calcext:value-type="float">
            <text:p>1.32E+00</text:p>
          </table:table-cell>
          <table:table-cell office:value-type="float" office:value="-0.820574" calcext:value-type="float">
            <text:p>-0.820574</text:p>
          </table:table-cell>
          <table:table-cell table:style-name="ce1" office:value-type="float" office:value="-14.3286" calcext:value-type="float">
            <text:p>-1.43E+01</text:p>
          </table:table-cell>
          <table:table-cell table:number-columns-repeated="22"/>
          <table:table-cell table:formula="of:=[.AT48]+1" office:value-type="date" office:date-value="2020-04-11" calcext:value-type="date">
            <text:p>11/04/20</text:p>
          </table:table-cell>
          <table:table-cell table:formula="of:=AVERAGE([.S46:.S52])" office:value-type="float" office:value="0.913880285714285" calcext:value-type="float">
            <text:p>0.913880285714285</text:p>
          </table:table-cell>
          <table:table-cell table:formula="of:=[.P49]" office:value-type="float" office:value="0.0108353" calcext:value-type="float">
            <text:p>0.0108353</text:p>
          </table:table-cell>
          <table:table-cell table:formula="of:=AVERAGE([.R46:.R52])" office:value-type="float" office:value="0.0150840428571429" calcext:value-type="float">
            <text:p>0.0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30.65" calcext:value-type="float">
            <text:p>1330.65</text:p>
          </table:table-cell>
          <table:table-cell office:value-type="float" office:value="1206" calcext:value-type="float">
            <text:p>1206</text:p>
          </table:table-cell>
          <table:table-cell office:value-type="float" office:value="-0.133002" calcext:value-type="float">
            <text:p>-0.133002</text:p>
          </table:table-cell>
          <table:table-cell office:value-type="float" office:value="-133.002" calcext:value-type="float">
            <text:p>-133.002</text:p>
          </table:table-cell>
          <table:table-cell office:value-type="float" office:value="4728" calcext:value-type="float">
            <text:p>4728</text:p>
          </table:table-cell>
          <table:table-cell office:value-type="float" office:value="4484.24" calcext:value-type="float">
            <text:p>4484.24</text:p>
          </table:table-cell>
          <table:table-cell office:value-type="float" office:value="4141.93" calcext:value-type="float">
            <text:p>4141.93</text:p>
          </table:table-cell>
          <table:table-cell office:value-type="float" office:value="-1.64705" calcext:value-type="float">
            <text:p>-1.64705</text:p>
          </table:table-cell>
          <table:table-cell office:value-type="float" office:value="-586.073" calcext:value-type="float">
            <text:p>-586.073</text:p>
          </table:table-cell>
          <table:table-cell office:value-type="float" office:value="138" calcext:value-type="float">
            <text:p>138</text:p>
          </table:table-cell>
          <table:table-cell office:value-type="float" office:value="137.464" calcext:value-type="float">
            <text:p>137.464</text:p>
          </table:table-cell>
          <table:table-cell office:value-type="float" office:value="122.844" calcext:value-type="float">
            <text:p>122.844</text:p>
          </table:table-cell>
          <table:table-cell office:value-type="float" office:value="-0.536003" calcext:value-type="float">
            <text:p>-0.536003</text:p>
          </table:table-cell>
          <table:table-cell office:value-type="float" office:value="-15.1557" calcext:value-type="float">
            <text:p>-15.1557</text:p>
          </table:table-cell>
          <table:table-cell office:value-type="float" office:value="0.0109357" calcext:value-type="float">
            <text:p>0.0109357</text:p>
          </table:table-cell>
          <table:table-cell office:value-type="float" office:value="0.0079936" calcext:value-type="float">
            <text:p>0.0079936</text:p>
          </table:table-cell>
          <table:table-cell office:value-type="float" office:value="0.012602" calcext:value-type="float">
            <text:p>1.26E-02</text:p>
          </table:table-cell>
          <table:table-cell table:number-columns-repeated="2" office:value-type="float" office:value="0.916184" calcext:value-type="float">
            <text:p>0.916184</text:p>
          </table:table-cell>
          <table:table-cell table:style-name="ce1" office:value-type="float" office:value="1.33316" calcext:value-type="float">
            <text:p>1.33E+00</text:p>
          </table:table-cell>
          <table:table-cell office:value-type="float" office:value="-0.815162" calcext:value-type="float">
            <text:p>-0.815162</text:p>
          </table:table-cell>
          <table:table-cell table:style-name="ce1" office:value-type="float" office:value="-14.4334" calcext:value-type="float">
            <text:p>-1.44E+01</text:p>
          </table:table-cell>
          <table:table-cell table:number-columns-repeated="22"/>
          <table:table-cell table:formula="of:=[.AT49]+1" office:value-type="date" office:date-value="2020-04-12" calcext:value-type="date">
            <text:p>12/04/20</text:p>
          </table:table-cell>
          <table:table-cell table:formula="of:=AVERAGE([.S47:.S53])" office:value-type="float" office:value="0.913420142857143" calcext:value-type="float">
            <text:p>0.913420142857143</text:p>
          </table:table-cell>
          <table:table-cell table:formula="of:=[.P50]" office:value-type="float" office:value="0.0109357" calcext:value-type="float">
            <text:p>0.0109357</text:p>
          </table:table-cell>
          <table:table-cell table:formula="of:=AVERAGE([.R47:.R53])" office:value-type="float" office:value="0.0161944285714286" calcext:value-type="float">
            <text:p>0.0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371.64" calcext:value-type="float">
            <text:p>1371.64</text:p>
          </table:table-cell>
          <table:table-cell office:value-type="float" office:value="1264.2" calcext:value-type="float">
            <text:p>1264.2</text:p>
          </table:table-cell>
          <table:table-cell office:value-type="float" office:value="0.397081" calcext:value-type="float">
            <text:p>0.397081</text:p>
          </table:table-cell>
          <table:table-cell office:value-type="float" office:value="-83.798" calcext:value-type="float">
            <text:p>-83.798</text:p>
          </table:table-cell>
          <table:table-cell office:value-type="float" office:value="4762" calcext:value-type="float">
            <text:p>4762</text:p>
          </table:table-cell>
          <table:table-cell office:value-type="float" office:value="4587.78" calcext:value-type="float">
            <text:p>4587.78</text:p>
          </table:table-cell>
          <table:table-cell office:value-type="float" office:value="4282.72" calcext:value-type="float">
            <text:p>4282.72</text:p>
          </table:table-cell>
          <table:table-cell office:value-type="float" office:value="-1.22716" calcext:value-type="float">
            <text:p>-1.22716</text:p>
          </table:table-cell>
          <table:table-cell office:value-type="float" office:value="-479.281" calcext:value-type="float">
            <text:p>-479.281</text:p>
          </table:table-cell>
          <table:table-cell office:value-type="float" office:value="143" calcext:value-type="float">
            <text:p>143</text:p>
          </table:table-cell>
          <table:table-cell office:value-type="float" office:value="146.366" calcext:value-type="float">
            <text:p>146.366</text:p>
          </table:table-cell>
          <table:table-cell office:value-type="float" office:value="134.539" calcext:value-type="float">
            <text:p>134.539</text:p>
          </table:table-cell>
          <table:table-cell office:value-type="float" office:value="3.36576" calcext:value-type="float">
            <text:p>3.36576</text:p>
          </table:table-cell>
          <table:table-cell office:value-type="float" office:value="-8.46098" calcext:value-type="float">
            <text:p>-8.46098</text:p>
          </table:table-cell>
          <table:table-cell office:value-type="float" office:value="0.011036" calcext:value-type="float">
            <text:p>0.011036</text:p>
          </table:table-cell>
          <table:table-cell office:value-type="float" office:value="0.0114265" calcext:value-type="float">
            <text:p>0.0114265</text:p>
          </table:table-cell>
          <table:table-cell office:value-type="float" office:value="0.0178223" calcext:value-type="float">
            <text:p>1.78E-02</text:p>
          </table:table-cell>
          <table:table-cell table:number-columns-repeated="2" office:value-type="float" office:value="0.911449" calcext:value-type="float">
            <text:p>0.911449</text:p>
          </table:table-cell>
          <table:table-cell table:style-name="ce1" office:value-type="float" office:value="1.38652" calcext:value-type="float">
            <text:p>1.39E+00</text:p>
          </table:table-cell>
          <table:table-cell office:value-type="float" office:value="-0.792931" calcext:value-type="float">
            <text:p>-0.792931</text:p>
          </table:table-cell>
          <table:table-cell table:style-name="ce1" office:value-type="float" office:value="-19.448" calcext:value-type="float">
            <text:p>-1.94E+01</text:p>
          </table:table-cell>
          <table:table-cell table:number-columns-repeated="22"/>
          <table:table-cell table:formula="of:=[.AT50]+1" office:value-type="date" office:date-value="2020-04-13" calcext:value-type="date">
            <text:p>13/04/20</text:p>
          </table:table-cell>
          <table:table-cell table:formula="of:=AVERAGE([.S48:.S54])" office:value-type="float" office:value="0.913476" calcext:value-type="float">
            <text:p>0.913476</text:p>
          </table:table-cell>
          <table:table-cell table:formula="of:=[.P51]" office:value-type="float" office:value="0.011036" calcext:value-type="float">
            <text:p>0.011036</text:p>
          </table:table-cell>
          <table:table-cell table:formula="of:=AVERAGE([.R48:.R54])" office:value-type="float" office:value="0.0171964142857143" calcext:value-type="float">
            <text:p>0.0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13.36" calcext:value-type="float">
            <text:p>1413.36</text:p>
          </table:table-cell>
          <table:table-cell office:value-type="float" office:value="1328.81" calcext:value-type="float">
            <text:p>1328.81</text:p>
          </table:table-cell>
          <table:table-cell office:value-type="float" office:value="0.360013" calcext:value-type="float">
            <text:p>0.360013</text:p>
          </table:table-cell>
          <table:table-cell office:value-type="float" office:value="-64.1868" calcext:value-type="float">
            <text:p>-64.1868</text:p>
          </table:table-cell>
          <table:table-cell office:value-type="float" office:value="4876" calcext:value-type="float">
            <text:p>4876</text:p>
          </table:table-cell>
          <table:table-cell office:value-type="float" office:value="4693.66" calcext:value-type="float">
            <text:p>4693.66</text:p>
          </table:table-cell>
          <table:table-cell office:value-type="float" office:value="4437.89" calcext:value-type="float">
            <text:p>4437.89</text:p>
          </table:table-cell>
          <table:table-cell office:value-type="float" office:value="-1.34052" calcext:value-type="float">
            <text:p>-1.34052</text:p>
          </table:table-cell>
          <table:table-cell office:value-type="float" office:value="-438.11" calcext:value-type="float">
            <text:p>-438.11</text:p>
          </table:table-cell>
          <table:table-cell office:value-type="float" office:value="161" calcext:value-type="float">
            <text:p>161</text:p>
          </table:table-cell>
          <table:table-cell office:value-type="float" office:value="151.216" calcext:value-type="float">
            <text:p>151.216</text:p>
          </table:table-cell>
          <table:table-cell office:value-type="float" office:value="144.905" calcext:value-type="float">
            <text:p>144.905</text:p>
          </table:table-cell>
          <table:table-cell office:value-type="float" office:value="-9.78445" calcext:value-type="float">
            <text:p>-9.78445</text:p>
          </table:table-cell>
          <table:table-cell office:value-type="float" office:value="-16.0949" calcext:value-type="float">
            <text:p>-16.0949</text:p>
          </table:table-cell>
          <table:table-cell office:value-type="float" office:value="0.0116706" calcext:value-type="float">
            <text:p>0.0116706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210899" calcext:value-type="float">
            <text:p>2.11E-02</text:p>
          </table:table-cell>
          <table:table-cell table:number-columns-repeated="2" office:value-type="float" office:value="0.909309" calcext:value-type="float">
            <text:p>0.909309</text:p>
          </table:table-cell>
          <table:table-cell table:style-name="ce1" office:value-type="float" office:value="1.44226" calcext:value-type="float">
            <text:p>1.44E+00</text:p>
          </table:table-cell>
          <table:table-cell office:value-type="float" office:value="-0.764262" calcext:value-type="float">
            <text:p>-0.764262</text:p>
          </table:table-cell>
          <table:table-cell table:style-name="ce1" office:value-type="float" office:value="-13.8268" calcext:value-type="float">
            <text:p>-1.38E+01</text:p>
          </table:table-cell>
          <table:table-cell table:number-columns-repeated="22"/>
          <table:table-cell table:formula="of:=[.AT51]+1" office:value-type="date" office:date-value="2020-04-14" calcext:value-type="date">
            <text:p>14/04/20</text:p>
          </table:table-cell>
          <table:table-cell table:formula="of:=AVERAGE([.S49:.S55])" office:value-type="float" office:value="0.914310142857143" calcext:value-type="float">
            <text:p>0.914310142857143</text:p>
          </table:table-cell>
          <table:table-cell table:formula="of:=[.P52]" office:value-type="float" office:value="0.0116706" calcext:value-type="float">
            <text:p>0.0116706</text:p>
          </table:table-cell>
          <table:table-cell table:formula="of:=AVERAGE([.R49:.R55])" office:value-type="float" office:value="0.0177872571428571" calcext:value-type="float">
            <text:p>0.0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8.62" calcext:value-type="float">
            <text:p>1458.62</text:p>
          </table:table-cell>
          <table:table-cell office:value-type="float" office:value="1396.08" calcext:value-type="float">
            <text:p>1396.08</text:p>
          </table:table-cell>
          <table:table-cell office:value-type="float" office:value="0.067255" calcext:value-type="float">
            <text:p>0.067255</text:p>
          </table:table-cell>
          <table:table-cell office:value-type="float" office:value="-58.923" calcext:value-type="float">
            <text:p>-58.923</text:p>
          </table:table-cell>
          <table:table-cell office:value-type="float" office:value="4960" calcext:value-type="float">
            <text:p>4960</text:p>
          </table:table-cell>
          <table:table-cell office:value-type="float" office:value="4823.08" calcext:value-type="float">
            <text:p>4823.08</text:p>
          </table:table-cell>
          <table:table-cell office:value-type="float" office:value="4601.56" calcext:value-type="float">
            <text:p>4601.56</text:p>
          </table:table-cell>
          <table:table-cell office:value-type="float" office:value="-1.05107" calcext:value-type="float">
            <text:p>-1.05107</text:p>
          </table:table-cell>
          <table:table-cell office:value-type="float" office:value="-358.445" calcext:value-type="float">
            <text:p>-358.445</text:p>
          </table:table-cell>
          <table:table-cell office:value-type="float" office:value="166" calcext:value-type="float">
            <text:p>166</text:p>
          </table:table-cell>
          <table:table-cell office:value-type="float" office:value="169.064" calcext:value-type="float">
            <text:p>169.064</text:p>
          </table:table-cell>
          <table:table-cell office:value-type="float" office:value="156.01" calcext:value-type="float">
            <text:p>156.01</text:p>
          </table:table-cell>
          <table:table-cell office:value-type="float" office:value="3.06391" calcext:value-type="float">
            <text:p>3.06391</text:p>
          </table:table-cell>
          <table:table-cell office:value-type="float" office:value="-9.98994" calcext:value-type="float">
            <text:p>-9.98994</text:p>
          </table:table-cell>
          <table:table-cell office:value-type="float" office:value="0.0134192" calcext:value-type="float">
            <text:p>0.0134192</text:p>
          </table:table-cell>
          <table:table-cell office:value-type="float" office:value="0.0142494" calcext:value-type="float">
            <text:p>0.0142494</text:p>
          </table:table-cell>
          <table:table-cell office:value-type="float" office:value="0.0218313" calcext:value-type="float">
            <text:p>2.18E-02</text:p>
          </table:table-cell>
          <table:table-cell table:number-columns-repeated="2" office:value-type="float" office:value="0.911169" calcext:value-type="float">
            <text:p>0.911169</text:p>
          </table:table-cell>
          <table:table-cell table:style-name="ce1" office:value-type="float" office:value="1.48706" calcext:value-type="float">
            <text:p>1.49E+00</text:p>
          </table:table-cell>
          <table:table-cell office:value-type="float" office:value="-0.725666" calcext:value-type="float">
            <text:p>-0.725666</text:p>
          </table:table-cell>
          <table:table-cell table:style-name="ce1" office:value-type="float" office:value="-14.5173" calcext:value-type="float">
            <text:p>-1.45E+01</text:p>
          </table:table-cell>
          <table:table-cell table:number-columns-repeated="22"/>
          <table:table-cell table:formula="of:=[.AT52]+1" office:value-type="date" office:date-value="2020-04-15" calcext:value-type="date">
            <text:p>15/04/20</text:p>
          </table:table-cell>
          <table:table-cell table:formula="of:=AVERAGE([.S50:.S56])" office:value-type="float" office:value="0.915755857142857" calcext:value-type="float">
            <text:p>0.915755857142857</text:p>
          </table:table-cell>
          <table:table-cell table:formula="of:=[.P53]" office:value-type="float" office:value="0.0134192" calcext:value-type="float">
            <text:p>0.0134192</text:p>
          </table:table-cell>
          <table:table-cell table:formula="of:=AVERAGE([.R50:.R56])" office:value-type="float" office:value="0.0181995285714286" calcext:value-type="float">
            <text:p>0.0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03.16" calcext:value-type="float">
            <text:p>1503.16</text:p>
          </table:table-cell>
          <table:table-cell office:value-type="float" office:value="1462.86" calcext:value-type="float">
            <text:p>1462.86</text:p>
          </table:table-cell>
          <table:table-cell office:value-type="float" office:value="0.433914" calcext:value-type="float">
            <text:p>0.433914</text:p>
          </table:table-cell>
          <table:table-cell office:value-type="float" office:value="-18.1388" calcext:value-type="float">
            <text:p>-18.1388</text:p>
          </table:table-cell>
          <table:table-cell office:value-type="float" office:value="5030" calcext:value-type="float">
            <text:p>5030</text:p>
          </table:table-cell>
          <table:table-cell office:value-type="float" office:value="4930.91" calcext:value-type="float">
            <text:p>4930.91</text:p>
          </table:table-cell>
          <table:table-cell office:value-type="float" office:value="4763.85" calcext:value-type="float">
            <text:p>4763.85</text:p>
          </table:table-cell>
          <table:table-cell office:value-type="float" office:value="-0.796796" calcext:value-type="float">
            <text:p>-0.796796</text:p>
          </table:table-cell>
          <table:table-cell office:value-type="float" office:value="-266.154" calcext:value-type="float">
            <text:p>-266.154</text:p>
          </table:table-cell>
          <table:table-cell office:value-type="float" office:value="169" calcext:value-type="float">
            <text:p>169</text:p>
          </table:table-cell>
          <table:table-cell office:value-type="float" office:value="173.869" calcext:value-type="float">
            <text:p>173.869</text:p>
          </table:table-cell>
          <table:table-cell office:value-type="float" office:value="168.877" calcext:value-type="float">
            <text:p>168.877</text:p>
          </table:table-cell>
          <table:table-cell office:value-type="float" office:value="4.86878" calcext:value-type="float">
            <text:p>4.86878</text:p>
          </table:table-cell>
          <table:table-cell office:value-type="float" office:value="-0.122989" calcext:value-type="float">
            <text:p>-0.122989</text:p>
          </table:table-cell>
          <table:table-cell office:value-type="float" office:value="0.0153212" calcext:value-type="float">
            <text:p>0.0153212</text:p>
          </table:table-cell>
          <table:table-cell office:value-type="float" office:value="0.0146296" calcext:value-type="float">
            <text:p>0.0146296</text:p>
          </table:table-cell>
          <table:table-cell office:value-type="float" office:value="0.0230849" calcext:value-type="float">
            <text:p>2.31E-02</text:p>
          </table:table-cell>
          <table:table-cell table:number-columns-repeated="2" office:value-type="float" office:value="0.913022" calcext:value-type="float">
            <text:p>0.913022</text:p>
          </table:table-cell>
          <table:table-cell table:style-name="ce1" office:value-type="float" office:value="1.50254" calcext:value-type="float">
            <text:p>1.50E+00</text:p>
          </table:table-cell>
          <table:table-cell office:value-type="float" office:value="-0.688546" calcext:value-type="float">
            <text:p>-0.688546</text:p>
          </table:table-cell>
          <table:table-cell table:style-name="ce1" office:value-type="float" office:value="-13.5907" calcext:value-type="float">
            <text:p>-1.36E+01</text:p>
          </table:table-cell>
          <table:table-cell table:number-columns-repeated="22"/>
          <table:table-cell table:formula="of:=[.AT53]+1" office:value-type="date" office:date-value="2020-04-16" calcext:value-type="date">
            <text:p>16/04/20</text:p>
          </table:table-cell>
          <table:table-cell table:formula="of:=AVERAGE([.S51:.S57])" office:value-type="float" office:value="0.917787714285714" calcext:value-type="float">
            <text:p>0.917787714285714</text:p>
          </table:table-cell>
          <table:table-cell table:formula="of:=[.P54]" office:value-type="float" office:value="0.0153212" calcext:value-type="float">
            <text:p>0.0153212</text:p>
          </table:table-cell>
          <table:table-cell table:formula="of:=AVERAGE([.R51:.R57])" office:value-type="float" office:value="0.0185072857142857" calcext:value-type="float">
            <text:p>0.0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42.89" calcext:value-type="float">
            <text:p>1542.89</text:p>
          </table:table-cell>
          <table:table-cell office:value-type="float" office:value="1521.12" calcext:value-type="float">
            <text:p>1521.12</text:p>
          </table:table-cell>
          <table:table-cell office:value-type="float" office:value="0.224368" calcext:value-type="float">
            <text:p>0.224368</text:p>
          </table:table-cell>
          <table:table-cell office:value-type="float" office:value="-10.8816" calcext:value-type="float">
            <text:p>-10.8816</text:p>
          </table:table-cell>
          <table:table-cell office:value-type="float" office:value="5107" calcext:value-type="float">
            <text:p>5107</text:p>
          </table:table-cell>
          <table:table-cell office:value-type="float" office:value="5026.25" calcext:value-type="float">
            <text:p>5026.25</text:p>
          </table:table-cell>
          <table:table-cell office:value-type="float" office:value="4900.44" calcext:value-type="float">
            <text:p>4900.44</text:p>
          </table:table-cell>
          <table:table-cell office:value-type="float" office:value="-0.681137" calcext:value-type="float">
            <text:p>-0.681137</text:p>
          </table:table-cell>
          <table:table-cell office:value-type="float" office:value="-206.557" calcext:value-type="float">
            <text:p>-206.557</text:p>
          </table:table-cell>
          <table:table-cell office:value-type="float" office:value="173" calcext:value-type="float">
            <text:p>173</text:p>
          </table:table-cell>
          <table:table-cell office:value-type="float" office:value="176.647" calcext:value-type="float">
            <text:p>176.647</text:p>
          </table:table-cell>
          <table:table-cell office:value-type="float" office:value="175.288" calcext:value-type="float">
            <text:p>175.288</text:p>
          </table:table-cell>
          <table:table-cell office:value-type="float" office:value="3.64736" calcext:value-type="float">
            <text:p>3.64736</text:p>
          </table:table-cell>
          <table:table-cell office:value-type="float" office:value="2.28772" calcext:value-type="float">
            <text:p>2.28772</text:p>
          </table:table-cell>
          <table:table-cell office:value-type="float" office:value="0.0173881" calcext:value-type="float">
            <text:p>0.0173881</text:p>
          </table:table-cell>
          <table:table-cell office:value-type="float" office:value="0.0101117" calcext:value-type="float">
            <text:p>0.0101117</text:p>
          </table:table-cell>
          <table:table-cell office:value-type="float" office:value="0.0164502" calcext:value-type="float">
            <text:p>1.65E-02</text:p>
          </table:table-cell>
          <table:table-cell table:number-columns-repeated="2" office:value-type="float" office:value="0.922063" calcext:value-type="float">
            <text:p>0.922063</text:p>
          </table:table-cell>
          <table:table-cell table:style-name="ce1" office:value-type="float" office:value="1.46239" calcext:value-type="float">
            <text:p>1.46E+00</text:p>
          </table:table-cell>
          <table:table-cell office:value-type="float" office:value="-0.68884" calcext:value-type="float">
            <text:p>-0.68884</text:p>
          </table:table-cell>
          <table:table-cell table:style-name="ce1" office:value-type="float" office:value="-12.4376" calcext:value-type="float">
            <text:p>-1.24E+01</text:p>
          </table:table-cell>
          <table:table-cell table:number-columns-repeated="22"/>
          <table:table-cell table:formula="of:=[.AT54]+1" office:value-type="date" office:date-value="2020-04-17" calcext:value-type="date">
            <text:p>17/04/20</text:p>
          </table:table-cell>
          <table:table-cell table:formula="of:=AVERAGE([.S52:.S58])" office:value-type="float" office:value="0.920432142857143" calcext:value-type="float">
            <text:p>0.920432142857143</text:p>
          </table:table-cell>
          <table:table-cell table:formula="of:=[.P55]" office:value-type="float" office:value="0.0173881" calcext:value-type="float">
            <text:p>0.0173881</text:p>
          </table:table-cell>
          <table:table-cell table:formula="of:=AVERAGE([.R52:.R58])" office:value-type="float" office:value="0.0187682285714286" calcext:value-type="float">
            <text:p>0.0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73.26" calcext:value-type="float">
            <text:p>1573.26</text:p>
          </table:table-cell>
          <table:table-cell office:value-type="float" office:value="1563.89" calcext:value-type="float">
            <text:p>1563.89</text:p>
          </table:table-cell>
          <table:table-cell office:value-type="float" office:value="0.265922" calcext:value-type="float">
            <text:p>0.265922</text:p>
          </table:table-cell>
          <table:table-cell office:value-type="float" office:value="2.89168" calcext:value-type="float">
            <text:p>2.89168</text:p>
          </table:table-cell>
          <table:table-cell office:value-type="float" office:value="5135" calcext:value-type="float">
            <text:p>5135</text:p>
          </table:table-cell>
          <table:table-cell office:value-type="float" office:value="5095.16" calcext:value-type="float">
            <text:p>5095.16</text:p>
          </table:table-cell>
          <table:table-cell office:value-type="float" office:value="5004.22" calcext:value-type="float">
            <text:p>5004.22</text:p>
          </table:table-cell>
          <table:table-cell office:value-type="float" office:value="-0.353203" calcext:value-type="float">
            <text:p>-0.353203</text:p>
          </table:table-cell>
          <table:table-cell office:value-type="float" office:value="-130.776" calcext:value-type="float">
            <text:p>-130.776</text:p>
          </table:table-cell>
          <table:table-cell office:value-type="float" office:value="181" calcext:value-type="float">
            <text:p>181</text:p>
          </table:table-cell>
          <table:table-cell office:value-type="float" office:value="180.415" calcext:value-type="float">
            <text:p>180.415</text:p>
          </table:table-cell>
          <table:table-cell office:value-type="float" office:value="184.434" calcext:value-type="float">
            <text:p>184.434</text:p>
          </table:table-cell>
          <table:table-cell office:value-type="float" office:value="-0.585455" calcext:value-type="float">
            <text:p>-0.585455</text:p>
          </table:table-cell>
          <table:table-cell office:value-type="float" office:value="3.43364" calcext:value-type="float">
            <text:p>3.43364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0864527" calcext:value-type="float">
            <text:p>0.00864527</text:p>
          </table:table-cell>
          <table:table-cell office:value-type="float" office:value="0.0145161" calcext:value-type="float">
            <text:p>1.45E-02</text:p>
          </table:table-cell>
          <table:table-cell table:number-columns-repeated="2" office:value-type="float" office:value="0.927095" calcext:value-type="float">
            <text:p>0.927095</text:p>
          </table:table-cell>
          <table:table-cell table:style-name="ce1" office:value-type="float" office:value="1.42741" calcext:value-type="float">
            <text:p>1.43E+00</text:p>
          </table:table-cell>
          <table:table-cell office:value-type="float" office:value="-0.677888" calcext:value-type="float">
            <text:p>-0.677888</text:p>
          </table:table-cell>
          <table:table-cell table:style-name="ce1" office:value-type="float" office:value="-12.5536" calcext:value-type="float">
            <text:p>-1.26E+01</text:p>
          </table:table-cell>
          <table:table-cell table:number-columns-repeated="22"/>
          <table:table-cell table:formula="of:=[.AT55]+1" office:value-type="date" office:date-value="2020-04-18" calcext:value-type="date">
            <text:p>18/04/20</text:p>
          </table:table-cell>
          <table:table-cell table:formula="of:=AVERAGE([.S53:.S59])" office:value-type="float" office:value="0.923490142857143" calcext:value-type="float">
            <text:p>0.923490142857143</text:p>
          </table:table-cell>
          <table:table-cell table:formula="of:=[.P56]" office:value-type="float" office:value="0.0196319" calcext:value-type="float">
            <text:p>0.0196319</text:p>
          </table:table-cell>
          <table:table-cell table:formula="of:=AVERAGE([.R53:.R59])" office:value-type="float" office:value="0.0188928857142857" calcext:value-type="float">
            <text:p>0.02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598.3" calcext:value-type="float">
            <text:p>1598.3</text:p>
          </table:table-cell>
          <table:table-cell office:value-type="float" office:value="1596.9" calcext:value-type="float">
            <text:p>1596.9</text:p>
          </table:table-cell>
          <table:table-cell office:value-type="float" office:value="0.16581" calcext:value-type="float">
            <text:p>0.16581</text:p>
          </table:table-cell>
          <table:table-cell office:value-type="float" office:value="5.90123" calcext:value-type="float">
            <text:p>5.90123</text:p>
          </table:table-cell>
          <table:table-cell office:value-type="float" office:value="5164" calcext:value-type="float">
            <text:p>5164</text:p>
          </table:table-cell>
          <table:table-cell office:value-type="float" office:value="5152.91" calcext:value-type="float">
            <text:p>5152.91</text:p>
          </table:table-cell>
          <table:table-cell office:value-type="float" office:value="5086.14" calcext:value-type="float">
            <text:p>5086.14</text:p>
          </table:table-cell>
          <table:table-cell office:value-type="float" office:value="-0.103213" calcext:value-type="float">
            <text:p>-0.103213</text:p>
          </table:table-cell>
          <table:table-cell office:value-type="float" office:value="-77.8597" calcext:value-type="float">
            <text:p>-77.8597</text:p>
          </table:table-cell>
          <table:table-cell office:value-type="float" office:value="186" calcext:value-type="float">
            <text:p>186</text:p>
          </table:table-cell>
          <table:table-cell office:value-type="float" office:value="188.171" calcext:value-type="float">
            <text:p>188.171</text:p>
          </table:table-cell>
          <table:table-cell office:value-type="float" office:value="192.307" calcext:value-type="float">
            <text:p>192.307</text:p>
          </table:table-cell>
          <table:table-cell office:value-type="float" office:value="2.17075" calcext:value-type="float">
            <text:p>2.17075</text:p>
          </table:table-cell>
          <table:table-cell office:value-type="float" office:value="6.30705" calcext:value-type="float">
            <text:p>6.30705</text:p>
          </table:table-cell>
          <table:table-cell office:value-type="float" office:value="0.0220658" calcext:value-type="float">
            <text:p>0.0220658</text:p>
          </table:table-cell>
          <table:table-cell office:value-type="float" office:value="0.00850507" calcext:value-type="float">
            <text:p>0.00850507</text:p>
          </table:table-cell>
          <table:table-cell office:value-type="float" office:value="0.0147563" calcext:value-type="float">
            <text:p>1.48E-02</text:p>
          </table:table-cell>
          <table:table-cell table:number-columns-repeated="2" office:value-type="float" office:value="0.930407" calcext:value-type="float">
            <text:p>0.930407</text:p>
          </table:table-cell>
          <table:table-cell table:style-name="ce1" office:value-type="float" office:value="1.38612" calcext:value-type="float">
            <text:p>1.39E+00</text:p>
          </table:table-cell>
          <table:table-cell office:value-type="float" office:value="-0.665444" calcext:value-type="float">
            <text:p>-0.665444</text:p>
          </table:table-cell>
          <table:table-cell table:style-name="ce1" office:value-type="float" office:value="-12.5446" calcext:value-type="float">
            <text:p>-1.25E+01</text:p>
          </table:table-cell>
          <table:table-cell table:number-columns-repeated="22"/>
          <table:table-cell table:formula="of:=[.AT56]+1" office:value-type="date" office:date-value="2020-04-19" calcext:value-type="date">
            <text:p>19/04/20</text:p>
          </table:table-cell>
          <table:table-cell table:formula="of:=AVERAGE([.S54:.S60])" office:value-type="float" office:value="0.926397857142857" calcext:value-type="float">
            <text:p>0.926397857142857</text:p>
          </table:table-cell>
          <table:table-cell table:formula="of:=[.P57]" office:value-type="float" office:value="0.0220658" calcext:value-type="float">
            <text:p>0.0220658</text:p>
          </table:table-cell>
          <table:table-cell table:formula="of:=AVERAGE([.R54:.R60])" office:value-type="float" office:value="0.0188507142857143" calcext:value-type="float">
            <text:p>0.0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621.91" calcext:value-type="float">
            <text:p>1621.91</text:p>
          </table:table-cell>
          <table:table-cell office:value-type="float" office:value="1621.72" calcext:value-type="float">
            <text:p>1621.72</text:p>
          </table:table-cell>
          <table:table-cell office:value-type="float" office:value="-0.688703" calcext:value-type="float">
            <text:p>-0.688703</text:p>
          </table:table-cell>
          <table:table-cell office:value-type="float" office:value="-29.2775" calcext:value-type="float">
            <text:p>-29.2775</text:p>
          </table:table-cell>
          <table:table-cell office:value-type="float" office:value="5257" calcext:value-type="float">
            <text:p>5257</text:p>
          </table:table-cell>
          <table:table-cell office:value-type="float" office:value="5200.9" calcext:value-type="float">
            <text:p>5200.9</text:p>
          </table:table-cell>
          <table:table-cell office:value-type="float" office:value="5147.64" calcext:value-type="float">
            <text:p>5147.64</text:p>
          </table:table-cell>
          <table:table-cell office:value-type="float" office:value="-0.547463" calcext:value-type="float">
            <text:p>-0.547463</text:p>
          </table:table-cell>
          <table:table-cell office:value-type="float" office:value="-109.359" calcext:value-type="float">
            <text:p>-109.359</text:p>
          </table:table-cell>
          <table:table-cell office:value-type="float" office:value="194" calcext:value-type="float">
            <text:p>194</text:p>
          </table:table-cell>
          <table:table-cell office:value-type="float" office:value="192.914" calcext:value-type="float">
            <text:p>192.914</text:p>
          </table:table-cell>
          <table:table-cell office:value-type="float" office:value="195.904" calcext:value-type="float">
            <text:p>195.904</text:p>
          </table:table-cell>
          <table:table-cell office:value-type="float" office:value="-1.08561" calcext:value-type="float">
            <text:p>-1.08561</text:p>
          </table:table-cell>
          <table:table-cell office:value-type="float" office:value="1.90431" calcext:value-type="float">
            <text:p>1.90431</text:p>
          </table:table-cell>
          <table:table-cell office:value-type="float" office:value="0.0247036" calcext:value-type="float">
            <text:p>0.0247036</text:p>
          </table:table-cell>
          <table:table-cell office:value-type="float" office:value="0.0109464" calcext:value-type="float">
            <text:p>0.0109464</text:p>
          </table:table-cell>
          <table:table-cell office:value-type="float" office:value="0.0196489" calcext:value-type="float">
            <text:p>1.96E-02</text:p>
          </table:table-cell>
          <table:table-cell table:number-columns-repeated="2" office:value-type="float" office:value="0.92996" calcext:value-type="float">
            <text:p>0.92996</text:p>
          </table:table-cell>
          <table:table-cell table:style-name="ce1" office:value-type="float" office:value="1.33948" calcext:value-type="float">
            <text:p>1.34E+00</text:p>
          </table:table-cell>
          <table:table-cell office:value-type="float" office:value="-0.644612" calcext:value-type="float">
            <text:p>-0.644612</text:p>
          </table:table-cell>
          <table:table-cell table:style-name="ce1" office:value-type="float" office:value="-12.7699" calcext:value-type="float">
            <text:p>-1.28E+01</text:p>
          </table:table-cell>
          <table:table-cell table:number-columns-repeated="22"/>
          <table:table-cell table:formula="of:=[.AT57]+1" office:value-type="date" office:date-value="2020-04-20" calcext:value-type="date">
            <text:p>20/04/20</text:p>
          </table:table-cell>
          <table:table-cell table:formula="of:=AVERAGE([.S55:.S61])" office:value-type="float" office:value="0.928962" calcext:value-type="float">
            <text:p>0.928962</text:p>
          </table:table-cell>
          <table:table-cell table:formula="of:=[.P58]" office:value-type="float" office:value="0.0247036" calcext:value-type="float">
            <text:p>0.0247036</text:p>
          </table:table-cell>
          <table:table-cell table:formula="of:=AVERAGE([.R55:.R61])" office:value-type="float" office:value="0.0188060285714286" calcext:value-type="float">
            <text:p>0.0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655.09" calcext:value-type="float">
            <text:p>1655.09</text:p>
          </table:table-cell>
          <table:table-cell office:value-type="float" office:value="1651.15" calcext:value-type="float">
            <text:p>1651.15</text:p>
          </table:table-cell>
          <table:table-cell office:value-type="float" office:value="-0.977973" calcext:value-type="float">
            <text:p>-0.977973</text:p>
          </table:table-cell>
          <table:table-cell office:value-type="float" office:value="-43.8465" calcext:value-type="float">
            <text:p>-43.8465</text:p>
          </table:table-cell>
          <table:table-cell office:value-type="float" office:value="5346" calcext:value-type="float">
            <text:p>5346</text:p>
          </table:table-cell>
          <table:table-cell office:value-type="float" office:value="5267.24" calcext:value-type="float">
            <text:p>5267.24</text:p>
          </table:table-cell>
          <table:table-cell office:value-type="float" office:value="5233.57" calcext:value-type="float">
            <text:p>5233.57</text:p>
          </table:table-cell>
          <table:table-cell office:value-type="float" office:value="-0.804511" calcext:value-type="float">
            <text:p>-0.804511</text:p>
          </table:table-cell>
          <table:table-cell office:value-type="float" office:value="-112.43" calcext:value-type="float">
            <text:p>-112.43</text:p>
          </table:table-cell>
          <table:table-cell office:value-type="float" office:value="201" calcext:value-type="float">
            <text:p>201</text:p>
          </table:table-cell>
          <table:table-cell office:value-type="float" office:value="200.668" calcext:value-type="float">
            <text:p>200.668</text:p>
          </table:table-cell>
          <table:table-cell office:value-type="float" office:value="212.55" calcext:value-type="float">
            <text:p>212.55</text:p>
          </table:table-cell>
          <table:table-cell office:value-type="float" office:value="-0.33226" calcext:value-type="float">
            <text:p>-0.33226</text:p>
          </table:table-cell>
          <table:table-cell office:value-type="float" office:value="11.5498" calcext:value-type="float">
            <text:p>11.5498</text:p>
          </table:table-cell>
          <table:table-cell office:value-type="float" office:value="0.0266302" calcext:value-type="float">
            <text:p>0.0266302</text:p>
          </table:table-cell>
          <table:table-cell office:value-type="float" office:value="0.0118104" calcext:value-type="float">
            <text:p>0.0118104</text:p>
          </table:table-cell>
          <table:table-cell office:value-type="float" office:value="0.0219625" calcext:value-type="float">
            <text:p>2.20E-02</text:p>
          </table:table-cell>
          <table:table-cell table:number-columns-repeated="2" office:value-type="float" office:value="0.930715" calcext:value-type="float">
            <text:p>0.930715</text:p>
          </table:table-cell>
          <table:table-cell table:style-name="ce1" office:value-type="float" office:value="1.30249" calcext:value-type="float">
            <text:p>1.30E+00</text:p>
          </table:table-cell>
          <table:table-cell office:value-type="float" office:value="-0.635257" calcext:value-type="float">
            <text:p>-0.635257</text:p>
          </table:table-cell>
          <table:table-cell table:style-name="ce1" office:value-type="float" office:value="-12.6685" calcext:value-type="float">
            <text:p>-1.27E+01</text:p>
          </table:table-cell>
          <table:table-cell table:number-columns-repeated="22"/>
          <table:table-cell table:formula="of:=[.AT58]+1" office:value-type="date" office:date-value="2020-04-21" calcext:value-type="date">
            <text:p>21/04/20</text:p>
          </table:table-cell>
          <table:table-cell table:formula="of:=AVERAGE([.S56:.S62])" office:value-type="float" office:value="0.931058571428571" calcext:value-type="float">
            <text:p>0.931058571428571</text:p>
          </table:table-cell>
          <table:table-cell table:formula="of:=[.P59]" office:value-type="float" office:value="0.0266302" calcext:value-type="float">
            <text:p>0.0266302</text:p>
          </table:table-cell>
          <table:table-cell table:formula="of:=AVERAGE([.R56:.R62])" office:value-type="float" office:value="0.0187741142857143" calcext:value-type="float">
            <text:p>0.02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690.92" calcext:value-type="float">
            <text:p>1690.92</text:p>
          </table:table-cell>
          <table:table-cell office:value-type="float" office:value="1681.53" calcext:value-type="float">
            <text:p>1681.53</text:p>
          </table:table-cell>
          <table:table-cell office:value-type="float" office:value="-0.962853" calcext:value-type="float">
            <text:p>-0.962853</text:p>
          </table:table-cell>
          <table:table-cell office:value-type="float" office:value="-47.4694" calcext:value-type="float">
            <text:p>-47.4694</text:p>
          </table:table-cell>
          <table:table-cell office:value-type="float" office:value="5411" calcext:value-type="float">
            <text:p>5411</text:p>
          </table:table-cell>
          <table:table-cell office:value-type="float" office:value="5336.58" calcext:value-type="float">
            <text:p>5336.58</text:p>
          </table:table-cell>
          <table:table-cell office:value-type="float" office:value="5300.93" calcext:value-type="float">
            <text:p>5300.93</text:p>
          </table:table-cell>
          <table:table-cell office:value-type="float" office:value="-0.795952" calcext:value-type="float">
            <text:p>-0.795952</text:p>
          </table:table-cell>
          <table:table-cell office:value-type="float" office:value="-110.073" calcext:value-type="float">
            <text:p>-110.073</text:p>
          </table:table-cell>
          <table:table-cell office:value-type="float" office:value="208" calcext:value-type="float">
            <text:p>208</text:p>
          </table:table-cell>
          <table:table-cell office:value-type="float" office:value="207.422" calcext:value-type="float">
            <text:p>207.422</text:p>
          </table:table-cell>
          <table:table-cell office:value-type="float" office:value="215.969" calcext:value-type="float">
            <text:p>215.969</text:p>
          </table:table-cell>
          <table:table-cell office:value-type="float" office:value="-0.577629" calcext:value-type="float">
            <text:p>-0.577629</text:p>
          </table:table-cell>
          <table:table-cell office:value-type="float" office:value="7.96944" calcext:value-type="float">
            <text:p>7.96944</text:p>
          </table:table-cell>
          <table:table-cell office:value-type="float" office:value="0.0268618" calcext:value-type="float">
            <text:p>0.0268618</text:p>
          </table:table-cell>
          <table:table-cell office:value-type="float" office:value="0.0111629" calcext:value-type="float">
            <text:p>0.0111629</text:p>
          </table:table-cell>
          <table:table-cell office:value-type="float" office:value="0.0215361" calcext:value-type="float">
            <text:p>2.15E-02</text:p>
          </table:table-cell>
          <table:table-cell table:number-columns-repeated="2" office:value-type="float" office:value="0.931523" calcext:value-type="float">
            <text:p>0.931523</text:p>
          </table:table-cell>
          <table:table-cell table:style-name="ce1" office:value-type="float" office:value="1.29802" calcext:value-type="float">
            <text:p>1.30E+00</text:p>
          </table:table-cell>
          <table:table-cell office:value-type="float" office:value="-0.634008" calcext:value-type="float">
            <text:p>-0.634008</text:p>
          </table:table-cell>
          <table:table-cell table:style-name="ce1" office:value-type="float" office:value="-13.9061" calcext:value-type="float">
            <text:p>-1.39E+01</text:p>
          </table:table-cell>
          <table:table-cell table:number-columns-repeated="22"/>
          <table:table-cell table:formula="of:=[.AT59]+1" office:value-type="date" office:date-value="2020-04-22" calcext:value-type="date">
            <text:p>22/04/20</text:p>
          </table:table-cell>
          <table:table-cell table:formula="of:=AVERAGE([.S57:.S63])" office:value-type="float" office:value="0.932715714285714" calcext:value-type="float">
            <text:p>0.932715714285714</text:p>
          </table:table-cell>
          <table:table-cell table:formula="of:=[.P60]" office:value-type="float" office:value="0.0268618" calcext:value-type="float">
            <text:p>0.0268618</text:p>
          </table:table-cell>
          <table:table-cell table:formula="of:=AVERAGE([.R57:.R63])" office:value-type="float" office:value="0.0187459" calcext:value-type="float">
            <text:p>0.02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724.77" calcext:value-type="float">
            <text:p>1724.77</text:p>
          </table:table-cell>
          <table:table-cell office:value-type="float" office:value="1706.33" calcext:value-type="float">
            <text:p>1706.33</text:p>
          </table:table-cell>
          <table:table-cell office:value-type="float" office:value="-0.968438" calcext:value-type="float">
            <text:p>-0.968438</text:p>
          </table:table-cell>
          <table:table-cell office:value-type="float" office:value="-55.6719" calcext:value-type="float">
            <text:p>-55.6719</text:p>
          </table:table-cell>
          <table:table-cell office:value-type="float" office:value="5459" calcext:value-type="float">
            <text:p>5459</text:p>
          </table:table-cell>
          <table:table-cell office:value-type="float" office:value="5400.56" calcext:value-type="float">
            <text:p>5400.56</text:p>
          </table:table-cell>
          <table:table-cell office:value-type="float" office:value="5354.98" calcext:value-type="float">
            <text:p>5354.98</text:p>
          </table:table-cell>
          <table:table-cell office:value-type="float" office:value="-0.654468" calcext:value-type="float">
            <text:p>-0.654468</text:p>
          </table:table-cell>
          <table:table-cell office:value-type="float" office:value="-104.019" calcext:value-type="float">
            <text:p>-104.019</text:p>
          </table:table-cell>
          <table:table-cell office:value-type="float" office:value="210" calcext:value-type="float">
            <text:p>210</text:p>
          </table:table-cell>
          <table:table-cell office:value-type="float" office:value="214.176" calcext:value-type="float">
            <text:p>214.176</text:p>
          </table:table-cell>
          <table:table-cell office:value-type="float" office:value="217.27" calcext:value-type="float">
            <text:p>217.27</text:p>
          </table:table-cell>
          <table:table-cell office:value-type="float" office:value="4.1759" calcext:value-type="float">
            <text:p>4.1759</text:p>
          </table:table-cell>
          <table:table-cell office:value-type="float" office:value="7.26984" calcext:value-type="float">
            <text:p>7.26984</text:p>
          </table:table-cell>
          <table:table-cell office:value-type="float" office:value="0.0270934" calcext:value-type="float">
            <text:p>0.0270934</text:p>
          </table:table-cell>
          <table:table-cell office:value-type="float" office:value="0.0113595" calcext:value-type="float">
            <text:p>0.0113595</text:p>
          </table:table-cell>
          <table:table-cell office:value-type="float" office:value="0.0227721" calcext:value-type="float">
            <text:p>2.28E-02</text:p>
          </table:table-cell>
          <table:table-cell table:number-columns-repeated="2" office:value-type="float" office:value="0.930971" calcext:value-type="float">
            <text:p>0.930971</text:p>
          </table:table-cell>
          <table:table-cell table:style-name="ce1" office:value-type="float" office:value="1.29319" calcext:value-type="float">
            <text:p>1.29E+00</text:p>
          </table:table-cell>
          <table:table-cell office:value-type="float" office:value="-0.628031" calcext:value-type="float">
            <text:p>-0.628031</text:p>
          </table:table-cell>
          <table:table-cell table:style-name="ce1" office:value-type="float" office:value="-12.9686" calcext:value-type="float">
            <text:p>-1.30E+01</text:p>
          </table:table-cell>
          <table:table-cell table:number-columns-repeated="22"/>
          <table:table-cell table:formula="of:=[.AT60]+1" office:value-type="date" office:date-value="2020-04-23" calcext:value-type="date">
            <text:p>23/04/20</text:p>
          </table:table-cell>
          <table:table-cell table:formula="of:=AVERAGE([.S58:.S64])" office:value-type="float" office:value="0.933929285714286" calcext:value-type="float">
            <text:p>0.933929285714286</text:p>
          </table:table-cell>
          <table:table-cell table:formula="of:=[.P61]" office:value-type="float" office:value="0.0270934" calcext:value-type="float">
            <text:p>0.0270934</text:p>
          </table:table-cell>
          <table:table-cell table:formula="of:=AVERAGE([.R58:.R64])" office:value-type="float" office:value="0.0187171714285714" calcext:value-type="float">
            <text:p>0.02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757.96" calcext:value-type="float">
            <text:p>1757.96</text:p>
          </table:table-cell>
          <table:table-cell office:value-type="float" office:value="1732.27" calcext:value-type="float">
            <text:p>1732.27</text:p>
          </table:table-cell>
          <table:table-cell office:value-type="float" office:value="-1.28019" calcext:value-type="float">
            <text:p>-1.28019</text:p>
          </table:table-cell>
          <table:table-cell office:value-type="float" office:value="-73.727" calcext:value-type="float">
            <text:p>-73.727</text:p>
          </table:table-cell>
          <table:table-cell office:value-type="float" office:value="5501" calcext:value-type="float">
            <text:p>5501</text:p>
          </table:table-cell>
          <table:table-cell office:value-type="float" office:value="5456.37" calcext:value-type="float">
            <text:p>5456.37</text:p>
          </table:table-cell>
          <table:table-cell office:value-type="float" office:value="5408.17" calcext:value-type="float">
            <text:p>5408.17</text:p>
          </table:table-cell>
          <table:table-cell office:value-type="float" office:value="-0.523117" calcext:value-type="float">
            <text:p>-0.523117</text:p>
          </table:table-cell>
          <table:table-cell office:value-type="float" office:value="-92.8329" calcext:value-type="float">
            <text:p>-92.8329</text:p>
          </table:table-cell>
          <table:table-cell office:value-type="float" office:value="214" calcext:value-type="float">
            <text:p>214</text:p>
          </table:table-cell>
          <table:table-cell office:value-type="float" office:value="215.925" calcext:value-type="float">
            <text:p>215.925</text:p>
          </table:table-cell>
          <table:table-cell office:value-type="float" office:value="219.543" calcext:value-type="float">
            <text:p>219.543</text:p>
          </table:table-cell>
          <table:table-cell office:value-type="float" office:value="1.92524" calcext:value-type="float">
            <text:p>1.92524</text:p>
          </table:table-cell>
          <table:table-cell office:value-type="float" office:value="5.54257" calcext:value-type="float">
            <text:p>5.54257</text:p>
          </table:table-cell>
          <table:table-cell office:value-type="float" office:value="0.0273249" calcext:value-type="float">
            <text:p>0.0273249</text:p>
          </table:table-cell>
          <table:table-cell office:value-type="float" office:value="0.0077769" calcext:value-type="float">
            <text:p>0.0077769</text:p>
          </table:table-cell>
          <table:table-cell office:value-type="float" office:value="0.0162268" calcext:value-type="float">
            <text:p>1.62E-02</text:p>
          </table:table-cell>
          <table:table-cell table:number-columns-repeated="2" office:value-type="float" office:value="0.936739" calcext:value-type="float">
            <text:p>0.936739</text:p>
          </table:table-cell>
          <table:table-cell table:style-name="ce1" office:value-type="float" office:value="1.28959" calcext:value-type="float">
            <text:p>1.29E+00</text:p>
          </table:table-cell>
          <table:table-cell office:value-type="float" office:value="-0.645188" calcext:value-type="float">
            <text:p>-0.645188</text:p>
          </table:table-cell>
          <table:table-cell table:style-name="ce1" office:value-type="float" office:value="-13.2343" calcext:value-type="float">
            <text:p>-1.32E+01</text:p>
          </table:table-cell>
          <table:table-cell table:number-columns-repeated="22"/>
          <table:table-cell table:formula="of:=[.AT61]+1" office:value-type="date" office:date-value="2020-04-24" calcext:value-type="date">
            <text:p>24/04/20</text:p>
          </table:table-cell>
          <table:table-cell table:formula="of:=AVERAGE([.S59:.S65])" office:value-type="float" office:value="0.934719" calcext:value-type="float">
            <text:p>0.934719</text:p>
          </table:table-cell>
          <table:table-cell table:formula="of:=[.P62]" office:value-type="float" office:value="0.0273249" calcext:value-type="float">
            <text:p>0.0273249</text:p>
          </table:table-cell>
          <table:table-cell table:formula="of:=AVERAGE([.R59:.R65])" office:value-type="float" office:value="0.0186788428571429" calcext:value-type="float">
            <text:p>0.0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786.81" calcext:value-type="float">
            <text:p>1786.81</text:p>
          </table:table-cell>
          <table:table-cell office:value-type="float" office:value="1751.46" calcext:value-type="float">
            <text:p>1751.46</text:p>
          </table:table-cell>
          <table:table-cell office:value-type="float" office:value="-1.58906" calcext:value-type="float">
            <text:p>-1.58906</text:p>
          </table:table-cell>
          <table:table-cell office:value-type="float" office:value="-93.5418" calcext:value-type="float">
            <text:p>-93.5418</text:p>
          </table:table-cell>
          <table:table-cell office:value-type="float" office:value="5541" calcext:value-type="float">
            <text:p>5541</text:p>
          </table:table-cell>
          <table:table-cell office:value-type="float" office:value="5500.94" calcext:value-type="float">
            <text:p>5500.94</text:p>
          </table:table-cell>
          <table:table-cell office:value-type="float" office:value="5448.33" calcext:value-type="float">
            <text:p>5448.33</text:p>
          </table:table-cell>
          <table:table-cell office:value-type="float" office:value="-0.491395" calcext:value-type="float">
            <text:p>-0.491395</text:p>
          </table:table-cell>
          <table:table-cell office:value-type="float" office:value="-92.6719" calcext:value-type="float">
            <text:p>-92.6719</text:p>
          </table:table-cell>
          <table:table-cell office:value-type="float" office:value="218" calcext:value-type="float">
            <text:p>218</text:p>
          </table:table-cell>
          <table:table-cell office:value-type="float" office:value="219.678" calcext:value-type="float">
            <text:p>219.678</text:p>
          </table:table-cell>
          <table:table-cell office:value-type="float" office:value="225.786" calcext:value-type="float">
            <text:p>225.786</text:p>
          </table:table-cell>
          <table:table-cell office:value-type="float" office:value="1.67812" calcext:value-type="float">
            <text:p>1.67812</text:p>
          </table:table-cell>
          <table:table-cell office:value-type="float" office:value="7.7856" calcext:value-type="float">
            <text:p>7.7856</text:p>
          </table:table-cell>
          <table:table-cell office:value-type="float" office:value="0.0275565" calcext:value-type="float">
            <text:p>0.0275565</text:p>
          </table:table-cell>
          <table:table-cell office:value-type="float" office:value="0.00658099" calcext:value-type="float">
            <text:p>0.00658099</text:p>
          </table:table-cell>
          <table:table-cell office:value-type="float" office:value="0.0143186" calcext:value-type="float">
            <text:p>1.43E-02</text:p>
          </table:table-cell>
          <table:table-cell table:number-columns-repeated="2" office:value-type="float" office:value="0.938695" calcext:value-type="float">
            <text:p>0.938695</text:p>
          </table:table-cell>
          <table:table-cell table:style-name="ce1" office:value-type="float" office:value="1.28531" calcext:value-type="float">
            <text:p>1.29E+00</text:p>
          </table:table-cell>
          <table:table-cell office:value-type="float" office:value="-0.649219" calcext:value-type="float">
            <text:p>-0.649219</text:p>
          </table:table-cell>
          <table:table-cell table:style-name="ce1" office:value-type="float" office:value="-13.9963" calcext:value-type="float">
            <text:p>-1.40E+01</text:p>
          </table:table-cell>
          <table:table-cell table:number-columns-repeated="22"/>
          <table:table-cell table:formula="of:=[.AT62]+1" office:value-type="date" office:date-value="2020-04-25" calcext:value-type="date">
            <text:p>25/04/20</text:p>
          </table:table-cell>
          <table:table-cell table:formula="of:=AVERAGE([.S60:.S66])" office:value-type="float" office:value="0.935390571428571" calcext:value-type="float">
            <text:p>0.935390571428571</text:p>
          </table:table-cell>
          <table:table-cell table:formula="of:=[.P63]" office:value-type="float" office:value="0.0275565" calcext:value-type="float">
            <text:p>0.0275565</text:p>
          </table:table-cell>
          <table:table-cell table:formula="of:=AVERAGE([.R60:.R66])" office:value-type="float" office:value="0.0186359142857143" calcext:value-type="float">
            <text:p>0.0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14.52" calcext:value-type="float">
            <text:p>1814.52</text:p>
          </table:table-cell>
          <table:table-cell office:value-type="float" office:value="1768.32" calcext:value-type="float">
            <text:p>1768.32</text:p>
          </table:table-cell>
          <table:table-cell office:value-type="float" office:value="-1.63011" calcext:value-type="float">
            <text:p>-1.63011</text:p>
          </table:table-cell>
          <table:table-cell office:value-type="float" office:value="-104.68" calcext:value-type="float">
            <text:p>-104.68</text:p>
          </table:table-cell>
          <table:table-cell office:value-type="float" office:value="5565" calcext:value-type="float">
            <text:p>5565</text:p>
          </table:table-cell>
          <table:table-cell office:value-type="float" office:value="5540.75" calcext:value-type="float">
            <text:p>5540.75</text:p>
          </table:table-cell>
          <table:table-cell office:value-type="float" office:value="5477.54" calcext:value-type="float">
            <text:p>5477.54</text:p>
          </table:table-cell>
          <table:table-cell office:value-type="float" office:value="-0.310582" calcext:value-type="float">
            <text:p>-0.310582</text:p>
          </table:table-cell>
          <table:table-cell office:value-type="float" office:value="-87.4612" calcext:value-type="float">
            <text:p>-87.4612</text:p>
          </table:table-cell>
          <table:table-cell office:value-type="float" office:value="220" calcext:value-type="float">
            <text:p>220</text:p>
          </table:table-cell>
          <table:table-cell office:value-type="float" office:value="223.435" calcext:value-type="float">
            <text:p>223.435</text:p>
          </table:table-cell>
          <table:table-cell office:value-type="float" office:value="228.987" calcext:value-type="float">
            <text:p>228.987</text:p>
          </table:table-cell>
          <table:table-cell office:value-type="float" office:value="3.43529" calcext:value-type="float">
            <text:p>3.43529</text:p>
          </table:table-cell>
          <table:table-cell office:value-type="float" office:value="8.98656" calcext:value-type="float">
            <text:p>8.98656</text:p>
          </table:table-cell>
          <table:table-cell office:value-type="float" office:value="0.0277881" calcext:value-type="float">
            <text:p>0.0277881</text:p>
          </table:table-cell>
          <table:table-cell office:value-type="float" office:value="0.00640255" calcext:value-type="float">
            <text:p>0.00640255</text:p>
          </table:table-cell>
          <table:table-cell office:value-type="float" office:value="0.0145552" calcext:value-type="float">
            <text:p>1.46E-02</text:p>
          </table:table-cell>
          <table:table-cell table:number-columns-repeated="2" office:value-type="float" office:value="0.938902" calcext:value-type="float">
            <text:p>0.938902</text:p>
          </table:table-cell>
          <table:table-cell table:style-name="ce1" office:value-type="float" office:value="1.28114" calcext:value-type="float">
            <text:p>1.28E+00</text:p>
          </table:table-cell>
          <table:table-cell office:value-type="float" office:value="-0.646869" calcext:value-type="float">
            <text:p>-0.646869</text:p>
          </table:table-cell>
          <table:table-cell table:style-name="ce1" office:value-type="float" office:value="-12.9492" calcext:value-type="float">
            <text:p>-1.29E+01</text:p>
          </table:table-cell>
          <table:table-cell table:number-columns-repeated="22"/>
          <table:table-cell table:formula="of:=[.AT63]+1" office:value-type="date" office:date-value="2020-04-26" calcext:value-type="date">
            <text:p>26/04/20</text:p>
          </table:table-cell>
          <table:table-cell table:formula="of:=AVERAGE([.S61:.S67])" office:value-type="float" office:value="0.936597285714286" calcext:value-type="float">
            <text:p>0.936597285714286</text:p>
          </table:table-cell>
          <table:table-cell table:formula="of:=[.P64]" office:value-type="float" office:value="0.0277881" calcext:value-type="float">
            <text:p>0.0277881</text:p>
          </table:table-cell>
          <table:table-cell table:formula="of:=AVERAGE([.R61:.R67])" office:value-type="float" office:value="0.0185937428571429" calcext:value-type="float">
            <text:p>0.0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40.79" calcext:value-type="float">
            <text:p>1840.79</text:p>
          </table:table-cell>
          <table:table-cell office:value-type="float" office:value="1791.17" calcext:value-type="float">
            <text:p>1791.17</text:p>
          </table:table-cell>
          <table:table-cell office:value-type="float" office:value="-1.42604" calcext:value-type="float">
            <text:p>-1.42604</text:p>
          </table:table-cell>
          <table:table-cell office:value-type="float" office:value="-99.8287" calcext:value-type="float">
            <text:p>-99.8287</text:p>
          </table:table-cell>
          <table:table-cell office:value-type="float" office:value="5588" calcext:value-type="float">
            <text:p>5588</text:p>
          </table:table-cell>
          <table:table-cell office:value-type="float" office:value="5574.79" calcext:value-type="float">
            <text:p>5574.79</text:p>
          </table:table-cell>
          <table:table-cell office:value-type="float" office:value="5517.66" calcext:value-type="float">
            <text:p>5517.66</text:p>
          </table:table-cell>
          <table:table-cell office:value-type="float" office:value="-0.176361" calcext:value-type="float">
            <text:p>-0.176361</text:p>
          </table:table-cell>
          <table:table-cell office:value-type="float" office:value="-70.3375" calcext:value-type="float">
            <text:p>-70.3375</text:p>
          </table:table-cell>
          <table:table-cell office:value-type="float" office:value="223" calcext:value-type="float">
            <text:p>223</text:p>
          </table:table-cell>
          <table:table-cell office:value-type="float" office:value="225.195" calcext:value-type="float">
            <text:p>225.195</text:p>
          </table:table-cell>
          <table:table-cell office:value-type="float" office:value="235.283" calcext:value-type="float">
            <text:p>235.283</text:p>
          </table:table-cell>
          <table:table-cell office:value-type="float" office:value="2.19482" calcext:value-type="float">
            <text:p>2.19482</text:p>
          </table:table-cell>
          <table:table-cell office:value-type="float" office:value="12.2828" calcext:value-type="float">
            <text:p>12.2828</text:p>
          </table:table-cell>
          <table:table-cell office:value-type="float" office:value="0.0280197" calcext:value-type="float">
            <text:p>0.0280197</text:p>
          </table:table-cell>
          <table:table-cell office:value-type="float" office:value="0.00814129" calcext:value-type="float">
            <text:p>0.00814129</text:p>
          </table:table-cell>
          <table:table-cell office:value-type="float" office:value="0.0193806" calcext:value-type="float">
            <text:p>1.94E-02</text:p>
          </table:table-cell>
          <table:table-cell table:number-columns-repeated="2" office:value-type="float" office:value="0.935488" calcext:value-type="float">
            <text:p>0.935488</text:p>
          </table:table-cell>
          <table:table-cell table:style-name="ce1" office:value-type="float" office:value="1.27586" calcext:value-type="float">
            <text:p>1.28E+00</text:p>
          </table:table-cell>
          <table:table-cell office:value-type="float" office:value="-0.629573" calcext:value-type="float">
            <text:p>-0.629573</text:p>
          </table:table-cell>
          <table:table-cell table:style-name="ce1" office:value-type="float" office:value="-12.2802" calcext:value-type="float">
            <text:p>-1.23E+01</text:p>
          </table:table-cell>
          <table:table-cell table:number-columns-repeated="22"/>
          <table:table-cell table:formula="of:=[.AT64]+1" office:value-type="date" office:date-value="2020-04-27" calcext:value-type="date">
            <text:p>27/04/20</text:p>
          </table:table-cell>
          <table:table-cell table:formula="of:=AVERAGE([.S62:.S68])" office:value-type="float" office:value="0.938380428571429" calcext:value-type="float">
            <text:p>0.938380428571429</text:p>
          </table:table-cell>
          <table:table-cell table:formula="of:=[.P65]" office:value-type="float" office:value="0.0280197" calcext:value-type="float">
            <text:p>0.0280197</text:p>
          </table:table-cell>
          <table:table-cell table:formula="of:=AVERAGE([.R62:.R68])" office:value-type="float" office:value="0.0185490571428571" calcext:value-type="float">
            <text:p>0.0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867.43" calcext:value-type="float">
            <text:p>1867.43</text:p>
          </table:table-cell>
          <table:table-cell table:style-name="ce1" office:value-type="float" office:value="1818.14" calcext:value-type="float">
            <text:p>1.82E+03</text:p>
          </table:table-cell>
          <table:table-cell office:value-type="float" office:value="-1.25932" calcext:value-type="float">
            <text:p>-1.25932</text:p>
          </table:table-cell>
          <table:table-cell table:style-name="ce1" office:value-type="float" office:value="-92.856" calcext:value-type="float">
            <text:p>-9.29E+01</text:p>
          </table:table-cell>
          <table:table-cell table:style-name="ce1" office:value-type="float" office:value="5627" calcext:value-type="float">
            <text:p>5.63E+03</text:p>
          </table:table-cell>
          <table:table-cell table:style-name="ce1" office:value-type="float" office:value="5610.79" calcext:value-type="float">
            <text:p>5.61E+03</text:p>
          </table:table-cell>
          <table:table-cell table:style-name="ce1" office:value-type="float" office:value="5564.05" calcext:value-type="float">
            <text:p>5.56E+03</text:p>
          </table:table-cell>
          <table:table-cell table:style-name="ce1" office:value-type="float" office:value="-0.225173" calcext:value-type="float">
            <text:p>-2.25E-01</text:p>
          </table:table-cell>
          <table:table-cell table:style-name="ce1" office:value-type="float" office:value="-62.9541" calcext:value-type="float">
            <text:p>-6.30E+01</text:p>
          </table:table-cell>
          <table:table-cell office:value-type="float" office:value="227" calcext:value-type="float">
            <text:p>227</text:p>
          </table:table-cell>
          <table:table-cell office:value-type="float" office:value="227.96" calcext:value-type="float">
            <text:p>227.96</text:p>
          </table:table-cell>
          <table:table-cell office:value-type="float" office:value="240.617" calcext:value-type="float">
            <text:p>240.617</text:p>
          </table:table-cell>
          <table:table-cell office:value-type="float" office:value="0.95954" calcext:value-type="float">
            <text:p>0.95954</text:p>
          </table:table-cell>
          <table:table-cell office:value-type="float" office:value="13.6171" calcext:value-type="float">
            <text:p>13.6171</text:p>
          </table:table-cell>
          <table:table-cell office:value-type="float" office:value="0.0292465" calcext:value-type="float">
            <text:p>0.0292465</text:p>
          </table:table-cell>
          <table:table-cell office:value-type="float" office:value="0.0086689" calcext:value-type="float">
            <text:p>0.0086689</text:p>
          </table:table-cell>
          <table:table-cell office:value-type="float" office:value="0.021662" calcext:value-type="float">
            <text:p>2.17E-02</text:p>
          </table:table-cell>
          <table:table-cell table:number-columns-repeated="2" office:value-type="float" office:value="0.935416" calcext:value-type="float">
            <text:p>0.935416</text:p>
          </table:table-cell>
          <table:table-cell table:style-name="ce1" office:value-type="float" office:value="1.25187" calcext:value-type="float">
            <text:p>1.25E+00</text:p>
          </table:table-cell>
          <table:table-cell office:value-type="float" office:value="-0.62096" calcext:value-type="float">
            <text:p>-0.62096</text:p>
          </table:table-cell>
          <table:table-cell table:style-name="ce1" office:value-type="float" office:value="-14.699" calcext:value-type="float">
            <text:p>-1.47E+01</text:p>
          </table:table-cell>
          <table:table-cell table:number-columns-repeated="22"/>
          <table:table-cell table:formula="of:=[.AT65]+1" office:value-type="date" office:date-value="2020-04-28" calcext:value-type="date">
            <text:p>28/04/20</text:p>
          </table:table-cell>
          <table:table-cell table:formula="of:=AVERAGE([.S63:.S69])" office:value-type="float" office:value="0.940678428571429" calcext:value-type="float">
            <text:p>0.940678428571429</text:p>
          </table:table-cell>
          <table:table-cell table:formula="of:=[.P66]" office:value-type="float" office:value="0.0292465" calcext:value-type="float">
            <text:p>0.0292465</text:p>
          </table:table-cell>
          <table:table-cell table:formula="of:=AVERAGE([.R63:.R69])" office:value-type="float" office:value="0.0185171571428571" calcext:value-type="float">
            <text:p>0.0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893.64" calcext:value-type="float">
            <text:p>1893.64</text:p>
          </table:table-cell>
          <table:table-cell office:value-type="float" office:value="1845.29" calcext:value-type="float">
            <text:p>1845.29</text:p>
          </table:table-cell>
          <table:table-cell office:value-type="float" office:value="-1.39585" calcext:value-type="float">
            <text:p>-1.39585</text:p>
          </table:table-cell>
          <table:table-cell office:value-type="float" office:value="-95.7059" calcext:value-type="float">
            <text:p>-95.7059</text:p>
          </table:table-cell>
          <table:table-cell office:value-type="float" office:value="5672" calcext:value-type="float">
            <text:p>5672</text:p>
          </table:table-cell>
          <table:table-cell office:value-type="float" office:value="5647.81" calcext:value-type="float">
            <text:p>5647.81</text:p>
          </table:table-cell>
          <table:table-cell office:value-type="float" office:value="5610.15" calcext:value-type="float">
            <text:p>5610.15</text:p>
          </table:table-cell>
          <table:table-cell office:value-type="float" office:value="-0.349283" calcext:value-type="float">
            <text:p>-0.349283</text:p>
          </table:table-cell>
          <table:table-cell office:value-type="float" office:value="-61.8493" calcext:value-type="float">
            <text:p>-61.8493</text:p>
          </table:table-cell>
          <table:table-cell office:value-type="float" office:value="227" calcext:value-type="float">
            <text:p>227</text:p>
          </table:table-cell>
          <table:table-cell office:value-type="float" office:value="231.732" calcext:value-type="float">
            <text:p>231.732</text:p>
          </table:table-cell>
          <table:table-cell office:value-type="float" office:value="245.971" calcext:value-type="float">
            <text:p>245.971</text:p>
          </table:table-cell>
          <table:table-cell office:value-type="float" office:value="4.73179" calcext:value-type="float">
            <text:p>4.73179</text:p>
          </table:table-cell>
          <table:table-cell office:value-type="float" office:value="18.9709" calcext:value-type="float">
            <text:p>18.9709</text:p>
          </table:table-cell>
          <table:table-cell office:value-type="float" office:value="0.032571" calcext:value-type="float">
            <text:p>0.032571</text:p>
          </table:table-cell>
          <table:table-cell office:value-type="float" office:value="0.00807631" calcext:value-type="float">
            <text:p>0.00807631</text:p>
          </table:table-cell>
          <table:table-cell office:value-type="float" office:value="0.0212409" calcext:value-type="float">
            <text:p>2.12E-02</text:p>
          </table:table-cell>
          <table:table-cell table:number-columns-repeated="2" office:value-type="float" office:value="0.93997" calcext:value-type="float">
            <text:p>0.93997</text:p>
          </table:table-cell>
          <table:table-cell table:style-name="ce1" office:value-type="float" office:value="1.19513" calcext:value-type="float">
            <text:p>1.20E+00</text:p>
          </table:table-cell>
          <table:table-cell office:value-type="float" office:value="-0.62427" calcext:value-type="float">
            <text:p>-0.62427</text:p>
          </table:table-cell>
          <table:table-cell table:style-name="ce1" office:value-type="float" office:value="-15.2073" calcext:value-type="float">
            <text:p>-1.52E+01</text:p>
          </table:table-cell>
          <table:table-cell table:number-columns-repeated="22"/>
          <table:table-cell table:formula="of:=[.AT66]+1" office:value-type="date" office:date-value="2020-04-29" calcext:value-type="date">
            <text:p>29/04/20</text:p>
          </table:table-cell>
          <table:table-cell table:formula="of:=AVERAGE([.S64:.S70])" office:value-type="float" office:value="0.943534857142857" calcext:value-type="float">
            <text:p>0.943534857142857</text:p>
          </table:table-cell>
          <table:table-cell table:formula="of:=[.P67]" office:value-type="float" office:value="0.032571" calcext:value-type="float">
            <text:p>0.032571</text:p>
          </table:table-cell>
          <table:table-cell table:formula="of:=AVERAGE([.R64:.R70])" office:value-type="float" office:value="0.0184889571428571" calcext:value-type="float">
            <text:p>0.0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919.6" calcext:value-type="float">
            <text:p>1919.6</text:p>
          </table:table-cell>
          <table:table-cell office:value-type="float" office:value="1870.9" calcext:value-type="float">
            <text:p>1870.9</text:p>
          </table:table-cell>
          <table:table-cell table:style-name="ce1" office:value-type="float" office:value="-1.72851" calcext:value-type="float">
            <text:p>-1.73E+00</text:p>
          </table:table-cell>
          <table:table-cell office:value-type="float" office:value="-106.099" calcext:value-type="float">
            <text:p>-106.099</text:p>
          </table:table-cell>
          <table:table-cell office:value-type="float" office:value="5739" calcext:value-type="float">
            <text:p>5739</text:p>
          </table:table-cell>
          <table:table-cell office:value-type="float" office:value="5680.59" calcext:value-type="float">
            <text:p>5680.59</text:p>
          </table:table-cell>
          <table:table-cell office:value-type="float" office:value="5647.26" calcext:value-type="float">
            <text:p>5647.26</text:p>
          </table:table-cell>
          <table:table-cell office:value-type="float" office:value="-0.876492" calcext:value-type="float">
            <text:p>-0.876492</text:p>
          </table:table-cell>
          <table:table-cell office:value-type="float" office:value="-91.739" calcext:value-type="float">
            <text:p>-91.739</text:p>
          </table:table-cell>
          <table:table-cell office:value-type="float" office:value="236" calcext:value-type="float">
            <text:p>236</text:p>
          </table:table-cell>
          <table:table-cell office:value-type="float" office:value="231.511" calcext:value-type="float">
            <text:p>231.511</text:p>
          </table:table-cell>
          <table:table-cell office:value-type="float" office:value="246.322" calcext:value-type="float">
            <text:p>246.322</text:p>
          </table:table-cell>
          <table:table-cell office:value-type="float" office:value="-4.48914" calcext:value-type="float">
            <text:p>-4.48914</text:p>
          </table:table-cell>
          <table:table-cell office:value-type="float" office:value="10.3225" calcext:value-type="float">
            <text:p>10.3225</text:p>
          </table:table-cell>
          <table:table-cell office:value-type="float" office:value="0.0362119" calcext:value-type="float">
            <text:p>0.0362119</text:p>
          </table:table-cell>
          <table:table-cell office:value-type="float" office:value="0.00808941" calcext:value-type="float">
            <text:p>0.00808941</text:p>
          </table:table-cell>
          <table:table-cell office:value-type="float" office:value="0.0224593" calcext:value-type="float">
            <text:p>2.25E-02</text:p>
          </table:table-cell>
          <table:table-cell table:number-columns-repeated="2" office:value-type="float" office:value="0.943453" calcext:value-type="float">
            <text:p>0.943453</text:p>
          </table:table-cell>
          <table:table-cell table:style-name="ce1" office:value-type="float" office:value="1.13833" calcext:value-type="float">
            <text:p>1.14E+00</text:p>
          </table:table-cell>
          <table:table-cell office:value-type="float" office:value="-0.624004" calcext:value-type="float">
            <text:p>-0.624004</text:p>
          </table:table-cell>
          <table:table-cell table:style-name="ce1" office:value-type="float" office:value="-12.7315" calcext:value-type="float">
            <text:p>-1.27E+01</text:p>
          </table:table-cell>
          <table:table-cell table:number-columns-repeated="22"/>
          <table:table-cell table:formula="of:=[.AT67]+1" office:value-type="date" office:date-value="2020-04-30" calcext:value-type="date">
            <text:p>30/04/20</text:p>
          </table:table-cell>
          <table:table-cell table:formula="of:=AVERAGE([.S65:.S71])" office:value-type="float" office:value="0.946226" calcext:value-type="float">
            <text:p>0.946226</text:p>
          </table:table-cell>
          <table:table-cell table:formula="of:=[.P68]" office:value-type="float" office:value="0.0362119" calcext:value-type="float">
            <text:p>0.0362119</text:p>
          </table:table-cell>
          <table:table-cell table:formula="of:=AVERAGE([.R65:.R71])" office:value-type="float" office:value="0.0196010142857143" calcext:value-type="float">
            <text:p>0.0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47.53" calcext:value-type="float">
            <text:p>1947.53</text:p>
          </table:table-cell>
          <table:table-cell office:value-type="float" office:value="1897.84" calcext:value-type="float">
            <text:p>1897.84</text:p>
          </table:table-cell>
          <table:table-cell office:value-type="float" office:value="-1.67384" calcext:value-type="float">
            <text:p>-1.67384</text:p>
          </table:table-cell>
          <table:table-cell office:value-type="float" office:value="-104.161" calcext:value-type="float">
            <text:p>-104.161</text:p>
          </table:table-cell>
          <table:table-cell office:value-type="float" office:value="5769" calcext:value-type="float">
            <text:p>5769</text:p>
          </table:table-cell>
          <table:table-cell office:value-type="float" office:value="5724.99" calcext:value-type="float">
            <text:p>5724.99</text:p>
          </table:table-cell>
          <table:table-cell office:value-type="float" office:value="5684.89" calcext:value-type="float">
            <text:p>5684.89</text:p>
          </table:table-cell>
          <table:table-cell office:value-type="float" office:value="-0.684625" calcext:value-type="float">
            <text:p>-0.684625</text:p>
          </table:table-cell>
          <table:table-cell office:value-type="float" office:value="-84.1104" calcext:value-type="float">
            <text:p>-84.1104</text:p>
          </table:table-cell>
          <table:table-cell office:value-type="float" office:value="240" calcext:value-type="float">
            <text:p>240</text:p>
          </table:table-cell>
          <table:table-cell office:value-type="float" office:value="240.305" calcext:value-type="float">
            <text:p>240.305</text:p>
          </table:table-cell>
          <table:table-cell office:value-type="float" office:value="248.717" calcext:value-type="float">
            <text:p>248.717</text:p>
          </table:table-cell>
          <table:table-cell office:value-type="float" office:value="0.304805" calcext:value-type="float">
            <text:p>0.304805</text:p>
          </table:table-cell>
          <table:table-cell office:value-type="float" office:value="8.7166" calcext:value-type="float">
            <text:p>8.7166</text:p>
          </table:table-cell>
          <table:table-cell office:value-type="float" office:value="0.0400704" calcext:value-type="float">
            <text:p>0.0400704</text:p>
          </table:table-cell>
          <table:table-cell office:value-type="float" office:value="0.00544212" calcext:value-type="float">
            <text:p>0.00544212</text:p>
          </table:table-cell>
          <table:table-cell office:value-type="float" office:value="0.0160035" calcext:value-type="float">
            <text:p>1.60E-02</text:p>
          </table:table-cell>
          <table:table-cell table:number-columns-repeated="2" office:value-type="float" office:value="0.952825" calcext:value-type="float">
            <text:p>0.952825</text:p>
          </table:table-cell>
          <table:table-cell table:style-name="ce1" office:value-type="float" office:value="1.09228" calcext:value-type="float">
            <text:p>1.09E+00</text:p>
          </table:table-cell>
          <table:table-cell office:value-type="float" office:value="-0.645958" calcext:value-type="float">
            <text:p>-0.645958</text:p>
          </table:table-cell>
          <table:table-cell table:style-name="ce1" office:value-type="float" office:value="-11.9705" calcext:value-type="float">
            <text:p>-1.20E+01</text:p>
          </table:table-cell>
          <table:table-cell table:number-columns-repeated="22"/>
          <table:table-cell table:formula="of:=[.AT68]+1" office:value-type="date" office:date-value="2020-05-01" calcext:value-type="date">
            <text:p>01/05/20</text:p>
          </table:table-cell>
          <table:table-cell table:formula="of:=AVERAGE([.S66:.S72])" office:value-type="float" office:value="0.948376142857143" calcext:value-type="float">
            <text:p>0.948376142857143</text:p>
          </table:table-cell>
          <table:table-cell table:formula="of:=[.P69]" office:value-type="float" office:value="0.0400704" calcext:value-type="float">
            <text:p>0.0400704</text:p>
          </table:table-cell>
          <table:table-cell table:formula="of:=AVERAGE([.R66:.R72])" office:value-type="float" office:value="0.0226066857142857" calcext:value-type="float">
            <text:p>0.0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71.06" calcext:value-type="float">
            <text:p>1971.06</text:p>
          </table:table-cell>
          <table:table-cell office:value-type="float" office:value="1922.26" calcext:value-type="float">
            <text:p>1922.26</text:p>
          </table:table-cell>
          <table:table-cell office:value-type="float" office:value="-1.25509" calcext:value-type="float">
            <text:p>-1.25509</text:p>
          </table:table-cell>
          <table:table-cell office:value-type="float" office:value="-88.7439" calcext:value-type="float">
            <text:p>-88.7439</text:p>
          </table:table-cell>
          <table:table-cell office:value-type="float" office:value="5778" calcext:value-type="float">
            <text:p>5778</text:p>
          </table:table-cell>
          <table:table-cell office:value-type="float" office:value="5756.89" calcext:value-type="float">
            <text:p>5756.89</text:p>
          </table:table-cell>
          <table:table-cell office:value-type="float" office:value="5716.2" calcext:value-type="float">
            <text:p>5716.2</text:p>
          </table:table-cell>
          <table:table-cell office:value-type="float" office:value="-0.340648" calcext:value-type="float">
            <text:p>-0.340648</text:p>
          </table:table-cell>
          <table:table-cell office:value-type="float" office:value="-61.7961" calcext:value-type="float">
            <text:p>-61.7961</text:p>
          </table:table-cell>
          <table:table-cell office:value-type="float" office:value="245" calcext:value-type="float">
            <text:p>245</text:p>
          </table:table-cell>
          <table:table-cell office:value-type="float" office:value="244.103" calcext:value-type="float">
            <text:p>244.103</text:p>
          </table:table-cell>
          <table:table-cell office:value-type="float" office:value="251.155" calcext:value-type="float">
            <text:p>251.155</text:p>
          </table:table-cell>
          <table:table-cell office:value-type="float" office:value="-0.896974" calcext:value-type="float">
            <text:p>-0.896974</text:p>
          </table:table-cell>
          <table:table-cell office:value-type="float" office:value="6.15539" calcext:value-type="float">
            <text:p>6.15539</text:p>
          </table:table-cell>
          <table:table-cell office:value-type="float" office:value="0.0441085" calcext:value-type="float">
            <text:p>0.0441085</text:p>
          </table:table-cell>
          <table:table-cell office:value-type="float" office:value="0.00451671" calcext:value-type="float">
            <text:p>0.00451671</text:p>
          </table:table-cell>
          <table:table-cell office:value-type="float" office:value="0.0141212" calcext:value-type="float">
            <text:p>1.41E-02</text:p>
          </table:table-cell>
          <table:table-cell table:number-columns-repeated="2" office:value-type="float" office:value="0.95869" calcext:value-type="float">
            <text:p>0.95869</text:p>
          </table:table-cell>
          <table:table-cell table:style-name="ce1" office:value-type="float" office:value="1.04586" calcext:value-type="float">
            <text:p>1.05E+00</text:p>
          </table:table-cell>
          <table:table-cell office:value-type="float" office:value="-0.654761" calcext:value-type="float">
            <text:p>-0.654761</text:p>
          </table:table-cell>
          <table:table-cell table:style-name="ce1" office:value-type="float" office:value="-11.4676" calcext:value-type="float">
            <text:p>-1.15E+01</text:p>
          </table:table-cell>
          <table:table-cell table:number-columns-repeated="22"/>
          <table:table-cell table:formula="of:=[.AT69]+1" office:value-type="date" office:date-value="2020-05-02" calcext:value-type="date">
            <text:p>02/05/20</text:p>
          </table:table-cell>
          <table:table-cell table:formula="of:=AVERAGE([.S67:.S73])" office:value-type="float" office:value="0.949610857142857" calcext:value-type="float">
            <text:p>0.949610857142857</text:p>
          </table:table-cell>
          <table:table-cell table:formula="of:=[.P70]" office:value-type="float" office:value="0.0441085" calcext:value-type="float">
            <text:p>0.0441085</text:p>
          </table:table-cell>
          <table:table-cell table:formula="of:=AVERAGE([.R67:.R73])" office:value-type="float" office:value="0.0276773714285714" calcext:value-type="float">
            <text:p>0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90.29" calcext:value-type="float">
            <text:p>1990.29</text:p>
          </table:table-cell>
          <table:table-cell office:value-type="float" office:value="1944.43" calcext:value-type="float">
            <text:p>1944.43</text:p>
          </table:table-cell>
          <table:table-cell office:value-type="float" office:value="-0.85456" calcext:value-type="float">
            <text:p>-0.85456</text:p>
          </table:table-cell>
          <table:table-cell office:value-type="float" office:value="-72.5684" calcext:value-type="float">
            <text:p>-72.5684</text:p>
          </table:table-cell>
          <table:table-cell office:value-type="float" office:value="5798" calcext:value-type="float">
            <text:p>5798</text:p>
          </table:table-cell>
          <table:table-cell office:value-type="float" office:value="5782.95" calcext:value-type="float">
            <text:p>5782.95</text:p>
          </table:table-cell>
          <table:table-cell office:value-type="float" office:value="5740.83" calcext:value-type="float">
            <text:p>5740.83</text:p>
          </table:table-cell>
          <table:table-cell office:value-type="float" office:value="-0.25139" calcext:value-type="float">
            <text:p>-0.25139</text:p>
          </table:table-cell>
          <table:table-cell office:value-type="float" office:value="-57.1726" calcext:value-type="float">
            <text:p>-57.1726</text:p>
          </table:table-cell>
          <table:table-cell office:value-type="float" office:value="248" calcext:value-type="float">
            <text:p>248</text:p>
          </table:table-cell>
          <table:table-cell office:value-type="float" office:value="248.907" calcext:value-type="float">
            <text:p>248.907</text:p>
          </table:table-cell>
          <table:table-cell office:value-type="float" office:value="251.624" calcext:value-type="float">
            <text:p>251.624</text:p>
          </table:table-cell>
          <table:table-cell office:value-type="float" office:value="0.906839" calcext:value-type="float">
            <text:p>0.906839</text:p>
          </table:table-cell>
          <table:table-cell office:value-type="float" office:value="3.62399" calcext:value-type="float">
            <text:p>3.62399</text:p>
          </table:table-cell>
          <table:table-cell office:value-type="float" office:value="0.0483262" calcext:value-type="float">
            <text:p>0.0483262</text:p>
          </table:table-cell>
          <table:table-cell office:value-type="float" office:value="0.00442307" calcext:value-type="float">
            <text:p>0.00442307</text:p>
          </table:table-cell>
          <table:table-cell office:value-type="float" office:value="0.0223396" calcext:value-type="float">
            <text:p>2.23E-02</text:p>
          </table:table-cell>
          <table:table-cell table:number-columns-repeated="2" office:value-type="float" office:value="0.95774" calcext:value-type="float">
            <text:p>0.95774</text:p>
          </table:table-cell>
          <table:table-cell table:style-name="ce1" office:value-type="float" office:value="0.989864" calcext:value-type="float">
            <text:p>9.90E-01</text:p>
          </table:table-cell>
          <table:table-cell office:value-type="float" office:value="-0.629761" calcext:value-type="float">
            <text:p>-0.629761</text:p>
          </table:table-cell>
          <table:table-cell table:style-name="ce1" office:value-type="float" office:value="-11.2388" calcext:value-type="float">
            <text:p>-1.12E+01</text:p>
          </table:table-cell>
          <table:table-cell table:number-columns-repeated="22"/>
          <table:table-cell table:formula="of:=[.AT70]+1" office:value-type="date" office:date-value="2020-05-03" calcext:value-type="date">
            <text:p>03/05/20</text:p>
          </table:table-cell>
          <table:table-cell table:formula="of:=AVERAGE([.S68:.S74])" office:value-type="float" office:value="0.949560571428571" calcext:value-type="float">
            <text:p>0.949560571428571</text:p>
          </table:table-cell>
          <table:table-cell table:formula="of:=[.P71]" office:value-type="float" office:value="0.0483262" calcext:value-type="float">
            <text:p>0.0483262</text:p>
          </table:table-cell>
          <table:table-cell table:formula="of:=AVERAGE([.R68:.R74])" office:value-type="float" office:value="0.0343340571428571" calcext:value-type="float">
            <text:p>0.03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10.33" calcext:value-type="float">
            <text:p>2010.33</text:p>
          </table:table-cell>
          <table:table-cell office:value-type="float" office:value="1967.81" calcext:value-type="float">
            <text:p>1967.81</text:p>
          </table:table-cell>
          <table:table-cell office:value-type="float" office:value="-0.799904" calcext:value-type="float">
            <text:p>-0.799904</text:p>
          </table:table-cell>
          <table:table-cell office:value-type="float" office:value="-67.1888" calcext:value-type="float">
            <text:p>-67.1888</text:p>
          </table:table-cell>
          <table:table-cell office:value-type="float" office:value="5818" calcext:value-type="float">
            <text:p>5818</text:p>
          </table:table-cell>
          <table:table-cell office:value-type="float" office:value="5808.18" calcext:value-type="float">
            <text:p>5808.18</text:p>
          </table:table-cell>
          <table:table-cell office:value-type="float" office:value="5766.66" calcext:value-type="float">
            <text:p>5766.66</text:p>
          </table:table-cell>
          <table:table-cell office:value-type="float" office:value="-0.169582" calcext:value-type="float">
            <text:p>-0.169582</text:p>
          </table:table-cell>
          <table:table-cell office:value-type="float" office:value="-51.3447" calcext:value-type="float">
            <text:p>-51.3447</text:p>
          </table:table-cell>
          <table:table-cell office:value-type="float" office:value="252" calcext:value-type="float">
            <text:p>252</text:p>
          </table:table-cell>
          <table:table-cell office:value-type="float" office:value="251.717" calcext:value-type="float">
            <text:p>251.717</text:p>
          </table:table-cell>
          <table:table-cell office:value-type="float" office:value="253.137" calcext:value-type="float">
            <text:p>253.137</text:p>
          </table:table-cell>
          <table:table-cell office:value-type="float" office:value="-0.283042" calcext:value-type="float">
            <text:p>-0.283042</text:p>
          </table:table-cell>
          <table:table-cell office:value-type="float" office:value="1.13706" calcext:value-type="float">
            <text:p>1.13706</text:p>
          </table:table-cell>
          <table:table-cell office:value-type="float" office:value="0.0527236" calcext:value-type="float">
            <text:p>0.0527236</text:p>
          </table:table-cell>
          <table:table-cell office:value-type="float" office:value="0.00566451" calcext:value-type="float">
            <text:p>0.00566451</text:p>
          </table:table-cell>
          <table:table-cell office:value-type="float" office:value="0.0404203" calcext:value-type="float">
            <text:p>4.04E-02</text:p>
          </table:table-cell>
          <table:table-cell table:number-columns-repeated="2" office:value-type="float" office:value="0.950539" calcext:value-type="float">
            <text:p>0.950539</text:p>
          </table:table-cell>
          <table:table-cell table:style-name="ce1" office:value-type="float" office:value="0.917028" calcext:value-type="float">
            <text:p>9.17E-01</text:p>
          </table:table-cell>
          <table:table-cell office:value-type="float" office:value="-0.576583" calcext:value-type="float">
            <text:p>-0.576583</text:p>
          </table:table-cell>
          <table:table-cell table:style-name="ce1" office:value-type="float" office:value="-11.5532" calcext:value-type="float">
            <text:p>-1.16E+01</text:p>
          </table:table-cell>
          <table:table-cell table:number-columns-repeated="22"/>
          <table:table-cell table:formula="of:=[.AT71]+1" office:value-type="date" office:date-value="2020-05-04" calcext:value-type="date">
            <text:p>04/05/20</text:p>
          </table:table-cell>
          <table:table-cell table:formula="of:=AVERAGE([.S69:.S75])" office:value-type="float" office:value="0.948032571428571" calcext:value-type="float">
            <text:p>0.948032571428571</text:p>
          </table:table-cell>
          <table:table-cell table:formula="of:=[.P72]" office:value-type="float" office:value="0.0527236" calcext:value-type="float">
            <text:p>0.0527236</text:p>
          </table:table-cell>
          <table:table-cell table:formula="of:=AVERAGE([.R69:.R75])" office:value-type="float" office:value="0.0431609" calcext:value-type="float">
            <text:p>0.04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037.16" calcext:value-type="float">
            <text:p>2037.16</text:p>
          </table:table-cell>
          <table:table-cell office:value-type="float" office:value="1997.36" calcext:value-type="float">
            <text:p>1997.36</text:p>
          </table:table-cell>
          <table:table-cell office:value-type="float" office:value="-0.81349" calcext:value-type="float">
            <text:p>-0.81349</text:p>
          </table:table-cell>
          <table:table-cell office:value-type="float" office:value="-64.6396" calcext:value-type="float">
            <text:p>-64.6396</text:p>
          </table:table-cell>
          <table:table-cell office:value-type="float" office:value="5868" calcext:value-type="float">
            <text:p>5868</text:p>
          </table:table-cell>
          <table:table-cell office:value-type="float" office:value="5841.28" calcext:value-type="float">
            <text:p>5841.28</text:p>
          </table:table-cell>
          <table:table-cell office:value-type="float" office:value="5800.94" calcext:value-type="float">
            <text:p>5800.94</text:p>
          </table:table-cell>
          <table:table-cell office:value-type="float" office:value="-0.475329" calcext:value-type="float">
            <text:p>-0.475329</text:p>
          </table:table-cell>
          <table:table-cell office:value-type="float" office:value="-67.0622" calcext:value-type="float">
            <text:p>-67.0622</text:p>
          </table:table-cell>
          <table:table-cell office:value-type="float" office:value="257" calcext:value-type="float">
            <text:p>257</text:p>
          </table:table-cell>
          <table:table-cell office:value-type="float" office:value="255.535" calcext:value-type="float">
            <text:p>255.535</text:p>
          </table:table-cell>
          <table:table-cell office:value-type="float" office:value="255.707" calcext:value-type="float">
            <text:p>255.707</text:p>
          </table:table-cell>
          <table:table-cell table:style-name="ce1" office:value-type="float" office:value="-1.46501" calcext:value-type="float">
            <text:p>-1.47E+00</text:p>
          </table:table-cell>
          <table:table-cell office:value-type="float" office:value="-1.29284" calcext:value-type="float">
            <text:p>-1.29284</text:p>
          </table:table-cell>
          <table:table-cell office:value-type="float" office:value="0.0560337" calcext:value-type="float">
            <text:p>0.0560337</text:p>
          </table:table-cell>
          <table:table-cell office:value-type="float" office:value="0.00607892" calcext:value-type="float">
            <text:p>0.00607892</text:p>
          </table:table-cell>
          <table:table-cell office:value-type="float" office:value="0.0571568" calcext:value-type="float">
            <text:p>5.72E-02</text:p>
          </table:table-cell>
          <table:table-cell table:number-columns-repeated="2" office:value-type="float" office:value="0.944059" calcext:value-type="float">
            <text:p>0.944059</text:p>
          </table:table-cell>
          <table:table-cell table:style-name="ce1" office:value-type="float" office:value="0.851645" calcext:value-type="float">
            <text:p>8.52E-01</text:p>
          </table:table-cell>
          <table:table-cell office:value-type="float" office:value="-0.525661" calcext:value-type="float">
            <text:p>-0.525661</text:p>
          </table:table-cell>
          <table:table-cell table:style-name="ce1" office:value-type="float" office:value="-11.5405" calcext:value-type="float">
            <text:p>-1.15E+01</text:p>
          </table:table-cell>
          <table:table-cell table:number-columns-repeated="22"/>
          <table:table-cell table:formula="of:=[.AT72]+1" office:value-type="date" office:date-value="2020-05-05" calcext:value-type="date">
            <text:p>05/05/20</text:p>
          </table:table-cell>
          <table:table-cell table:formula="of:=AVERAGE([.S70:.S76])" office:value-type="float" office:value="0.946417285714286" calcext:value-type="float">
            <text:p>0.946417285714286</text:p>
          </table:table-cell>
          <table:table-cell table:formula="of:=[.P73]" office:value-type="float" office:value="0.0560337" calcext:value-type="float">
            <text:p>0.0560337</text:p>
          </table:table-cell>
          <table:table-cell table:formula="of:=AVERAGE([.R70:.R76])" office:value-type="float" office:value="0.0507299" calcext:value-type="float">
            <text:p>0.05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071.19" calcext:value-type="float">
            <text:p>2071.19</text:p>
          </table:table-cell>
          <table:table-cell office:value-type="float" office:value="2034.14" calcext:value-type="float">
            <text:p>2034.14</text:p>
          </table:table-cell>
          <table:table-cell office:value-type="float" office:value="-0.689105" calcext:value-type="float">
            <text:p>-0.689105</text:p>
          </table:table-cell>
          <table:table-cell office:value-type="float" office:value="-57.8641" calcext:value-type="float">
            <text:p>-57.8641</text:p>
          </table:table-cell>
          <table:table-cell office:value-type="float" office:value="5916" calcext:value-type="float">
            <text:p>5916</text:p>
          </table:table-cell>
          <table:table-cell office:value-type="float" office:value="5883.94" calcext:value-type="float">
            <text:p>5883.94</text:p>
          </table:table-cell>
          <table:table-cell office:value-type="float" office:value="5839.73" calcext:value-type="float">
            <text:p>5839.73</text:p>
          </table:table-cell>
          <table:table-cell office:value-type="float" office:value="-0.586577" calcext:value-type="float">
            <text:p>-0.586577</text:p>
          </table:table-cell>
          <table:table-cell office:value-type="float" office:value="-76.2736" calcext:value-type="float">
            <text:p>-76.2736</text:p>
          </table:table-cell>
          <table:table-cell office:value-type="float" office:value="262" calcext:value-type="float">
            <text:p>262</text:p>
          </table:table-cell>
          <table:table-cell office:value-type="float" office:value="260.363" calcext:value-type="float">
            <text:p>260.363</text:p>
          </table:table-cell>
          <table:table-cell office:value-type="float" office:value="254.329" calcext:value-type="float">
            <text:p>254.329</text:p>
          </table:table-cell>
          <table:table-cell office:value-type="float" office:value="-1.63744" calcext:value-type="float">
            <text:p>-1.63744</text:p>
          </table:table-cell>
          <table:table-cell office:value-type="float" office:value="-7.67105" calcext:value-type="float">
            <text:p>-7.67105</text:p>
          </table:table-cell>
          <table:table-cell office:value-type="float" office:value="0.0569921" calcext:value-type="float">
            <text:p>0.0569921</text:p>
          </table:table-cell>
          <table:table-cell office:value-type="float" office:value="0.00571227" calcext:value-type="float">
            <text:p>0.00571227</text:p>
          </table:table-cell>
          <table:table-cell office:value-type="float" office:value="0.0678377" calcext:value-type="float">
            <text:p>6.78E-02</text:p>
          </table:table-cell>
          <table:table-cell table:number-columns-repeated="2" office:value-type="float" office:value="0.939618" calcext:value-type="float">
            <text:p>0.939618</text:p>
          </table:table-cell>
          <table:table-cell table:style-name="ce1" office:value-type="float" office:value="0.814189" calcext:value-type="float">
            <text:p>8.14E-01</text:p>
          </table:table-cell>
          <table:table-cell office:value-type="float" office:value="-0.488952" calcext:value-type="float">
            <text:p>-0.488952</text:p>
          </table:table-cell>
          <table:table-cell table:style-name="ce1" office:value-type="float" office:value="-14.3661" calcext:value-type="float">
            <text:p>-1.44E+01</text:p>
          </table:table-cell>
          <table:table-cell table:number-columns-repeated="22"/>
          <table:table-cell table:formula="of:=[.AT73]+1" office:value-type="date" office:date-value="2020-05-06" calcext:value-type="date">
            <text:p>06/05/20</text:p>
          </table:table-cell>
          <table:table-cell table:formula="of:=AVERAGE([.S71:.S77])" office:value-type="float" office:value="0.944131285714286" calcext:value-type="float">
            <text:p>0.944131285714286</text:p>
          </table:table-cell>
          <table:table-cell table:formula="of:=[.P74]" office:value-type="float" office:value="0.0569921" calcext:value-type="float">
            <text:p>0.0569921</text:p>
          </table:table-cell>
          <table:table-cell table:formula="of:=AVERAGE([.R71:.R77])" office:value-type="float" office:value="0.0585420142857143" calcext:value-type="float">
            <text:p>0.06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109.17" calcext:value-type="float">
            <text:p>2109.17</text:p>
          </table:table-cell>
          <table:table-cell office:value-type="float" office:value="2077.29" calcext:value-type="float">
            <text:p>2077.29</text:p>
          </table:table-cell>
          <table:table-cell office:value-type="float" office:value="-0.26283" calcext:value-type="float">
            <text:p>-0.26283</text:p>
          </table:table-cell>
          <table:table-cell office:value-type="float" office:value="-39.7124" calcext:value-type="float">
            <text:p>-39.7124</text:p>
          </table:table-cell>
          <table:table-cell office:value-type="float" office:value="5948" calcext:value-type="float">
            <text:p>5948</text:p>
          </table:table-cell>
          <table:table-cell office:value-type="float" office:value="5930.79" calcext:value-type="float">
            <text:p>5930.79</text:p>
          </table:table-cell>
          <table:table-cell office:value-type="float" office:value="5894.76" calcext:value-type="float">
            <text:p>5894.76</text:p>
          </table:table-cell>
          <table:table-cell office:value-type="float" office:value="-0.32355" calcext:value-type="float">
            <text:p>-0.32355</text:p>
          </table:table-cell>
          <table:table-cell office:value-type="float" office:value="-53.2357" calcext:value-type="float">
            <text:p>-53.2357</text:p>
          </table:table-cell>
          <table:table-cell office:value-type="float" office:value="270" calcext:value-type="float">
            <text:p>270</text:p>
          </table:table-cell>
          <table:table-cell office:value-type="float" office:value="265.198" calcext:value-type="float">
            <text:p>265.198</text:p>
          </table:table-cell>
          <table:table-cell office:value-type="float" office:value="262.05" calcext:value-type="float">
            <text:p>262.05</text:p>
          </table:table-cell>
          <table:table-cell office:value-type="float" office:value="-4.80175" calcext:value-type="float">
            <text:p>-4.80175</text:p>
          </table:table-cell>
          <table:table-cell office:value-type="float" office:value="-7.9495" calcext:value-type="float">
            <text:p>-7.9495</text:p>
          </table:table-cell>
          <table:table-cell office:value-type="float" office:value="0.0579505" calcext:value-type="float">
            <text:p>0.0579505</text:p>
          </table:table-cell>
          <table:table-cell office:value-type="float" office:value="0.00577617" calcext:value-type="float">
            <text:p>0.00577617</text:p>
          </table:table-cell>
          <table:table-cell office:value-type="float" office:value="0.0842472" calcext:value-type="float">
            <text:p>8.42E-02</text:p>
          </table:table-cell>
          <table:table-cell table:number-columns-repeated="2" office:value-type="float" office:value="0.932757" calcext:value-type="float">
            <text:p>0.932757</text:p>
          </table:table-cell>
          <table:table-cell table:style-name="ce1" office:value-type="float" office:value="0.758167" calcext:value-type="float">
            <text:p>7.58E-01</text:p>
          </table:table-cell>
          <table:table-cell office:value-type="float" office:value="-0.435179" calcext:value-type="float">
            <text:p>-0.435179</text:p>
          </table:table-cell>
          <table:table-cell table:style-name="ce1" office:value-type="float" office:value="-10.8324" calcext:value-type="float">
            <text:p>-1.08E+01</text:p>
          </table:table-cell>
          <table:table-cell table:number-columns-repeated="22"/>
          <table:table-cell table:formula="of:=[.AT74]+1" office:value-type="date" office:date-value="2020-05-07" calcext:value-type="date">
            <text:p>07/05/20</text:p>
          </table:table-cell>
          <table:table-cell table:formula="of:=AVERAGE([.S72:.S78])" office:value-type="float" office:value="0.941474285714286" calcext:value-type="float">
            <text:p>0.941474285714286</text:p>
          </table:table-cell>
          <table:table-cell table:formula="of:=[.P75]" office:value-type="float" office:value="0.0579505" calcext:value-type="float">
            <text:p>0.0579505</text:p>
          </table:table-cell>
          <table:table-cell table:formula="of:=AVERAGE([.R72:.R78])" office:value-type="float" office:value="0.0664988571428571" calcext:value-type="float">
            <text:p>0.07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150.35" calcext:value-type="float">
            <text:p>2150.35</text:p>
          </table:table-cell>
          <table:table-cell office:value-type="float" office:value="2125.27" calcext:value-type="float">
            <text:p>2125.27</text:p>
          </table:table-cell>
          <table:table-cell office:value-type="float" office:value="0.625123" calcext:value-type="float">
            <text:p>0.625123</text:p>
          </table:table-cell>
          <table:table-cell office:value-type="float" office:value="-6.72702" calcext:value-type="float">
            <text:p>-6.72702</text:p>
          </table:table-cell>
          <table:table-cell office:value-type="float" office:value="5979" calcext:value-type="float">
            <text:p>5979</text:p>
          </table:table-cell>
          <table:table-cell office:value-type="float" office:value="5982.49" calcext:value-type="float">
            <text:p>5982.49</text:p>
          </table:table-cell>
          <table:table-cell office:value-type="float" office:value="5949.04" calcext:value-type="float">
            <text:p>5949.04</text:p>
          </table:table-cell>
          <table:table-cell office:value-type="float" office:value="0.0672646" calcext:value-type="float">
            <text:p>0.0672646</text:p>
          </table:table-cell>
          <table:table-cell office:value-type="float" office:value="-29.9631" calcext:value-type="float">
            <text:p>-29.9631</text:p>
          </table:table-cell>
          <table:table-cell office:value-type="float" office:value="273" calcext:value-type="float">
            <text:p>273</text:p>
          </table:table-cell>
          <table:table-cell office:value-type="float" office:value="273.041" calcext:value-type="float">
            <text:p>273.041</text:p>
          </table:table-cell>
          <table:table-cell office:value-type="float" office:value="264.805" calcext:value-type="float">
            <text:p>264.805</text:p>
          </table:table-cell>
          <table:table-cell office:value-type="float" office:value="0.0407001" calcext:value-type="float">
            <text:p>0.0407001</text:p>
          </table:table-cell>
          <table:table-cell office:value-type="float" office:value="-8.19494" calcext:value-type="float">
            <text:p>-8.19494</text:p>
          </table:table-cell>
          <table:table-cell office:value-type="float" office:value="0.0589089" calcext:value-type="float">
            <text:p>0.0589089</text:p>
          </table:table-cell>
          <table:table-cell office:value-type="float" office:value="0.00392716" calcext:value-type="float">
            <text:p>0.00392716</text:p>
          </table:table-cell>
          <table:table-cell office:value-type="float" office:value="0.0689865" calcext:value-type="float">
            <text:p>6.90E-02</text:p>
          </table:table-cell>
          <table:table-cell table:number-columns-repeated="2" office:value-type="float" office:value="0.941518" calcext:value-type="float">
            <text:p>0.941518</text:p>
          </table:table-cell>
          <table:table-cell table:style-name="ce1" office:value-type="float" office:value="0.79488" calcext:value-type="float">
            <text:p>7.95E-01</text:p>
          </table:table-cell>
          <table:table-cell office:value-type="float" office:value="-0.484326" calcext:value-type="float">
            <text:p>-0.484326</text:p>
          </table:table-cell>
          <table:table-cell table:style-name="ce1" office:value-type="float" office:value="-11.6805" calcext:value-type="float">
            <text:p>-1.17E+01</text:p>
          </table:table-cell>
          <table:table-cell table:number-columns-repeated="22"/>
          <table:table-cell table:formula="of:=[.AT75]+1" office:value-type="date" office:date-value="2020-05-08" calcext:value-type="date">
            <text:p>08/05/20</text:p>
          </table:table-cell>
          <table:table-cell table:formula="of:=AVERAGE([.S73:.S79])" office:value-type="float" office:value="0.937774571428571" calcext:value-type="float">
            <text:p>0.937774571428571</text:p>
          </table:table-cell>
          <table:table-cell table:formula="of:=[.P76]" office:value-type="float" office:value="0.0589089" calcext:value-type="float">
            <text:p>0.0589089</text:p>
          </table:table-cell>
          <table:table-cell table:formula="of:=AVERAGE([.R73:.R79])" office:value-type="float" office:value="0.0771145285714286" calcext:value-type="float">
            <text:p>0.0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180.82" calcext:value-type="float">
            <text:p>2180.82</text:p>
          </table:table-cell>
          <table:table-cell office:value-type="float" office:value="2165.59" calcext:value-type="float">
            <text:p>2165.59</text:p>
          </table:table-cell>
          <table:table-cell office:value-type="float" office:value="1.42894" calcext:value-type="float">
            <text:p>1.42894</text:p>
          </table:table-cell>
          <table:table-cell office:value-type="float" office:value="25.5856" calcext:value-type="float">
            <text:p>25.5856</text:p>
          </table:table-cell>
          <table:table-cell office:value-type="float" office:value="5989" calcext:value-type="float">
            <text:p>5989</text:p>
          </table:table-cell>
          <table:table-cell office:value-type="float" office:value="6018.24" calcext:value-type="float">
            <text:p>6018.24</text:p>
          </table:table-cell>
          <table:table-cell office:value-type="float" office:value="5993.95" calcext:value-type="float">
            <text:p>5993.95</text:p>
          </table:table-cell>
          <table:table-cell office:value-type="float" office:value="0.580879" calcext:value-type="float">
            <text:p>0.580879</text:p>
          </table:table-cell>
          <table:table-cell office:value-type="float" office:value="4.95006" calcext:value-type="float">
            <text:p>4.95006</text:p>
          </table:table-cell>
          <table:table-cell office:value-type="float" office:value="276" calcext:value-type="float">
            <text:p>276</text:p>
          </table:table-cell>
          <table:table-cell office:value-type="float" office:value="275.887" calcext:value-type="float">
            <text:p>275.887</text:p>
          </table:table-cell>
          <table:table-cell office:value-type="float" office:value="268.599" calcext:value-type="float">
            <text:p>268.599</text:p>
          </table:table-cell>
          <table:table-cell office:value-type="float" office:value="-0.11336" calcext:value-type="float">
            <text:p>-0.11336</text:p>
          </table:table-cell>
          <table:table-cell office:value-type="float" office:value="-7.40124" calcext:value-type="float">
            <text:p>-7.40124</text:p>
          </table:table-cell>
          <table:table-cell office:value-type="float" office:value="0.0598673" calcext:value-type="float">
            <text:p>0.0598673</text:p>
          </table:table-cell>
          <table:table-cell office:value-type="float" office:value="0.00329807" calcext:value-type="float">
            <text:p>0.00329807</text:p>
          </table:table-cell>
          <table:table-cell office:value-type="float" office:value="0.068806" calcext:value-type="float">
            <text:p>6.88E-02</text:p>
          </table:table-cell>
          <table:table-cell table:number-columns-repeated="2" office:value-type="float" office:value="0.942688" calcext:value-type="float">
            <text:p>0.942688</text:p>
          </table:table-cell>
          <table:table-cell table:style-name="ce1" office:value-type="float" office:value="0.788498" calcext:value-type="float">
            <text:p>7.88E-01</text:p>
          </table:table-cell>
          <table:table-cell office:value-type="float" office:value="-0.485562" calcext:value-type="float">
            <text:p>-0.485562</text:p>
          </table:table-cell>
          <table:table-cell table:style-name="ce1" office:value-type="float" office:value="-12.934" calcext:value-type="float">
            <text:p>-1.29E+01</text:p>
          </table:table-cell>
          <table:table-cell table:number-columns-repeated="22"/>
          <table:table-cell table:formula="of:=[.AT76]+1" office:value-type="date" office:date-value="2020-05-09" calcext:value-type="date">
            <text:p>09/05/20</text:p>
          </table:table-cell>
          <table:table-cell table:formula="of:=AVERAGE([.S74:.S80])" office:value-type="float" office:value="0.934029857142857" calcext:value-type="float">
            <text:p>0.934029857142857</text:p>
          </table:table-cell>
          <table:table-cell table:formula="of:=[.P77]" office:value-type="float" office:value="0.0598673" calcext:value-type="float">
            <text:p>0.0598673</text:p>
          </table:table-cell>
          <table:table-cell table:formula="of:=AVERAGE([.R74:.R80])" office:value-type="float" office:value="0.0890034142857143" calcext:value-type="float">
            <text:p>0.09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204.53" calcext:value-type="float">
            <text:p>2204.53</text:p>
          </table:table-cell>
          <table:table-cell office:value-type="float" office:value="2203.06" calcext:value-type="float">
            <text:p>2203.06</text:p>
          </table:table-cell>
          <table:table-cell office:value-type="float" office:value="1.98867" calcext:value-type="float">
            <text:p>1.98867</text:p>
          </table:table-cell>
          <table:table-cell office:value-type="float" office:value="54.0591" calcext:value-type="float">
            <text:p>54.0591</text:p>
          </table:table-cell>
          <table:table-cell office:value-type="float" office:value="6008" calcext:value-type="float">
            <text:p>6008</text:p>
          </table:table-cell>
          <table:table-cell office:value-type="float" office:value="6046.13" calcext:value-type="float">
            <text:p>6046.13</text:p>
          </table:table-cell>
          <table:table-cell office:value-type="float" office:value="6034.26" calcext:value-type="float">
            <text:p>6034.26</text:p>
          </table:table-cell>
          <table:table-cell office:value-type="float" office:value="0.781185" calcext:value-type="float">
            <text:p>0.781185</text:p>
          </table:table-cell>
          <table:table-cell office:value-type="float" office:value="26.2564" calcext:value-type="float">
            <text:p>26.2564</text:p>
          </table:table-cell>
          <table:table-cell office:value-type="float" office:value="280" calcext:value-type="float">
            <text:p>280</text:p>
          </table:table-cell>
          <table:table-cell office:value-type="float" office:value="278.737" calcext:value-type="float">
            <text:p>278.737</text:p>
          </table:table-cell>
          <table:table-cell office:value-type="float" office:value="270.436" calcext:value-type="float">
            <text:p>270.436</text:p>
          </table:table-cell>
          <table:table-cell office:value-type="float" office:value="-1.2631" calcext:value-type="float">
            <text:p>-1.2631</text:p>
          </table:table-cell>
          <table:table-cell office:value-type="float" office:value="-9.56432" calcext:value-type="float">
            <text:p>-9.56432</text:p>
          </table:table-cell>
          <table:table-cell office:value-type="float" office:value="0.0608257" calcext:value-type="float">
            <text:p>0.0608257</text:p>
          </table:table-cell>
          <table:table-cell office:value-type="float" office:value="0.00318186" calcext:value-type="float">
            <text:p>0.00318186</text:p>
          </table:table-cell>
          <table:table-cell office:value-type="float" office:value="0.0780375" calcext:value-type="float">
            <text:p>7.80E-02</text:p>
          </table:table-cell>
          <table:table-cell table:number-columns-repeated="2" office:value-type="float" office:value="0.939141" calcext:value-type="float">
            <text:p>0.939141</text:p>
          </table:table-cell>
          <table:table-cell table:style-name="ce1" office:value-type="float" office:value="0.756151" calcext:value-type="float">
            <text:p>7.56E-01</text:p>
          </table:table-cell>
          <table:table-cell office:value-type="float" office:value="-0.456425" calcext:value-type="float">
            <text:p>-0.456425</text:p>
          </table:table-cell>
          <table:table-cell table:style-name="ce1" office:value-type="float" office:value="-12.658" calcext:value-type="float">
            <text:p>-1.27E+01</text:p>
          </table:table-cell>
          <table:table-cell table:number-columns-repeated="22"/>
          <table:table-cell table:formula="of:=[.AT77]+1" office:value-type="date" office:date-value="2020-05-10" calcext:value-type="date">
            <text:p>10/05/20</text:p>
          </table:table-cell>
          <table:table-cell table:formula="of:=AVERAGE([.S75:.S81])" office:value-type="float" office:value="0.930986714285714" calcext:value-type="float">
            <text:p>0.930986714285714</text:p>
          </table:table-cell>
          <table:table-cell table:formula="of:=[.P78]" office:value-type="float" office:value="0.0608257" calcext:value-type="float">
            <text:p>0.0608257</text:p>
          </table:table-cell>
          <table:table-cell table:formula="of:=AVERAGE([.R75:.R81])" office:value-type="float" office:value="0.100684314285714" calcext:value-type="float">
            <text:p>0.1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225.81" calcext:value-type="float">
            <text:p>2225.81</text:p>
          </table:table-cell>
          <table:table-cell office:value-type="float" office:value="2241.92" calcext:value-type="float">
            <text:p>2241.92</text:p>
          </table:table-cell>
          <table:table-cell office:value-type="float" office:value="2.04334" calcext:value-type="float">
            <text:p>2.04334</text:p>
          </table:table-cell>
          <table:table-cell office:value-type="float" office:value="71.9184" calcext:value-type="float">
            <text:p>71.9184</text:p>
          </table:table-cell>
          <table:table-cell office:value-type="float" office:value="6040" calcext:value-type="float">
            <text:p>6040</text:p>
          </table:table-cell>
          <table:table-cell office:value-type="float" office:value="6072.5" calcext:value-type="float">
            <text:p>6072.5</text:p>
          </table:table-cell>
          <table:table-cell office:value-type="float" office:value="6076.29" calcext:value-type="float">
            <text:p>6076.29</text:p>
          </table:table-cell>
          <table:table-cell office:value-type="float" office:value="0.68686" calcext:value-type="float">
            <text:p>0.68686</text:p>
          </table:table-cell>
          <table:table-cell office:value-type="float" office:value="36.2885" calcext:value-type="float">
            <text:p>36.2885</text:p>
          </table:table-cell>
          <table:table-cell office:value-type="float" office:value="282" calcext:value-type="float">
            <text:p>282</text:p>
          </table:table-cell>
          <table:table-cell office:value-type="float" office:value="282.593" calcext:value-type="float">
            <text:p>282.593</text:p>
          </table:table-cell>
          <table:table-cell office:value-type="float" office:value="273.326" calcext:value-type="float">
            <text:p>273.326</text:p>
          </table:table-cell>
          <table:table-cell office:value-type="float" office:value="0.593076" calcext:value-type="float">
            <text:p>0.593076</text:p>
          </table:table-cell>
          <table:table-cell office:value-type="float" office:value="-8.67442" calcext:value-type="float">
            <text:p>-8.67442</text:p>
          </table:table-cell>
          <table:table-cell office:value-type="float" office:value="0.0617841" calcext:value-type="float">
            <text:p>0.0617841</text:p>
          </table:table-cell>
          <table:table-cell office:value-type="float" office:value="0.00400853" calcext:value-type="float">
            <text:p>0.00400853</text:p>
          </table:table-cell>
          <table:table-cell office:value-type="float" office:value="0.11473" calcext:value-type="float">
            <text:p>1.15E-01</text:p>
          </table:table-cell>
          <table:table-cell table:number-columns-repeated="2" office:value-type="float" office:value="0.924641" calcext:value-type="float">
            <text:p>0.924641</text:p>
          </table:table-cell>
          <table:table-cell table:style-name="ce1" office:value-type="float" office:value="0.638749" calcext:value-type="float">
            <text:p>6.39E-01</text:p>
          </table:table-cell>
          <table:table-cell office:value-type="float" office:value="-0.34598" calcext:value-type="float">
            <text:p>-0.34598</text:p>
          </table:table-cell>
          <table:table-cell table:style-name="ce1" office:value-type="float" office:value="-14.3045" calcext:value-type="float">
            <text:p>-1.43E+01</text:p>
          </table:table-cell>
          <table:table-cell table:number-columns-repeated="22"/>
          <table:table-cell table:formula="of:=[.AT78]+1" office:value-type="date" office:date-value="2020-05-11" calcext:value-type="date">
            <text:p>11/05/20</text:p>
          </table:table-cell>
          <table:table-cell table:formula="of:=AVERAGE([.S76:.S82])" office:value-type="float" office:value="0.928514857142857" calcext:value-type="float">
            <text:p>0.928514857142857</text:p>
          </table:table-cell>
          <table:table-cell table:formula="of:=[.P79]" office:value-type="float" office:value="0.0617841" calcext:value-type="float">
            <text:p>0.0617841</text:p>
          </table:table-cell>
          <table:table-cell table:formula="of:=AVERAGE([.R76:.R82])" office:value-type="float" office:value="0.113059857142857" calcext:value-type="float">
            <text:p>0.11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254.56" calcext:value-type="float">
            <text:p>2254.56</text:p>
          </table:table-cell>
          <table:table-cell office:value-type="float" office:value="2289.92" calcext:value-type="float">
            <text:p>2289.92</text:p>
          </table:table-cell>
          <table:table-cell office:value-type="float" office:value="2.63409" calcext:value-type="float">
            <text:p>2.63409</text:p>
          </table:table-cell>
          <table:table-cell office:value-type="float" office:value="105.921" calcext:value-type="float">
            <text:p>105.921</text:p>
          </table:table-cell>
          <table:table-cell office:value-type="float" office:value="6071" calcext:value-type="float">
            <text:p>6071</text:p>
          </table:table-cell>
          <table:table-cell office:value-type="float" office:value="6105.6" calcext:value-type="float">
            <text:p>6105.6</text:p>
          </table:table-cell>
          <table:table-cell office:value-type="float" office:value="6130.12" calcext:value-type="float">
            <text:p>6130.12</text:p>
          </table:table-cell>
          <table:table-cell office:value-type="float" office:value="0.752389" calcext:value-type="float">
            <text:p>0.752389</text:p>
          </table:table-cell>
          <table:table-cell office:value-type="float" office:value="59.1184" calcext:value-type="float">
            <text:p>59.1184</text:p>
          </table:table-cell>
          <table:table-cell office:value-type="float" office:value="283" calcext:value-type="float">
            <text:p>283</text:p>
          </table:table-cell>
          <table:table-cell office:value-type="float" office:value="284.456" calcext:value-type="float">
            <text:p>284.456</text:p>
          </table:table-cell>
          <table:table-cell office:value-type="float" office:value="277.279" calcext:value-type="float">
            <text:p>277.279</text:p>
          </table:table-cell>
          <table:table-cell office:value-type="float" office:value="1.45615" calcext:value-type="float">
            <text:p>1.45615</text:p>
          </table:table-cell>
          <table:table-cell office:value-type="float" office:value="-5.7214" calcext:value-type="float">
            <text:p>-5.7214</text:p>
          </table:table-cell>
          <table:table-cell office:value-type="float" office:value="0.0641848" calcext:value-type="float">
            <text:p>0.0641848</text:p>
          </table:table-cell>
          <table:table-cell office:value-type="float" office:value="0.00422434" calcext:value-type="float">
            <text:p>0.00422434</text:p>
          </table:table-cell>
          <table:table-cell office:value-type="float" office:value="0.140379" calcext:value-type="float">
            <text:p>1.40E-01</text:p>
          </table:table-cell>
          <table:table-cell table:number-columns-repeated="2" office:value-type="float" office:value="0.917846" calcext:value-type="float">
            <text:p>0.917846</text:p>
          </table:table-cell>
          <table:table-cell table:style-name="ce1" office:value-type="float" office:value="0.553979" calcext:value-type="float">
            <text:p>5.54E-01</text:p>
          </table:table-cell>
          <table:table-cell office:value-type="float" office:value="-0.285414" calcext:value-type="float">
            <text:p>-0.285414</text:p>
          </table:table-cell>
          <table:table-cell office:value-type="float" office:value="-19.0309" calcext:value-type="float">
            <text:p>-19.0309</text:p>
          </table:table-cell>
          <table:table-cell table:number-columns-repeated="22"/>
          <table:table-cell table:formula="of:=[.AT79]+1" office:value-type="date" office:date-value="2020-05-12" calcext:value-type="date">
            <text:p>12/05/20</text:p>
          </table:table-cell>
          <table:table-cell table:formula="of:=AVERAGE([.S77:.S83])" office:value-type="float" office:value="0.927024571428571" calcext:value-type="float">
            <text:p>0.927024571428571</text:p>
          </table:table-cell>
          <table:table-cell table:formula="of:=[.P80]" office:value-type="float" office:value="0.0641848" calcext:value-type="float">
            <text:p>0.0641848</text:p>
          </table:table-cell>
          <table:table-cell table:formula="of:=AVERAGE([.R77:.R83])" office:value-type="float" office:value="0.121895642857143" calcext:value-type="float">
            <text:p>0.12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282.36" calcext:value-type="float">
            <text:p>2282.36</text:p>
          </table:table-cell>
          <table:table-cell office:value-type="float" office:value="2342.62" calcext:value-type="float">
            <text:p>2342.62</text:p>
          </table:table-cell>
          <table:table-cell office:value-type="float" office:value="2.75682" calcext:value-type="float">
            <text:p>2.75682</text:p>
          </table:table-cell>
          <table:table-cell office:value-type="float" office:value="131.617" calcext:value-type="float">
            <text:p>131.617</text:p>
          </table:table-cell>
          <table:table-cell office:value-type="float" office:value="6092" calcext:value-type="float">
            <text:p>6092</text:p>
          </table:table-cell>
          <table:table-cell office:value-type="float" office:value="6137.82" calcext:value-type="float">
            <text:p>6137.82</text:p>
          </table:table-cell>
          <table:table-cell office:value-type="float" office:value="6189.36" calcext:value-type="float">
            <text:p>6189.36</text:p>
          </table:table-cell>
          <table:table-cell office:value-type="float" office:value="1.02679" calcext:value-type="float">
            <text:p>1.02679</text:p>
          </table:table-cell>
          <table:table-cell office:value-type="float" office:value="97.3555" calcext:value-type="float">
            <text:p>97.3555</text:p>
          </table:table-cell>
          <table:table-cell office:value-type="float" office:value="290" calcext:value-type="float">
            <text:p>290</text:p>
          </table:table-cell>
          <table:table-cell office:value-type="float" office:value="285.324" calcext:value-type="float">
            <text:p>285.324</text:p>
          </table:table-cell>
          <table:table-cell office:value-type="float" office:value="281.285" calcext:value-type="float">
            <text:p>281.285</text:p>
          </table:table-cell>
          <table:table-cell office:value-type="float" office:value="-4.67578" calcext:value-type="float">
            <text:p>-4.67578</text:p>
          </table:table-cell>
          <table:table-cell office:value-type="float" office:value="-8.71472" calcext:value-type="float">
            <text:p>-8.71472</text:p>
          </table:table-cell>
          <table:table-cell office:value-type="float" office:value="0.0694622" calcext:value-type="float">
            <text:p>0.0694622</text:p>
          </table:table-cell>
          <table:table-cell office:value-type="float" office:value="0.00389014" calcext:value-type="float">
            <text:p>0.00389014</text:p>
          </table:table-cell>
          <table:table-cell office:value-type="float" office:value="0.149604" calcext:value-type="float">
            <text:p>1.50E-01</text:p>
          </table:table-cell>
          <table:table-cell table:number-columns-repeated="2" office:value-type="float" office:value="0.918316" calcext:value-type="float">
            <text:p>0.918316</text:p>
          </table:table-cell>
          <table:table-cell table:style-name="ce1" office:value-type="float" office:value="0.518444" calcext:value-type="float">
            <text:p>5.18E-01</text:p>
          </table:table-cell>
          <table:table-cell office:value-type="float" office:value="-0.277758" calcext:value-type="float">
            <text:p>-0.277758</text:p>
          </table:table-cell>
          <table:table-cell office:value-type="float" office:value="-13.0635" calcext:value-type="float">
            <text:p>-13.0635</text:p>
          </table:table-cell>
          <table:table-cell table:number-columns-repeated="22"/>
          <table:table-cell table:formula="of:=[.AT80]+1" office:value-type="date" office:date-value="2020-05-13" calcext:value-type="date">
            <text:p>13/05/20</text:p>
          </table:table-cell>
          <table:table-cell table:formula="of:=AVERAGE([.S78:.S84])" office:value-type="float" office:value="0.926258142857143" calcext:value-type="float">
            <text:p>0.926258142857143</text:p>
          </table:table-cell>
          <table:table-cell table:formula="of:=[.P81]" office:value-type="float" office:value="0.0694622" calcext:value-type="float">
            <text:p>0.0694622</text:p>
          </table:table-cell>
          <table:table-cell table:formula="of:=AVERAGE([.R78:.R84])" office:value-type="float" office:value="0.129707785714286" calcext:value-type="float">
            <text:p>0.13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306.19" calcext:value-type="float">
            <text:p>2306.19</text:p>
          </table:table-cell>
          <table:table-cell office:value-type="float" office:value="2392.79" calcext:value-type="float">
            <text:p>2392.79</text:p>
          </table:table-cell>
          <table:table-cell office:value-type="float" office:value="2.32191" calcext:value-type="float">
            <text:p>2.32191</text:p>
          </table:table-cell>
          <table:table-cell office:value-type="float" office:value="143.791" calcext:value-type="float">
            <text:p>143.791</text:p>
          </table:table-cell>
          <table:table-cell office:value-type="float" office:value="6136" calcext:value-type="float">
            <text:p>6136</text:p>
          </table:table-cell>
          <table:table-cell office:value-type="float" office:value="6169.75" calcext:value-type="float">
            <text:p>6169.75</text:p>
          </table:table-cell>
          <table:table-cell office:value-type="float" office:value="6247.68" calcext:value-type="float">
            <text:p>6247.68</text:p>
          </table:table-cell>
          <table:table-cell office:value-type="float" office:value="0.782579" calcext:value-type="float">
            <text:p>0.782579</text:p>
          </table:table-cell>
          <table:table-cell office:value-type="float" office:value="111.68" calcext:value-type="float">
            <text:p>111.68</text:p>
          </table:table-cell>
          <table:table-cell office:value-type="float" office:value="293" calcext:value-type="float">
            <text:p>293</text:p>
          </table:table-cell>
          <table:table-cell office:value-type="float" office:value="292.198" calcext:value-type="float">
            <text:p>292.198</text:p>
          </table:table-cell>
          <table:table-cell office:value-type="float" office:value="288.336" calcext:value-type="float">
            <text:p>288.336</text:p>
          </table:table-cell>
          <table:table-cell office:value-type="float" office:value="-0.801664" calcext:value-type="float">
            <text:p>-0.801664</text:p>
          </table:table-cell>
          <table:table-cell office:value-type="float" office:value="-4.66441" calcext:value-type="float">
            <text:p>-4.66441</text:p>
          </table:table-cell>
          <table:table-cell office:value-type="float" office:value="0.0749369" calcext:value-type="float">
            <text:p>0.0749369</text:p>
          </table:table-cell>
          <table:table-cell office:value-type="float" office:value="0.00384568" calcext:value-type="float">
            <text:p>0.00384568</text:p>
          </table:table-cell>
          <table:table-cell office:value-type="float" office:value="0.170876" calcext:value-type="float">
            <text:p>1.71E-01</text:p>
          </table:table-cell>
          <table:table-cell table:number-columns-repeated="2" office:value-type="float" office:value="0.915454" calcext:value-type="float">
            <text:p>0.915454</text:p>
          </table:table-cell>
          <table:table-cell table:style-name="ce1" office:value-type="float" office:value="0.456899" calcext:value-type="float">
            <text:p>4.57E-01</text:p>
          </table:table-cell>
          <table:table-cell office:value-type="float" office:value="-0.245594" calcext:value-type="float">
            <text:p>-0.245594</text:p>
          </table:table-cell>
          <table:table-cell office:value-type="float" office:value="-14.0481" calcext:value-type="float">
            <text:p>-14.0481</text:p>
          </table:table-cell>
          <table:table-cell table:number-columns-repeated="22"/>
          <table:table-cell table:formula="of:=[.AT81]+1" office:value-type="date" office:date-value="2020-05-14" calcext:value-type="date">
            <text:p>14/05/20</text:p>
          </table:table-cell>
          <table:table-cell table:formula="of:=AVERAGE([.S79:.S85])" office:value-type="float" office:value="0.925924" calcext:value-type="float">
            <text:p>0.925924</text:p>
          </table:table-cell>
          <table:table-cell table:formula="of:=[.P82]" office:value-type="float" office:value="0.0749369" calcext:value-type="float">
            <text:p>0.0749369</text:p>
          </table:table-cell>
          <table:table-cell table:formula="of:=AVERAGE([.R79:.R85])" office:value-type="float" office:value="0.137664571428571" calcext:value-type="float">
            <text:p>0.14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333.24" calcext:value-type="float">
            <text:p>2333.24</text:p>
          </table:table-cell>
          <table:table-cell office:value-type="float" office:value="2437.56" calcext:value-type="float">
            <text:p>2437.56</text:p>
          </table:table-cell>
          <table:table-cell office:value-type="float" office:value="2.83704" calcext:value-type="float">
            <text:p>2.83704</text:p>
          </table:table-cell>
          <table:table-cell office:value-type="float" office:value="170.561" calcext:value-type="float">
            <text:p>170.561</text:p>
          </table:table-cell>
          <table:table-cell office:value-type="float" office:value="6173" calcext:value-type="float">
            <text:p>6173</text:p>
          </table:table-cell>
          <table:table-cell office:value-type="float" office:value="6201.91" calcext:value-type="float">
            <text:p>6201.91</text:p>
          </table:table-cell>
          <table:table-cell office:value-type="float" office:value="6296.4" calcext:value-type="float">
            <text:p>6296.4</text:p>
          </table:table-cell>
          <table:table-cell office:value-type="float" office:value="0.694904" calcext:value-type="float">
            <text:p>0.694904</text:p>
          </table:table-cell>
          <table:table-cell office:value-type="float" office:value="123.4" calcext:value-type="float">
            <text:p>123.4</text:p>
          </table:table-cell>
          <table:table-cell office:value-type="float" office:value="295" calcext:value-type="float">
            <text:p>295</text:p>
          </table:table-cell>
          <table:table-cell office:value-type="float" office:value="295.079" calcext:value-type="float">
            <text:p>295.079</text:p>
          </table:table-cell>
          <table:table-cell office:value-type="float" office:value="290.407" calcext:value-type="float">
            <text:p>290.407</text:p>
          </table:table-cell>
          <table:table-cell office:value-type="float" office:value="0.0794529" calcext:value-type="float">
            <text:p>0.0794529</text:p>
          </table:table-cell>
          <table:table-cell office:value-type="float" office:value="-4.59283" calcext:value-type="float">
            <text:p>-4.59283</text:p>
          </table:table-cell>
          <table:table-cell office:value-type="float" office:value="0.0806089" calcext:value-type="float">
            <text:p>0.0806089</text:p>
          </table:table-cell>
          <table:table-cell office:value-type="float" office:value="0.00254883" calcext:value-type="float">
            <text:p>0.00254883</text:p>
          </table:table-cell>
          <table:table-cell office:value-type="float" office:value="0.130837" calcext:value-type="float">
            <text:p>1.31E-01</text:p>
          </table:table-cell>
          <table:table-cell table:number-columns-repeated="2" office:value-type="float" office:value="0.931086" calcext:value-type="float">
            <text:p>0.931086</text:p>
          </table:table-cell>
          <table:table-cell table:style-name="ce1" office:value-type="float" office:value="0.547933" calcext:value-type="float">
            <text:p>5.48E-01</text:p>
          </table:table-cell>
          <table:table-cell office:value-type="float" office:value="-0.351224" calcext:value-type="float">
            <text:p>-0.351224</text:p>
          </table:table-cell>
          <table:table-cell office:value-type="float" office:value="-15.4221" calcext:value-type="float">
            <text:p>-15.4221</text:p>
          </table:table-cell>
          <table:table-cell table:number-columns-repeated="22"/>
          <table:table-cell table:formula="of:=[.AT82]+1" office:value-type="date" office:date-value="2020-05-15" calcext:value-type="date">
            <text:p>15/05/20</text:p>
          </table:table-cell>
          <table:table-cell table:formula="of:=AVERAGE([.S80:.S86])" office:value-type="float" office:value="0.925566428571429" calcext:value-type="float">
            <text:p>0.925566428571429</text:p>
          </table:table-cell>
          <table:table-cell table:formula="of:=[.P83]" office:value-type="float" office:value="0.0806089" calcext:value-type="float">
            <text:p>0.0806089</text:p>
          </table:table-cell>
          <table:table-cell table:formula="of:=AVERAGE([.R80:.R86])" office:value-type="float" office:value="0.148280285714286" calcext:value-type="float">
            <text:p>0.15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347.68" calcext:value-type="float">
            <text:p>2347.68</text:p>
          </table:table-cell>
          <table:table-cell office:value-type="float" office:value="2466.8" calcext:value-type="float">
            <text:p>2466.8</text:p>
          </table:table-cell>
          <table:table-cell office:value-type="float" office:value="3.25672" calcext:value-type="float">
            <text:p>3.25672</text:p>
          </table:table-cell>
          <table:table-cell office:value-type="float" office:value="189.8" calcext:value-type="float">
            <text:p>189.8</text:p>
          </table:table-cell>
          <table:table-cell office:value-type="float" office:value="6212" calcext:value-type="float">
            <text:p>6212</text:p>
          </table:table-cell>
          <table:table-cell office:value-type="float" office:value="6221.41" calcext:value-type="float">
            <text:p>6221.41</text:p>
          </table:table-cell>
          <table:table-cell office:value-type="float" office:value="6328.37" calcext:value-type="float">
            <text:p>6328.37</text:p>
          </table:table-cell>
          <table:table-cell office:value-type="float" office:value="0.236435" calcext:value-type="float">
            <text:p>0.236435</text:p>
          </table:table-cell>
          <table:table-cell office:value-type="float" office:value="116.366" calcext:value-type="float">
            <text:p>116.366</text:p>
          </table:table-cell>
          <table:table-cell office:value-type="float" office:value="296" calcext:value-type="float">
            <text:p>296</text:p>
          </table:table-cell>
          <table:table-cell office:value-type="float" office:value="296.965" calcext:value-type="float">
            <text:p>296.965</text:p>
          </table:table-cell>
          <table:table-cell office:value-type="float" office:value="292.504" calcext:value-type="float">
            <text:p>292.504</text:p>
          </table:table-cell>
          <table:table-cell office:value-type="float" office:value="0.965238" calcext:value-type="float">
            <text:p>0.965238</text:p>
          </table:table-cell>
          <table:table-cell office:value-type="float" office:value="-3.49637" calcext:value-type="float">
            <text:p>-3.49637</text:p>
          </table:table-cell>
          <table:table-cell office:value-type="float" office:value="0.0864781" calcext:value-type="float">
            <text:p>0.0864781</text:p>
          </table:table-cell>
          <table:table-cell office:value-type="float" office:value="0.00207944" calcext:value-type="float">
            <text:p>0.00207944</text:p>
          </table:table-cell>
          <table:table-cell office:value-type="float" office:value="0.123491" calcext:value-type="float">
            <text:p>1.23E-01</text:p>
          </table:table-cell>
          <table:table-cell table:number-columns-repeated="2" office:value-type="float" office:value="0.937323" calcext:value-type="float">
            <text:p>0.937323</text:p>
          </table:table-cell>
          <table:table-cell table:style-name="ce1" office:value-type="float" office:value="0.554686" calcext:value-type="float">
            <text:p>5.55E-01</text:p>
          </table:table-cell>
          <table:table-cell office:value-type="float" office:value="-0.384305" calcext:value-type="float">
            <text:p>-0.384305</text:p>
          </table:table-cell>
          <table:table-cell office:value-type="float" office:value="-15.9631" calcext:value-type="float">
            <text:p>-15.9631</text:p>
          </table:table-cell>
          <table:table-cell table:number-columns-repeated="22"/>
          <table:table-cell table:formula="of:=[.AT83]+1" office:value-type="date" office:date-value="2020-05-16" calcext:value-type="date">
            <text:p>16/05/20</text:p>
          </table:table-cell>
          <table:table-cell table:formula="of:=AVERAGE([.S81:.S87])" office:value-type="float" office:value="0.925288" calcext:value-type="float">
            <text:p>0.925288</text:p>
          </table:table-cell>
          <table:table-cell table:formula="of:=[.P84]" office:value-type="float" office:value="0.0864781" calcext:value-type="float">
            <text:p>0.0864781</text:p>
          </table:table-cell>
          <table:table-cell table:formula="of:=AVERAGE([.R81:.R87])" office:value-type="float" office:value="0.160169142857143" calcext:value-type="float">
            <text:p>0.1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357.38" calcext:value-type="float">
            <text:p>2357.38</text:p>
          </table:table-cell>
          <table:table-cell office:value-type="float" office:value="2488.05" calcext:value-type="float">
            <text:p>2488.05</text:p>
          </table:table-cell>
          <table:table-cell office:value-type="float" office:value="3.52954" calcext:value-type="float">
            <text:p>3.52954</text:p>
          </table:table-cell>
          <table:table-cell office:value-type="float" office:value="203.046" calcext:value-type="float">
            <text:p>203.046</text:p>
          </table:table-cell>
          <table:table-cell office:value-type="float" office:value="6224" calcext:value-type="float">
            <text:p>6224</text:p>
          </table:table-cell>
          <table:table-cell office:value-type="float" office:value="6237.43" calcext:value-type="float">
            <text:p>6237.43</text:p>
          </table:table-cell>
          <table:table-cell office:value-type="float" office:value="6353.2" calcext:value-type="float">
            <text:p>6353.2</text:p>
          </table:table-cell>
          <table:table-cell office:value-type="float" office:value="0.35372" calcext:value-type="float">
            <text:p>0.35372</text:p>
          </table:table-cell>
          <table:table-cell office:value-type="float" office:value="129.196" calcext:value-type="float">
            <text:p>129.196</text:p>
          </table:table-cell>
          <table:table-cell office:value-type="float" office:value="298" calcext:value-type="float">
            <text:p>298</text:p>
          </table:table-cell>
          <table:table-cell office:value-type="float" office:value="297.857" calcext:value-type="float">
            <text:p>297.857</text:p>
          </table:table-cell>
          <table:table-cell office:value-type="float" office:value="295.635" calcext:value-type="float">
            <text:p>295.635</text:p>
          </table:table-cell>
          <table:table-cell office:value-type="float" office:value="-0.143179" calcext:value-type="float">
            <text:p>-0.143179</text:p>
          </table:table-cell>
          <table:table-cell office:value-type="float" office:value="-2.36504" calcext:value-type="float">
            <text:p>-2.36504</text:p>
          </table:table-cell>
          <table:table-cell office:value-type="float" office:value="0.0925446" calcext:value-type="float">
            <text:p>0.0925446</text:p>
          </table:table-cell>
          <table:table-cell office:value-type="float" office:value="0.00194064" calcext:value-type="float">
            <text:p>0.00194064</text:p>
          </table:table-cell>
          <table:table-cell office:value-type="float" office:value="0.133735" calcext:value-type="float">
            <text:p>1.34E-01</text:p>
          </table:table-cell>
          <table:table-cell table:number-columns-repeated="2" office:value-type="float" office:value="0.936802" calcext:value-type="float">
            <text:p>0.936802</text:p>
          </table:table-cell>
          <table:table-cell table:style-name="ce1" office:value-type="float" office:value="0.52067" calcext:value-type="float">
            <text:p>5.21E-01</text:p>
          </table:table-cell>
          <table:table-cell office:value-type="float" office:value="-0.370664" calcext:value-type="float">
            <text:p>-0.370664</text:p>
          </table:table-cell>
          <table:table-cell office:value-type="float" office:value="-12.344" calcext:value-type="float">
            <text:p>-12.344</text:p>
          </table:table-cell>
          <table:table-cell table:number-columns-repeated="22"/>
          <table:table-cell table:formula="of:=[.AT84]+1" office:value-type="date" office:date-value="2020-05-17" calcext:value-type="date">
            <text:p>17/05/20</text:p>
          </table:table-cell>
          <table:table-cell table:formula="of:=AVERAGE([.S82:.S88])" office:value-type="float" office:value="0.92471" calcext:value-type="float">
            <text:p>0.92471</text:p>
          </table:table-cell>
          <table:table-cell table:formula="of:=[.P85]" office:value-type="float" office:value="0.0925446" calcext:value-type="float">
            <text:p>0.0925446</text:p>
          </table:table-cell>
          <table:table-cell table:formula="of:=AVERAGE([.R82:.R88])" office:value-type="float" office:value="0.170483285714286" calcext:value-type="float">
            <text:p>0.17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364.96" calcext:value-type="float">
            <text:p>2364.96</text:p>
          </table:table-cell>
          <table:table-cell office:value-type="float" office:value="2507.72" calcext:value-type="float">
            <text:p>2507.72</text:p>
          </table:table-cell>
          <table:table-cell office:value-type="float" office:value="0.814764" calcext:value-type="float">
            <text:p>0.814764</text:p>
          </table:table-cell>
          <table:table-cell office:value-type="float" office:value="158.716" calcext:value-type="float">
            <text:p>158.716</text:p>
          </table:table-cell>
          <table:table-cell office:value-type="float" office:value="6271" calcext:value-type="float">
            <text:p>6271</text:p>
          </table:table-cell>
          <table:table-cell office:value-type="float" office:value="6251.79" calcext:value-type="float">
            <text:p>6251.79</text:p>
          </table:table-cell>
          <table:table-cell office:value-type="float" office:value="6375.37" calcext:value-type="float">
            <text:p>6375.37</text:p>
          </table:table-cell>
          <table:table-cell office:value-type="float" office:value="-0.530532" calcext:value-type="float">
            <text:p>-0.530532</text:p>
          </table:table-cell>
          <table:table-cell office:value-type="float" office:value="104.371" calcext:value-type="float">
            <text:p>104.371</text:p>
          </table:table-cell>
          <table:table-cell office:value-type="float" office:value="297" calcext:value-type="float">
            <text:p>297</text:p>
          </table:table-cell>
          <table:table-cell office:value-type="float" office:value="299.753" calcext:value-type="float">
            <text:p>299.753</text:p>
          </table:table-cell>
          <table:table-cell office:value-type="float" office:value="296.809" calcext:value-type="float">
            <text:p>296.809</text:p>
          </table:table-cell>
          <table:table-cell office:value-type="float" office:value="2.75336" calcext:value-type="float">
            <text:p>2.75336</text:p>
          </table:table-cell>
          <table:table-cell office:value-type="float" office:value="-0.191235" calcext:value-type="float">
            <text:p>-0.191235</text:p>
          </table:table-cell>
          <table:table-cell office:value-type="float" office:value="0.0988084" calcext:value-type="float">
            <text:p>0.0988084</text:p>
          </table:table-cell>
          <table:table-cell office:value-type="float" office:value="0.00235256" calcext:value-type="float">
            <text:p>0.00235256</text:p>
          </table:table-cell>
          <table:table-cell office:value-type="float" office:value="0.18904" calcext:value-type="float">
            <text:p>1.89E-01</text:p>
          </table:table-cell>
          <table:table-cell table:number-columns-repeated="2" office:value-type="float" office:value="0.922138" calcext:value-type="float">
            <text:p>0.922138</text:p>
          </table:table-cell>
          <table:table-cell table:style-name="ce1" office:value-type="float" office:value="0.397525" calcext:value-type="float">
            <text:p>3.98E-01</text:p>
          </table:table-cell>
          <table:table-cell office:value-type="float" office:value="-0.258585" calcext:value-type="float">
            <text:p>-0.258585</text:p>
          </table:table-cell>
          <table:table-cell office:value-type="float" office:value="-13.7158" calcext:value-type="float">
            <text:p>-13.7158</text:p>
          </table:table-cell>
          <table:table-cell table:number-columns-repeated="22"/>
          <table:table-cell table:formula="of:=[.AT85]+1" office:value-type="date" office:date-value="2020-05-18" calcext:value-type="date">
            <text:p>18/05/20</text:p>
          </table:table-cell>
          <table:table-cell table:formula="of:=AVERAGE([.S83:.S89])" office:value-type="float" office:value="0.923717857142857" calcext:value-type="float">
            <text:p>0.923717857142857</text:p>
          </table:table-cell>
          <table:table-cell table:formula="of:=[.P86]" office:value-type="float" office:value="0.0988084" calcext:value-type="float">
            <text:p>0.0988084</text:p>
          </table:table-cell>
          <table:table-cell table:formula="of:=AVERAGE([.R83:.R89])" office:value-type="float" office:value="0.179962857142857" calcext:value-type="float">
            <text:p>0.18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396.35" calcext:value-type="float">
            <text:p>2396.35</text:p>
          </table:table-cell>
          <table:table-cell office:value-type="float" office:value="2525.36" calcext:value-type="float">
            <text:p>2525.36</text:p>
          </table:table-cell>
          <table:table-cell office:value-type="float" office:value="1.11733" calcext:value-type="float">
            <text:p>1.11733</text:p>
          </table:table-cell>
          <table:table-cell office:value-type="float" office:value="150.362" calcext:value-type="float">
            <text:p>150.362</text:p>
          </table:table-cell>
          <table:table-cell office:value-type="float" office:value="6306" calcext:value-type="float">
            <text:p>6306</text:p>
          </table:table-cell>
          <table:table-cell office:value-type="float" office:value="6285.98" calcext:value-type="float">
            <text:p>6285.98</text:p>
          </table:table-cell>
          <table:table-cell office:value-type="float" office:value="6395.7" calcext:value-type="float">
            <text:p>6395.7</text:p>
          </table:table-cell>
          <table:table-cell office:value-type="float" office:value="-0.572391" calcext:value-type="float">
            <text:p>-0.572391</text:p>
          </table:table-cell>
          <table:table-cell office:value-type="float" office:value="89.6973" calcext:value-type="float">
            <text:p>89.6973</text:p>
          </table:table-cell>
          <table:table-cell office:value-type="float" office:value="302" calcext:value-type="float">
            <text:p>302</text:p>
          </table:table-cell>
          <table:table-cell office:value-type="float" office:value="298.662" calcext:value-type="float">
            <text:p>298.662</text:p>
          </table:table-cell>
          <table:table-cell office:value-type="float" office:value="297.01" calcext:value-type="float">
            <text:p>297.01</text:p>
          </table:table-cell>
          <table:table-cell office:value-type="float" office:value="-3.33802" calcext:value-type="float">
            <text:p>-3.33802</text:p>
          </table:table-cell>
          <table:table-cell office:value-type="float" office:value="-4.98962" calcext:value-type="float">
            <text:p>-4.98962</text:p>
          </table:table-cell>
          <table:table-cell office:value-type="float" office:value="0.103723" calcext:value-type="float">
            <text:p>0.103723</text:p>
          </table:table-cell>
          <table:table-cell office:value-type="float" office:value="0.00236976" calcext:value-type="float">
            <text:p>0.00236976</text:p>
          </table:table-cell>
          <table:table-cell office:value-type="float" office:value="0.223601" calcext:value-type="float">
            <text:p>2.24E-01</text:p>
          </table:table-cell>
          <table:table-cell table:number-columns-repeated="2" office:value-type="float" office:value="0.915897" calcext:value-type="float">
            <text:p>0.915897</text:p>
          </table:table-cell>
          <table:table-cell table:style-name="ce1" office:value-type="float" office:value="0.333334" calcext:value-type="float">
            <text:p>3.33E-01</text:p>
          </table:table-cell>
          <table:table-cell office:value-type="float" office:value="-0.207379" calcext:value-type="float">
            <text:p>-0.207379</text:p>
          </table:table-cell>
          <table:table-cell office:value-type="float" office:value="-11.101" calcext:value-type="float">
            <text:p>-11.101</text:p>
          </table:table-cell>
          <table:table-cell table:number-columns-repeated="22"/>
          <table:table-cell table:formula="of:=[.AT86]+1" office:value-type="date" office:date-value="2020-05-19" calcext:value-type="date">
            <text:p>19/05/20</text:p>
          </table:table-cell>
          <table:table-cell table:formula="of:=AVERAGE([.S84:.S90])" office:value-type="float" office:value="0.923129857142857" calcext:value-type="float">
            <text:p>0.923129857142857</text:p>
          </table:table-cell>
          <table:table-cell table:formula="of:=[.P87]" office:value-type="float" office:value="0.103723" calcext:value-type="float">
            <text:p>0.103723</text:p>
          </table:table-cell>
          <table:table-cell table:formula="of:=AVERAGE([.R84:.R90])" office:value-type="float" office:value="0.185697428571429" calcext:value-type="float">
            <text:p>0.19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427" calcext:value-type="float">
            <text:p>2427</text:p>
          </table:table-cell>
          <table:table-cell office:value-type="float" office:value="2540.35" calcext:value-type="float">
            <text:p>2540.35</text:p>
          </table:table-cell>
          <table:table-cell office:value-type="float" office:value="1.41477" calcext:value-type="float">
            <text:p>1.41477</text:p>
          </table:table-cell>
          <table:table-cell office:value-type="float" office:value="139.35" calcext:value-type="float">
            <text:p>139.35</text:p>
          </table:table-cell>
          <table:table-cell office:value-type="float" office:value="6354" calcext:value-type="float">
            <text:p>6354</text:p>
          </table:table-cell>
          <table:table-cell office:value-type="float" office:value="6324.24" calcext:value-type="float">
            <text:p>6324.24</text:p>
          </table:table-cell>
          <table:table-cell office:value-type="float" office:value="6417.27" calcext:value-type="float">
            <text:p>6417.27</text:p>
          </table:table-cell>
          <table:table-cell office:value-type="float" office:value="-0.880802" calcext:value-type="float">
            <text:p>-0.880802</text:p>
          </table:table-cell>
          <table:table-cell office:value-type="float" office:value="63.2696" calcext:value-type="float">
            <text:p>63.2696</text:p>
          </table:table-cell>
          <table:table-cell office:value-type="float" office:value="304" calcext:value-type="float">
            <text:p>304</text:p>
          </table:table-cell>
          <table:table-cell office:value-type="float" office:value="303.576" calcext:value-type="float">
            <text:p>303.576</text:p>
          </table:table-cell>
          <table:table-cell office:value-type="float" office:value="303.247" calcext:value-type="float">
            <text:p>303.247</text:p>
          </table:table-cell>
          <table:table-cell office:value-type="float" office:value="-0.424449" calcext:value-type="float">
            <text:p>-0.424449</text:p>
          </table:table-cell>
          <table:table-cell office:value-type="float" office:value="-0.753419" calcext:value-type="float">
            <text:p>-0.753419</text:p>
          </table:table-cell>
          <table:table-cell office:value-type="float" office:value="0.105762" calcext:value-type="float">
            <text:p>0.105762</text:p>
          </table:table-cell>
          <table:table-cell office:value-type="float" office:value="0.0057987" calcext:value-type="float">
            <text:p>0.0057987</text:p>
          </table:table-cell>
          <table:table-cell office:value-type="float" office:value="0.221803" calcext:value-type="float">
            <text:p>2.22E-01</text:p>
          </table:table-cell>
          <table:table-cell table:number-columns-repeated="2" office:value-type="float" office:value="0.91427" calcext:value-type="float">
            <text:p>0.91427</text:p>
          </table:table-cell>
          <table:table-cell table:style-name="ce1" office:value-type="float" office:value="0.341496" calcext:value-type="float">
            <text:p>3.41E-01</text:p>
          </table:table-cell>
          <table:table-cell office:value-type="float" office:value="-0.219053" calcext:value-type="float">
            <text:p>-0.219053</text:p>
          </table:table-cell>
          <table:table-cell office:value-type="float" office:value="-12.1073" calcext:value-type="float">
            <text:p>-12.1073</text:p>
          </table:table-cell>
          <table:table-cell table:number-columns-repeated="22"/>
          <table:table-cell table:formula="of:=[.AT87]+1" office:value-type="date" office:date-value="2020-05-20" calcext:value-type="date">
            <text:p>20/05/20</text:p>
          </table:table-cell>
          <table:table-cell table:formula="of:=AVERAGE([.S85:.S91])" office:value-type="float" office:value="0.922618857142857" calcext:value-type="float">
            <text:p>0.922618857142857</text:p>
          </table:table-cell>
          <table:table-cell table:formula="of:=[.P88]" office:value-type="float" office:value="0.105762" calcext:value-type="float">
            <text:p>0.105762</text:p>
          </table:table-cell>
          <table:table-cell table:formula="of:=AVERAGE([.R85:.R91])" office:value-type="float" office:value="0.189853428571429" calcext:value-type="float">
            <text:p>0.19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454.19" calcext:value-type="float">
            <text:p>2454.19</text:p>
          </table:table-cell>
          <table:table-cell office:value-type="float" office:value="2555.96" calcext:value-type="float">
            <text:p>2555.96</text:p>
          </table:table-cell>
          <table:table-cell office:value-type="float" office:value="2.19757" calcext:value-type="float">
            <text:p>2.19757</text:p>
          </table:table-cell>
          <table:table-cell office:value-type="float" office:value="139.96" calcext:value-type="float">
            <text:p>139.96</text:p>
          </table:table-cell>
          <table:table-cell office:value-type="float" office:value="6372" calcext:value-type="float">
            <text:p>6372</text:p>
          </table:table-cell>
          <table:table-cell office:value-type="float" office:value="6358.77" calcext:value-type="float">
            <text:p>6358.77</text:p>
          </table:table-cell>
          <table:table-cell office:value-type="float" office:value="6437.38" calcext:value-type="float">
            <text:p>6437.38</text:p>
          </table:table-cell>
          <table:table-cell office:value-type="float" office:value="-0.406961" calcext:value-type="float">
            <text:p>-0.406961</text:p>
          </table:table-cell>
          <table:table-cell office:value-type="float" office:value="65.379" calcext:value-type="float">
            <text:p>65.379</text:p>
          </table:table-cell>
          <table:table-cell office:value-type="float" office:value="306" calcext:value-type="float">
            <text:p>306</text:p>
          </table:table-cell>
          <table:table-cell office:value-type="float" office:value="305.493" calcext:value-type="float">
            <text:p>305.493</text:p>
          </table:table-cell>
          <table:table-cell office:value-type="float" office:value="305.527" calcext:value-type="float">
            <text:p>305.527</text:p>
          </table:table-cell>
          <table:table-cell office:value-type="float" office:value="-0.506724" calcext:value-type="float">
            <text:p>-0.506724</text:p>
          </table:table-cell>
          <table:table-cell office:value-type="float" office:value="-0.473134" calcext:value-type="float">
            <text:p>-0.473134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0982029" calcext:value-type="float">
            <text:p>0.00982029</text:p>
          </table:table-cell>
          <table:table-cell office:value-type="float" office:value="0.237233" calcext:value-type="float">
            <text:p>2.37E-01</text:p>
          </table:table-cell>
          <table:table-cell table:number-columns-repeated="2" office:value-type="float" office:value="0.908509" calcext:value-type="float">
            <text:p>0.908509</text:p>
          </table:table-cell>
          <table:table-cell table:style-name="ce1" office:value-type="float" office:value="0.322375" calcext:value-type="float">
            <text:p>3.22E-01</text:p>
          </table:table-cell>
          <table:table-cell office:value-type="float" office:value="-0.204548" calcext:value-type="float">
            <text:p>-0.204548</text:p>
          </table:table-cell>
          <table:table-cell office:value-type="float" office:value="-18.0207" calcext:value-type="float">
            <text:p>-18.0207</text:p>
          </table:table-cell>
          <table:table-cell table:number-columns-repeated="22"/>
          <table:table-cell table:formula="of:=[.AT88]+1" office:value-type="date" office:date-value="2020-05-21" calcext:value-type="date">
            <text:p>21/05/20</text:p>
          </table:table-cell>
          <table:table-cell table:formula="of:=AVERAGE([.S86:.S92])" office:value-type="float" office:value="0.921859857142857" calcext:value-type="float">
            <text:p>0.921859857142857</text:p>
          </table:table-cell>
          <table:table-cell table:formula="of:=[.P89]" office:value-type="float" office:value="0.1078" calcext:value-type="float">
            <text:p>0.1078</text:p>
          </table:table-cell>
          <table:table-cell table:formula="of:=AVERAGE([.R86:.R92])" office:value-type="float" office:value="0.193155571428571" calcext:value-type="float">
            <text:p>0.1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473.76" calcext:value-type="float">
            <text:p>2473.76</text:p>
          </table:table-cell>
          <table:table-cell office:value-type="float" office:value="2565.01" calcext:value-type="float">
            <text:p>2565.01</text:p>
          </table:table-cell>
          <table:table-cell office:value-type="float" office:value="1.57156" calcext:value-type="float">
            <text:p>1.57156</text:p>
          </table:table-cell>
          <table:table-cell office:value-type="float" office:value="117.009" calcext:value-type="float">
            <text:p>117.009</text:p>
          </table:table-cell>
          <table:table-cell office:value-type="float" office:value="6399" calcext:value-type="float">
            <text:p>6399</text:p>
          </table:table-cell>
          <table:table-cell office:value-type="float" office:value="6385.99" calcext:value-type="float">
            <text:p>6385.99</text:p>
          </table:table-cell>
          <table:table-cell office:value-type="float" office:value="6452.13" calcext:value-type="float">
            <text:p>6452.13</text:p>
          </table:table-cell>
          <table:table-cell office:value-type="float" office:value="-0.419048" calcext:value-type="float">
            <text:p>-0.419048</text:p>
          </table:table-cell>
          <table:table-cell office:value-type="float" office:value="53.1291" calcext:value-type="float">
            <text:p>53.1291</text:p>
          </table:table-cell>
          <table:table-cell office:value-type="float" office:value="312" calcext:value-type="float">
            <text:p>312</text:p>
          </table:table-cell>
          <table:table-cell office:value-type="float" office:value="307.413" calcext:value-type="float">
            <text:p>307.413</text:p>
          </table:table-cell>
          <table:table-cell office:value-type="float" office:value="306.833" calcext:value-type="float">
            <text:p>306.833</text:p>
          </table:table-cell>
          <table:table-cell office:value-type="float" office:value="-4.58697" calcext:value-type="float">
            <text:p>-4.58697</text:p>
          </table:table-cell>
          <table:table-cell office:value-type="float" office:value="-5.16721" calcext:value-type="float">
            <text:p>-5.16721</text:p>
          </table:table-cell>
          <table:table-cell office:value-type="float" office:value="0.109838" calcext:value-type="float">
            <text:p>0.109838</text:p>
          </table:table-cell>
          <table:table-cell office:value-type="float" office:value="0.00963659" calcext:value-type="float">
            <text:p>0.00963659</text:p>
          </table:table-cell>
          <table:table-cell office:value-type="float" office:value="0.170979" calcext:value-type="float">
            <text:p>1.71E-01</text:p>
          </table:table-cell>
          <table:table-cell table:number-columns-repeated="2" office:value-type="float" office:value="0.92697" calcext:value-type="float">
            <text:p>0.92697</text:p>
          </table:table-cell>
          <table:table-cell table:style-name="ce1" office:value-type="float" office:value="0.439471" calcext:value-type="float">
            <text:p>4.39E-01</text:p>
          </table:table-cell>
          <table:table-cell office:value-type="float" office:value="-0.334229" calcext:value-type="float">
            <text:p>-0.334229</text:p>
          </table:table-cell>
          <table:table-cell office:value-type="float" office:value="-9.28956" calcext:value-type="float">
            <text:p>-9.28956</text:p>
          </table:table-cell>
          <table:table-cell table:number-columns-repeated="22"/>
          <table:table-cell table:formula="of:=[.AT89]+1" office:value-type="date" office:date-value="2020-05-22" calcext:value-type="date">
            <text:p>22/05/20</text:p>
          </table:table-cell>
          <table:table-cell table:formula="of:=AVERAGE([.S87:.S93])" office:value-type="float" office:value="0.920010857142857" calcext:value-type="float">
            <text:p>0.920010857142857</text:p>
          </table:table-cell>
          <table:table-cell table:formula="of:=[.P90]" office:value-type="float" office:value="0.109838" calcext:value-type="float">
            <text:p>0.109838</text:p>
          </table:table-cell>
          <table:table-cell table:formula="of:=AVERAGE([.R87:.R93])" office:value-type="float" office:value="0.196319142857143" calcext:value-type="float">
            <text:p>0.2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491.98" calcext:value-type="float">
            <text:p>2491.98</text:p>
          </table:table-cell>
          <table:table-cell office:value-type="float" office:value="2566.41" calcext:value-type="float">
            <text:p>2566.41</text:p>
          </table:table-cell>
          <table:table-cell office:value-type="float" office:value="-0.198375" calcext:value-type="float">
            <text:p>-0.198375</text:p>
          </table:table-cell>
          <table:table-cell office:value-type="float" office:value="71.4149" calcext:value-type="float">
            <text:p>71.4149</text:p>
          </table:table-cell>
          <table:table-cell office:value-type="float" office:value="6429" calcext:value-type="float">
            <text:p>6429</text:p>
          </table:table-cell>
          <table:table-cell office:value-type="float" office:value="6413.54" calcext:value-type="float">
            <text:p>6413.54</text:p>
          </table:table-cell>
          <table:table-cell office:value-type="float" office:value="6460.44" calcext:value-type="float">
            <text:p>6460.44</text:p>
          </table:table-cell>
          <table:table-cell office:value-type="float" office:value="-0.524295" calcext:value-type="float">
            <text:p>-0.524295</text:p>
          </table:table-cell>
          <table:table-cell office:value-type="float" office:value="31.4438" calcext:value-type="float">
            <text:p>31.4438</text:p>
          </table:table-cell>
          <table:table-cell office:value-type="float" office:value="314" calcext:value-type="float">
            <text:p>314</text:p>
          </table:table-cell>
          <table:table-cell office:value-type="float" office:value="313.339" calcext:value-type="float">
            <text:p>313.339</text:p>
          </table:table-cell>
          <table:table-cell office:value-type="float" office:value="307.173" calcext:value-type="float">
            <text:p>307.173</text:p>
          </table:table-cell>
          <table:table-cell office:value-type="float" office:value="-0.661402" calcext:value-type="float">
            <text:p>-0.661402</text:p>
          </table:table-cell>
          <table:table-cell office:value-type="float" office:value="-6.82707" calcext:value-type="float">
            <text:p>-6.82707</text:p>
          </table:table-cell>
          <table:table-cell office:value-type="float" office:value="0.111876" calcext:value-type="float">
            <text:p>0.111876</text:p>
          </table:table-cell>
          <table:table-cell office:value-type="float" office:value="0.0108411" calcext:value-type="float">
            <text:p>0.0108411</text:p>
          </table:table-cell>
          <table:table-cell office:value-type="float" office:value="0.152583" calcext:value-type="float">
            <text:p>1.53E-01</text:p>
          </table:table-cell>
          <table:table-cell table:number-columns-repeated="2" office:value-type="float" office:value="0.933746" calcext:value-type="float">
            <text:p>0.933746</text:p>
          </table:table-cell>
          <table:table-cell table:style-name="ce1" office:value-type="float" office:value="0.475297" calcext:value-type="float">
            <text:p>4.75E-01</text:p>
          </table:table-cell>
          <table:table-cell office:value-type="float" office:value="-0.385401" calcext:value-type="float">
            <text:p>-0.385401</text:p>
          </table:table-cell>
          <table:table-cell office:value-type="float" office:value="-9.90625" calcext:value-type="float">
            <text:p>-9.90625</text:p>
          </table:table-cell>
          <table:table-cell table:number-columns-repeated="22"/>
          <table:table-cell table:formula="of:=[.AT90]+1" office:value-type="date" office:date-value="2020-05-23" calcext:value-type="date">
            <text:p>23/05/20</text:p>
          </table:table-cell>
          <table:table-cell table:formula="of:=AVERAGE([.S88:.S94])" office:value-type="float" office:value="0.917576571428571" calcext:value-type="float">
            <text:p>0.917576571428571</text:p>
          </table:table-cell>
          <table:table-cell table:formula="of:=[.P91]" office:value-type="float" office:value="0.111876" calcext:value-type="float">
            <text:p>0.111876</text:p>
          </table:table-cell>
          <table:table-cell table:formula="of:=AVERAGE([.R88:.R94])" office:value-type="float" office:value="0.198471142857143" calcext:value-type="float">
            <text:p>0.2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519.43" calcext:value-type="float">
            <text:p>2519.43</text:p>
          </table:table-cell>
          <table:table-cell office:value-type="float" office:value="2563.37" calcext:value-type="float">
            <text:p>2563.37</text:p>
          </table:table-cell>
          <table:table-cell office:value-type="float" office:value="-1.4025" calcext:value-type="float">
            <text:p>-1.4025</text:p>
          </table:table-cell>
          <table:table-cell office:value-type="float" office:value="23.3693" calcext:value-type="float">
            <text:p>23.3693</text:p>
          </table:table-cell>
          <table:table-cell office:value-type="float" office:value="6449" calcext:value-type="float">
            <text:p>6449</text:p>
          </table:table-cell>
          <table:table-cell office:value-type="float" office:value="6445.32" calcext:value-type="float">
            <text:p>6445.32</text:p>
          </table:table-cell>
          <table:table-cell office:value-type="float" office:value="6464.83" calcext:value-type="float">
            <text:p>6464.83</text:p>
          </table:table-cell>
          <table:table-cell office:value-type="float" office:value="-0.130404" calcext:value-type="float">
            <text:p>-0.130404</text:p>
          </table:table-cell>
          <table:table-cell office:value-type="float" office:value="15.8335" calcext:value-type="float">
            <text:p>15.8335</text:p>
          </table:table-cell>
          <table:table-cell office:value-type="float" office:value="315" calcext:value-type="float">
            <text:p>315</text:p>
          </table:table-cell>
          <table:table-cell office:value-type="float" office:value="315.271" calcext:value-type="float">
            <text:p>315.271</text:p>
          </table:table-cell>
          <table:table-cell office:value-type="float" office:value="308.542" calcext:value-type="float">
            <text:p>308.542</text:p>
          </table:table-cell>
          <table:table-cell office:value-type="float" office:value="0.271419" calcext:value-type="float">
            <text:p>0.271419</text:p>
          </table:table-cell>
          <table:table-cell office:value-type="float" office:value="-6.45788" calcext:value-type="float">
            <text:p>-6.45788</text:p>
          </table:table-cell>
          <table:table-cell office:value-type="float" office:value="0.113914" calcext:value-type="float">
            <text:p>0.113914</text:p>
          </table:table-cell>
          <table:table-cell office:value-type="float" office:value="0.0134059" calcext:value-type="float">
            <text:p>0.0134059</text:p>
          </table:table-cell>
          <table:table-cell office:value-type="float" office:value="0.15685" calcext:value-type="float">
            <text:p>1.57E-01</text:p>
          </table:table-cell>
          <table:table-cell table:number-columns-repeated="2" office:value-type="float" office:value="0.931489" calcext:value-type="float">
            <text:p>0.931489</text:p>
          </table:table-cell>
          <table:table-cell table:style-name="ce1" office:value-type="float" office:value="0.469838" calcext:value-type="float">
            <text:p>4.70E-01</text:p>
          </table:table-cell>
          <table:table-cell office:value-type="float" office:value="-0.385027" calcext:value-type="float">
            <text:p>-0.385027</text:p>
          </table:table-cell>
          <table:table-cell office:value-type="float" office:value="-9.25428" calcext:value-type="float">
            <text:p>-9.25428</text:p>
          </table:table-cell>
          <table:table-cell table:number-columns-repeated="22"/>
          <table:table-cell table:formula="of:=[.AT91]+1" office:value-type="date" office:date-value="2020-05-24" calcext:value-type="date">
            <text:p>24/05/20</text:p>
          </table:table-cell>
          <table:table-cell table:formula="of:=AVERAGE([.S89:.S95])" office:value-type="float" office:value="0.915516" calcext:value-type="float">
            <text:p>0.915516</text:p>
          </table:table-cell>
          <table:table-cell table:formula="of:=[.P92]" office:value-type="float" office:value="0.113914" calcext:value-type="float">
            <text:p>0.113914</text:p>
          </table:table-cell>
          <table:table-cell table:formula="of:=AVERAGE([.R89:.R95])" office:value-type="float" office:value="0.200585571428571" calcext:value-type="float">
            <text:p>0.2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51.93" calcext:value-type="float">
            <text:p>2551.93</text:p>
          </table:table-cell>
          <table:table-cell office:value-type="float" office:value="2583.8" calcext:value-type="float">
            <text:p>2583.8</text:p>
          </table:table-cell>
          <table:table-cell office:value-type="float" office:value="-0.557927" calcext:value-type="float">
            <text:p>-0.557927</text:p>
          </table:table-cell>
          <table:table-cell office:value-type="float" office:value="23.799" calcext:value-type="float">
            <text:p>23.799</text:p>
          </table:table-cell>
          <table:table-cell office:value-type="float" office:value="6476" calcext:value-type="float">
            <text:p>6476</text:p>
          </table:table-cell>
          <table:table-cell office:value-type="float" office:value="6479.13" calcext:value-type="float">
            <text:p>6479.13</text:p>
          </table:table-cell>
          <table:table-cell office:value-type="float" office:value="6489.1" calcext:value-type="float">
            <text:p>6489.1</text:p>
          </table:table-cell>
          <table:table-cell office:value-type="float" office:value="0.114848" calcext:value-type="float">
            <text:p>0.114848</text:p>
          </table:table-cell>
          <table:table-cell office:value-type="float" office:value="13.0972" calcext:value-type="float">
            <text:p>13.0972</text:p>
          </table:table-cell>
          <table:table-cell office:value-type="float" office:value="317" calcext:value-type="float">
            <text:p>317</text:p>
          </table:table-cell>
          <table:table-cell office:value-type="float" office:value="316.21" calcext:value-type="float">
            <text:p>316.21</text:p>
          </table:table-cell>
          <table:table-cell office:value-type="float" office:value="306.999" calcext:value-type="float">
            <text:p>306.999</text:p>
          </table:table-cell>
          <table:table-cell office:value-type="float" office:value="-0.790432" calcext:value-type="float">
            <text:p>-0.790432</text:p>
          </table:table-cell>
          <table:table-cell office:value-type="float" office:value="-10.0014" calcext:value-type="float">
            <text:p>-10.0014</text:p>
          </table:table-cell>
          <table:table-cell office:value-type="float" office:value="0.115952" calcext:value-type="float">
            <text:p>0.115952</text:p>
          </table:table-cell>
          <table:table-cell office:value-type="float" office:value="0.0210396" calcext:value-type="float">
            <text:p>0.0210396</text:p>
          </table:table-cell>
          <table:table-cell office:value-type="float" office:value="0.211185" calcext:value-type="float">
            <text:p>2.11E-01</text:p>
          </table:table-cell>
          <table:table-cell table:number-columns-repeated="2" office:value-type="float" office:value="0.909195" calcext:value-type="float">
            <text:p>0.909195</text:p>
          </table:table-cell>
          <table:table-cell table:style-name="ce1" office:value-type="float" office:value="0.382218" calcext:value-type="float">
            <text:p>3.82E-01</text:p>
          </table:table-cell>
          <table:table-cell office:value-type="float" office:value="-0.28352" calcext:value-type="float">
            <text:p>-0.28352</text:p>
          </table:table-cell>
          <table:table-cell office:value-type="float" office:value="-9.73786" calcext:value-type="float">
            <text:p>-9.73786</text:p>
          </table:table-cell>
          <table:table-cell table:number-columns-repeated="22"/>
          <table:table-cell table:formula="of:=[.AT92]+1" office:value-type="date" office:date-value="2020-05-25" calcext:value-type="date">
            <text:p>25/05/20</text:p>
          </table:table-cell>
          <table:table-cell table:formula="of:=AVERAGE([.S90:.S96])" office:value-type="float" office:value="0.913468142857143" calcext:value-type="float">
            <text:p>0.913468142857143</text:p>
          </table:table-cell>
          <table:table-cell table:formula="of:=[.P93]" office:value-type="float" office:value="0.115952" calcext:value-type="float">
            <text:p>0.115952</text:p>
          </table:table-cell>
          <table:table-cell table:formula="of:=AVERAGE([.R90:.R96])" office:value-type="float" office:value="0.202825714285714" calcext:value-type="float">
            <text:p>0.2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580.53" calcext:value-type="float">
            <text:p>2580.53</text:p>
          </table:table-cell>
          <table:table-cell office:value-type="float" office:value="2603.05" calcext:value-type="float">
            <text:p>2603.05</text:p>
          </table:table-cell>
          <table:table-cell office:value-type="float" office:value="-0.588184" calcext:value-type="float">
            <text:p>-0.588184</text:p>
          </table:table-cell>
          <table:table-cell office:value-type="float" office:value="14.0478" calcext:value-type="float">
            <text:p>14.0478</text:p>
          </table:table-cell>
          <table:table-cell office:value-type="float" office:value="6495" calcext:value-type="float">
            <text:p>6495</text:p>
          </table:table-cell>
          <table:table-cell office:value-type="float" office:value="6511.04" calcext:value-type="float">
            <text:p>6511.04</text:p>
          </table:table-cell>
          <table:table-cell office:value-type="float" office:value="6517.89" calcext:value-type="float">
            <text:p>6517.89</text:p>
          </table:table-cell>
          <table:table-cell office:value-type="float" office:value="0.609382" calcext:value-type="float">
            <text:p>0.609382</text:p>
          </table:table-cell>
          <table:table-cell office:value-type="float" office:value="22.8919" calcext:value-type="float">
            <text:p>22.8919</text:p>
          </table:table-cell>
          <table:table-cell office:value-type="float" office:value="317" calcext:value-type="float">
            <text:p>317</text:p>
          </table:table-cell>
          <table:table-cell office:value-type="float" office:value="318.15" calcext:value-type="float">
            <text:p>318.15</text:p>
          </table:table-cell>
          <table:table-cell office:value-type="float" office:value="311.484" calcext:value-type="float">
            <text:p>311.484</text:p>
          </table:table-cell>
          <table:table-cell office:value-type="float" office:value="1.14987" calcext:value-type="float">
            <text:p>1.14987</text:p>
          </table:table-cell>
          <table:table-cell office:value-type="float" office:value="-5.51557" calcext:value-type="float">
            <text:p>-5.51557</text:p>
          </table:table-cell>
          <table:table-cell office:value-type="float" office:value="0.119879" calcext:value-type="float">
            <text:p>0.119879</text:p>
          </table:table-cell>
          <table:table-cell office:value-type="float" office:value="0.0270951" calcext:value-type="float">
            <text:p>0.0270951</text:p>
          </table:table-cell>
          <table:table-cell office:value-type="float" office:value="0.238665" calcext:value-type="float">
            <text:p>2.39E-01</text:p>
          </table:table-cell>
          <table:table-cell table:number-columns-repeated="2" office:value-type="float" office:value="0.898857" calcext:value-type="float">
            <text:p>0.898857</text:p>
          </table:table-cell>
          <table:table-cell table:style-name="ce1" office:value-type="float" office:value="0.344509" calcext:value-type="float">
            <text:p>3.45E-01</text:p>
          </table:table-cell>
          <table:table-cell office:value-type="float" office:value="-0.24983" calcext:value-type="float">
            <text:p>-0.24983</text:p>
          </table:table-cell>
          <table:table-cell office:value-type="float" office:value="-9.81629" calcext:value-type="float">
            <text:p>-9.81629</text:p>
          </table:table-cell>
          <table:table-cell table:number-columns-repeated="22"/>
          <table:table-cell table:formula="of:=[.AT93]+1" office:value-type="date" office:date-value="2020-05-26" calcext:value-type="date">
            <text:p>26/05/20</text:p>
          </table:table-cell>
          <table:table-cell table:formula="of:=AVERAGE([.S91:.S97])" office:value-type="float" office:value="0.913311571428571" calcext:value-type="float">
            <text:p>0.913311571428571</text:p>
          </table:table-cell>
          <table:table-cell table:formula="of:=[.P94]" office:value-type="float" office:value="0.119879" calcext:value-type="float">
            <text:p>0.119879</text:p>
          </table:table-cell>
          <table:table-cell table:formula="of:=AVERAGE([.R91:.R97])" office:value-type="float" office:value="0.204425" calcext:value-type="float">
            <text:p>0.2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608.85" calcext:value-type="float">
            <text:p>2608.85</text:p>
          </table:table-cell>
          <table:table-cell office:value-type="float" office:value="2620.5" calcext:value-type="float">
            <text:p>2620.5</text:p>
          </table:table-cell>
          <table:table-cell office:value-type="float" office:value="0.0604683" calcext:value-type="float">
            <text:p>0.0604683</text:p>
          </table:table-cell>
          <table:table-cell office:value-type="float" office:value="12.5042" calcext:value-type="float">
            <text:p>12.5042</text:p>
          </table:table-cell>
          <table:table-cell office:value-type="float" office:value="6512" calcext:value-type="float">
            <text:p>6512</text:p>
          </table:table-cell>
          <table:table-cell office:value-type="float" office:value="6540.53" calcext:value-type="float">
            <text:p>6540.53</text:p>
          </table:table-cell>
          <table:table-cell office:value-type="float" office:value="6544.38" calcext:value-type="float">
            <text:p>6544.38</text:p>
          </table:table-cell>
          <table:table-cell office:value-type="float" office:value="1.12446" calcext:value-type="float">
            <text:p>1.12446</text:p>
          </table:table-cell>
          <table:table-cell office:value-type="float" office:value="32.382" calcext:value-type="float">
            <text:p>32.382</text:p>
          </table:table-cell>
          <table:table-cell office:value-type="float" office:value="317" calcext:value-type="float">
            <text:p>317</text:p>
          </table:table-cell>
          <table:table-cell office:value-type="float" office:value="318.093" calcext:value-type="float">
            <text:p>318.093</text:p>
          </table:table-cell>
          <table:table-cell office:value-type="float" office:value="312.995" calcext:value-type="float">
            <text:p>312.995</text:p>
          </table:table-cell>
          <table:table-cell office:value-type="float" office:value="1.09316" calcext:value-type="float">
            <text:p>1.09316</text:p>
          </table:table-cell>
          <table:table-cell office:value-type="float" office:value="-4.00538" calcext:value-type="float">
            <text:p>-4.00538</text:p>
          </table:table-cell>
          <table:table-cell office:value-type="float" office:value="0.127559" calcext:value-type="float">
            <text:p>0.127559</text:p>
          </table:table-cell>
          <table:table-cell office:value-type="float" office:value="0.0300914" calcext:value-type="float">
            <text:p>0.0300914</text:p>
          </table:table-cell>
          <table:table-cell office:value-type="float" office:value="0.236604" calcext:value-type="float">
            <text:p>2.37E-01</text:p>
          </table:table-cell>
          <table:table-cell table:number-columns-repeated="2" office:value-type="float" office:value="0.899846" calcext:value-type="float">
            <text:p>0.899846</text:p>
          </table:table-cell>
          <table:table-cell table:style-name="ce1" office:value-type="float" office:value="0.350015" calcext:value-type="float">
            <text:p>3.50E-01</text:p>
          </table:table-cell>
          <table:table-cell office:value-type="float" office:value="-0.271308" calcext:value-type="float">
            <text:p>-0.271308</text:p>
          </table:table-cell>
          <table:table-cell office:value-type="float" office:value="-10.3238" calcext:value-type="float">
            <text:p>-10.3238</text:p>
          </table:table-cell>
          <table:table-cell table:number-columns-repeated="22"/>
          <table:table-cell table:formula="of:=[.AT94]+1" office:value-type="date" office:date-value="2020-05-27" calcext:value-type="date">
            <text:p>27/05/20</text:p>
          </table:table-cell>
          <table:table-cell table:formula="of:=AVERAGE([.S92:.S98])" office:value-type="float" office:value="0.914015571428571" calcext:value-type="float">
            <text:p>0.914015571428571</text:p>
          </table:table-cell>
          <table:table-cell table:formula="of:=[.P95]" office:value-type="float" office:value="0.127559" calcext:value-type="float">
            <text:p>0.127559</text:p>
          </table:table-cell>
          <table:table-cell table:formula="of:=AVERAGE([.R92:.R98])" office:value-type="float" office:value="0.205839142857143" calcext:value-type="float">
            <text:p>0.21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631.65" calcext:value-type="float">
            <text:p>2631.65</text:p>
          </table:table-cell>
          <table:table-cell office:value-type="float" office:value="2628.38" calcext:value-type="float">
            <text:p>2628.38</text:p>
          </table:table-cell>
          <table:table-cell office:value-type="float" office:value="-0.691515" calcext:value-type="float">
            <text:p>-0.691515</text:p>
          </table:table-cell>
          <table:table-cell office:value-type="float" office:value="-12.6177" calcext:value-type="float">
            <text:p>-12.6177</text:p>
          </table:table-cell>
          <table:table-cell office:value-type="float" office:value="6533" calcext:value-type="float">
            <text:p>6533</text:p>
          </table:table-cell>
          <table:table-cell office:value-type="float" office:value="6563.87" calcext:value-type="float">
            <text:p>6563.87</text:p>
          </table:table-cell>
          <table:table-cell office:value-type="float" office:value="6560.76" calcext:value-type="float">
            <text:p>6560.76</text:p>
          </table:table-cell>
          <table:table-cell office:value-type="float" office:value="1.27352" calcext:value-type="float">
            <text:p>1.27352</text:p>
          </table:table-cell>
          <table:table-cell office:value-type="float" office:value="27.757" calcext:value-type="float">
            <text:p>27.757</text:p>
          </table:table-cell>
          <table:table-cell office:value-type="float" office:value="319" calcext:value-type="float">
            <text:p>319</text:p>
          </table:table-cell>
          <table:table-cell office:value-type="float" office:value="318.038" calcext:value-type="float">
            <text:p>318.038</text:p>
          </table:table-cell>
          <table:table-cell office:value-type="float" office:value="314.512" calcext:value-type="float">
            <text:p>314.512</text:p>
          </table:table-cell>
          <table:table-cell office:value-type="float" office:value="-0.961667" calcext:value-type="float">
            <text:p>-0.961667</text:p>
          </table:table-cell>
          <table:table-cell office:value-type="float" office:value="-4.48812" calcext:value-type="float">
            <text:p>-4.48812</text:p>
          </table:table-cell>
          <table:table-cell office:value-type="float" office:value="0.135478" calcext:value-type="float">
            <text:p>0.135478</text:p>
          </table:table-cell>
          <table:table-cell office:value-type="float" office:value="0.0355576" calcext:value-type="float">
            <text:p>0.0355576</text:p>
          </table:table-cell>
          <table:table-cell office:value-type="float" office:value="0.252914" calcext:value-type="float">
            <text:p>2.53E-01</text:p>
          </table:table-cell>
          <table:table-cell table:number-columns-repeated="2" office:value-type="float" office:value="0.894174" calcext:value-type="float">
            <text:p>0.894174</text:p>
          </table:table-cell>
          <table:table-cell table:style-name="ce1" office:value-type="float" office:value="0.330873" calcext:value-type="float">
            <text:p>3.31E-01</text:p>
          </table:table-cell>
          <table:table-cell office:value-type="float" office:value="-0.263672" calcext:value-type="float">
            <text:p>-0.263672</text:p>
          </table:table-cell>
          <table:table-cell office:value-type="float" office:value="-10.2464" calcext:value-type="float">
            <text:p>-10.2464</text:p>
          </table:table-cell>
          <table:table-cell table:number-columns-repeated="22"/>
          <table:table-cell table:formula="of:=[.AT95]+1" office:value-type="date" office:date-value="2020-05-28" calcext:value-type="date">
            <text:p>28/05/20</text:p>
          </table:table-cell>
          <table:table-cell table:formula="of:=AVERAGE([.S93:.S99])" office:value-type="float" office:value="0.915068142857143" calcext:value-type="float">
            <text:p>0.915068142857143</text:p>
          </table:table-cell>
          <table:table-cell table:formula="of:=[.P96]" office:value-type="float" office:value="0.135478" calcext:value-type="float">
            <text:p>0.135478</text:p>
          </table:table-cell>
          <table:table-cell table:formula="of:=AVERAGE([.R93:.R99])" office:value-type="float" office:value="0.207279428571429" calcext:value-type="float">
            <text:p>0.2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657.5" calcext:value-type="float">
            <text:p>2657.5</text:p>
          </table:table-cell>
          <table:table-cell office:value-type="float" office:value="2640.56" calcext:value-type="float">
            <text:p>2640.56</text:p>
          </table:table-cell>
          <table:table-cell office:value-type="float" office:value="-0.809185" calcext:value-type="float">
            <text:p>-0.809185</text:p>
          </table:table-cell>
          <table:table-cell office:value-type="float" office:value="-27.4401" calcext:value-type="float">
            <text:p>-27.4401</text:p>
          </table:table-cell>
          <table:table-cell office:value-type="float" office:value="6562" calcext:value-type="float">
            <text:p>6562</text:p>
          </table:table-cell>
          <table:table-cell office:value-type="float" office:value="6590.56" calcext:value-type="float">
            <text:p>6590.56</text:p>
          </table:table-cell>
          <table:table-cell office:value-type="float" office:value="6583.56" calcext:value-type="float">
            <text:p>6583.56</text:p>
          </table:table-cell>
          <table:table-cell office:value-type="float" office:value="1.23135" calcext:value-type="float">
            <text:p>1.23135</text:p>
          </table:table-cell>
          <table:table-cell office:value-type="float" office:value="21.5572" calcext:value-type="float">
            <text:p>21.5572</text:p>
          </table:table-cell>
          <table:table-cell office:value-type="float" office:value="319" calcext:value-type="float">
            <text:p>319</text:p>
          </table:table-cell>
          <table:table-cell office:value-type="float" office:value="319.988" calcext:value-type="float">
            <text:p>319.988</text:p>
          </table:table-cell>
          <table:table-cell office:value-type="float" office:value="320.066" calcext:value-type="float">
            <text:p>320.066</text:p>
          </table:table-cell>
          <table:table-cell office:value-type="float" office:value="0.987678" calcext:value-type="float">
            <text:p>0.987678</text:p>
          </table:table-cell>
          <table:table-cell office:value-type="float" office:value="1.06641" calcext:value-type="float">
            <text:p>1.06641</text:p>
          </table:table-cell>
          <table:table-cell office:value-type="float" office:value="0.143636" calcext:value-type="float">
            <text:p>0.143636</text:p>
          </table:table-cell>
          <table:table-cell office:value-type="float" office:value="0.0280125" calcext:value-type="float">
            <text:p>0.0280125</text:p>
          </table:table-cell>
          <table:table-cell office:value-type="float" office:value="0.182174" calcext:value-type="float">
            <text:p>1.82E-01</text:p>
          </table:table-cell>
          <table:table-cell table:number-columns-repeated="2" office:value-type="float" office:value="0.925874" calcext:value-type="float">
            <text:p>0.925874</text:p>
          </table:table-cell>
          <table:table-cell table:style-name="ce1" office:value-type="float" office:value="0.424307" calcext:value-type="float">
            <text:p>4.24E-01</text:p>
          </table:table-cell>
          <table:table-cell office:value-type="float" office:value="-0.409427" calcext:value-type="float">
            <text:p>-0.409427</text:p>
          </table:table-cell>
          <table:table-cell office:value-type="float" office:value="-9.97731" calcext:value-type="float">
            <text:p>-9.97731</text:p>
          </table:table-cell>
          <table:table-cell table:number-columns-repeated="22"/>
          <table:table-cell table:formula="of:=[.AT96]+1" office:value-type="date" office:date-value="2020-05-29" calcext:value-type="date">
            <text:p>29/05/20</text:p>
          </table:table-cell>
          <table:table-cell table:formula="of:=AVERAGE([.S94:.S100])" office:value-type="float" office:value="0.915205142857143" calcext:value-type="float">
            <text:p>0.915205142857143</text:p>
          </table:table-cell>
          <table:table-cell table:formula="of:=[.P97]" office:value-type="float" office:value="0.143636" calcext:value-type="float">
            <text:p>0.143636</text:p>
          </table:table-cell>
          <table:table-cell table:formula="of:=AVERAGE([.R94:.R100])" office:value-type="float" office:value="0.209201" calcext:value-type="float">
            <text:p>0.21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2680.98" calcext:value-type="float">
            <text:p>2680.98</text:p>
          </table:table-cell>
          <table:table-cell office:value-type="float" office:value="2664.42" calcext:value-type="float">
            <text:p>2664.42</text:p>
          </table:table-cell>
          <table:table-cell office:value-type="float" office:value="-0.245452" calcext:value-type="float">
            <text:p>-0.245452</text:p>
          </table:table-cell>
          <table:table-cell office:value-type="float" office:value="-19.5781" calcext:value-type="float">
            <text:p>-19.5781</text:p>
          </table:table-cell>
          <table:table-cell office:value-type="float" office:value="6580" calcext:value-type="float">
            <text:p>6580</text:p>
          </table:table-cell>
          <table:table-cell office:value-type="float" office:value="6612.49" calcext:value-type="float">
            <text:p>6612.49</text:p>
          </table:table-cell>
          <table:table-cell office:value-type="float" office:value="6612.32" calcext:value-type="float">
            <text:p>6612.32</text:p>
          </table:table-cell>
          <table:table-cell office:value-type="float" office:value="1.47413" calcext:value-type="float">
            <text:p>1.47413</text:p>
          </table:table-cell>
          <table:table-cell office:value-type="float" office:value="32.3194" calcext:value-type="float">
            <text:p>32.3194</text:p>
          </table:table-cell>
          <table:table-cell office:value-type="float" office:value="319" calcext:value-type="float">
            <text:p>319</text:p>
          </table:table-cell>
          <table:table-cell office:value-type="float" office:value="319.94" calcext:value-type="float">
            <text:p>319.94</text:p>
          </table:table-cell>
          <table:table-cell office:value-type="float" office:value="321.673" calcext:value-type="float">
            <text:p>321.673</text:p>
          </table:table-cell>
          <table:table-cell office:value-type="float" office:value="0.940126" calcext:value-type="float">
            <text:p>0.940126</text:p>
          </table:table-cell>
          <table:table-cell office:value-type="float" office:value="2.673" calcext:value-type="float">
            <text:p>2.673</text:p>
          </table:table-cell>
          <table:table-cell office:value-type="float" office:value="0.152031" calcext:value-type="float">
            <text:p>0.152031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162482" calcext:value-type="float">
            <text:p>1.62E-01</text:p>
          </table:table-cell>
          <table:table-cell table:number-columns-repeated="2" office:value-type="float" office:value="0.938674" calcext:value-type="float">
            <text:p>0.938674</text:p>
          </table:table-cell>
          <table:table-cell table:style-name="ce1" office:value-type="float" office:value="0.444505" calcext:value-type="float">
            <text:p>4.45E-01</text:p>
          </table:table-cell>
          <table:table-cell office:value-type="float" office:value="-0.466744" calcext:value-type="float">
            <text:p>-0.466744</text:p>
          </table:table-cell>
          <table:table-cell office:value-type="float" office:value="-8.72132" calcext:value-type="float">
            <text:p>-8.72132</text:p>
          </table:table-cell>
          <table:table-cell table:number-columns-repeated="22"/>
          <table:table-cell table:formula="of:=[.AT97]+1" office:value-type="date" office:date-value="2020-05-30" calcext:value-type="date">
            <text:p>30/05/20</text:p>
          </table:table-cell>
          <table:table-cell table:formula="of:=AVERAGE([.S95:.S101])" office:value-type="float" office:value="0.914844428571429" calcext:value-type="float">
            <text:p>0.914844428571429</text:p>
          </table:table-cell>
          <table:table-cell table:formula="of:=[.P98]" office:value-type="float" office:value="0.152031" calcext:value-type="float">
            <text:p>0.152031</text:p>
          </table:table-cell>
          <table:table-cell table:formula="of:=AVERAGE([.R95:.R101])" office:value-type="float" office:value="0.211353" calcext:value-type="float">
            <text:p>0.21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699.33" calcext:value-type="float">
            <text:p>2699.33</text:p>
          </table:table-cell>
          <table:table-cell office:value-type="float" office:value="2694.26" calcext:value-type="float">
            <text:p>2694.26</text:p>
          </table:table-cell>
          <table:table-cell office:value-type="float" office:value="0.697636" calcext:value-type="float">
            <text:p>0.697636</text:p>
          </table:table-cell>
          <table:table-cell office:value-type="float" office:value="3.26107" calcext:value-type="float">
            <text:p>3.26107</text:p>
          </table:table-cell>
          <table:table-cell office:value-type="float" office:value="6611" calcext:value-type="float">
            <text:p>6611</text:p>
          </table:table-cell>
          <table:table-cell office:value-type="float" office:value="6629.02" calcext:value-type="float">
            <text:p>6629.02</text:p>
          </table:table-cell>
          <table:table-cell office:value-type="float" office:value="6643.74" calcext:value-type="float">
            <text:p>6643.74</text:p>
          </table:table-cell>
          <table:table-cell office:value-type="float" office:value="0.86098" calcext:value-type="float">
            <text:p>0.86098</text:p>
          </table:table-cell>
          <table:table-cell office:value-type="float" office:value="32.7441" calcext:value-type="float">
            <text:p>32.7441</text:p>
          </table:table-cell>
          <table:table-cell office:value-type="float" office:value="320" calcext:value-type="float">
            <text:p>320</text:p>
          </table:table-cell>
          <table:table-cell office:value-type="float" office:value="319.894" calcext:value-type="float">
            <text:p>319.894</text:p>
          </table:table-cell>
          <table:table-cell office:value-type="float" office:value="322.316" calcext:value-type="float">
            <text:p>322.316</text:p>
          </table:table-cell>
          <table:table-cell office:value-type="float" office:value="-0.105599" calcext:value-type="float">
            <text:p>-0.105599</text:p>
          </table:table-cell>
          <table:table-cell office:value-type="float" office:value="2.31601" calcext:value-type="float">
            <text:p>2.31601</text:p>
          </table:table-cell>
          <table:table-cell office:value-type="float" office:value="0.160666" calcext:value-type="float">
            <text:p>0.160666</text:p>
          </table:table-cell>
          <table:table-cell office:value-type="float" office:value="0.0299538" calcext:value-type="float">
            <text:p>0.0299538</text:p>
          </table:table-cell>
          <table:table-cell office:value-type="float" office:value="0.166932" calcext:value-type="float">
            <text:p>1.67E-01</text:p>
          </table:table-cell>
          <table:table-cell table:number-columns-repeated="2" office:value-type="float" office:value="0.938857" calcext:value-type="float">
            <text:p>0.938857</text:p>
          </table:table-cell>
          <table:table-cell table:style-name="ce1" office:value-type="float" office:value="0.434512" calcext:value-type="float">
            <text:p>4.35E-01</text:p>
          </table:table-cell>
          <table:table-cell office:value-type="float" office:value="-0.474619" calcext:value-type="float">
            <text:p>-0.474619</text:p>
          </table:table-cell>
          <table:table-cell office:value-type="float" office:value="-8.52341" calcext:value-type="float">
            <text:p>-8.52341</text:p>
          </table:table-cell>
          <table:table-cell table:number-columns-repeated="22"/>
          <table:table-cell table:formula="of:=[.AT98]+1" office:value-type="date" office:date-value="2020-05-31" calcext:value-type="date">
            <text:p>31/05/20</text:p>
          </table:table-cell>
          <table:table-cell table:formula="of:=AVERAGE([.S96:.S102])" office:value-type="float" office:value="0.914330285714286" calcext:value-type="float">
            <text:p>0.914330285714286</text:p>
          </table:table-cell>
          <table:table-cell table:formula="of:=[.P99]" office:value-type="float" office:value="0.160666" calcext:value-type="float">
            <text:p>0.160666</text:p>
          </table:table-cell>
          <table:table-cell table:formula="of:=AVERAGE([.R96:.R102])" office:value-type="float" office:value="0.213467428571429" calcext:value-type="float">
            <text:p>0.21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713.18" calcext:value-type="float">
            <text:p>2713.18</text:p>
          </table:table-cell>
          <table:table-cell office:value-type="float" office:value="2716.48" calcext:value-type="float">
            <text:p>2716.48</text:p>
          </table:table-cell>
          <table:table-cell office:value-type="float" office:value="0.354898" calcext:value-type="float">
            <text:p>0.354898</text:p>
          </table:table-cell>
          <table:table-cell office:value-type="float" office:value="7.48294" calcext:value-type="float">
            <text:p>7.48294</text:p>
          </table:table-cell>
          <table:table-cell office:value-type="float" office:value="6627" calcext:value-type="float">
            <text:p>6627</text:p>
          </table:table-cell>
          <table:table-cell office:value-type="float" office:value="6644.3" calcext:value-type="float">
            <text:p>6644.3</text:p>
          </table:table-cell>
          <table:table-cell office:value-type="float" office:value="6668.52" calcext:value-type="float">
            <text:p>6668.52</text:p>
          </table:table-cell>
          <table:table-cell office:value-type="float" office:value="0.869841" calcext:value-type="float">
            <text:p>0.869841</text:p>
          </table:table-cell>
          <table:table-cell office:value-type="float" office:value="41.521" calcext:value-type="float">
            <text:p>41.521</text:p>
          </table:table-cell>
          <table:table-cell office:value-type="float" office:value="321" calcext:value-type="float">
            <text:p>321</text:p>
          </table:table-cell>
          <table:table-cell office:value-type="float" office:value="320.851" calcext:value-type="float">
            <text:p>320.851</text:p>
          </table:table-cell>
          <table:table-cell office:value-type="float" office:value="323.968" calcext:value-type="float">
            <text:p>323.968</text:p>
          </table:table-cell>
          <table:table-cell office:value-type="float" office:value="-0.149161" calcext:value-type="float">
            <text:p>-0.149161</text:p>
          </table:table-cell>
          <table:table-cell office:value-type="float" office:value="2.96767" calcext:value-type="float">
            <text:p>2.96767</text:p>
          </table:table-cell>
          <table:table-cell office:value-type="float" office:value="0.169538" calcext:value-type="float">
            <text:p>0.169538</text:p>
          </table:table-cell>
          <table:table-cell office:value-type="float" office:value="0.0431171" calcext:value-type="float">
            <text:p>0.0431171</text:p>
          </table:table-cell>
          <table:table-cell office:value-type="float" office:value="0.224636" calcext:value-type="float">
            <text:p>2.25E-01</text:p>
          </table:table-cell>
          <table:table-cell table:number-columns-repeated="2" office:value-type="float" office:value="0.910154" calcext:value-type="float">
            <text:p>0.910154</text:p>
          </table:table-cell>
          <table:table-cell table:style-name="ce1" office:value-type="float" office:value="0.368853" calcext:value-type="float">
            <text:p>3.69E-01</text:p>
          </table:table-cell>
          <table:table-cell office:value-type="float" office:value="-0.384376" calcext:value-type="float">
            <text:p>-0.384376</text:p>
          </table:table-cell>
          <table:table-cell office:value-type="float" office:value="-9.82239" calcext:value-type="float">
            <text:p>-9.82239</text:p>
          </table:table-cell>
          <table:table-cell table:number-columns-repeated="22"/>
          <table:table-cell table:formula="of:=[.AT99]+1" office:value-type="date" office:date-value="2020-06-01" calcext:value-type="date">
            <text:p>01/06/20</text:p>
          </table:table-cell>
          <table:table-cell table:formula="of:=AVERAGE([.S97:.S103])" office:value-type="float" office:value="0.913223285714286" calcext:value-type="float">
            <text:p>0.913223285714286</text:p>
          </table:table-cell>
          <table:table-cell table:formula="of:=[.P100]" office:value-type="float" office:value="0.169538" calcext:value-type="float">
            <text:p>0.169538</text:p>
          </table:table-cell>
          <table:table-cell table:formula="of:=AVERAGE([.R97:.R103])" office:value-type="float" office:value="0.215707571428571" calcext:value-type="float">
            <text:p>0.22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729.34" calcext:value-type="float">
            <text:p>2729.34</text:p>
          </table:table-cell>
          <table:table-cell office:value-type="float" office:value="2738.62" calcext:value-type="float">
            <text:p>2738.62</text:p>
          </table:table-cell>
          <table:table-cell office:value-type="float" office:value="-1.16158" calcext:value-type="float">
            <text:p>-1.16158</text:p>
          </table:table-cell>
          <table:table-cell office:value-type="float" office:value="-4.38021" calcext:value-type="float">
            <text:p>-4.38021</text:p>
          </table:table-cell>
          <table:table-cell office:value-type="float" office:value="6655" calcext:value-type="float">
            <text:p>6655</text:p>
          </table:table-cell>
          <table:table-cell office:value-type="float" office:value="6662.22" calcext:value-type="float">
            <text:p>6662.22</text:p>
          </table:table-cell>
          <table:table-cell office:value-type="float" office:value="6691.24" calcext:value-type="float">
            <text:p>6691.24</text:p>
          </table:table-cell>
          <table:table-cell office:value-type="float" office:value="0.378235" calcext:value-type="float">
            <text:p>0.378235</text:p>
          </table:table-cell>
          <table:table-cell office:value-type="float" office:value="36.2444" calcext:value-type="float">
            <text:p>36.2444</text:p>
          </table:table-cell>
          <table:table-cell office:value-type="float" office:value="323" calcext:value-type="float">
            <text:p>323</text:p>
          </table:table-cell>
          <table:table-cell office:value-type="float" office:value="321.81" calcext:value-type="float">
            <text:p>321.81</text:p>
          </table:table-cell>
          <table:table-cell office:value-type="float" office:value="323.636" calcext:value-type="float">
            <text:p>323.636</text:p>
          </table:table-cell>
          <table:table-cell office:value-type="float" office:value="-1.18999" calcext:value-type="float">
            <text:p>-1.18999</text:p>
          </table:table-cell>
          <table:table-cell office:value-type="float" office:value="0.635662" calcext:value-type="float">
            <text:p>0.635662</text:p>
          </table:table-cell>
          <table:table-cell office:value-type="float" office:value="0.176225" calcext:value-type="float">
            <text:p>0.176225</text:p>
          </table:table-cell>
          <table:table-cell office:value-type="float" office:value="0.0518203" calcext:value-type="float">
            <text:p>0.0518203</text:p>
          </table:table-cell>
          <table:table-cell office:value-type="float" office:value="0.253729" calcext:value-type="float">
            <text:p>2.54E-01</text:p>
          </table:table-cell>
          <table:table-cell table:number-columns-repeated="2" office:value-type="float" office:value="0.896332" calcext:value-type="float">
            <text:p>0.896332</text:p>
          </table:table-cell>
          <table:table-cell table:style-name="ce1" office:value-type="float" office:value="0.339202" calcext:value-type="float">
            <text:p>3.39E-01</text:p>
          </table:table-cell>
          <table:table-cell office:value-type="float" office:value="-0.350125" calcext:value-type="float">
            <text:p>-0.350125</text:p>
          </table:table-cell>
          <table:table-cell office:value-type="float" office:value="-10.2798" calcext:value-type="float">
            <text:p>-10.2798</text:p>
          </table:table-cell>
          <table:table-cell table:number-columns-repeated="22"/>
          <table:table-cell table:formula="of:=[.AT100]+1" office:value-type="date" office:date-value="2020-06-02" calcext:value-type="date">
            <text:p>02/06/20</text:p>
          </table:table-cell>
          <table:table-cell table:formula="of:=AVERAGE([.S98:.S104])" office:value-type="float" office:value="0.913367" calcext:value-type="float">
            <text:p>0.913367</text:p>
          </table:table-cell>
          <table:table-cell table:formula="of:=[.P101]" office:value-type="float" office:value="0.176225" calcext:value-type="float">
            <text:p>0.176225</text:p>
          </table:table-cell>
          <table:table-cell table:formula="of:=AVERAGE([.R98:.R104])" office:value-type="float" office:value="0.217307" calcext:value-type="float">
            <text:p>0.22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2753.14" calcext:value-type="float">
            <text:p>2753.14</text:p>
          </table:table-cell>
          <table:table-cell office:value-type="float" office:value="2755.39" calcext:value-type="float">
            <text:p>2755.39</text:p>
          </table:table-cell>
          <table:table-cell office:value-type="float" office:value="-1.61953" calcext:value-type="float">
            <text:p>-1.61953</text:p>
          </table:table-cell>
          <table:table-cell office:value-type="float" office:value="-16.6099" calcext:value-type="float">
            <text:p>-16.6099</text:p>
          </table:table-cell>
          <table:table-cell office:value-type="float" office:value="6700" calcext:value-type="float">
            <text:p>6700</text:p>
          </table:table-cell>
          <table:table-cell office:value-type="float" office:value="6688.33" calcext:value-type="float">
            <text:p>6688.33</text:p>
          </table:table-cell>
          <table:table-cell office:value-type="float" office:value="6708.04" calcext:value-type="float">
            <text:p>6708.04</text:p>
          </table:table-cell>
          <table:table-cell office:value-type="float" office:value="-0.631869" calcext:value-type="float">
            <text:p>-0.631869</text:p>
          </table:table-cell>
          <table:table-cell office:value-type="float" office:value="8.04024" calcext:value-type="float">
            <text:p>8.04024</text:p>
          </table:table-cell>
          <table:table-cell office:value-type="float" office:value="325" calcext:value-type="float">
            <text:p>325</text:p>
          </table:table-cell>
          <table:table-cell office:value-type="float" office:value="323.773" calcext:value-type="float">
            <text:p>323.773</text:p>
          </table:table-cell>
          <table:table-cell office:value-type="float" office:value="323.31" calcext:value-type="float">
            <text:p>323.31</text:p>
          </table:table-cell>
          <table:table-cell office:value-type="float" office:value="-1.22678" calcext:value-type="float">
            <text:p>-1.22678</text:p>
          </table:table-cell>
          <table:table-cell office:value-type="float" office:value="-1.68965" calcext:value-type="float">
            <text:p>-1.68965</text:p>
          </table:table-cell>
          <table:table-cell office:value-type="float" office:value="0.178377" calcext:value-type="float">
            <text:p>0.178377</text:p>
          </table:table-cell>
          <table:table-cell office:value-type="float" office:value="0.0543842" calcext:value-type="float">
            <text:p>0.0543842</text:p>
          </table:table-cell>
          <table:table-cell office:value-type="float" office:value="0.251405" calcext:value-type="float">
            <text:p>2.51E-01</text:p>
          </table:table-cell>
          <table:table-cell table:number-columns-repeated="2" office:value-type="float" office:value="0.896247" calcext:value-type="float">
            <text:p>0.896247</text:p>
          </table:table-cell>
          <table:table-cell table:style-name="ce1" office:value-type="float" office:value="0.344685" calcext:value-type="float">
            <text:p>3.45E-01</text:p>
          </table:table-cell>
          <table:table-cell office:value-type="float" office:value="-0.362959" calcext:value-type="float">
            <text:p>-0.362959</text:p>
          </table:table-cell>
          <table:table-cell office:value-type="float" office:value="-8.63026" calcext:value-type="float">
            <text:p>-8.63026</text:p>
          </table:table-cell>
          <table:table-cell table:number-columns-repeated="22"/>
          <table:table-cell table:formula="of:=[.AT101]+1" office:value-type="date" office:date-value="2020-06-03" calcext:value-type="date">
            <text:p>03/06/20</text:p>
          </table:table-cell>
          <table:table-cell table:formula="of:=AVERAGE([.S99:.S105])" office:value-type="float" office:value="0.913792142857143" calcext:value-type="float">
            <text:p>0.913792142857143</text:p>
          </table:table-cell>
          <table:table-cell table:formula="of:=[.P102]" office:value-type="float" office:value="0.178377" calcext:value-type="float">
            <text:p>0.178377</text:p>
          </table:table-cell>
          <table:table-cell table:formula="of:=AVERAGE([.R99:.R105])" office:value-type="float" office:value="0.218519142857143" calcext:value-type="float">
            <text:p>0.22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780.55" calcext:value-type="float">
            <text:p>2780.55</text:p>
          </table:table-cell>
          <table:table-cell office:value-type="float" office:value="2776.16" calcext:value-type="float">
            <text:p>2776.16</text:p>
          </table:table-cell>
          <table:table-cell office:value-type="float" office:value="-0.827661" calcext:value-type="float">
            <text:p>-0.827661</text:p>
          </table:table-cell>
          <table:table-cell office:value-type="float" office:value="-13.8352" calcext:value-type="float">
            <text:p>-13.8352</text:p>
          </table:table-cell>
          <table:table-cell office:value-type="float" office:value="6738" calcext:value-type="float">
            <text:p>6738</text:p>
          </table:table-cell>
          <table:table-cell office:value-type="float" office:value="6719.89" calcext:value-type="float">
            <text:p>6719.89</text:p>
          </table:table-cell>
          <table:table-cell office:value-type="float" office:value="6728.91" calcext:value-type="float">
            <text:p>6728.91</text:p>
          </table:table-cell>
          <table:table-cell office:value-type="float" office:value="-1.01053" calcext:value-type="float">
            <text:p>-1.01053</text:p>
          </table:table-cell>
          <table:table-cell office:value-type="float" office:value="-9.0919" calcext:value-type="float">
            <text:p>-9.0919</text:p>
          </table:table-cell>
          <table:table-cell office:value-type="float" office:value="326" calcext:value-type="float">
            <text:p>326</text:p>
          </table:table-cell>
          <table:table-cell office:value-type="float" office:value="325.74" calcext:value-type="float">
            <text:p>325.74</text:p>
          </table:table-cell>
          <table:table-cell office:value-type="float" office:value="325.011" calcext:value-type="float">
            <text:p>325.011</text:p>
          </table:table-cell>
          <table:table-cell office:value-type="float" office:value="-0.260194" calcext:value-type="float">
            <text:p>-0.260194</text:p>
          </table:table-cell>
          <table:table-cell office:value-type="float" office:value="-0.988638" calcext:value-type="float">
            <text:p>-0.988638</text:p>
          </table:table-cell>
          <table:table-cell office:value-type="float" office:value="0.180529" calcext:value-type="float">
            <text:p>0.180529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0.268595" calcext:value-type="float">
            <text:p>2.69E-01</text:p>
          </table:table-cell>
          <table:table-cell table:number-columns-repeated="2" office:value-type="float" office:value="0.886425" calcext:value-type="float">
            <text:p>0.886425</text:p>
          </table:table-cell>
          <table:table-cell table:style-name="ce1" office:value-type="float" office:value="0.330865" calcext:value-type="float">
            <text:p>3.31E-01</text:p>
          </table:table-cell>
          <table:table-cell office:value-type="float" office:value="-0.344702" calcext:value-type="float">
            <text:p>-0.344702</text:p>
          </table:table-cell>
          <table:table-cell office:value-type="float" office:value="-8.00427" calcext:value-type="float">
            <text:p>-8.00427</text:p>
          </table:table-cell>
          <table:table-cell table:number-columns-repeated="22"/>
          <table:table-cell table:formula="of:=[.AT102]+1" office:value-type="date" office:date-value="2020-06-04" calcext:value-type="date">
            <text:p>04/06/20</text:p>
          </table:table-cell>
          <table:table-cell table:formula="of:=AVERAGE([.S100:.S106])" office:value-type="float" office:value="0.914033571428571" calcext:value-type="float">
            <text:p>0.914033571428571</text:p>
          </table:table-cell>
          <table:table-cell table:formula="of:=[.P103]" office:value-type="float" office:value="0.180529" calcext:value-type="float">
            <text:p>0.180529</text:p>
          </table:table-cell>
          <table:table-cell table:formula="of:=AVERAGE([.R100:.R106])" office:value-type="float" office:value="0.219548" calcext:value-type="float">
            <text:p>0.22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805.41" calcext:value-type="float">
            <text:p>2805.41</text:p>
          </table:table-cell>
          <table:table-cell office:value-type="float" office:value="2797.56" calcext:value-type="float">
            <text:p>2797.56</text:p>
          </table:table-cell>
          <table:table-cell office:value-type="float" office:value="-0.500741" calcext:value-type="float">
            <text:p>-0.500741</text:p>
          </table:table-cell>
          <table:table-cell office:value-type="float" office:value="-13.4425" calcext:value-type="float">
            <text:p>-13.4425</text:p>
          </table:table-cell>
          <table:table-cell office:value-type="float" office:value="6752" calcext:value-type="float">
            <text:p>6752</text:p>
          </table:table-cell>
          <table:table-cell office:value-type="float" office:value="6750.09" calcext:value-type="float">
            <text:p>6750.09</text:p>
          </table:table-cell>
          <table:table-cell office:value-type="float" office:value="6749.14" calcext:value-type="float">
            <text:p>6749.14</text:p>
          </table:table-cell>
          <table:table-cell office:value-type="float" office:value="-0.1103" calcext:value-type="float">
            <text:p>-0.1103</text:p>
          </table:table-cell>
          <table:table-cell office:value-type="float" office:value="-2.86256" calcext:value-type="float">
            <text:p>-2.86256</text:p>
          </table:table-cell>
          <table:table-cell office:value-type="float" office:value="327" calcext:value-type="float">
            <text:p>327</text:p>
          </table:table-cell>
          <table:table-cell office:value-type="float" office:value="326.708" calcext:value-type="float">
            <text:p>326.708</text:p>
          </table:table-cell>
          <table:table-cell office:value-type="float" office:value="324.731" calcext:value-type="float">
            <text:p>324.731</text:p>
          </table:table-cell>
          <table:table-cell office:value-type="float" office:value="-0.291955" calcext:value-type="float">
            <text:p>-0.291955</text:p>
          </table:table-cell>
          <table:table-cell office:value-type="float" office:value="-2.26915" calcext:value-type="float">
            <text:p>-2.26915</text:p>
          </table:table-cell>
          <table:table-cell office:value-type="float" office:value="0.182681" calcext:value-type="float">
            <text:p>0.182681</text:p>
          </table:table-cell>
          <table:table-cell office:value-type="float" office:value="0.0463884" calcext:value-type="float">
            <text:p>0.0463884</text:p>
          </table:table-cell>
          <table:table-cell office:value-type="float" office:value="0.19337" calcext:value-type="float">
            <text:p>1.93E-01</text:p>
          </table:table-cell>
          <table:table-cell table:number-columns-repeated="2" office:value-type="float" office:value="0.92688" calcext:value-type="float">
            <text:p>0.92688</text:p>
          </table:table-cell>
          <table:table-cell table:style-name="ce1" office:value-type="float" office:value="0.404723" calcext:value-type="float">
            <text:p>4.05E-01</text:p>
          </table:table-cell>
          <table:table-cell office:value-type="float" office:value="-0.478702" calcext:value-type="float">
            <text:p>-0.478702</text:p>
          </table:table-cell>
          <table:table-cell office:value-type="float" office:value="-8.07836" calcext:value-type="float">
            <text:p>-8.07836</text:p>
          </table:table-cell>
          <table:table-cell table:number-columns-repeated="22"/>
          <table:table-cell table:formula="of:=[.AT103]+1" office:value-type="date" office:date-value="2020-06-05" calcext:value-type="date">
            <text:p>05/06/20</text:p>
          </table:table-cell>
          <table:table-cell table:formula="of:=AVERAGE([.S101:.S107])" office:value-type="float" office:value="0.913543" calcext:value-type="float">
            <text:p>0.913543</text:p>
          </table:table-cell>
          <table:table-cell table:formula="of:=[.P104]" office:value-type="float" office:value="0.182681" calcext:value-type="float">
            <text:p>0.182681</text:p>
          </table:table-cell>
          <table:table-cell table:formula="of:=AVERAGE([.R101:.R107])" office:value-type="float" office:value="0.220646" calcext:value-type="float">
            <text:p>0.22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2825.13" calcext:value-type="float">
            <text:p>2825.13</text:p>
          </table:table-cell>
          <table:table-cell office:value-type="float" office:value="2812.35" calcext:value-type="float">
            <text:p>2812.35</text:p>
          </table:table-cell>
          <table:table-cell office:value-type="float" office:value="-0.268488" calcext:value-type="float">
            <text:p>-0.268488</text:p>
          </table:table-cell>
          <table:table-cell office:value-type="float" office:value="-15.6491" calcext:value-type="float">
            <text:p>-15.6491</text:p>
          </table:table-cell>
          <table:table-cell office:value-type="float" office:value="6773" calcext:value-type="float">
            <text:p>6773</text:p>
          </table:table-cell>
          <table:table-cell office:value-type="float" office:value="6772.35" calcext:value-type="float">
            <text:p>6772.35</text:p>
          </table:table-cell>
          <table:table-cell office:value-type="float" office:value="6761.66" calcext:value-type="float">
            <text:p>6761.66</text:p>
          </table:table-cell>
          <table:table-cell office:value-type="float" office:value="-0.0395942" calcext:value-type="float">
            <text:p>-0.0395942</text:p>
          </table:table-cell>
          <table:table-cell office:value-type="float" office:value="-11.3369" calcext:value-type="float">
            <text:p>-11.3369</text:p>
          </table:table-cell>
          <table:table-cell office:value-type="float" office:value="327" calcext:value-type="float">
            <text:p>327</text:p>
          </table:table-cell>
          <table:table-cell office:value-type="float" office:value="327.677" calcext:value-type="float">
            <text:p>327.677</text:p>
          </table:table-cell>
          <table:table-cell office:value-type="float" office:value="324.458" calcext:value-type="float">
            <text:p>324.458</text:p>
          </table:table-cell>
          <table:table-cell office:value-type="float" office:value="0.677214" calcext:value-type="float">
            <text:p>0.677214</text:p>
          </table:table-cell>
          <table:table-cell office:value-type="float" office:value="-2.54194" calcext:value-type="float">
            <text:p>-2.54194</text:p>
          </table:table-cell>
          <table:table-cell office:value-type="float" office:value="0.184833" calcext:value-type="float">
            <text:p>0.184833</text:p>
          </table:table-cell>
          <table:table-cell office:value-type="float" office:value="0.0410139" calcext:value-type="float">
            <text:p>0.0410139</text:p>
          </table:table-cell>
          <table:table-cell office:value-type="float" office:value="0.170967" calcext:value-type="float">
            <text:p>1.71E-01</text:p>
          </table:table-cell>
          <table:table-cell table:number-columns-repeated="2" office:value-type="float" office:value="0.94165" calcext:value-type="float">
            <text:p>0.94165</text:p>
          </table:table-cell>
          <table:table-cell table:style-name="ce1" office:value-type="float" office:value="0.422392" calcext:value-type="float">
            <text:p>4.22E-01</text:p>
          </table:table-cell>
          <table:table-cell office:value-type="float" office:value="-0.519901" calcext:value-type="float">
            <text:p>-0.519901</text:p>
          </table:table-cell>
          <table:table-cell office:value-type="float" office:value="-10.7759" calcext:value-type="float">
            <text:p>-10.7759</text:p>
          </table:table-cell>
          <table:table-cell table:number-columns-repeated="22"/>
          <table:table-cell table:formula="of:=[.AT104]+1" office:value-type="date" office:date-value="2020-06-06" calcext:value-type="date">
            <text:p>06/06/20</text:p>
          </table:table-cell>
          <table:table-cell table:formula="of:=AVERAGE([.S102:.S108])" office:value-type="float" office:value="0.913170571428571" calcext:value-type="float">
            <text:p>0.913170571428571</text:p>
          </table:table-cell>
          <table:table-cell table:formula="of:=[.P105]" office:value-type="float" office:value="0.184833" calcext:value-type="float">
            <text:p>0.184833</text:p>
          </table:table-cell>
          <table:table-cell table:formula="of:=AVERAGE([.R102:.R108])" office:value-type="float" office:value="0.221568285714286" calcext:value-type="float">
            <text:p>0.22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2842.34" calcext:value-type="float">
            <text:p>2842.34</text:p>
          </table:table-cell>
          <table:table-cell office:value-type="float" office:value="2821.51" calcext:value-type="float">
            <text:p>2821.51</text:p>
          </table:table-cell>
          <table:table-cell office:value-type="float" office:value="-2.36266" calcext:value-type="float">
            <text:p>-2.36266</text:p>
          </table:table-cell>
          <table:table-cell office:value-type="float" office:value="-45.4942" calcext:value-type="float">
            <text:p>-45.4942</text:p>
          </table:table-cell>
          <table:table-cell office:value-type="float" office:value="6795" calcext:value-type="float">
            <text:p>6795</text:p>
          </table:table-cell>
          <table:table-cell office:value-type="float" office:value="6791.18" calcext:value-type="float">
            <text:p>6791.18</text:p>
          </table:table-cell>
          <table:table-cell office:value-type="float" office:value="6771.26" calcext:value-type="float">
            <text:p>6771.26</text:p>
          </table:table-cell>
          <table:table-cell office:value-type="float" office:value="-0.24249" calcext:value-type="float">
            <text:p>-0.24249</text:p>
          </table:table-cell>
          <table:table-cell office:value-type="float" office:value="-23.7448" calcext:value-type="float">
            <text:p>-23.7448</text:p>
          </table:table-cell>
          <table:table-cell office:value-type="float" office:value="327" calcext:value-type="float">
            <text:p>327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325.196" calcext:value-type="float">
            <text:p>325.196</text:p>
          </table:table-cell>
          <table:table-cell office:value-type="float" office:value="0.647967" calcext:value-type="float">
            <text:p>0.647967</text:p>
          </table:table-cell>
          <table:table-cell office:value-type="float" office:value="-1.80432" calcext:value-type="float">
            <text:p>-1.80432</text:p>
          </table:table-cell>
          <table:table-cell office:value-type="float" office:value="0.186985" calcext:value-type="float">
            <text:p>0.186985</text:p>
          </table:table-cell>
          <table:table-cell office:value-type="float" office:value="0.0417737" calcext:value-type="float">
            <text:p>0.0417737</text:p>
          </table:table-cell>
          <table:table-cell office:value-type="float" office:value="0.174134" calcext:value-type="float">
            <text:p>1.74E-01</text:p>
          </table:table-cell>
          <table:table-cell table:number-columns-repeated="2" office:value-type="float" office:value="0.940547" calcext:value-type="float">
            <text:p>0.940547</text:p>
          </table:table-cell>
          <table:table-cell table:style-name="ce1" office:value-type="float" office:value="0.41804" calcext:value-type="float">
            <text:p>4.18E-01</text:p>
          </table:table-cell>
          <table:table-cell office:value-type="float" office:value="-0.516797" calcext:value-type="float">
            <text:p>-0.516797</text:p>
          </table:table-cell>
          <table:table-cell office:value-type="float" office:value="-11.0742" calcext:value-type="float">
            <text:p>-11.0742</text:p>
          </table:table-cell>
          <table:table-cell table:number-columns-repeated="22"/>
          <table:table-cell table:formula="of:=[.AT105]+1" office:value-type="date" office:date-value="2020-06-07" calcext:value-type="date">
            <text:p>07/06/20</text:p>
          </table:table-cell>
          <table:table-cell table:formula="of:=AVERAGE([.S103:.S109])" office:value-type="float" office:value="0.913846571428571" calcext:value-type="float">
            <text:p>0.913846571428571</text:p>
          </table:table-cell>
          <table:table-cell table:formula="of:=[.P106]" office:value-type="float" office:value="0.186985" calcext:value-type="float">
            <text:p>0.186985</text:p>
          </table:table-cell>
          <table:table-cell table:formula="of:=AVERAGE([.R103:.R109])" office:value-type="float" office:value="0.222172285714286" calcext:value-type="float">
            <text:p>0.22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2867.38" calcext:value-type="float">
            <text:p>2867.38</text:p>
          </table:table-cell>
          <table:table-cell office:value-type="float" office:value="2831.7" calcext:value-type="float">
            <text:p>2831.7</text:p>
          </table:table-cell>
          <table:table-cell office:value-type="float" office:value="-2.45651" calcext:value-type="float">
            <text:p>-2.45651</text:p>
          </table:table-cell>
          <table:table-cell office:value-type="float" office:value="-61.3046" calcext:value-type="float">
            <text:p>-61.3046</text:p>
          </table:table-cell>
          <table:table-cell office:value-type="float" office:value="6838" calcext:value-type="float">
            <text:p>6838</text:p>
          </table:table-cell>
          <table:table-cell office:value-type="float" office:value="6816.15" calcext:value-type="float">
            <text:p>6816.15</text:p>
          </table:table-cell>
          <table:table-cell office:value-type="float" office:value="6781.51" calcext:value-type="float">
            <text:p>6781.51</text:p>
          </table:table-cell>
          <table:table-cell office:value-type="float" office:value="-1.4202" calcext:value-type="float">
            <text:p>-1.4202</text:p>
          </table:table-cell>
          <table:table-cell office:value-type="float" office:value="-56.4938" calcext:value-type="float">
            <text:p>-56.4938</text:p>
          </table:table-cell>
          <table:table-cell office:value-type="float" office:value="328" calcext:value-type="float">
            <text:p>328</text:p>
          </table:table-cell>
          <table:table-cell office:value-type="float" office:value="327.622" calcext:value-type="float">
            <text:p>327.622</text:p>
          </table:table-cell>
          <table:table-cell office:value-type="float" office:value="325.95" calcext:value-type="float">
            <text:p>325.95</text:p>
          </table:table-cell>
          <table:table-cell office:value-type="float" office:value="-0.378151" calcext:value-type="float">
            <text:p>-0.378151</text:p>
          </table:table-cell>
          <table:table-cell office:value-type="float" office:value="-2.0501" calcext:value-type="float">
            <text:p>-2.0501</text:p>
          </table:table-cell>
          <table:table-cell office:value-type="float" office:value="0.189137" calcext:value-type="float">
            <text:p>0.189137</text:p>
          </table:table-cell>
          <table:table-cell office:value-type="float" office:value="0.0557328" calcext:value-type="float">
            <text:p>0.0557328</text:p>
          </table:table-cell>
          <table:table-cell office:value-type="float" office:value="0.232322" calcext:value-type="float">
            <text:p>2.32E-01</text:p>
          </table:table-cell>
          <table:table-cell table:number-columns-repeated="2" office:value-type="float" office:value="0.90672" calcext:value-type="float">
            <text:p>0.90672</text:p>
          </table:table-cell>
          <table:table-cell table:style-name="ce1" office:value-type="float" office:value="0.365451" calcext:value-type="float">
            <text:p>3.65E-01</text:p>
          </table:table-cell>
          <table:table-cell office:value-type="float" office:value="-0.420095" calcext:value-type="float">
            <text:p>-0.420095</text:p>
          </table:table-cell>
          <table:table-cell office:value-type="float" office:value="-10.2296" calcext:value-type="float">
            <text:p>-10.2296</text:p>
          </table:table-cell>
          <table:table-cell table:number-columns-repeated="22"/>
          <table:table-cell table:formula="of:=[.AT106]+1" office:value-type="date" office:date-value="2020-06-08" calcext:value-type="date">
            <text:p>08/06/20</text:p>
          </table:table-cell>
          <table:table-cell table:formula="of:=AVERAGE([.S104:.S110])" office:value-type="float" office:value="0.915427285714286" calcext:value-type="float">
            <text:p>0.915427285714286</text:p>
          </table:table-cell>
          <table:table-cell table:formula="of:=[.P107]" office:value-type="float" office:value="0.189137" calcext:value-type="float">
            <text:p>0.189137</text:p>
          </table:table-cell>
          <table:table-cell table:formula="of:=AVERAGE([.R104:.R110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895.11" calcext:value-type="float">
            <text:p>2895.11</text:p>
          </table:table-cell>
          <table:table-cell office:value-type="float" office:value="2851.64" calcext:value-type="float">
            <text:p>2851.64</text:p>
          </table:table-cell>
          <table:table-cell office:value-type="float" office:value="-1.87634" calcext:value-type="float">
            <text:p>-1.87634</text:p>
          </table:table-cell>
          <table:table-cell office:value-type="float" office:value="-63.3578" calcext:value-type="float">
            <text:p>-63.3578</text:p>
          </table:table-cell>
          <table:table-cell office:value-type="float" office:value="6870" calcext:value-type="float">
            <text:p>6870</text:p>
          </table:table-cell>
          <table:table-cell office:value-type="float" office:value="6847.25" calcext:value-type="float">
            <text:p>6847.25</text:p>
          </table:table-cell>
          <table:table-cell office:value-type="float" office:value="6802.56" calcext:value-type="float">
            <text:p>6802.56</text:p>
          </table:table-cell>
          <table:table-cell office:value-type="float" office:value="-1.49224" calcext:value-type="float">
            <text:p>-1.49224</text:p>
          </table:table-cell>
          <table:table-cell office:value-type="float" office:value="-67.4378" calcext:value-type="float">
            <text:p>-67.4378</text:p>
          </table:table-cell>
          <table:table-cell office:value-type="float" office:value="328" calcext:value-type="float">
            <text:p>328</text:p>
          </table:table-cell>
          <table:table-cell office:value-type="float" office:value="328.598" calcext:value-type="float">
            <text:p>328.598</text:p>
          </table:table-cell>
          <table:table-cell office:value-type="float" office:value="327.733" calcext:value-type="float">
            <text:p>327.733</text:p>
          </table:table-cell>
          <table:table-cell office:value-type="float" office:value="0.598066" calcext:value-type="float">
            <text:p>0.598066</text:p>
          </table:table-cell>
          <table:table-cell office:value-type="float" office:value="-0.266918" calcext:value-type="float">
            <text:p>-0.266918</text:p>
          </table:table-cell>
          <table:table-cell office:value-type="float" office:value="0.195354" calcext:value-type="float">
            <text:p>0.195354</text:p>
          </table:table-cell>
          <table:table-cell office:value-type="float" office:value="0.0624169" calcext:value-type="float">
            <text:p>0.0624169</text:p>
          </table:table-cell>
          <table:table-cell office:value-type="float" office:value="0.260185" calcext:value-type="float">
            <text:p>2.60E-01</text:p>
          </table:table-cell>
          <table:table-cell table:number-columns-repeated="2" office:value-type="float" office:value="0.893725" calcext:value-type="float">
            <text:p>0.893725</text:p>
          </table:table-cell>
          <table:table-cell table:style-name="ce1" office:value-type="float" office:value="0.337405" calcext:value-type="float">
            <text:p>3.37E-01</text:p>
          </table:table-cell>
          <table:table-cell office:value-type="float" office:value="-0.382338" calcext:value-type="float">
            <text:p>-0.382338</text:p>
          </table:table-cell>
          <table:table-cell office:value-type="float" office:value="-15.1494" calcext:value-type="float">
            <text:p>-15.1494</text:p>
          </table:table-cell>
          <table:table-cell table:number-columns-repeated="22"/>
          <table:table-cell table:formula="of:=[.AT107]+1" office:value-type="date" office:date-value="2020-06-09" calcext:value-type="date">
            <text:p>09/06/20</text:p>
          </table:table-cell>
          <table:table-cell table:formula="of:=AVERAGE([.S105:.S111])" office:value-type="float" office:value="0.918557571428572" calcext:value-type="float">
            <text:p>0.918557571428572</text:p>
          </table:table-cell>
          <table:table-cell table:formula="of:=[.P108]" office:value-type="float" office:value="0.195354" calcext:value-type="float">
            <text:p>0.195354</text:p>
          </table:table-cell>
          <table:table-cell table:formula="of:=AVERAGE([.R105:.R111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921.57" calcext:value-type="float">
            <text:p>2921.57</text:p>
          </table:table-cell>
          <table:table-cell office:value-type="float" office:value="2877.17" calcext:value-type="float">
            <text:p>2877.17</text:p>
          </table:table-cell>
          <table:table-cell office:value-type="float" office:value="-3.35467" calcext:value-type="float">
            <text:p>-3.35467</text:p>
          </table:table-cell>
          <table:table-cell office:value-type="float" office:value="-79.8338" calcext:value-type="float">
            <text:p>-79.8338</text:p>
          </table:table-cell>
          <table:table-cell office:value-type="float" office:value="6901" calcext:value-type="float">
            <text:p>6901</text:p>
          </table:table-cell>
          <table:table-cell office:value-type="float" office:value="6877.37" calcext:value-type="float">
            <text:p>6877.37</text:p>
          </table:table-cell>
          <table:table-cell office:value-type="float" office:value="6831.47" calcext:value-type="float">
            <text:p>6831.47</text:p>
          </table:table-cell>
          <table:table-cell office:value-type="float" office:value="-1.57121" calcext:value-type="float">
            <text:p>-1.57121</text:p>
          </table:table-cell>
          <table:table-cell office:value-type="float" office:value="-69.5316" calcext:value-type="float">
            <text:p>-69.5316</text:p>
          </table:table-cell>
          <table:table-cell office:value-type="float" office:value="330" calcext:value-type="float">
            <text:p>330</text:p>
          </table:table-cell>
          <table:table-cell office:value-type="float" office:value="328.576" calcext:value-type="float">
            <text:p>328.576</text:p>
          </table:table-cell>
          <table:table-cell office:value-type="float" office:value="329.54" calcext:value-type="float">
            <text:p>329.54</text:p>
          </table:table-cell>
          <table:table-cell office:value-type="float" office:value="-1.42437" calcext:value-type="float">
            <text:p>-1.42437</text:p>
          </table:table-cell>
          <table:table-cell office:value-type="float" office:value="-0.459747" calcext:value-type="float">
            <text:p>-0.459747</text:p>
          </table:table-cell>
          <table:table-cell office:value-type="float" office:value="0.209597" calcext:value-type="float">
            <text:p>0.209597</text:p>
          </table:table-cell>
          <table:table-cell office:value-type="float" office:value="0.061325" calcext:value-type="float">
            <text:p>0.061325</text:p>
          </table:table-cell>
          <table:table-cell office:value-type="float" office:value="0.255633" calcext:value-type="float">
            <text:p>2.56E-01</text:p>
          </table:table-cell>
          <table:table-cell table:number-columns-repeated="2" office:value-type="float" office:value="0.900979" calcext:value-type="float">
            <text:p>0.900979</text:p>
          </table:table-cell>
          <table:table-cell table:style-name="ce1" office:value-type="float" office:value="0.336145" calcext:value-type="float">
            <text:p>3.36E-01</text:p>
          </table:table-cell>
          <table:table-cell office:value-type="float" office:value="-0.405937" calcext:value-type="float">
            <text:p>-0.405937</text:p>
          </table:table-cell>
          <table:table-cell office:value-type="float" office:value="-14.3174" calcext:value-type="float">
            <text:p>-14.3174</text:p>
          </table:table-cell>
          <table:table-cell table:number-columns-repeated="22"/>
          <table:table-cell table:formula="of:=[.AT108]+1" office:value-type="date" office:date-value="2020-06-10" calcext:value-type="date">
            <text:p>10/06/20</text:p>
          </table:table-cell>
          <table:table-cell table:formula="of:=AVERAGE([.S106:.S112])" office:value-type="float" office:value="0.922533428571429" calcext:value-type="float">
            <text:p>0.922533428571429</text:p>
          </table:table-cell>
          <table:table-cell table:formula="of:=[.P109]" office:value-type="float" office:value="0.209597" calcext:value-type="float">
            <text:p>0.209597</text:p>
          </table:table-cell>
          <table:table-cell table:formula="of:=AVERAGE([.R106:.R112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953.89" calcext:value-type="float">
            <text:p>2953.89</text:p>
          </table:table-cell>
          <table:table-cell office:value-type="float" office:value="2899.06" calcext:value-type="float">
            <text:p>2899.06</text:p>
          </table:table-cell>
          <table:table-cell office:value-type="float" office:value="-1.3542" calcext:value-type="float">
            <text:p>-1.3542</text:p>
          </table:table-cell>
          <table:table-cell office:value-type="float" office:value="-68.9441" calcext:value-type="float">
            <text:p>-68.9441</text:p>
          </table:table-cell>
          <table:table-cell office:value-type="float" office:value="6921" calcext:value-type="float">
            <text:p>6921</text:p>
          </table:table-cell>
          <table:table-cell office:value-type="float" office:value="6913.07" calcext:value-type="float">
            <text:p>6913.07</text:p>
          </table:table-cell>
          <table:table-cell office:value-type="float" office:value="6857.53" calcext:value-type="float">
            <text:p>6857.53</text:p>
          </table:table-cell>
          <table:table-cell office:value-type="float" office:value="-0.532428" calcext:value-type="float">
            <text:p>-0.532428</text:p>
          </table:table-cell>
          <table:table-cell office:value-type="float" office:value="-63.4723" calcext:value-type="float">
            <text:p>-63.4723</text:p>
          </table:table-cell>
          <table:table-cell office:value-type="float" office:value="328" calcext:value-type="float">
            <text:p>328</text:p>
          </table:table-cell>
          <table:table-cell office:value-type="float" office:value="330.555" calcext:value-type="float">
            <text:p>330.555</text:p>
          </table:table-cell>
          <table:table-cell office:value-type="float" office:value="330.356" calcext:value-type="float">
            <text:p>330.356</text:p>
          </table:table-cell>
          <table:table-cell office:value-type="float" office:value="2.55543" calcext:value-type="float">
            <text:p>2.55543</text:p>
          </table:table-cell>
          <table:table-cell office:value-type="float" office:value="2.35621" calcext:value-type="float">
            <text:p>2.35621</text:p>
          </table:table-cell>
          <table:table-cell office:value-type="float" office:value="0.224277" calcext:value-type="float">
            <text:p>0.224277</text:p>
          </table:table-cell>
          <table:table-cell office:value-type="float" office:value="0.0649717" calcext:value-type="float">
            <text:p>0.0649717</text:p>
          </table:table-cell>
          <table:table-cell office:value-type="float" office:value="0.270835" calcext:value-type="float">
            <text:p>2.71E-01</text:p>
          </table:table-cell>
          <table:table-cell table:number-columns-repeated="2" office:value-type="float" office:value="0.89749" calcext:value-type="float">
            <text:p>0.89749</text:p>
          </table:table-cell>
          <table:table-cell table:style-name="ce1" office:value-type="float" office:value="0.318676" calcext:value-type="float">
            <text:p>3.19E-01</text:p>
          </table:table-cell>
          <table:table-cell office:value-type="float" office:value="-0.398057" calcext:value-type="float">
            <text:p>-0.398057</text:p>
          </table:table-cell>
          <table:table-cell office:value-type="float" office:value="-12.0093" calcext:value-type="float">
            <text:p>-12.0093</text:p>
          </table:table-cell>
          <table:table-cell table:number-columns-repeated="22"/>
          <table:table-cell table:formula="of:=[.AT109]+1" office:value-type="date" office:date-value="2020-06-11" calcext:value-type="date">
            <text:p>11/06/20</text:p>
          </table:table-cell>
          <table:table-cell table:formula="of:=AVERAGE([.S107:.S113])" office:value-type="float" office:value="0.927199428571429" calcext:value-type="float">
            <text:p>0.927199428571429</text:p>
          </table:table-cell>
          <table:table-cell table:formula="of:=[.P110]" office:value-type="float" office:value="0.224277" calcext:value-type="float">
            <text:p>0.224277</text:p>
          </table:table-cell>
          <table:table-cell table:formula="of:=AVERAGE([.R107:.R113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2977.17" calcext:value-type="float">
            <text:p>2977.17</text:p>
          </table:table-cell>
          <table:table-cell office:value-type="float" office:value="2916.41" calcext:value-type="float">
            <text:p>2916.41</text:p>
          </table:table-cell>
          <table:table-cell office:value-type="float" office:value="-2.53826" calcext:value-type="float">
            <text:p>-2.53826</text:p>
          </table:table-cell>
          <table:table-cell office:value-type="float" office:value="-86.5903" calcext:value-type="float">
            <text:p>-86.5903</text:p>
          </table:table-cell>
          <table:table-cell office:value-type="float" office:value="6969" calcext:value-type="float">
            <text:p>6969</text:p>
          </table:table-cell>
          <table:table-cell office:value-type="float" office:value="6937.47" calcext:value-type="float">
            <text:p>6937.47</text:p>
          </table:table-cell>
          <table:table-cell office:value-type="float" office:value="6877.03" calcext:value-type="float">
            <text:p>6877.03</text:p>
          </table:table-cell>
          <table:table-cell office:value-type="float" office:value="-2.17162" calcext:value-type="float">
            <text:p>-2.17162</text:p>
          </table:table-cell>
          <table:table-cell office:value-type="float" office:value="-91.9657" calcext:value-type="float">
            <text:p>-91.9657</text:p>
          </table:table-cell>
          <table:table-cell office:value-type="float" office:value="329" calcext:value-type="float">
            <text:p>329</text:p>
          </table:table-cell>
          <table:table-cell office:value-type="float" office:value="328.535" calcext:value-type="float">
            <text:p>328.535</text:p>
          </table:table-cell>
          <table:table-cell office:value-type="float" office:value="331.174" calcext:value-type="float">
            <text:p>331.174</text:p>
          </table:table-cell>
          <table:table-cell office:value-type="float" office:value="-0.464727" calcext:value-type="float">
            <text:p>-0.464727</text:p>
          </table:table-cell>
          <table:table-cell office:value-type="float" office:value="2.1742" calcext:value-type="float">
            <text:p>2.1742</text:p>
          </table:table-cell>
          <table:table-cell office:value-type="float" office:value="0.239391" calcext:value-type="float">
            <text:p>0.239391</text:p>
          </table:table-cell>
          <table:table-cell office:value-type="float" office:value="0.0463884" calcext:value-type="float">
            <text:p>0.0463884</text:p>
          </table:table-cell>
          <table:table-cell office:value-type="float" office:value="0.19337" calcext:value-type="float">
            <text:p>1.93E-01</text:p>
          </table:table-cell>
          <table:table-cell table:number-columns-repeated="2" office:value-type="float" office:value="0.948792" calcext:value-type="float">
            <text:p>0.948792</text:p>
          </table:table-cell>
          <table:table-cell table:style-name="ce1" office:value-type="float" office:value="0.369495" calcext:value-type="float">
            <text:p>3.69E-01</text:p>
          </table:table-cell>
          <table:table-cell office:value-type="float" office:value="-0.535687" calcext:value-type="float">
            <text:p>-0.535687</text:p>
          </table:table-cell>
          <table:table-cell office:value-type="float" office:value="-12.8491" calcext:value-type="float">
            <text:p>-12.8491</text:p>
          </table:table-cell>
          <table:table-cell table:number-columns-repeated="22"/>
          <table:table-cell table:formula="of:=[.AT110]+1" office:value-type="date" office:date-value="2020-06-12" calcext:value-type="date">
            <text:p>12/06/20</text:p>
          </table:table-cell>
          <table:table-cell table:formula="of:=AVERAGE([.S108:.S114])" office:value-type="float" office:value="0.932021571428571" calcext:value-type="float">
            <text:p>0.932021571428571</text:p>
          </table:table-cell>
          <table:table-cell table:formula="of:=[.P111]" office:value-type="float" office:value="0.239391" calcext:value-type="float">
            <text:p>0.239391</text:p>
          </table:table-cell>
          <table:table-cell table:formula="of:=AVERAGE([.R108:.R114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3006.15" calcext:value-type="float">
            <text:p>3006.15</text:p>
          </table:table-cell>
          <table:table-cell office:value-type="float" office:value="2930.63" calcext:value-type="float">
            <text:p>2930.63</text:p>
          </table:table-cell>
          <table:table-cell office:value-type="float" office:value="-1.80129" calcext:value-type="float">
            <text:p>-1.80129</text:p>
          </table:table-cell>
          <table:table-cell office:value-type="float" office:value="-93.3705" calcext:value-type="float">
            <text:p>-93.3705</text:p>
          </table:table-cell>
          <table:table-cell office:value-type="float" office:value="7001" calcext:value-type="float">
            <text:p>7001</text:p>
          </table:table-cell>
          <table:table-cell office:value-type="float" office:value="6970.33" calcext:value-type="float">
            <text:p>6970.33</text:p>
          </table:table-cell>
          <table:table-cell office:value-type="float" office:value="6892.22" calcext:value-type="float">
            <text:p>6892.22</text:p>
          </table:table-cell>
          <table:table-cell office:value-type="float" office:value="-2.16256" calcext:value-type="float">
            <text:p>-2.16256</text:p>
          </table:table-cell>
          <table:table-cell office:value-type="float" office:value="-108.776" calcext:value-type="float">
            <text:p>-108.776</text:p>
          </table:table-cell>
          <table:table-cell office:value-type="float" office:value="328" calcext:value-type="float">
            <text:p>328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331" calcext:value-type="float">
            <text:p>331</text:p>
          </table:table-cell>
          <table:table-cell office:value-type="float" office:value="1.51774" calcext:value-type="float">
            <text:p>1.51774</text:p>
          </table:table-cell>
          <table:table-cell office:value-type="float" office:value="3.00028" calcext:value-type="float">
            <text:p>3.00028</text:p>
          </table:table-cell>
          <table:table-cell office:value-type="float" office:value="0.254942" calcext:value-type="float">
            <text:p>0.254942</text:p>
          </table:table-cell>
          <table:table-cell office:value-type="float" office:value="0.0410139" calcext:value-type="float">
            <text:p>0.0410139</text:p>
          </table:table-cell>
          <table:table-cell office:value-type="float" office:value="0.170967" calcext:value-type="float">
            <text:p>1.71E-01</text:p>
          </table:table-cell>
          <table:table-cell table:number-columns-repeated="2" office:value-type="float" office:value="0.969481" calcext:value-type="float">
            <text:p>0.969481</text:p>
          </table:table-cell>
          <table:table-cell table:style-name="ce1" office:value-type="float" office:value="0.374279" calcext:value-type="float">
            <text:p>3.74E-01</text:p>
          </table:table-cell>
          <table:table-cell office:value-type="float" office:value="-0.582391" calcext:value-type="float">
            <text:p>-0.582391</text:p>
          </table:table-cell>
          <table:table-cell office:value-type="float" office:value="-8.62789" calcext:value-type="float">
            <text:p>-8.62789</text:p>
          </table:table-cell>
          <table:table-cell table:number-columns-repeated="22"/>
          <table:table-cell table:formula="of:=[.AT111]+1" office:value-type="date" office:date-value="2020-06-13" calcext:value-type="date">
            <text:p>13/06/20</text:p>
          </table:table-cell>
          <table:table-cell table:formula="of:=AVERAGE([.S109:.S115])" office:value-type="float" office:value="0.936782714285714" calcext:value-type="float">
            <text:p>0.936782714285714</text:p>
          </table:table-cell>
          <table:table-cell table:formula="of:=[.P112]" office:value-type="float" office:value="0.254942" calcext:value-type="float">
            <text:p>0.254942</text:p>
          </table:table-cell>
          <table:table-cell table:formula="of:=AVERAGE([.R109:.R115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031.34" calcext:value-type="float">
            <text:p>3031.34</text:p>
          </table:table-cell>
          <table:table-cell office:value-type="float" office:value="2954.7" calcext:value-type="float">
            <text:p>2954.7</text:p>
          </table:table-cell>
          <table:table-cell office:value-type="float" office:value="-0.96825" calcext:value-type="float">
            <text:p>-0.96825</text:p>
          </table:table-cell>
          <table:table-cell office:value-type="float" office:value="-86.2964" calcext:value-type="float">
            <text:p>-86.2964</text:p>
          </table:table-cell>
          <table:table-cell office:value-type="float" office:value="7017" calcext:value-type="float">
            <text:p>7017</text:p>
          </table:table-cell>
          <table:table-cell office:value-type="float" office:value="6998.69" calcext:value-type="float">
            <text:p>6998.69</text:p>
          </table:table-cell>
          <table:table-cell office:value-type="float" office:value="6915.85" calcext:value-type="float">
            <text:p>6915.85</text:p>
          </table:table-cell>
          <table:table-cell office:value-type="float" office:value="-1.31673" calcext:value-type="float">
            <text:p>-1.31673</text:p>
          </table:table-cell>
          <table:table-cell office:value-type="float" office:value="-101.152" calcext:value-type="float">
            <text:p>-101.152</text:p>
          </table:table-cell>
          <table:table-cell office:value-type="float" office:value="329" calcext:value-type="float">
            <text:p>329</text:p>
          </table:table-cell>
          <table:table-cell office:value-type="float" office:value="328.501" calcext:value-type="float">
            <text:p>328.501</text:p>
          </table:table-cell>
          <table:table-cell office:value-type="float" office:value="330.85" calcext:value-type="float">
            <text:p>330.85</text:p>
          </table:table-cell>
          <table:table-cell office:value-type="float" office:value="-0.49877" calcext:value-type="float">
            <text:p>-0.49877</text:p>
          </table:table-cell>
          <table:table-cell office:value-type="float" office:value="1.84989" calcext:value-type="float">
            <text:p>1.84989</text:p>
          </table:table-cell>
          <table:table-cell office:value-type="float" office:value="0.270928" calcext:value-type="float">
            <text:p>0.270928</text:p>
          </table:table-cell>
          <table:table-cell office:value-type="float" office:value="0.0417737" calcext:value-type="float">
            <text:p>0.0417737</text:p>
          </table:table-cell>
          <table:table-cell office:value-type="float" office:value="0.174134" calcext:value-type="float">
            <text:p>1.74E-01</text:p>
          </table:table-cell>
          <table:table-cell table:number-columns-repeated="2" office:value-type="float" office:value="0.973209" calcext:value-type="float">
            <text:p>0.973209</text:p>
          </table:table-cell>
          <table:table-cell table:style-name="ce1" office:value-type="float" office:value="0.363751" calcext:value-type="float">
            <text:p>3.64E-01</text:p>
          </table:table-cell>
          <table:table-cell office:value-type="float" office:value="-0.589058" calcext:value-type="float">
            <text:p>-0.589058</text:p>
          </table:table-cell>
          <table:table-cell office:value-type="float" office:value="-8.59447" calcext:value-type="float">
            <text:p>-8.59447</text:p>
          </table:table-cell>
          <table:table-cell table:number-columns-repeated="22"/>
          <table:table-cell table:formula="of:=[.AT112]+1" office:value-type="date" office:date-value="2020-06-14" calcext:value-type="date">
            <text:p>14/06/20</text:p>
          </table:table-cell>
          <table:table-cell table:formula="of:=AVERAGE([.S110:.S116])" office:value-type="float" office:value="0.941055857142857" calcext:value-type="float">
            <text:p>0.941055857142857</text:p>
          </table:table-cell>
          <table:table-cell table:formula="of:=[.P113]" office:value-type="float" office:value="0.270928" calcext:value-type="float">
            <text:p>0.270928</text:p>
          </table:table-cell>
          <table:table-cell table:formula="of:=AVERAGE([.R110:.R116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3051.74" calcext:value-type="float">
            <text:p>3051.74</text:p>
          </table:table-cell>
          <table:table-cell office:value-type="float" office:value="2981.56" calcext:value-type="float">
            <text:p>2981.56</text:p>
          </table:table-cell>
          <table:table-cell office:value-type="float" office:value="-0.415359" calcext:value-type="float">
            <text:p>-0.415359</text:p>
          </table:table-cell>
          <table:table-cell office:value-type="float" office:value="-74.4354" calcext:value-type="float">
            <text:p>-74.4354</text:p>
          </table:table-cell>
          <table:table-cell office:value-type="float" office:value="7042" calcext:value-type="float">
            <text:p>7042</text:p>
          </table:table-cell>
          <table:table-cell office:value-type="float" office:value="7022.33" calcext:value-type="float">
            <text:p>7022.33</text:p>
          </table:table-cell>
          <table:table-cell office:value-type="float" office:value="6945.29" calcext:value-type="float">
            <text:p>6945.29</text:p>
          </table:table-cell>
          <table:table-cell office:value-type="float" office:value="-1.44042" calcext:value-type="float">
            <text:p>-1.44042</text:p>
          </table:table-cell>
          <table:table-cell office:value-type="float" office:value="-96.7062" calcext:value-type="float">
            <text:p>-96.7062</text:p>
          </table:table-cell>
          <table:table-cell office:value-type="float" office:value="330" calcext:value-type="float">
            <text:p>330</text:p>
          </table:table-cell>
          <table:table-cell office:value-type="float" office:value="329.485" calcext:value-type="float">
            <text:p>329.485</text:p>
          </table:table-cell>
          <table:table-cell office:value-type="float" office:value="331.716" calcext:value-type="float">
            <text:p>331.716</text:p>
          </table:table-cell>
          <table:table-cell table:style-name="ce1" office:value-type="float" office:value="-0.515068" calcext:value-type="float">
            <text:p>-5.15E-01</text:p>
          </table:table-cell>
          <table:table-cell office:value-type="float" office:value="1.71581" calcext:value-type="float">
            <text:p>1.71581</text:p>
          </table:table-cell>
          <table:table-cell office:value-type="float" office:value="0.287349" calcext:value-type="float">
            <text:p>0.287349</text:p>
          </table:table-cell>
          <table:table-cell office:value-type="float" office:value="0.0557328" calcext:value-type="float">
            <text:p>0.0557328</text:p>
          </table:table-cell>
          <table:table-cell office:value-type="float" office:value="0.232322" calcext:value-type="float">
            <text:p>2.32E-01</text:p>
          </table:table-cell>
          <table:table-cell table:number-columns-repeated="2" office:value-type="float" office:value="0.940475" calcext:value-type="float">
            <text:p>0.940475</text:p>
          </table:table-cell>
          <table:table-cell table:style-name="ce1" office:value-type="float" office:value="0.324093" calcext:value-type="float">
            <text:p>3.24E-01</text:p>
          </table:table-cell>
          <table:table-cell office:value-type="float" office:value="-0.514918" calcext:value-type="float">
            <text:p>-0.514918</text:p>
          </table:table-cell>
          <table:table-cell office:value-type="float" office:value="-9.77224" calcext:value-type="float">
            <text:p>-9.77224</text:p>
          </table:table-cell>
          <table:table-cell table:number-columns-repeated="22"/>
          <table:table-cell table:formula="of:=[.AT113]+1" office:value-type="date" office:date-value="2020-06-15" calcext:value-type="date">
            <text:p>15/06/20</text:p>
          </table:table-cell>
          <table:table-cell table:formula="of:=AVERAGE([.S111:.S117])" office:value-type="float" office:value="0.944659285714286" calcext:value-type="float">
            <text:p>0.944659285714286</text:p>
          </table:table-cell>
          <table:table-cell table:formula="of:=[.P114]" office:value-type="float" office:value="0.287349" calcext:value-type="float">
            <text:p>0.287349</text:p>
          </table:table-cell>
          <table:table-cell table:formula="of:=AVERAGE([.R111:.R117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3072.08" calcext:value-type="float">
            <text:p>3072.08</text:p>
          </table:table-cell>
          <table:table-cell office:value-type="float" office:value="3007.69" calcext:value-type="float">
            <text:p>3007.69</text:p>
          </table:table-cell>
          <table:table-cell office:value-type="float" office:value="0.100721" calcext:value-type="float">
            <text:p>0.100721</text:p>
          </table:table-cell>
          <table:table-cell office:value-type="float" office:value="-63.308" calcext:value-type="float">
            <text:p>-63.308</text:p>
          </table:table-cell>
          <table:table-cell office:value-type="float" office:value="7074" calcext:value-type="float">
            <text:p>7074</text:p>
          </table:table-cell>
          <table:table-cell office:value-type="float" office:value="7046.85" calcext:value-type="float">
            <text:p>7046.85</text:p>
          </table:table-cell>
          <table:table-cell office:value-type="float" office:value="6974.36" calcext:value-type="float">
            <text:p>6974.36</text:p>
          </table:table-cell>
          <table:table-cell office:value-type="float" office:value="-1.99891" calcext:value-type="float">
            <text:p>-1.99891</text:p>
          </table:table-cell>
          <table:table-cell office:value-type="float" office:value="-99.6405" calcext:value-type="float">
            <text:p>-99.6405</text:p>
          </table:table-cell>
          <table:table-cell office:value-type="float" office:value="331" calcext:value-type="float">
            <text:p>331</text:p>
          </table:table-cell>
          <table:table-cell office:value-type="float" office:value="330.47" calcext:value-type="float">
            <text:p>330.47</text:p>
          </table:table-cell>
          <table:table-cell office:value-type="float" office:value="331.589" calcext:value-type="float">
            <text:p>331.589</text:p>
          </table:table-cell>
          <table:table-cell office:value-type="float" office:value="-0.530481" calcext:value-type="float">
            <text:p>-0.530481</text:p>
          </table:table-cell>
          <table:table-cell office:value-type="float" office:value="0.588686" calcext:value-type="float">
            <text:p>0.588686</text:p>
          </table:table-cell>
          <table:table-cell office:value-type="float" office:value="0.299548" calcext:value-type="float">
            <text:p>0.299548</text:p>
          </table:table-cell>
          <table:table-cell office:value-type="float" office:value="0.0624169" calcext:value-type="float">
            <text:p>0.0624169</text:p>
          </table:table-cell>
          <table:table-cell office:value-type="float" office:value="0.260185" calcext:value-type="float">
            <text:p>2.60E-01</text:p>
          </table:table-cell>
          <table:table-cell table:number-columns-repeated="2" office:value-type="float" office:value="0.927053" calcext:value-type="float">
            <text:p>0.927053</text:p>
          </table:table-cell>
          <table:table-cell table:style-name="ce1" office:value-type="float" office:value="0.303709" calcext:value-type="float">
            <text:p>3.04E-01</text:p>
          </table:table-cell>
          <table:table-cell office:value-type="float" office:value="-0.48282" calcext:value-type="float">
            <text:p>-0.48282</text:p>
          </table:table-cell>
          <table:table-cell table:style-name="ce1" office:value-type="float" office:value="-11.2055" calcext:value-type="float">
            <text:p>-1.12E+01</text:p>
          </table:table-cell>
          <table:table-cell table:number-columns-repeated="22"/>
          <table:table-cell table:formula="of:=[.AT114]+1" office:value-type="date" office:date-value="2020-06-16" calcext:value-type="date">
            <text:p>16/06/20</text:p>
          </table:table-cell>
          <table:table-cell table:formula="of:=AVERAGE([.S112:.S118])" office:value-type="float" office:value="0.948208428571428" calcext:value-type="float">
            <text:p>0.948208428571428</text:p>
          </table:table-cell>
          <table:table-cell table:formula="of:=[.P115]" office:value-type="float" office:value="0.299548" calcext:value-type="float">
            <text:p>0.299548</text:p>
          </table:table-cell>
          <table:table-cell table:formula="of:=AVERAGE([.R112:.R118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93.64" calcext:value-type="float">
            <text:p>3093.64</text:p>
          </table:table-cell>
          <table:table-cell office:value-type="float" office:value="3042.89" calcext:value-type="float">
            <text:p>3042.89</text:p>
          </table:table-cell>
          <table:table-cell office:value-type="float" office:value="-0.575389" calcext:value-type="float">
            <text:p>-0.575389</text:p>
          </table:table-cell>
          <table:table-cell office:value-type="float" office:value="-57.1058" calcext:value-type="float">
            <text:p>-57.1058</text:p>
          </table:table-cell>
          <table:table-cell office:value-type="float" office:value="7096" calcext:value-type="float">
            <text:p>7096</text:p>
          </table:table-cell>
          <table:table-cell office:value-type="float" office:value="7073.94" calcext:value-type="float">
            <text:p>7073.94</text:p>
          </table:table-cell>
          <table:table-cell office:value-type="float" office:value="7012.73" calcext:value-type="float">
            <text:p>7012.73</text:p>
          </table:table-cell>
          <table:table-cell office:value-type="float" office:value="-1.62669" calcext:value-type="float">
            <text:p>-1.62669</text:p>
          </table:table-cell>
          <table:table-cell office:value-type="float" office:value="-83.2692" calcext:value-type="float">
            <text:p>-83.2692</text:p>
          </table:table-cell>
          <table:table-cell office:value-type="float" office:value="333" calcext:value-type="float">
            <text:p>333</text:p>
          </table:table-cell>
          <table:table-cell office:value-type="float" office:value="331.455" calcext:value-type="float">
            <text:p>331.455</text:p>
          </table:table-cell>
          <table:table-cell office:value-type="float" office:value="333.478" calcext:value-type="float">
            <text:p>333.478</text:p>
          </table:table-cell>
          <table:table-cell office:value-type="float" office:value="-1.54486" calcext:value-type="float">
            <text:p>-1.54486</text:p>
          </table:table-cell>
          <table:table-cell office:value-type="float" office:value="0.47806" calcext:value-type="float">
            <text:p>0.47806</text:p>
          </table:table-cell>
          <table:table-cell office:value-type="float" office:value="0.303024" calcext:value-type="float">
            <text:p>0.303024</text:p>
          </table:table-cell>
          <table:table-cell office:value-type="float" office:value="0.061325" calcext:value-type="float">
            <text:p>0.061325</text:p>
          </table:table-cell>
          <table:table-cell office:value-type="float" office:value="0.255633" calcext:value-type="float">
            <text:p>2.56E-01</text:p>
          </table:table-cell>
          <table:table-cell table:number-columns-repeated="2" office:value-type="float" office:value="0.930891" calcext:value-type="float">
            <text:p>0.930891</text:p>
          </table:table-cell>
          <table:table-cell table:style-name="ce1" office:value-type="float" office:value="0.305383" calcext:value-type="float">
            <text:p>3.05E-01</text:p>
          </table:table-cell>
          <table:table-cell office:value-type="float" office:value="-0.492254" calcext:value-type="float">
            <text:p>-0.492254</text:p>
          </table:table-cell>
          <table:table-cell table:style-name="ce1" office:value-type="float" office:value="-18.6711" calcext:value-type="float">
            <text:p>-1.87E+01</text:p>
          </table:table-cell>
          <table:table-cell table:number-columns-repeated="22"/>
          <table:table-cell table:formula="of:=[.AT115]+1" office:value-type="date" office:date-value="2020-06-17" calcext:value-type="date">
            <text:p>17/06/20</text:p>
          </table:table-cell>
          <table:table-cell table:formula="of:=AVERAGE([.S113:.S119])" office:value-type="float" office:value="0.951207428571428" calcext:value-type="float">
            <text:p>0.951207428571428</text:p>
          </table:table-cell>
          <table:table-cell table:formula="of:=[.P116]" office:value-type="float" office:value="0.303024" calcext:value-type="float">
            <text:p>0.303024</text:p>
          </table:table-cell>
          <table:table-cell table:formula="of:=AVERAGE([.R113:.R119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117.98" calcext:value-type="float">
            <text:p>3117.98</text:p>
          </table:table-cell>
          <table:table-cell office:value-type="float" office:value="3067.34" calcext:value-type="float">
            <text:p>3067.34</text:p>
          </table:table-cell>
          <table:table-cell office:value-type="float" office:value="-3.29712" calcext:value-type="float">
            <text:p>-3.29712</text:p>
          </table:table-cell>
          <table:table-cell office:value-type="float" office:value="-87.6589" calcext:value-type="float">
            <text:p>-87.6589</text:p>
          </table:table-cell>
          <table:table-cell office:value-type="float" office:value="7159" calcext:value-type="float">
            <text:p>7159</text:p>
          </table:table-cell>
          <table:table-cell office:value-type="float" office:value="7103.06" calcext:value-type="float">
            <text:p>7103.06</text:p>
          </table:table-cell>
          <table:table-cell office:value-type="float" office:value="7037.66" calcext:value-type="float">
            <text:p>7037.66</text:p>
          </table:table-cell>
          <table:table-cell office:value-type="float" office:value="-4.12772" calcext:value-type="float">
            <text:p>-4.12772</text:p>
          </table:table-cell>
          <table:table-cell office:value-type="float" office:value="-121.345" calcext:value-type="float">
            <text:p>-121.345</text:p>
          </table:table-cell>
          <table:table-cell office:value-type="float" office:value="334" calcext:value-type="float">
            <text:p>334</text:p>
          </table:table-cell>
          <table:table-cell office:value-type="float" office:value="333.442" calcext:value-type="float">
            <text:p>333.442</text:p>
          </table:table-cell>
          <table:table-cell office:value-type="float" office:value="331.361" calcext:value-type="float">
            <text:p>331.361</text:p>
          </table:table-cell>
          <table:table-cell office:value-type="float" office:value="-0.558424" calcext:value-type="float">
            <text:p>-0.558424</text:p>
          </table:table-cell>
          <table:table-cell office:value-type="float" office:value="-2.63853" calcext:value-type="float">
            <text:p>-2.63853</text:p>
          </table:table-cell>
          <table:table-cell office:value-type="float" office:value="0.306501" calcext:value-type="float">
            <text:p>0.306501</text:p>
          </table:table-cell>
          <table:table-cell office:value-type="float" office:value="0.0649717" calcext:value-type="float">
            <text:p>0.0649717</text:p>
          </table:table-cell>
          <table:table-cell office:value-type="float" office:value="0.270835" calcext:value-type="float">
            <text:p>2.71E-01</text:p>
          </table:table-cell>
          <table:table-cell table:number-columns-repeated="2" office:value-type="float" office:value="0.922714" calcext:value-type="float">
            <text:p>0.922714</text:p>
          </table:table-cell>
          <table:table-cell table:style-name="ce1" office:value-type="float" office:value="0.295518" calcext:value-type="float">
            <text:p>2.96E-01</text:p>
          </table:table-cell>
          <table:table-cell office:value-type="float" office:value="-0.472503" calcext:value-type="float">
            <text:p>-0.472503</text:p>
          </table:table-cell>
          <table:table-cell table:style-name="ce1" office:value-type="float" office:value="-27.9922" calcext:value-type="float">
            <text:p>-2.80E+01</text:p>
          </table:table-cell>
          <table:table-cell table:number-columns-repeated="22"/>
          <table:table-cell table:formula="of:=[.AT116]+1" office:value-type="date" office:date-value="2020-06-18" calcext:value-type="date">
            <text:p>18/06/20</text:p>
          </table:table-cell>
          <table:table-cell table:formula="of:=AVERAGE([.S114:.S120])" office:value-type="float" office:value="0.953522857142857" calcext:value-type="float">
            <text:p>0.953522857142857</text:p>
          </table:table-cell>
          <table:table-cell table:formula="of:=[.P117]" office:value-type="float" office:value="0.306501" calcext:value-type="float">
            <text:p>0.306501</text:p>
          </table:table-cell>
          <table:table-cell table:formula="of:=AVERAGE([.R114:.R120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3159.67" calcext:value-type="float">
            <text:p>3159.67</text:p>
          </table:table-cell>
          <table:table-cell office:value-type="float" office:value="3102.86" calcext:value-type="float">
            <text:p>3102.86</text:p>
          </table:table-cell>
          <table:table-cell office:value-type="float" office:value="-5.28365" calcext:value-type="float">
            <text:p>-5.28365</text:p>
          </table:table-cell>
          <table:table-cell office:value-type="float" office:value="-118.143" calcext:value-type="float">
            <text:p>-118.143</text:p>
          </table:table-cell>
          <table:table-cell office:value-type="float" office:value="7219" calcext:value-type="float">
            <text:p>7219</text:p>
          </table:table-cell>
          <table:table-cell office:value-type="float" office:value="7150.86" calcext:value-type="float">
            <text:p>7150.86</text:p>
          </table:table-cell>
          <table:table-cell office:value-type="float" office:value="7077.57" calcext:value-type="float">
            <text:p>7077.57</text:p>
          </table:table-cell>
          <table:table-cell office:value-type="float" office:value="-4.88637" calcext:value-type="float">
            <text:p>-4.88637</text:p>
          </table:table-cell>
          <table:table-cell office:value-type="float" office:value="-141.434" calcext:value-type="float">
            <text:p>-141.434</text:p>
          </table:table-cell>
          <table:table-cell office:value-type="float" office:value="335" calcext:value-type="float">
            <text:p>335</text:p>
          </table:table-cell>
          <table:table-cell office:value-type="float" office:value="334.431" calcext:value-type="float">
            <text:p>334.431</text:p>
          </table:table-cell>
          <table:table-cell office:value-type="float" office:value="332.266" calcext:value-type="float">
            <text:p>332.266</text:p>
          </table:table-cell>
          <table:table-cell office:value-type="float" office:value="-0.568965" calcext:value-type="float">
            <text:p>-0.568965</text:p>
          </table:table-cell>
          <table:table-cell office:value-type="float" office:value="-2.73435" calcext:value-type="float">
            <text:p>-2.73435</text:p>
          </table:table-cell>
          <table:table-cell office:value-type="float" office:value="0.309977" calcext:value-type="float">
            <text:p>0.309977</text:p>
          </table:table-cell>
          <table:table-cell office:value-type="float" office:value="0.0463884" calcext:value-type="float">
            <text:p>0.0463884</text:p>
          </table:table-cell>
          <table:table-cell office:value-type="float" office:value="0.19337" calcext:value-type="float">
            <text:p>1.93E-01</text:p>
          </table:table-cell>
          <table:table-cell table:number-columns-repeated="2" office:value-type="float" office:value="0.973636" calcext:value-type="float">
            <text:p>0.973636</text:p>
          </table:table-cell>
          <table:table-cell table:style-name="ce1" office:value-type="float" office:value="0.33593" calcext:value-type="float">
            <text:p>3.36E-01</text:p>
          </table:table-cell>
          <table:table-cell office:value-type="float" office:value="-0.58722" calcext:value-type="float">
            <text:p>-0.58722</text:p>
          </table:table-cell>
          <table:table-cell table:style-name="ce1" office:value-type="float" office:value="-12.5497" calcext:value-type="float">
            <text:p>-1.25E+01</text:p>
          </table:table-cell>
          <table:table-cell table:number-columns-repeated="22"/>
          <table:table-cell table:formula="of:=[.AT117]+1" office:value-type="date" office:date-value="2020-06-19" calcext:value-type="date">
            <text:p>19/06/20</text:p>
          </table:table-cell>
          <table:table-cell table:formula="of:=AVERAGE([.S115:.S121])" office:value-type="float" office:value="0.955026428571428" calcext:value-type="float">
            <text:p>0.955026428571428</text:p>
          </table:table-cell>
          <table:table-cell table:formula="of:=[.P118]" office:value-type="float" office:value="0.309977" calcext:value-type="float">
            <text:p>0.309977</text:p>
          </table:table-cell>
          <table:table-cell table:formula="of:=AVERAGE([.R115:.R121])" office:value-type="float" office:value="0.222492285714286" calcext:value-type="float">
            <text:p>0.22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3210.96" calcext:value-type="float">
            <text:p>3210.96</text:p>
          </table:table-cell>
          <table:table-cell office:value-type="float" office:value="3133.67" calcext:value-type="float">
            <text:p>3133.67</text:p>
          </table:table-cell>
          <table:table-cell office:value-type="float" office:value="-1.93344" calcext:value-type="float">
            <text:p>-1.93344</text:p>
          </table:table-cell>
          <table:table-cell office:value-type="float" office:value="-100.333" calcext:value-type="float">
            <text:p>-100.333</text:p>
          </table:table-cell>
          <table:table-cell office:value-type="float" office:value="7248" calcext:value-type="float">
            <text:p>7248</text:p>
          </table:table-cell>
          <table:table-cell office:value-type="float" office:value="7207.23" calcext:value-type="float">
            <text:p>7207.23</text:p>
          </table:table-cell>
          <table:table-cell office:value-type="float" office:value="7111.71" calcext:value-type="float">
            <text:p>7111.71</text:p>
          </table:table-cell>
          <table:table-cell office:value-type="float" office:value="-2.83657" calcext:value-type="float">
            <text:p>-2.83657</text:p>
          </table:table-cell>
          <table:table-cell office:value-type="float" office:value="-136.29" calcext:value-type="float">
            <text:p>-136.29</text:p>
          </table:table-cell>
          <table:table-cell office:value-type="float" office:value="336" calcext:value-type="float">
            <text:p>336</text:p>
          </table:table-cell>
          <table:table-cell office:value-type="float" office:value="335.422" calcext:value-type="float">
            <text:p>335.422</text:p>
          </table:table-cell>
          <table:table-cell office:value-type="float" office:value="331.174" calcext:value-type="float">
            <text:p>331.174</text:p>
          </table:table-cell>
          <table:table-cell office:value-type="float" office:value="-0.577514" calcext:value-type="float">
            <text:p>-0.577514</text:p>
          </table:table-cell>
          <table:table-cell office:value-type="float" office:value="-4.82585" calcext:value-type="float">
            <text:p>-4.82585</text:p>
          </table:table-cell>
          <table:table-cell office:value-type="float" office:value="0.313454" calcext:value-type="float">
            <text:p>0.313454</text:p>
          </table:table-cell>
          <table:table-cell office:value-type="float" office:value="0.0410139" calcext:value-type="float">
            <text:p>0.0410139</text:p>
          </table:table-cell>
          <table:table-cell office:value-type="float" office:value="0.170967" calcext:value-type="float">
            <text:p>1.71E-01</text:p>
          </table:table-cell>
          <table:table-cell table:number-columns-repeated="2" office:value-type="float" office:value="0.990474" calcext:value-type="float">
            <text:p>0.990474</text:p>
          </table:table-cell>
          <table:table-cell table:style-name="ce1" office:value-type="float" office:value="0.344461" calcext:value-type="float">
            <text:p>3.44E-01</text:p>
          </table:table-cell>
          <table:table-cell office:value-type="float" office:value="-0.61974" calcext:value-type="float">
            <text:p>-0.61974</text:p>
          </table:table-cell>
          <table:table-cell table:style-name="ce1" office:value-type="float" office:value="-10.2762" calcext:value-type="float">
            <text:p>-1.03E+01</text:p>
          </table:table-cell>
          <table:table-cell table:number-columns-repeated="22"/>
          <table:table-cell table:formula="of:=[.AT118]+1" office:value-type="date" office:date-value="2020-06-20" calcext:value-type="date">
            <text:p>20/06/20</text:p>
          </table:table-cell>
          <table:table-cell table:formula="of:=AVERAGE([.S116:.S122])" office:value-type="float" office:value="0.959688666666667" calcext:value-type="float">
            <text:p>0.959688666666667</text:p>
          </table:table-cell>
          <table:table-cell table:formula="of:=[.P119]" office:value-type="float" office:value="0.313454" calcext:value-type="float">
            <text:p>0.313454</text:p>
          </table:table-cell>
          <table:table-cell table:formula="of:=AVERAGE([.R116:.R122])" office:value-type="float" office:value="0.216210166666667" calcext:value-type="float">
            <text:p>0.22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245.46" calcext:value-type="float">
            <text:p>3245.46</text:p>
          </table:table-cell>
          <table:table-cell office:value-type="float" office:value="3157.82" calcext:value-type="float">
            <text:p>3157.82</text:p>
          </table:table-cell>
          <table:table-cell office:value-type="float" office:value="-0.612053" calcext:value-type="float">
            <text:p>-0.612053</text:p>
          </table:table-cell>
          <table:table-cell office:value-type="float" office:value="-95.1805" calcext:value-type="float">
            <text:p>-95.1805</text:p>
          </table:table-cell>
          <table:table-cell office:value-type="float" office:value="7279" calcext:value-type="float">
            <text:p>7279</text:p>
          </table:table-cell>
          <table:table-cell office:value-type="float" office:value="7246.05" calcext:value-type="float">
            <text:p>7246.05</text:p>
          </table:table-cell>
          <table:table-cell office:value-type="float" office:value="7138.97" calcext:value-type="float">
            <text:p>7138.97</text:p>
          </table:table-cell>
          <table:table-cell office:value-type="float" office:value="-2.26853" calcext:value-type="float">
            <text:p>-2.26853</text:p>
          </table:table-cell>
          <table:table-cell office:value-type="float" office:value="-140.033" calcext:value-type="float">
            <text:p>-140.033</text:p>
          </table:table-cell>
          <table:table-cell office:value-type="float" office:value="336" calcext:value-type="float">
            <text:p>336</text:p>
          </table:table-cell>
          <table:table-cell office:value-type="float" office:value="336.413" calcext:value-type="float">
            <text:p>336.413</text:p>
          </table:table-cell>
          <table:table-cell office:value-type="float" office:value="332.08" calcext:value-type="float">
            <text:p>332.08</text:p>
          </table:table-cell>
          <table:table-cell office:value-type="float" office:value="0.413169" calcext:value-type="float">
            <text:p>0.413169</text:p>
          </table:table-cell>
          <table:table-cell office:value-type="float" office:value="-3.92017" calcext:value-type="float">
            <text:p>-3.92017</text:p>
          </table:table-cell>
          <table:table-cell office:value-type="float" office:value="0.31693" calcext:value-type="float">
            <text:p>0.31693</text:p>
          </table:table-cell>
          <table:table-cell office:value-type="float" office:value="0.0417737" calcext:value-type="float">
            <text:p>0.0417737</text:p>
          </table:table-cell>
          <table:table-cell office:value-type="float" office:value="0.174134" calcext:value-type="float">
            <text:p>1.74E-01</text:p>
          </table:table-cell>
          <table:table-cell table:number-columns-repeated="2" office:value-type="float" office:value="0.989417" calcext:value-type="float">
            <text:p>0.989417</text:p>
          </table:table-cell>
          <table:table-cell table:style-name="ce1" office:value-type="float" office:value="0.34157" calcext:value-type="float">
            <text:p>3.42E-01</text:p>
          </table:table-cell>
          <table:table-cell office:value-type="float" office:value="-0.617477" calcext:value-type="float">
            <text:p>-0.617477</text:p>
          </table:table-cell>
          <table:table-cell table:style-name="ce1" office:value-type="float" office:value="-9.15132" calcext:value-type="float">
            <text:p>-9.15E+00</text:p>
          </table:table-cell>
          <table:table-cell table:number-columns-repeated="22"/>
          <table:table-cell table:formula="of:=[.AT119]+1" office:value-type="date" office:date-value="2020-06-21" calcext:value-type="date">
            <text:p>21/06/20</text:p>
          </table:table-cell>
          <table:table-cell table:formula="of:=AVERAGE([.S117:.S123])" office:value-type="float" office:value="0.9654482" calcext:value-type="float">
            <text:p>0.9654482</text:p>
          </table:table-cell>
          <table:table-cell table:formula="of:=[.P120]" office:value-type="float" office:value="0.31693" calcext:value-type="float">
            <text:p>0.31693</text:p>
          </table:table-cell>
          <table:table-cell table:formula="of:=AVERAGE([.R117:.R123])" office:value-type="float" office:value="0.2083256" calcext:value-type="float">
            <text:p>0.21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274.3" calcext:value-type="float">
            <text:p>3274.3</text:p>
          </table:table-cell>
          <table:table-cell office:value-type="float" office:value="3180.01" calcext:value-type="float">
            <text:p>3180.01</text:p>
          </table:table-cell>
          <table:table-cell office:value-type="float" office:value="0.970235" calcext:value-type="float">
            <text:p>0.970235</text:p>
          </table:table-cell>
          <table:table-cell office:value-type="float" office:value="-81.9892" calcext:value-type="float">
            <text:p>-81.9892</text:p>
          </table:table-cell>
          <table:table-cell office:value-type="float" office:value="7295" calcext:value-type="float">
            <text:p>7295</text:p>
          </table:table-cell>
          <table:table-cell office:value-type="float" office:value="7278.96" calcext:value-type="float">
            <text:p>7278.96</text:p>
          </table:table-cell>
          <table:table-cell office:value-type="float" office:value="7164.79" calcext:value-type="float">
            <text:p>7164.79</text:p>
          </table:table-cell>
          <table:table-cell office:value-type="float" office:value="-1.0946" calcext:value-type="float">
            <text:p>-1.0946</text:p>
          </table:table-cell>
          <table:table-cell office:value-type="float" office:value="-130.212" calcext:value-type="float">
            <text:p>-130.212</text:p>
          </table:table-cell>
          <table:table-cell office:value-type="float" office:value="336" calcext:value-type="float">
            <text:p>336</text:p>
          </table:table-cell>
          <table:table-cell office:value-type="float" office:value="336.405" calcext:value-type="float">
            <text:p>336.405</text:p>
          </table:table-cell>
          <table:table-cell office:value-type="float" office:value="332.99" calcext:value-type="float">
            <text:p>332.99</text:p>
          </table:table-cell>
          <table:table-cell office:value-type="float" office:value="0.40451" calcext:value-type="float">
            <text:p>0.40451</text:p>
          </table:table-cell>
          <table:table-cell office:value-type="float" office:value="-3.0104" calcext:value-type="float">
            <text:p>-3.0104</text:p>
          </table:table-cell>
          <table:table-cell office:value-type="float" office:value="0.320407" calcext:value-type="float">
            <text:p>0.320407</text:p>
          </table:table-cell>
          <table:table-cell office:value-type="float" office:value="0.0557328" calcext:value-type="float">
            <text:p>0.0557328</text:p>
          </table:table-cell>
          <table:table-cell office:value-type="float" office:value="0.232322" calcext:value-type="float">
            <text:p>2.32E-01</text:p>
          </table:table-cell>
          <table:table-cell table:number-columns-repeated="2" office:value-type="float" office:value="0.951" calcext:value-type="float">
            <text:p>0.951</text:p>
          </table:table-cell>
          <table:table-cell table:style-name="ce1" office:value-type="float" office:value="0.312803" calcext:value-type="float">
            <text:p>3.13E-01</text:p>
          </table:table-cell>
          <table:table-cell office:value-type="float" office:value="-0.538842" calcext:value-type="float">
            <text:p>-0.538842</text:p>
          </table:table-cell>
          <table:table-cell table:style-name="ce1"/>
          <table:table-cell table:number-columns-repeated="22"/>
          <table:table-cell table:formula="of:=[.AT120]+1" office:value-type="date" office:date-value="2020-06-22" calcext:value-type="date">
            <text:p>22/06/20</text:p>
          </table:table-cell>
          <table:table-cell table:formula="of:=AVERAGE([.S118:.S124])" office:value-type="float" office:value="0.97613175" calcext:value-type="float">
            <text:p>0.97613175</text:p>
          </table:table-cell>
          <table:table-cell table:formula="of:=[.P121]" office:value-type="float" office:value="0.320407" calcext:value-type="float">
            <text:p>0.320407</text:p>
          </table:table-cell>
          <table:table-cell table:formula="of:=AVERAGE([.R118:.R124])" office:value-type="float" office:value="0.19269825" calcext:value-type="float">
            <text:p>0.1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6"/>
          <table:table-cell table:style-name="ce1"/>
          <table:table-cell/>
          <table:table-cell table:style-name="ce1"/>
          <table:table-cell table:number-columns-repeated="22"/>
          <table:table-cell table:formula="of:=[.AT121]+1" office:value-type="date" office:date-value="2020-06-23" calcext:value-type="date">
            <text:p>23/06/20</text:p>
          </table:table-cell>
          <table:table-cell table:formula="of:=AVERAGE([.S119:.S125])" office:value-type="float" office:value="0.976963666666667" calcext:value-type="float">
            <text:p>0.976963666666667</text:p>
          </table:table-cell>
          <table:table-cell table:formula="of:=[.P122]" office:value-type="float" office:value="0" calcext:value-type="float">
            <text:p>0</text:p>
          </table:table-cell>
          <table:table-cell table:formula="of:=AVERAGE([.R119:.R125])" office:value-type="float" office:value="0.192474333333333" calcext:value-type="float">
            <text:p>0.19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22]+1" office:value-type="date" office:date-value="2020-06-24" calcext:value-type="date">
            <text:p>24/06/20</text:p>
          </table:table-cell>
          <table:table-cell table:formula="of:=AVERAGE([.S120:.S126])" office:value-type="float" office:value="0.9702085" calcext:value-type="float">
            <text:p>0.9702085</text:p>
          </table:table-cell>
          <table:table-cell table:formula="of:=[.P123]" office:value-type="float" office:value="0" calcext:value-type="float">
            <text:p>0</text:p>
          </table:table-cell>
          <table:table-cell table:formula="of:=AVERAGE([.R120:.R126])" office:value-type="float" office:value="0.203228" calcext:value-type="float">
            <text:p>0.20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23]+1" office:value-type="date" office:date-value="2020-06-25" calcext:value-type="date">
            <text:p>25/06/20</text:p>
          </table:table-cell>
          <table:table-cell table:formula="of:=AVERAGE([.S121:.S127])" office:value-type="float" office:value="0.951" calcext:value-type="float">
            <text:p>0.951</text:p>
          </table:table-cell>
          <table:table-cell table:formula="of:=[.P124]" office:value-type="float" office:value="0" calcext:value-type="float">
            <text:p>0</text:p>
          </table:table-cell>
          <table:table-cell table:formula="of:=AVERAGE([.R121:.R127])" office:value-type="float" office:value="0.232322" calcext:value-type="float">
            <text:p>0.23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24]+1" office:value-type="date" office:date-value="2020-06-26" calcext:value-type="date">
            <text:p>26/06/20</text:p>
          </table:table-cell>
          <table:table-cell table:formula="of:=AVERAGE([.S122:.S128])" office:value-type="string" office:string-value="" calcext:value-type="error">
            <text:p>#DIV/0!</text:p>
          </table:table-cell>
          <table:table-cell table:formula="of:=[.P125]" office:value-type="float" office:value="0" calcext:value-type="float">
            <text:p>0</text:p>
          </table:table-cell>
          <table:table-cell table:formula="of:=AVERAGE([.R122:.R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25]+1" office:value-type="date" office:date-value="2020-06-27" calcext:value-type="date">
            <text:p>27/06/20</text:p>
          </table:table-cell>
          <table:table-cell table:formula="of:=AVERAGE([.S123:.S129])" office:value-type="string" office:string-value="" calcext:value-type="error">
            <text:p>#DIV/0!</text:p>
          </table:table-cell>
          <table:table-cell table:formula="of:=[.P126]" office:value-type="float" office:value="0" calcext:value-type="float">
            <text:p>0</text:p>
          </table:table-cell>
          <table:table-cell table:formula="of:=AVERAGE([.R123:.R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26]+1" office:value-type="date" office:date-value="2020-06-28" calcext:value-type="date">
            <text:p>28/06/20</text:p>
          </table:table-cell>
          <table:table-cell table:formula="of:=AVERAGE([.S124:.S130])" office:value-type="string" office:string-value="" calcext:value-type="error">
            <text:p>#DIV/0!</text:p>
          </table:table-cell>
          <table:table-cell table:formula="of:=[.P127]" office:value-type="float" office:value="0" calcext:value-type="float">
            <text:p>0</text:p>
          </table:table-cell>
          <table:table-cell table:formula="of:=AVERAGE([.R124:.R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27]+1" office:value-type="date" office:date-value="2020-06-29" calcext:value-type="date">
            <text:p>29/06/20</text:p>
          </table:table-cell>
          <table:table-cell table:formula="of:=AVERAGE([.S125:.S131])" office:value-type="string" office:string-value="" calcext:value-type="error">
            <text:p>#DIV/0!</text:p>
          </table:table-cell>
          <table:table-cell table:formula="of:=[.P128]" office:value-type="float" office:value="0" calcext:value-type="float">
            <text:p>0</text:p>
          </table:table-cell>
          <table:table-cell table:formula="of:=AVERAGE([.R125:.R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6"/>
          <table:table-cell table:style-name="ce1"/>
          <table:table-cell/>
          <table:table-cell table:style-name="ce1"/>
          <table:table-cell table:number-columns-repeated="22"/>
          <table:table-cell table:formula="of:=[.AT128]+1" office:value-type="date" office:date-value="2020-06-30" calcext:value-type="date">
            <text:p>30/06/20</text:p>
          </table:table-cell>
          <table:table-cell table:formula="of:=AVERAGE([.S126:.S132])" office:value-type="string" office:string-value="" calcext:value-type="error">
            <text:p>#DIV/0!</text:p>
          </table:table-cell>
          <table:table-cell table:formula="of:=[.P129]" office:value-type="float" office:value="0" calcext:value-type="float">
            <text:p>0</text:p>
          </table:table-cell>
          <table:table-cell table:formula="of:=AVERAGE([.R126:.R1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29]+1" office:value-type="date" office:date-value="2020-07-01" calcext:value-type="date">
            <text:p>01/07/20</text:p>
          </table:table-cell>
          <table:table-cell table:formula="of:=AVERAGE([.S127:.S133])" office:value-type="string" office:string-value="" calcext:value-type="error">
            <text:p>#DIV/0!</text:p>
          </table:table-cell>
          <table:table-cell table:formula="of:=[.P130]" office:value-type="float" office:value="0" calcext:value-type="float">
            <text:p>0</text:p>
          </table:table-cell>
          <table:table-cell table:formula="of:=AVERAGE([.R127:.R1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0]+1" office:value-type="date" office:date-value="2020-07-02" calcext:value-type="date">
            <text:p>02/07/20</text:p>
          </table:table-cell>
          <table:table-cell table:formula="of:=AVERAGE([.S128:.S134])" office:value-type="string" office:string-value="" calcext:value-type="error">
            <text:p>#DIV/0!</text:p>
          </table:table-cell>
          <table:table-cell table:formula="of:=[.P131]" office:value-type="float" office:value="0" calcext:value-type="float">
            <text:p>0</text:p>
          </table:table-cell>
          <table:table-cell table:formula="of:=AVERAGE([.R128:.R1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2"/>
          <table:table-cell table:formula="of:=[.AT131]+1" office:value-type="date" office:date-value="2020-07-03" calcext:value-type="date">
            <text:p>03/07/20</text:p>
          </table:table-cell>
          <table:table-cell table:formula="of:=AVERAGE([.S129:.S135])" office:value-type="string" office:string-value="" calcext:value-type="error">
            <text:p>#DIV/0!</text:p>
          </table:table-cell>
          <table:table-cell table:formula="of:=[.P132]" office:value-type="float" office:value="0" calcext:value-type="float">
            <text:p>0</text:p>
          </table:table-cell>
          <table:table-cell table:formula="of:=AVERAGE([.R129:.R1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2]+1" office:value-type="date" office:date-value="2020-07-04" calcext:value-type="date">
            <text:p>04/07/20</text:p>
          </table:table-cell>
          <table:table-cell table:formula="of:=AVERAGE([.S130:.S136])" office:value-type="string" office:string-value="" calcext:value-type="error">
            <text:p>#DIV/0!</text:p>
          </table:table-cell>
          <table:table-cell table:formula="of:=[.P133]" office:value-type="float" office:value="0" calcext:value-type="float">
            <text:p>0</text:p>
          </table:table-cell>
          <table:table-cell table:formula="of:=AVERAGE([.R130:.R1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3]+1" office:value-type="date" office:date-value="2020-07-05" calcext:value-type="date">
            <text:p>05/07/20</text:p>
          </table:table-cell>
          <table:table-cell table:formula="of:=AVERAGE([.S131:.S137])" office:value-type="string" office:string-value="" calcext:value-type="error">
            <text:p>#DIV/0!</text:p>
          </table:table-cell>
          <table:table-cell table:formula="of:=[.P134]" office:value-type="float" office:value="0" calcext:value-type="float">
            <text:p>0</text:p>
          </table:table-cell>
          <table:table-cell table:formula="of:=AVERAGE([.R131:.R1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4]+1" office:value-type="date" office:date-value="2020-07-06" calcext:value-type="date">
            <text:p>06/07/20</text:p>
          </table:table-cell>
          <table:table-cell table:style-name="ce1" table:formula="of:=AVERAGE([.S132:.S138])" office:value-type="string" office:string-value="" calcext:value-type="error">
            <text:p>#DIV/0!</text:p>
          </table:table-cell>
          <table:table-cell table:formula="of:=[.P135]" office:value-type="float" office:value="0" calcext:value-type="float">
            <text:p>0</text:p>
          </table:table-cell>
          <table:table-cell table:formula="of:=AVERAGE([.R132:.R1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5]+1" office:value-type="date" office:date-value="2020-07-07" calcext:value-type="date">
            <text:p>07/07/20</text:p>
          </table:table-cell>
          <table:table-cell table:formula="of:=AVERAGE([.S133:.S139])" office:value-type="string" office:string-value="" calcext:value-type="error">
            <text:p>#DIV/0!</text:p>
          </table:table-cell>
          <table:table-cell table:formula="of:=[.P136]" office:value-type="float" office:value="0" calcext:value-type="float">
            <text:p>0</text:p>
          </table:table-cell>
          <table:table-cell table:formula="of:=AVERAGE([.R133:.R1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6]+1" office:value-type="date" office:date-value="2020-07-08" calcext:value-type="date">
            <text:p>08/07/20</text:p>
          </table:table-cell>
          <table:table-cell table:formula="of:=AVERAGE([.S134:.S140])" office:value-type="string" office:string-value="" calcext:value-type="error">
            <text:p>#DIV/0!</text:p>
          </table:table-cell>
          <table:table-cell table:formula="of:=[.P137]" office:value-type="float" office:value="0" calcext:value-type="float">
            <text:p>0</text:p>
          </table:table-cell>
          <table:table-cell table:formula="of:=AVERAGE([.R134:.R1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7]+1" office:value-type="date" office:date-value="2020-07-09" calcext:value-type="date">
            <text:p>09/07/20</text:p>
          </table:table-cell>
          <table:table-cell table:formula="of:=AVERAGE([.S135:.S141])" office:value-type="string" office:string-value="" calcext:value-type="error">
            <text:p>#DIV/0!</text:p>
          </table:table-cell>
          <table:table-cell table:formula="of:=[.P138]" office:value-type="float" office:value="0" calcext:value-type="float">
            <text:p>0</text:p>
          </table:table-cell>
          <table:table-cell table:formula="of:=AVERAGE([.R135:.R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8]+1" office:value-type="date" office:date-value="2020-07-10" calcext:value-type="date">
            <text:p>10/07/20</text:p>
          </table:table-cell>
          <table:table-cell table:formula="of:=AVERAGE([.S136:.S142])" office:value-type="string" office:string-value="" calcext:value-type="error">
            <text:p>#DIV/0!</text:p>
          </table:table-cell>
          <table:table-cell table:formula="of:=[.P139]" office:value-type="float" office:value="0" calcext:value-type="float">
            <text:p>0</text:p>
          </table:table-cell>
          <table:table-cell table:formula="of:=AVERAGE([.R136:.R1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9]+1" office:value-type="date" office:date-value="2020-07-11" calcext:value-type="date">
            <text:p>11/07/20</text:p>
          </table:table-cell>
          <table:table-cell table:formula="of:=AVERAGE([.S137:.S143])" office:value-type="string" office:string-value="" calcext:value-type="error">
            <text:p>#DIV/0!</text:p>
          </table:table-cell>
          <table:table-cell table:formula="of:=[.P140]" office:value-type="float" office:value="0" calcext:value-type="float">
            <text:p>0</text:p>
          </table:table-cell>
          <table:table-cell table:formula="of:=AVERAGE([.R137:.R1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0]+1" office:value-type="date" office:date-value="2020-07-12" calcext:value-type="date">
            <text:p>12/07/20</text:p>
          </table:table-cell>
          <table:table-cell table:formula="of:=AVERAGE([.S138:.S144])" office:value-type="string" office:string-value="" calcext:value-type="error">
            <text:p>#DIV/0!</text:p>
          </table:table-cell>
          <table:table-cell table:formula="of:=[.P141]" office:value-type="float" office:value="0" calcext:value-type="float">
            <text:p>0</text:p>
          </table:table-cell>
          <table:table-cell table:formula="of:=AVERAGE([.R138:.R1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1]+1" office:value-type="date" office:date-value="2020-07-13" calcext:value-type="date">
            <text:p>13/07/20</text:p>
          </table:table-cell>
          <table:table-cell table:formula="of:=AVERAGE([.S139:.S145])" office:value-type="string" office:string-value="" calcext:value-type="error">
            <text:p>#DIV/0!</text:p>
          </table:table-cell>
          <table:table-cell table:formula="of:=[.P142]" office:value-type="float" office:value="0" calcext:value-type="float">
            <text:p>0</text:p>
          </table:table-cell>
          <table:table-cell table:formula="of:=AVERAGE([.R139:.R1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2]+1" office:value-type="date" office:date-value="2020-07-14" calcext:value-type="date">
            <text:p>14/07/20</text:p>
          </table:table-cell>
          <table:table-cell table:formula="of:=AVERAGE([.S140:.S146])" office:value-type="string" office:string-value="" calcext:value-type="error">
            <text:p>#DIV/0!</text:p>
          </table:table-cell>
          <table:table-cell table:formula="of:=[.P143]" office:value-type="float" office:value="0" calcext:value-type="float">
            <text:p>0</text:p>
          </table:table-cell>
          <table:table-cell table:formula="of:=AVERAGE([.R140:.R1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3]+1" office:value-type="date" office:date-value="2020-07-15" calcext:value-type="date">
            <text:p>15/07/20</text:p>
          </table:table-cell>
          <table:table-cell table:formula="of:=AVERAGE([.S141:.S147])" office:value-type="string" office:string-value="" calcext:value-type="error">
            <text:p>#DIV/0!</text:p>
          </table:table-cell>
          <table:table-cell table:formula="of:=[.P144]" office:value-type="float" office:value="0" calcext:value-type="float">
            <text:p>0</text:p>
          </table:table-cell>
          <table:table-cell table:formula="of:=AVERAGE([.R141:.R1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4]+1" office:value-type="date" office:date-value="2020-07-16" calcext:value-type="date">
            <text:p>16/07/20</text:p>
          </table:table-cell>
          <table:table-cell table:formula="of:=AVERAGE([.S142:.S148])" office:value-type="string" office:string-value="" calcext:value-type="error">
            <text:p>#DIV/0!</text:p>
          </table:table-cell>
          <table:table-cell table:formula="of:=[.P145]" office:value-type="float" office:value="0" calcext:value-type="float">
            <text:p>0</text:p>
          </table:table-cell>
          <table:table-cell table:formula="of:=AVERAGE([.R142:.R1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5]+1" office:value-type="date" office:date-value="2020-07-17" calcext:value-type="date">
            <text:p>17/07/20</text:p>
          </table:table-cell>
          <table:table-cell table:formula="of:=AVERAGE([.S143:.S149])" office:value-type="string" office:string-value="" calcext:value-type="error">
            <text:p>#DIV/0!</text:p>
          </table:table-cell>
          <table:table-cell table:formula="of:=[.P146]" office:value-type="float" office:value="0" calcext:value-type="float">
            <text:p>0</text:p>
          </table:table-cell>
          <table:table-cell table:formula="of:=AVERAGE([.R143:.R1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6]+1" office:value-type="date" office:date-value="2020-07-18" calcext:value-type="date">
            <text:p>18/07/20</text:p>
          </table:table-cell>
          <table:table-cell table:formula="of:=AVERAGE([.S144:.S150])" office:value-type="string" office:string-value="" calcext:value-type="error">
            <text:p>#DIV/0!</text:p>
          </table:table-cell>
          <table:table-cell table:formula="of:=[.P147]" office:value-type="float" office:value="0" calcext:value-type="float">
            <text:p>0</text:p>
          </table:table-cell>
          <table:table-cell table:formula="of:=AVERAGE([.R144:.R1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47]+1" office:value-type="date" office:date-value="2020-07-19" calcext:value-type="date">
            <text:p>19/07/20</text:p>
          </table:table-cell>
          <table:table-cell table:formula="of:=AVERAGE([.S145:.S151])" office:value-type="string" office:string-value="" calcext:value-type="error">
            <text:p>#DIV/0!</text:p>
          </table:table-cell>
          <table:table-cell table:formula="of:=[.P148]" office:value-type="float" office:value="0" calcext:value-type="float">
            <text:p>0</text:p>
          </table:table-cell>
          <table:table-cell table:formula="of:=AVERAGE([.R145:.R1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48]+1" office:value-type="date" office:date-value="2020-07-20" calcext:value-type="date">
            <text:p>20/07/20</text:p>
          </table:table-cell>
          <table:table-cell table:formula="of:=AVERAGE([.S146:.S152])" office:value-type="string" office:string-value="" calcext:value-type="error">
            <text:p>#DIV/0!</text:p>
          </table:table-cell>
          <table:table-cell table:formula="of:=[.P149]" office:value-type="float" office:value="0" calcext:value-type="float">
            <text:p>0</text:p>
          </table:table-cell>
          <table:table-cell table:formula="of:=AVERAGE([.R146:.R1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49]+1" office:value-type="date" office:date-value="2020-07-21" calcext:value-type="date">
            <text:p>21/07/20</text:p>
          </table:table-cell>
          <table:table-cell table:formula="of:=AVERAGE([.S147:.S153])" office:value-type="string" office:string-value="" calcext:value-type="error">
            <text:p>#DIV/0!</text:p>
          </table:table-cell>
          <table:table-cell table:formula="of:=[.P150]" office:value-type="float" office:value="0" calcext:value-type="float">
            <text:p>0</text:p>
          </table:table-cell>
          <table:table-cell table:formula="of:=AVERAGE([.R147:.R1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50]+1" office:value-type="date" office:date-value="2020-07-22" calcext:value-type="date">
            <text:p>22/07/20</text:p>
          </table:table-cell>
          <table:table-cell table:formula="of:=AVERAGE([.S148:.S154])" office:value-type="string" office:string-value="" calcext:value-type="error">
            <text:p>#DIV/0!</text:p>
          </table:table-cell>
          <table:table-cell table:formula="of:=[.P151]" office:value-type="float" office:value="0" calcext:value-type="float">
            <text:p>0</text:p>
          </table:table-cell>
          <table:table-cell table:formula="of:=AVERAGE([.R148:.R1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51]+1" office:value-type="date" office:date-value="2020-07-23" calcext:value-type="date">
            <text:p>23/07/20</text:p>
          </table:table-cell>
          <table:table-cell table:formula="of:=AVERAGE([.S149:.S155])" office:value-type="string" office:string-value="" calcext:value-type="error">
            <text:p>#DIV/0!</text:p>
          </table:table-cell>
          <table:table-cell table:formula="of:=[.P152]" office:value-type="float" office:value="0" calcext:value-type="float">
            <text:p>0</text:p>
          </table:table-cell>
          <table:table-cell table:formula="of:=AVERAGE([.R149:.R1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52]+1" office:value-type="date" office:date-value="2020-07-24" calcext:value-type="date">
            <text:p>24/07/20</text:p>
          </table:table-cell>
          <table:table-cell table:formula="of:=AVERAGE([.S150:.S156])" office:value-type="string" office:string-value="" calcext:value-type="error">
            <text:p>#DIV/0!</text:p>
          </table:table-cell>
          <table:table-cell table:formula="of:=[.P153]" office:value-type="float" office:value="0" calcext:value-type="float">
            <text:p>0</text:p>
          </table:table-cell>
          <table:table-cell table:formula="of:=AVERAGE([.R150:.R1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53]+1" office:value-type="date" office:date-value="2020-07-25" calcext:value-type="date">
            <text:p>25/07/20</text:p>
          </table:table-cell>
          <table:table-cell table:formula="of:=AVERAGE([.S151:.S157])" office:value-type="string" office:string-value="" calcext:value-type="error">
            <text:p>#DIV/0!</text:p>
          </table:table-cell>
          <table:table-cell table:formula="of:=[.P154]" office:value-type="float" office:value="0" calcext:value-type="float">
            <text:p>0</text:p>
          </table:table-cell>
          <table:table-cell table:formula="of:=AVERAGE([.R151:.R1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4]+1" office:value-type="date" office:date-value="2020-07-26" calcext:value-type="date">
            <text:p>26/07/20</text:p>
          </table:table-cell>
          <table:table-cell table:formula="of:=AVERAGE([.S152:.S158])" office:value-type="string" office:string-value="" calcext:value-type="error">
            <text:p>#DIV/0!</text:p>
          </table:table-cell>
          <table:table-cell table:formula="of:=[.P155]" office:value-type="float" office:value="0" calcext:value-type="float">
            <text:p>0</text:p>
          </table:table-cell>
          <table:table-cell table:formula="of:=AVERAGE([.R152:.R1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5]+1" office:value-type="date" office:date-value="2020-07-27" calcext:value-type="date">
            <text:p>27/07/20</text:p>
          </table:table-cell>
          <table:table-cell table:formula="of:=AVERAGE([.S153:.S159])" office:value-type="string" office:string-value="" calcext:value-type="error">
            <text:p>#DIV/0!</text:p>
          </table:table-cell>
          <table:table-cell table:formula="of:=[.P156]" office:value-type="float" office:value="0" calcext:value-type="float">
            <text:p>0</text:p>
          </table:table-cell>
          <table:table-cell table:formula="of:=AVERAGE([.R153:.R1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6]+1" office:value-type="date" office:date-value="2020-07-28" calcext:value-type="date">
            <text:p>28/07/20</text:p>
          </table:table-cell>
          <table:table-cell table:formula="of:=AVERAGE([.S154:.S160])" office:value-type="string" office:string-value="" calcext:value-type="error">
            <text:p>#DIV/0!</text:p>
          </table:table-cell>
          <table:table-cell table:formula="of:=[.P157]" office:value-type="float" office:value="0" calcext:value-type="float">
            <text:p>0</text:p>
          </table:table-cell>
          <table:table-cell table:formula="of:=AVERAGE([.R154:.R1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7]+1" office:value-type="date" office:date-value="2020-07-29" calcext:value-type="date">
            <text:p>29/07/20</text:p>
          </table:table-cell>
          <table:table-cell table:formula="of:=AVERAGE([.S155:.S161])" office:value-type="string" office:string-value="" calcext:value-type="error">
            <text:p>#DIV/0!</text:p>
          </table:table-cell>
          <table:table-cell table:formula="of:=[.P158]" office:value-type="float" office:value="0" calcext:value-type="float">
            <text:p>0</text:p>
          </table:table-cell>
          <table:table-cell table:formula="of:=AVERAGE([.R155:.R1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8]+1" office:value-type="date" office:date-value="2020-07-30" calcext:value-type="date">
            <text:p>30/07/20</text:p>
          </table:table-cell>
          <table:table-cell table:formula="of:=AVERAGE([.S156:.S162])" office:value-type="string" office:string-value="" calcext:value-type="error">
            <text:p>#DIV/0!</text:p>
          </table:table-cell>
          <table:table-cell table:formula="of:=[.P159]" office:value-type="float" office:value="0" calcext:value-type="float">
            <text:p>0</text:p>
          </table:table-cell>
          <table:table-cell table:formula="of:=AVERAGE([.R156:.R1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9]+1" office:value-type="date" office:date-value="2020-07-31" calcext:value-type="date">
            <text:p>31/07/20</text:p>
          </table:table-cell>
          <table:table-cell table:formula="of:=AVERAGE([.S157:.S163])" office:value-type="string" office:string-value="" calcext:value-type="error">
            <text:p>#DIV/0!</text:p>
          </table:table-cell>
          <table:table-cell table:formula="of:=[.P160]" office:value-type="float" office:value="0" calcext:value-type="float">
            <text:p>0</text:p>
          </table:table-cell>
          <table:table-cell table:formula="of:=AVERAGE([.R157:.R1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60]+1" office:value-type="date" office:date-value="2020-08-01" calcext:value-type="date">
            <text:p>01/08/20</text:p>
          </table:table-cell>
          <table:table-cell table:formula="of:=AVERAGE([.S158:.S164])" office:value-type="string" office:string-value="" calcext:value-type="error">
            <text:p>#DIV/0!</text:p>
          </table:table-cell>
          <table:table-cell table:formula="of:=[.P161]" office:value-type="float" office:value="0" calcext:value-type="float">
            <text:p>0</text:p>
          </table:table-cell>
          <table:table-cell table:formula="of:=AVERAGE([.R158:.R1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1]+1" office:value-type="date" office:date-value="2020-08-02" calcext:value-type="date">
            <text:p>02/08/20</text:p>
          </table:table-cell>
          <table:table-cell table:formula="of:=AVERAGE([.S159:.S165])" office:value-type="string" office:string-value="" calcext:value-type="error">
            <text:p>#DIV/0!</text:p>
          </table:table-cell>
          <table:table-cell table:formula="of:=[.P162]" office:value-type="float" office:value="0" calcext:value-type="float">
            <text:p>0</text:p>
          </table:table-cell>
          <table:table-cell table:formula="of:=AVERAGE([.R159:.R1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2]+1" office:value-type="date" office:date-value="2020-08-03" calcext:value-type="date">
            <text:p>03/08/20</text:p>
          </table:table-cell>
          <table:table-cell table:formula="of:=AVERAGE([.S160:.S166])" office:value-type="string" office:string-value="" calcext:value-type="error">
            <text:p>#DIV/0!</text:p>
          </table:table-cell>
          <table:table-cell table:formula="of:=[.P163]" office:value-type="float" office:value="0" calcext:value-type="float">
            <text:p>0</text:p>
          </table:table-cell>
          <table:table-cell table:formula="of:=AVERAGE([.R160:.R1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3]+1" office:value-type="date" office:date-value="2020-08-04" calcext:value-type="date">
            <text:p>04/08/20</text:p>
          </table:table-cell>
          <table:table-cell table:formula="of:=AVERAGE([.S161:.S167])" office:value-type="string" office:string-value="" calcext:value-type="error">
            <text:p>#DIV/0!</text:p>
          </table:table-cell>
          <table:table-cell table:formula="of:=[.P164]" office:value-type="float" office:value="0" calcext:value-type="float">
            <text:p>0</text:p>
          </table:table-cell>
          <table:table-cell table:formula="of:=AVERAGE([.R161:.R1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4]+1" office:value-type="date" office:date-value="2020-08-05" calcext:value-type="date">
            <text:p>05/08/20</text:p>
          </table:table-cell>
          <table:table-cell table:formula="of:=AVERAGE([.S162:.S168])" office:value-type="string" office:string-value="" calcext:value-type="error">
            <text:p>#DIV/0!</text:p>
          </table:table-cell>
          <table:table-cell table:formula="of:=[.P165]" office:value-type="float" office:value="0" calcext:value-type="float">
            <text:p>0</text:p>
          </table:table-cell>
          <table:table-cell table:formula="of:=AVERAGE([.R162:.R1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5]+1" office:value-type="date" office:date-value="2020-08-06" calcext:value-type="date">
            <text:p>06/08/20</text:p>
          </table:table-cell>
          <table:table-cell table:formula="of:=AVERAGE([.S163:.S169])" office:value-type="string" office:string-value="" calcext:value-type="error">
            <text:p>#DIV/0!</text:p>
          </table:table-cell>
          <table:table-cell table:formula="of:=[.P166]" office:value-type="float" office:value="0" calcext:value-type="float">
            <text:p>0</text:p>
          </table:table-cell>
          <table:table-cell table:formula="of:=AVERAGE([.R163:.R1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6]+1" office:value-type="date" office:date-value="2020-08-07" calcext:value-type="date">
            <text:p>07/08/20</text:p>
          </table:table-cell>
          <table:table-cell table:formula="of:=AVERAGE([.S164:.S170])" office:value-type="string" office:string-value="" calcext:value-type="error">
            <text:p>#DIV/0!</text:p>
          </table:table-cell>
          <table:table-cell table:formula="of:=[.P167]" office:value-type="float" office:value="0" calcext:value-type="float">
            <text:p>0</text:p>
          </table:table-cell>
          <table:table-cell table:formula="of:=AVERAGE([.R164:.R1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67]+1" office:value-type="date" office:date-value="2020-08-08" calcext:value-type="date">
            <text:p>08/08/20</text:p>
          </table:table-cell>
          <table:table-cell table:formula="of:=AVERAGE([.S165:.S171])" office:value-type="string" office:string-value="" calcext:value-type="error">
            <text:p>#DIV/0!</text:p>
          </table:table-cell>
          <table:table-cell table:formula="of:=[.P168]" office:value-type="float" office:value="0" calcext:value-type="float">
            <text:p>0</text:p>
          </table:table-cell>
          <table:table-cell table:formula="of:=AVERAGE([.R165:.R1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8]+1" office:value-type="date" office:date-value="2020-08-09" calcext:value-type="date">
            <text:p>09/08/20</text:p>
          </table:table-cell>
          <table:table-cell table:formula="of:=AVERAGE([.S166:.S172])" office:value-type="string" office:string-value="" calcext:value-type="error">
            <text:p>#DIV/0!</text:p>
          </table:table-cell>
          <table:table-cell table:formula="of:=[.P169]" office:value-type="float" office:value="0" calcext:value-type="float">
            <text:p>0</text:p>
          </table:table-cell>
          <table:table-cell table:formula="of:=AVERAGE([.R166:.R1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9]+1" office:value-type="date" office:date-value="2020-08-10" calcext:value-type="date">
            <text:p>10/08/20</text:p>
          </table:table-cell>
          <table:table-cell table:formula="of:=AVERAGE([.S167:.S173])" office:value-type="string" office:string-value="" calcext:value-type="error">
            <text:p>#DIV/0!</text:p>
          </table:table-cell>
          <table:table-cell table:formula="of:=[.P170]" office:value-type="float" office:value="0" calcext:value-type="float">
            <text:p>0</text:p>
          </table:table-cell>
          <table:table-cell table:formula="of:=AVERAGE([.R167:.R1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0]+1" office:value-type="date" office:date-value="2020-08-11" calcext:value-type="date">
            <text:p>11/08/20</text:p>
          </table:table-cell>
          <table:table-cell table:formula="of:=AVERAGE([.S168:.S174])" office:value-type="string" office:string-value="" calcext:value-type="error">
            <text:p>#DIV/0!</text:p>
          </table:table-cell>
          <table:table-cell table:formula="of:=[.P171]" office:value-type="float" office:value="0" calcext:value-type="float">
            <text:p>0</text:p>
          </table:table-cell>
          <table:table-cell table:formula="of:=AVERAGE([.R168:.R1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1]+1" office:value-type="date" office:date-value="2020-08-12" calcext:value-type="date">
            <text:p>12/08/20</text:p>
          </table:table-cell>
          <table:table-cell table:formula="of:=AVERAGE([.S169:.S175])" office:value-type="string" office:string-value="" calcext:value-type="error">
            <text:p>#DIV/0!</text:p>
          </table:table-cell>
          <table:table-cell table:formula="of:=[.P172]" office:value-type="float" office:value="0" calcext:value-type="float">
            <text:p>0</text:p>
          </table:table-cell>
          <table:table-cell table:formula="of:=AVERAGE([.R169:.R1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2]+1" office:value-type="date" office:date-value="2020-08-13" calcext:value-type="date">
            <text:p>13/08/20</text:p>
          </table:table-cell>
          <table:table-cell table:formula="of:=AVERAGE([.S170:.S176])" office:value-type="string" office:string-value="" calcext:value-type="error">
            <text:p>#DIV/0!</text:p>
          </table:table-cell>
          <table:table-cell table:formula="of:=[.P173]" office:value-type="float" office:value="0" calcext:value-type="float">
            <text:p>0</text:p>
          </table:table-cell>
          <table:table-cell table:formula="of:=AVERAGE([.R170:.R1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73]+1" office:value-type="date" office:date-value="2020-08-14" calcext:value-type="date">
            <text:p>14/08/20</text:p>
          </table:table-cell>
          <table:table-cell table:formula="of:=AVERAGE([.S171:.S177])" office:value-type="string" office:string-value="" calcext:value-type="error">
            <text:p>#DIV/0!</text:p>
          </table:table-cell>
          <table:table-cell table:formula="of:=[.P174]" office:value-type="float" office:value="0" calcext:value-type="float">
            <text:p>0</text:p>
          </table:table-cell>
          <table:table-cell table:formula="of:=AVERAGE([.R171:.R1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74]+1" office:value-type="date" office:date-value="2020-08-15" calcext:value-type="date">
            <text:p>15/08/20</text:p>
          </table:table-cell>
          <table:table-cell table:formula="of:=AVERAGE([.S172:.S178])" office:value-type="string" office:string-value="" calcext:value-type="error">
            <text:p>#DIV/0!</text:p>
          </table:table-cell>
          <table:table-cell table:formula="of:=[.P175]" office:value-type="float" office:value="0" calcext:value-type="float">
            <text:p>0</text:p>
          </table:table-cell>
          <table:table-cell table:formula="of:=AVERAGE([.R172:.R1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5]+1" office:value-type="date" office:date-value="2020-08-16" calcext:value-type="date">
            <text:p>16/08/20</text:p>
          </table:table-cell>
          <table:table-cell table:formula="of:=AVERAGE([.S173:.S179])" office:value-type="string" office:string-value="" calcext:value-type="error">
            <text:p>#DIV/0!</text:p>
          </table:table-cell>
          <table:table-cell table:formula="of:=[.P176]" office:value-type="float" office:value="0" calcext:value-type="float">
            <text:p>0</text:p>
          </table:table-cell>
          <table:table-cell table:formula="of:=AVERAGE([.R173:.R1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6]+1" office:value-type="date" office:date-value="2020-08-17" calcext:value-type="date">
            <text:p>17/08/20</text:p>
          </table:table-cell>
          <table:table-cell table:formula="of:=AVERAGE([.S174:.S180])" office:value-type="string" office:string-value="" calcext:value-type="error">
            <text:p>#DIV/0!</text:p>
          </table:table-cell>
          <table:table-cell table:formula="of:=[.P177]" office:value-type="float" office:value="0" calcext:value-type="float">
            <text:p>0</text:p>
          </table:table-cell>
          <table:table-cell table:formula="of:=AVERAGE([.R174:.R1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7]+1" office:value-type="date" office:date-value="2020-08-18" calcext:value-type="date">
            <text:p>18/08/20</text:p>
          </table:table-cell>
          <table:table-cell table:formula="of:=AVERAGE([.S175:.S181])" office:value-type="string" office:string-value="" calcext:value-type="error">
            <text:p>#DIV/0!</text:p>
          </table:table-cell>
          <table:table-cell table:formula="of:=[.P178]" office:value-type="float" office:value="0" calcext:value-type="float">
            <text:p>0</text:p>
          </table:table-cell>
          <table:table-cell table:formula="of:=AVERAGE([.R175:.R1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8]+1" office:value-type="date" office:date-value="2020-08-19" calcext:value-type="date">
            <text:p>19/08/20</text:p>
          </table:table-cell>
          <table:table-cell table:formula="of:=AVERAGE([.S176:.S182])" office:value-type="string" office:string-value="" calcext:value-type="error">
            <text:p>#DIV/0!</text:p>
          </table:table-cell>
          <table:table-cell table:formula="of:=[.P179]" office:value-type="float" office:value="0" calcext:value-type="float">
            <text:p>0</text:p>
          </table:table-cell>
          <table:table-cell table:formula="of:=AVERAGE([.R176:.R1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9]+1" office:value-type="date" office:date-value="2020-08-20" calcext:value-type="date">
            <text:p>20/08/20</text:p>
          </table:table-cell>
          <table:table-cell table:formula="of:=AVERAGE([.S177:.S183])" office:value-type="string" office:string-value="" calcext:value-type="error">
            <text:p>#DIV/0!</text:p>
          </table:table-cell>
          <table:table-cell table:formula="of:=[.P180]" office:value-type="float" office:value="0" calcext:value-type="float">
            <text:p>0</text:p>
          </table:table-cell>
          <table:table-cell table:formula="of:=AVERAGE([.R177:.R1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80]+1" office:value-type="date" office:date-value="2020-08-21" calcext:value-type="date">
            <text:p>21/08/20</text:p>
          </table:table-cell>
          <table:table-cell table:formula="of:=AVERAGE([.S178:.S184])" office:value-type="string" office:string-value="" calcext:value-type="error">
            <text:p>#DIV/0!</text:p>
          </table:table-cell>
          <table:table-cell table:formula="of:=[.P181]" office:value-type="float" office:value="0" calcext:value-type="float">
            <text:p>0</text:p>
          </table:table-cell>
          <table:table-cell table:formula="of:=AVERAGE([.R178:.R1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81]+1" office:value-type="date" office:date-value="2020-08-22" calcext:value-type="date">
            <text:p>22/08/20</text:p>
          </table:table-cell>
          <table:table-cell table:formula="of:=AVERAGE([.S179:.S185])" office:value-type="string" office:string-value="" calcext:value-type="error">
            <text:p>#DIV/0!</text:p>
          </table:table-cell>
          <table:table-cell table:formula="of:=[.P182]" office:value-type="float" office:value="0" calcext:value-type="float">
            <text:p>0</text:p>
          </table:table-cell>
          <table:table-cell table:formula="of:=AVERAGE([.R179:.R1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2]+1" office:value-type="date" office:date-value="2020-08-23" calcext:value-type="date">
            <text:p>23/08/20</text:p>
          </table:table-cell>
          <table:table-cell table:formula="of:=AVERAGE([.S180:.S186])" office:value-type="string" office:string-value="" calcext:value-type="error">
            <text:p>#DIV/0!</text:p>
          </table:table-cell>
          <table:table-cell table:formula="of:=[.P183]" office:value-type="float" office:value="0" calcext:value-type="float">
            <text:p>0</text:p>
          </table:table-cell>
          <table:table-cell table:formula="of:=AVERAGE([.R180:.R1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3]+1" office:value-type="date" office:date-value="2020-08-24" calcext:value-type="date">
            <text:p>24/08/20</text:p>
          </table:table-cell>
          <table:table-cell table:formula="of:=AVERAGE([.S181:.S187])" office:value-type="string" office:string-value="" calcext:value-type="error">
            <text:p>#DIV/0!</text:p>
          </table:table-cell>
          <table:table-cell table:formula="of:=[.P184]" office:value-type="float" office:value="0" calcext:value-type="float">
            <text:p>0</text:p>
          </table:table-cell>
          <table:table-cell table:formula="of:=AVERAGE([.R181:.R1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4]+1" office:value-type="date" office:date-value="2020-08-25" calcext:value-type="date">
            <text:p>25/08/20</text:p>
          </table:table-cell>
          <table:table-cell table:formula="of:=AVERAGE([.S182:.S188])" office:value-type="string" office:string-value="" calcext:value-type="error">
            <text:p>#DIV/0!</text:p>
          </table:table-cell>
          <table:table-cell table:formula="of:=[.P185]" office:value-type="float" office:value="0" calcext:value-type="float">
            <text:p>0</text:p>
          </table:table-cell>
          <table:table-cell table:formula="of:=AVERAGE([.R182:.R1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5]+1" office:value-type="date" office:date-value="2020-08-26" calcext:value-type="date">
            <text:p>26/08/20</text:p>
          </table:table-cell>
          <table:table-cell table:formula="of:=AVERAGE([.S183:.S189])" office:value-type="string" office:string-value="" calcext:value-type="error">
            <text:p>#DIV/0!</text:p>
          </table:table-cell>
          <table:table-cell table:formula="of:=[.P186]" office:value-type="float" office:value="0" calcext:value-type="float">
            <text:p>0</text:p>
          </table:table-cell>
          <table:table-cell table:formula="of:=AVERAGE([.R183:.R1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6]+1" office:value-type="date" office:date-value="2020-08-27" calcext:value-type="date">
            <text:p>27/08/20</text:p>
          </table:table-cell>
          <table:table-cell table:formula="of:=AVERAGE([.S184:.S190])" office:value-type="string" office:string-value="" calcext:value-type="error">
            <text:p>#DIV/0!</text:p>
          </table:table-cell>
          <table:table-cell table:formula="of:=[.P187]" office:value-type="float" office:value="0" calcext:value-type="float">
            <text:p>0</text:p>
          </table:table-cell>
          <table:table-cell table:formula="of:=AVERAGE([.R184:.R1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7]+1" office:value-type="date" office:date-value="2020-08-28" calcext:value-type="date">
            <text:p>28/08/20</text:p>
          </table:table-cell>
          <table:table-cell table:formula="of:=AVERAGE([.S185:.S191])" office:value-type="string" office:string-value="" calcext:value-type="error">
            <text:p>#DIV/0!</text:p>
          </table:table-cell>
          <table:table-cell table:formula="of:=[.P188]" office:value-type="float" office:value="0" calcext:value-type="float">
            <text:p>0</text:p>
          </table:table-cell>
          <table:table-cell table:formula="of:=AVERAGE([.R185:.R1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88]+1" office:value-type="date" office:date-value="2020-08-29" calcext:value-type="date">
            <text:p>29/08/20</text:p>
          </table:table-cell>
          <table:table-cell table:formula="of:=AVERAGE([.S186:.S192])" office:value-type="string" office:string-value="" calcext:value-type="error">
            <text:p>#DIV/0!</text:p>
          </table:table-cell>
          <table:table-cell table:formula="of:=[.P189]" office:value-type="float" office:value="0" calcext:value-type="float">
            <text:p>0</text:p>
          </table:table-cell>
          <table:table-cell table:formula="of:=AVERAGE([.R186:.R1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9]+1" office:value-type="date" office:date-value="2020-08-30" calcext:value-type="date">
            <text:p>30/08/20</text:p>
          </table:table-cell>
          <table:table-cell table:formula="of:=AVERAGE([.S187:.S193])" office:value-type="string" office:string-value="" calcext:value-type="error">
            <text:p>#DIV/0!</text:p>
          </table:table-cell>
          <table:table-cell table:formula="of:=[.P190]" office:value-type="float" office:value="0" calcext:value-type="float">
            <text:p>0</text:p>
          </table:table-cell>
          <table:table-cell table:formula="of:=AVERAGE([.R187:.R1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0]+1" office:value-type="date" office:date-value="2020-08-31" calcext:value-type="date">
            <text:p>31/08/20</text:p>
          </table:table-cell>
          <table:table-cell table:formula="of:=AVERAGE([.S188:.S194])" office:value-type="string" office:string-value="" calcext:value-type="error">
            <text:p>#DIV/0!</text:p>
          </table:table-cell>
          <table:table-cell table:formula="of:=[.P191]" office:value-type="float" office:value="0" calcext:value-type="float">
            <text:p>0</text:p>
          </table:table-cell>
          <table:table-cell table:formula="of:=AVERAGE([.R188:.R1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1]+1" office:value-type="date" office:date-value="2020-09-01" calcext:value-type="date">
            <text:p>01/09/20</text:p>
          </table:table-cell>
          <table:table-cell table:formula="of:=AVERAGE([.S189:.S195])" office:value-type="string" office:string-value="" calcext:value-type="error">
            <text:p>#DIV/0!</text:p>
          </table:table-cell>
          <table:table-cell table:formula="of:=[.P192]" office:value-type="float" office:value="0" calcext:value-type="float">
            <text:p>0</text:p>
          </table:table-cell>
          <table:table-cell table:formula="of:=AVERAGE([.R189:.R1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2]+1" office:value-type="date" office:date-value="2020-09-02" calcext:value-type="date">
            <text:p>02/09/20</text:p>
          </table:table-cell>
          <table:table-cell table:formula="of:=AVERAGE([.S190:.S196])" office:value-type="string" office:string-value="" calcext:value-type="error">
            <text:p>#DIV/0!</text:p>
          </table:table-cell>
          <table:table-cell table:formula="of:=[.P193]" office:value-type="float" office:value="0" calcext:value-type="float">
            <text:p>0</text:p>
          </table:table-cell>
          <table:table-cell table:formula="of:=AVERAGE([.R190:.R1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3]+1" office:value-type="date" office:date-value="2020-09-03" calcext:value-type="date">
            <text:p>03/09/20</text:p>
          </table:table-cell>
          <table:table-cell table:formula="of:=AVERAGE([.S191:.S197])" office:value-type="string" office:string-value="" calcext:value-type="error">
            <text:p>#DIV/0!</text:p>
          </table:table-cell>
          <table:table-cell table:formula="of:=[.P194]" office:value-type="float" office:value="0" calcext:value-type="float">
            <text:p>0</text:p>
          </table:table-cell>
          <table:table-cell table:formula="of:=AVERAGE([.R191:.R1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4]+1" office:value-type="date" office:date-value="2020-09-04" calcext:value-type="date">
            <text:p>04/09/20</text:p>
          </table:table-cell>
          <table:table-cell table:formula="of:=AVERAGE([.S192:.S198])" office:value-type="string" office:string-value="" calcext:value-type="error">
            <text:p>#DIV/0!</text:p>
          </table:table-cell>
          <table:table-cell table:formula="of:=[.P195]" office:value-type="float" office:value="0" calcext:value-type="float">
            <text:p>0</text:p>
          </table:table-cell>
          <table:table-cell table:formula="of:=AVERAGE([.R192:.R1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5]+1" office:value-type="date" office:date-value="2020-09-05" calcext:value-type="date">
            <text:p>05/09/20</text:p>
          </table:table-cell>
          <table:table-cell table:formula="of:=AVERAGE([.S193:.S199])" office:value-type="string" office:string-value="" calcext:value-type="error">
            <text:p>#DIV/0!</text:p>
          </table:table-cell>
          <table:table-cell table:formula="of:=[.P196]" office:value-type="float" office:value="0" calcext:value-type="float">
            <text:p>0</text:p>
          </table:table-cell>
          <table:table-cell table:formula="of:=AVERAGE([.R193:.R1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6]+1" office:value-type="date" office:date-value="2020-09-06" calcext:value-type="date">
            <text:p>06/09/20</text:p>
          </table:table-cell>
          <table:table-cell table:formula="of:=AVERAGE([.S194:.S200])" office:value-type="string" office:string-value="" calcext:value-type="error">
            <text:p>#DIV/0!</text:p>
          </table:table-cell>
          <table:table-cell table:formula="of:=[.P197]" office:value-type="float" office:value="0" calcext:value-type="float">
            <text:p>0</text:p>
          </table:table-cell>
          <table:table-cell table:formula="of:=AVERAGE([.R194:.R2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7]+1" office:value-type="date" office:date-value="2020-09-07" calcext:value-type="date">
            <text:p>07/09/20</text:p>
          </table:table-cell>
          <table:table-cell table:formula="of:=AVERAGE([.S195:.S201])" office:value-type="string" office:string-value="" calcext:value-type="error">
            <text:p>#DIV/0!</text:p>
          </table:table-cell>
          <table:table-cell table:formula="of:=[.P198]" office:value-type="float" office:value="0" calcext:value-type="float">
            <text:p>0</text:p>
          </table:table-cell>
          <table:table-cell table:formula="of:=AVERAGE([.R195:.R2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8]+1" office:value-type="date" office:date-value="2020-09-08" calcext:value-type="date">
            <text:p>08/09/20</text:p>
          </table:table-cell>
          <table:table-cell table:formula="of:=AVERAGE([.S196:.S202])" office:value-type="string" office:string-value="" calcext:value-type="error">
            <text:p>#DIV/0!</text:p>
          </table:table-cell>
          <table:table-cell table:formula="of:=[.P199]" office:value-type="float" office:value="0" calcext:value-type="float">
            <text:p>0</text:p>
          </table:table-cell>
          <table:table-cell table:formula="of:=AVERAGE([.R196:.R2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9]+1" office:value-type="date" office:date-value="2020-09-09" calcext:value-type="date">
            <text:p>09/09/20</text:p>
          </table:table-cell>
          <table:table-cell table:formula="of:=AVERAGE([.S197:.S203])" office:value-type="string" office:string-value="" calcext:value-type="error">
            <text:p>#DIV/0!</text:p>
          </table:table-cell>
          <table:table-cell table:formula="of:=[.P200]" office:value-type="float" office:value="0" calcext:value-type="float">
            <text:p>0</text:p>
          </table:table-cell>
          <table:table-cell table:formula="of:=AVERAGE([.R197:.R2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0]+1" office:value-type="date" office:date-value="2020-09-10" calcext:value-type="date">
            <text:p>10/09/20</text:p>
          </table:table-cell>
          <table:table-cell table:formula="of:=AVERAGE([.S198:.S204])" office:value-type="string" office:string-value="" calcext:value-type="error">
            <text:p>#DIV/0!</text:p>
          </table:table-cell>
          <table:table-cell table:formula="of:=[.P201]" office:value-type="float" office:value="0" calcext:value-type="float">
            <text:p>0</text:p>
          </table:table-cell>
          <table:table-cell table:formula="of:=AVERAGE([.R198:.R2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1]+1" office:value-type="date" office:date-value="2020-09-11" calcext:value-type="date">
            <text:p>11/09/20</text:p>
          </table:table-cell>
          <table:table-cell table:formula="of:=AVERAGE([.S199:.S205])" office:value-type="string" office:string-value="" calcext:value-type="error">
            <text:p>#DIV/0!</text:p>
          </table:table-cell>
          <table:table-cell table:formula="of:=[.P202]" office:value-type="float" office:value="0" calcext:value-type="float">
            <text:p>0</text:p>
          </table:table-cell>
          <table:table-cell table:formula="of:=AVERAGE([.R199:.R2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2]+1" office:value-type="date" office:date-value="2020-09-12" calcext:value-type="date">
            <text:p>12/09/20</text:p>
          </table:table-cell>
          <table:table-cell table:formula="of:=AVERAGE([.S200:.S206])" office:value-type="string" office:string-value="" calcext:value-type="error">
            <text:p>#DIV/0!</text:p>
          </table:table-cell>
          <table:table-cell table:formula="of:=[.P203]" office:value-type="float" office:value="0" calcext:value-type="float">
            <text:p>0</text:p>
          </table:table-cell>
          <table:table-cell table:formula="of:=AVERAGE([.R200:.R2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3]+1" office:value-type="date" office:date-value="2020-09-13" calcext:value-type="date">
            <text:p>13/09/20</text:p>
          </table:table-cell>
          <table:table-cell table:formula="of:=AVERAGE([.S201:.S207])" office:value-type="string" office:string-value="" calcext:value-type="error">
            <text:p>#DIV/0!</text:p>
          </table:table-cell>
          <table:table-cell table:formula="of:=[.P204]" office:value-type="float" office:value="0" calcext:value-type="float">
            <text:p>0</text:p>
          </table:table-cell>
          <table:table-cell table:formula="of:=AVERAGE([.R201:.R2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4]+1" office:value-type="date" office:date-value="2020-09-14" calcext:value-type="date">
            <text:p>14/09/20</text:p>
          </table:table-cell>
          <table:table-cell table:formula="of:=AVERAGE([.S202:.S208])" office:value-type="string" office:string-value="" calcext:value-type="error">
            <text:p>#DIV/0!</text:p>
          </table:table-cell>
          <table:table-cell table:formula="of:=[.P205]" office:value-type="float" office:value="0" calcext:value-type="float">
            <text:p>0</text:p>
          </table:table-cell>
          <table:table-cell table:formula="of:=AVERAGE([.R202:.R2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5]+1" office:value-type="date" office:date-value="2020-09-15" calcext:value-type="date">
            <text:p>15/09/20</text:p>
          </table:table-cell>
          <table:table-cell table:formula="of:=AVERAGE([.S203:.S209])" office:value-type="string" office:string-value="" calcext:value-type="error">
            <text:p>#DIV/0!</text:p>
          </table:table-cell>
          <table:table-cell table:formula="of:=[.P206]" office:value-type="float" office:value="0" calcext:value-type="float">
            <text:p>0</text:p>
          </table:table-cell>
          <table:table-cell table:formula="of:=AVERAGE([.R203:.R2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6]+1" office:value-type="date" office:date-value="2020-09-16" calcext:value-type="date">
            <text:p>16/09/20</text:p>
          </table:table-cell>
          <table:table-cell table:formula="of:=AVERAGE([.S204:.S210])" office:value-type="string" office:string-value="" calcext:value-type="error">
            <text:p>#DIV/0!</text:p>
          </table:table-cell>
          <table:table-cell table:formula="of:=[.P207]" office:value-type="float" office:value="0" calcext:value-type="float">
            <text:p>0</text:p>
          </table:table-cell>
          <table:table-cell table:formula="of:=AVERAGE([.R204:.R2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7]+1" office:value-type="date" office:date-value="2020-09-17" calcext:value-type="date">
            <text:p>17/09/20</text:p>
          </table:table-cell>
          <table:table-cell table:formula="of:=AVERAGE([.S205:.S211])" office:value-type="string" office:string-value="" calcext:value-type="error">
            <text:p>#DIV/0!</text:p>
          </table:table-cell>
          <table:table-cell table:formula="of:=[.P208]" office:value-type="float" office:value="0" calcext:value-type="float">
            <text:p>0</text:p>
          </table:table-cell>
          <table:table-cell table:formula="of:=AVERAGE([.R205:.R2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8]+1" office:value-type="date" office:date-value="2020-09-18" calcext:value-type="date">
            <text:p>18/09/20</text:p>
          </table:table-cell>
          <table:table-cell table:formula="of:=AVERAGE([.S206:.S212])" office:value-type="string" office:string-value="" calcext:value-type="error">
            <text:p>#DIV/0!</text:p>
          </table:table-cell>
          <table:table-cell table:formula="of:=[.P209]" office:value-type="float" office:value="0" calcext:value-type="float">
            <text:p>0</text:p>
          </table:table-cell>
          <table:table-cell table:formula="of:=AVERAGE([.R206:.R2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9]+1" office:value-type="date" office:date-value="2020-09-19" calcext:value-type="date">
            <text:p>19/09/20</text:p>
          </table:table-cell>
          <table:table-cell table:formula="of:=AVERAGE([.S207:.S213])" office:value-type="string" office:string-value="" calcext:value-type="error">
            <text:p>#DIV/0!</text:p>
          </table:table-cell>
          <table:table-cell table:formula="of:=[.P210]" office:value-type="float" office:value="0" calcext:value-type="float">
            <text:p>0</text:p>
          </table:table-cell>
          <table:table-cell table:formula="of:=AVERAGE([.R207:.R2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0]+1" office:value-type="date" office:date-value="2020-09-20" calcext:value-type="date">
            <text:p>20/09/20</text:p>
          </table:table-cell>
          <table:table-cell table:formula="of:=AVERAGE([.S208:.S214])" office:value-type="string" office:string-value="" calcext:value-type="error">
            <text:p>#DIV/0!</text:p>
          </table:table-cell>
          <table:table-cell table:formula="of:=[.P211]" office:value-type="float" office:value="0" calcext:value-type="float">
            <text:p>0</text:p>
          </table:table-cell>
          <table:table-cell table:formula="of:=AVERAGE([.R208:.R2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1]+1" office:value-type="date" office:date-value="2020-09-21" calcext:value-type="date">
            <text:p>21/09/20</text:p>
          </table:table-cell>
          <table:table-cell table:formula="of:=AVERAGE([.S209:.S215])" office:value-type="string" office:string-value="" calcext:value-type="error">
            <text:p>#DIV/0!</text:p>
          </table:table-cell>
          <table:table-cell table:formula="of:=[.P212]" office:value-type="float" office:value="0" calcext:value-type="float">
            <text:p>0</text:p>
          </table:table-cell>
          <table:table-cell table:formula="of:=AVERAGE([.R209:.R2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2]+1" office:value-type="date" office:date-value="2020-09-22" calcext:value-type="date">
            <text:p>22/09/20</text:p>
          </table:table-cell>
          <table:table-cell table:formula="of:=AVERAGE([.S210:.S216])" office:value-type="string" office:string-value="" calcext:value-type="error">
            <text:p>#DIV/0!</text:p>
          </table:table-cell>
          <table:table-cell table:formula="of:=[.P213]" office:value-type="float" office:value="0" calcext:value-type="float">
            <text:p>0</text:p>
          </table:table-cell>
          <table:table-cell table:formula="of:=AVERAGE([.R210:.R2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3]+1" office:value-type="date" office:date-value="2020-09-23" calcext:value-type="date">
            <text:p>23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4]+1" office:value-type="date" office:date-value="2020-09-24" calcext:value-type="date">
            <text:p>24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5]+1" office:value-type="date" office:date-value="2020-09-25" calcext:value-type="date">
            <text:p>25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6]+1" office:value-type="date" office:date-value="2020-09-26" calcext:value-type="date">
            <text:p>26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7]+1" office:value-type="date" office:date-value="2020-09-27" calcext:value-type="date">
            <text:p>27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8]+1" office:value-type="date" office:date-value="2020-09-28" calcext:value-type="date">
            <text:p>28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9]+1" office:value-type="date" office:date-value="2020-09-29" calcext:value-type="date">
            <text:p>29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0]+1" office:value-type="date" office:date-value="2020-09-30" calcext:value-type="date">
            <text:p>30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1]+1" office:value-type="date" office:date-value="2020-10-01" calcext:value-type="date">
            <text:p>01/10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2]+1" office:value-type="date" office:date-value="2020-10-02" calcext:value-type="date">
            <text:p>0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office:value-type="float" office:value="0.0935542" calcext:value-type="float">
            <text:p>0.0935542</text:p>
          </table:table-cell>
          <table:table-cell office:value-type="float" office:value="0.311707" calcext:value-type="float">
            <text:p>0.311707</text:p>
          </table:table-cell>
          <table:table-cell office:value-type="float" office:value="111.854" calcext:value-type="float">
            <text:p>111.854</text:p>
          </table:table-cell>
          <table:table-cell office:value-type="float" office:value="0.0408819" calcext:value-type="float">
            <text:p>0.0408819</text:p>
          </table:table-cell>
          <table:table-cell table:number-columns-repeated="6"/>
          <table:table-cell table:style-name="Default"/>
          <table:table-cell table:number-columns-repeated="27"/>
          <table:table-cell table:formula="of:=[.AT223]+1" office:value-type="date" office:date-value="2020-10-03" calcext:value-type="date">
            <text:p>0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4]+1" office:value-type="date" office:date-value="2020-10-04" calcext:value-type="date">
            <text:p>0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5]+1" office:value-type="date" office:date-value="2020-10-05" calcext:value-type="date">
            <text:p>0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6]+1" office:value-type="date" office:date-value="2020-10-06" calcext:value-type="date">
            <text:p>0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7]+1" office:value-type="date" office:date-value="2020-10-07" calcext:value-type="date">
            <text:p>0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8]+1" office:value-type="date" office:date-value="2020-10-08" calcext:value-type="date">
            <text:p>0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9]+1" office:value-type="date" office:date-value="2020-10-09" calcext:value-type="date">
            <text:p>0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0]+1" office:value-type="date" office:date-value="2020-10-10" calcext:value-type="date">
            <text:p>1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1]+1" office:value-type="date" office:date-value="2020-10-11" calcext:value-type="date">
            <text:p>1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2]+1" office:value-type="date" office:date-value="2020-10-12" calcext:value-type="date">
            <text:p>1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3]+1" office:value-type="date" office:date-value="2020-10-13" calcext:value-type="date">
            <text:p>1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4]+1" office:value-type="date" office:date-value="2020-10-14" calcext:value-type="date">
            <text:p>1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5]+1" office:value-type="date" office:date-value="2020-10-15" calcext:value-type="date">
            <text:p>1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6]+1" office:value-type="date" office:date-value="2020-10-16" calcext:value-type="date">
            <text:p>1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7]+1" office:value-type="date" office:date-value="2020-10-17" calcext:value-type="date">
            <text:p>1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8]+1" office:value-type="date" office:date-value="2020-10-18" calcext:value-type="date">
            <text:p>1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9]+1" office:value-type="date" office:date-value="2020-10-19" calcext:value-type="date">
            <text:p>1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0]+1" office:value-type="date" office:date-value="2020-10-20" calcext:value-type="date">
            <text:p>2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1]+1" office:value-type="date" office:date-value="2020-10-21" calcext:value-type="date">
            <text:p>2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2]+1" office:value-type="date" office:date-value="2020-10-22" calcext:value-type="date">
            <text:p>2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3]+1" office:value-type="date" office:date-value="2020-10-23" calcext:value-type="date">
            <text:p>2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4]+1" office:value-type="date" office:date-value="2020-10-24" calcext:value-type="date">
            <text:p>2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5]+1" office:value-type="date" office:date-value="2020-10-25" calcext:value-type="date">
            <text:p>2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6]+1" office:value-type="date" office:date-value="2020-10-26" calcext:value-type="date">
            <text:p>2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7]+1" office:value-type="date" office:date-value="2020-10-27" calcext:value-type="date">
            <text:p>2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8]+1" office:value-type="date" office:date-value="2020-10-28" calcext:value-type="date">
            <text:p>2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9]+1" office:value-type="date" office:date-value="2020-10-29" calcext:value-type="date">
            <text:p>2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0]+1" office:value-type="date" office:date-value="2020-10-30" calcext:value-type="date">
            <text:p>3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1]+1" office:value-type="date" office:date-value="2020-10-31" calcext:value-type="date">
            <text:p>3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2]+1" office:value-type="date" office:date-value="2020-11-01" calcext:value-type="date">
            <text:p>0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3]+1" office:value-type="date" office:date-value="2020-11-02" calcext:value-type="date">
            <text:p>0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4]+1" office:value-type="date" office:date-value="2020-11-03" calcext:value-type="date">
            <text:p>0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5]+1" office:value-type="date" office:date-value="2020-11-04" calcext:value-type="date">
            <text:p>0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6]+1" office:value-type="date" office:date-value="2020-11-05" calcext:value-type="date">
            <text:p>0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7]+1" office:value-type="date" office:date-value="2020-11-06" calcext:value-type="date">
            <text:p>0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8]+1" office:value-type="date" office:date-value="2020-11-07" calcext:value-type="date">
            <text:p>0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9]+1" office:value-type="date" office:date-value="2020-11-08" calcext:value-type="date">
            <text:p>0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0]+1" office:value-type="date" office:date-value="2020-11-09" calcext:value-type="date">
            <text:p>0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1]+1" office:value-type="date" office:date-value="2020-11-10" calcext:value-type="date">
            <text:p>1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2]+1" office:value-type="date" office:date-value="2020-11-11" calcext:value-type="date">
            <text:p>1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3]+1" office:value-type="date" office:date-value="2020-11-12" calcext:value-type="date">
            <text:p>1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4]+1" office:value-type="date" office:date-value="2020-11-13" calcext:value-type="date">
            <text:p>1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5]+1" office:value-type="date" office:date-value="2020-11-14" calcext:value-type="date">
            <text:p>1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6]+1" office:value-type="date" office:date-value="2020-11-15" calcext:value-type="date">
            <text:p>1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7]+1" office:value-type="date" office:date-value="2020-11-16" calcext:value-type="date">
            <text:p>1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8]+1" office:value-type="date" office:date-value="2020-11-17" calcext:value-type="date">
            <text:p>1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9]+1" office:value-type="date" office:date-value="2020-11-18" calcext:value-type="date">
            <text:p>1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0]+1" office:value-type="date" office:date-value="2020-11-19" calcext:value-type="date">
            <text:p>1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1]+1" office:value-type="date" office:date-value="2020-11-20" calcext:value-type="date">
            <text:p>2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2]+1" office:value-type="date" office:date-value="2020-11-21" calcext:value-type="date">
            <text:p>2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3]+1" office:value-type="date" office:date-value="2020-11-22" calcext:value-type="date">
            <text:p>2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4]+1" office:value-type="date" office:date-value="2020-11-23" calcext:value-type="date">
            <text:p>2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5]+1" office:value-type="date" office:date-value="2020-11-24" calcext:value-type="date">
            <text:p>2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6]+1" office:value-type="date" office:date-value="2020-11-25" calcext:value-type="date">
            <text:p>2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7]+1" office:value-type="date" office:date-value="2020-11-26" calcext:value-type="date">
            <text:p>2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8]+1" office:value-type="date" office:date-value="2020-11-27" calcext:value-type="date">
            <text:p>2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9]+1" office:value-type="date" office:date-value="2020-11-28" calcext:value-type="date">
            <text:p>2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0]+1" office:value-type="date" office:date-value="2020-11-29" calcext:value-type="date">
            <text:p>2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1]+1" office:value-type="date" office:date-value="2020-11-30" calcext:value-type="date">
            <text:p>3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2]+1" office:value-type="date" office:date-value="2020-12-01" calcext:value-type="date">
            <text:p>01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3]+1" office:value-type="date" office:date-value="2020-12-02" calcext:value-type="date">
            <text:p>02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4]+1" office:value-type="date" office:date-value="2020-12-03" calcext:value-type="date">
            <text:p>03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5]+1" office:value-type="date" office:date-value="2020-12-04" calcext:value-type="date">
            <text:p>04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6]+1" office:value-type="date" office:date-value="2020-12-05" calcext:value-type="date">
            <text:p>05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7]+1" office:value-type="date" office:date-value="2020-12-06" calcext:value-type="date">
            <text:p>06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8]+1" office:value-type="date" office:date-value="2020-12-07" calcext:value-type="date">
            <text:p>07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9]+1" office:value-type="date" office:date-value="2020-12-08" calcext:value-type="date">
            <text:p>08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0]+1" office:value-type="date" office:date-value="2020-12-09" calcext:value-type="date">
            <text:p>09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1]+1" office:value-type="date" office:date-value="2020-12-10" calcext:value-type="date">
            <text:p>10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2]+1" office:value-type="date" office:date-value="2020-12-11" calcext:value-type="date">
            <text:p>11/12/20</text:p>
          </table:table-cell>
          <table:table-cell table:number-columns-repeated="2"/>
          <table:table-cell table:style-name="Default"/>
        </table:table-row>
      </table:table>
      <table:table table:name="matrix" table:style-name="ta1">
        <table:shapes>
          <draw:frame draw:z-index="0" draw:style-name="gr1" draw:text-style-name="P1" svg:width="6.2988in" svg:height="3.5429in" svg:x="3.1087in" svg:y="5.0413in">
            <draw:object draw:notify-on-update-of-ranges="matrix.B4:matrix.B21 matrix.C3:matrix.C3 matrix.C4:matrix.C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3898in" svg:y="1.2024in">
            <draw:object draw:notify-on-update-of-ranges="matrix.J3:matrix.J23 matrix.K2:matrix.K2 matrix.K3:matrix.K23 matrix.J3:matrix.J23 matrix.L2:matrix.L2 matrix.L3:matrix.L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9.8075in" svg:y="1.1059in">
            <draw:object draw:notify-on-update-of-ranges="matrix.J16:matrix.J23 matrix.M16:matrix.M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56753" calcext:value-type="float">
            <text:p>1.5675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45" calcext:value-type="float">
            <text:p>0.145</text:p>
          </table:table-cell>
          <table:table-cell table:number-columns-repeated="6"/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kappa for 0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i</text:p>
          </table:table-cell>
          <table:table-cell table:number-columns-repeated="6"/>
          <table:table-cell office:value-type="float" office:value="0.0994682" calcext:value-type="float">
            <text:p>0.10</text:p>
          </table:table-cell>
          <table:table-cell office:value-type="float" office:value="1.12073" calcext:value-type="float">
            <text:p>1.12073</text:p>
          </table:table-cell>
          <table:table-cell office:value-type="float" office:value="0.144871" calcext:value-type="float">
            <text:p>0.144871</text:p>
          </table:table-cell>
          <table:table-cell office:value-type="float" office:value="-435.085" calcext:value-type="float">
            <text:p>-435.0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formula="of:=1-[.$C$2]/[.$C$1]/[.B4]" office:value-type="float" office:value="0.513146227034352" calcext:value-type="float">
            <text:p>0.513146227034352</text:p>
          </table:table-cell>
          <table:table-cell/>
          <table:table-cell table:formula="of:=0.145/(1-0.51)/[.C1]/1" office:value-type="float" office:value="0.188780034415251" calcext:value-type="float">
            <text:p>0.188780034415251</text:p>
          </table:table-cell>
          <table:table-cell office:value-type="float" office:value="0.6" calcext:value-type="float">
            <text:p>0.6</text:p>
          </table:table-cell>
          <table:table-cell table:formula="of:=[.F4]*[.E4]" office:value-type="float" office:value="0.113268020649151" calcext:value-type="float">
            <text:p>0.113268020649151</text:p>
          </table:table-cell>
          <table:table-cell table:number-columns-repeated="2"/>
          <table:table-cell office:value-type="float" office:value="0.109468" calcext:value-type="float">
            <text:p>0.11</text:p>
          </table:table-cell>
          <table:table-cell office:value-type="float" office:value="1.11073" calcext:value-type="float">
            <text:p>1.11073</text:p>
          </table:table-cell>
          <table:table-cell office:value-type="float" office:value="0.173871" calcext:value-type="float">
            <text:p>0.173871</text:p>
          </table:table-cell>
          <table:table-cell office:value-type="float" office:value="-467.598" calcext:value-type="float">
            <text:p>-467.598</text:p>
          </table:table-cell>
        </table:table-row>
        <table:table-row table:style-name="ro1">
          <table:table-cell/>
          <table:table-cell table:formula="of:=[.B4]+0.05" office:value-type="float" office:value="0.24" calcext:value-type="float">
            <text:p>0.24</text:p>
          </table:table-cell>
          <table:table-cell table:formula="of:=1-[.$C$2]/[.$C$1]/[.B5]" office:value-type="float" office:value="0.614574096402195" calcext:value-type="float">
            <text:p>0.614574096402195</text:p>
          </table:table-cell>
          <table:table-cell table:number-columns-repeated="2"/>
          <table:table-cell table:formula="of:=[.C2]/0.59" office:value-type="float" office:value="0.245762711864407" calcext:value-type="float">
            <text:p>0.245762711864407</text:p>
          </table:table-cell>
          <table:table-cell table:number-columns-repeated="3"/>
          <table:table-cell office:value-type="float" office:value="0.119468" calcext:value-type="float">
            <text:p>0.12</text:p>
          </table:table-cell>
          <table:table-cell office:value-type="float" office:value="1.10073" calcext:value-type="float">
            <text:p>1.10073</text:p>
          </table:table-cell>
          <table:table-cell office:value-type="float" office:value="0.202871" calcext:value-type="float">
            <text:p>0.202871</text:p>
          </table:table-cell>
          <table:table-cell office:value-type="float" office:value="-507.223" calcext:value-type="float">
            <text:p>-507.223</text:p>
          </table:table-cell>
        </table:table-row>
        <table:table-row table:style-name="ro1">
          <table:table-cell/>
          <table:table-cell table:formula="of:=[.B5]+0.05" office:value-type="float" office:value="0.29" calcext:value-type="float">
            <text:p>0.29</text:p>
          </table:table-cell>
          <table:table-cell table:formula="of:=1-[.$C$2]/[.$C$1]/[.B6]" office:value-type="float" office:value="0.681026838401817" calcext:value-type="float">
            <text:p>0.681026838401817</text:p>
          </table:table-cell>
          <table:table-cell table:number-columns-repeated="6"/>
          <table:table-cell office:value-type="float" office:value="0.129468" calcext:value-type="float">
            <text:p>0.13</text:p>
          </table:table-cell>
          <table:table-cell office:value-type="float" office:value="1.09073" calcext:value-type="float">
            <text:p>1.09073</text:p>
          </table:table-cell>
          <table:table-cell office:value-type="float" office:value="0.232871" calcext:value-type="float">
            <text:p>0.232871</text:p>
          </table:table-cell>
          <table:table-cell office:value-type="float" office:value="-556.211" calcext:value-type="float">
            <text:p>-556.211</text:p>
          </table:table-cell>
        </table:table-row>
        <table:table-row table:style-name="ro1">
          <table:table-cell/>
          <table:table-cell table:formula="of:=[.B6]+0.05" office:value-type="float" office:value="0.34" calcext:value-type="float">
            <text:p>0.34</text:p>
          </table:table-cell>
          <table:table-cell table:formula="of:=1-[.$C$2]/[.$C$1]/[.B7]" office:value-type="float" office:value="0.727934656283903" calcext:value-type="float">
            <text:p>0.727934656283903</text:p>
          </table:table-cell>
          <table:table-cell table:number-columns-repeated="6"/>
          <table:table-cell office:value-type="float" office:value="0.139468" calcext:value-type="float">
            <text:p>0.14</text:p>
          </table:table-cell>
          <table:table-cell office:value-type="float" office:value="1.08073" calcext:value-type="float">
            <text:p>1.08073</text:p>
          </table:table-cell>
          <table:table-cell office:value-type="float" office:value="0.264871" calcext:value-type="float">
            <text:p>0.264871</text:p>
          </table:table-cell>
          <table:table-cell office:value-type="float" office:value="-617.946" calcext:value-type="float">
            <text:p>-617.946</text:p>
          </table:table-cell>
        </table:table-row>
        <table:table-row table:style-name="ro1">
          <table:table-cell/>
          <table:table-cell table:formula="of:=[.B7]+0.05" office:value-type="float" office:value="0.39" calcext:value-type="float">
            <text:p>0.39</text:p>
          </table:table-cell>
          <table:table-cell table:formula="of:=1-[.$C$2]/[.$C$1]/[.B8]" office:value-type="float" office:value="0.762814828555197" calcext:value-type="float">
            <text:p>0.762814828555197</text:p>
          </table:table-cell>
          <table:table-cell table:number-columns-repeated="6"/>
          <table:table-cell office:value-type="float" office:value="0.149468" calcext:value-type="float">
            <text:p>0.15</text:p>
          </table:table-cell>
          <table:table-cell office:value-type="float" office:value="1.07073" calcext:value-type="float">
            <text:p>1.07073</text:p>
          </table:table-cell>
          <table:table-cell office:value-type="float" office:value="0.296871" calcext:value-type="float">
            <text:p>0.296871</text:p>
          </table:table-cell>
          <table:table-cell office:value-type="float" office:value="-697.748" calcext:value-type="float">
            <text:p>-697.748</text:p>
          </table:table-cell>
        </table:table-row>
        <table:table-row table:style-name="ro1">
          <table:table-cell/>
          <table:table-cell table:formula="of:=[.B8]+0.05" office:value-type="float" office:value="0.44" calcext:value-type="float">
            <text:p>0.44</text:p>
          </table:table-cell>
          <table:table-cell table:formula="of:=1-[.$C$2]/[.$C$1]/[.B9]" office:value-type="float" office:value="0.789767688946652" calcext:value-type="float">
            <text:p>0.789767688946652</text:p>
          </table:table-cell>
          <table:table-cell table:number-columns-repeated="6"/>
          <table:table-cell office:value-type="float" office:value="0.159468" calcext:value-type="float">
            <text:p>0.16</text:p>
          </table:table-cell>
          <table:table-cell office:value-type="float" office:value="1.06073" calcext:value-type="float">
            <text:p>1.06073</text:p>
          </table:table-cell>
          <table:table-cell office:value-type="float" office:value="0.330871" calcext:value-type="float">
            <text:p>0.330871</text:p>
          </table:table-cell>
          <table:table-cell office:value-type="float" office:value="-804.453" calcext:value-type="float">
            <text:p>-804.453</text:p>
          </table:table-cell>
        </table:table-row>
        <table:table-row table:style-name="ro1">
          <table:table-cell/>
          <table:table-cell table:formula="of:=[.B9]+0.05" office:value-type="float" office:value="0.49" calcext:value-type="float">
            <text:p>0.49</text:p>
          </table:table-cell>
          <table:table-cell table:formula="of:=1-[.$C$2]/[.$C$1]/[.B10]" office:value-type="float" office:value="0.811219965584749" calcext:value-type="float">
            <text:p>0.811219965584749</text:p>
          </table:table-cell>
          <table:table-cell table:number-columns-repeated="6"/>
          <table:table-cell office:value-type="float" office:value="0.169468" calcext:value-type="float">
            <text:p>0.17</text:p>
          </table:table-cell>
          <table:table-cell office:value-type="float" office:value="1.05073" calcext:value-type="float">
            <text:p>1.05073</text:p>
          </table:table-cell>
          <table:table-cell office:value-type="float" office:value="0.365871" calcext:value-type="float">
            <text:p>0.365871</text:p>
          </table:table-cell>
          <table:table-cell office:value-type="float" office:value="-953.885" calcext:value-type="float">
            <text:p>-953.885</text:p>
          </table:table-cell>
        </table:table-row>
        <table:table-row table:style-name="ro1">
          <table:table-cell/>
          <table:table-cell table:formula="of:=[.B10]+0.05" office:value-type="float" office:value="0.54" calcext:value-type="float">
            <text:p>0.54</text:p>
          </table:table-cell>
          <table:table-cell table:formula="of:=1-[.$C$2]/[.$C$1]/[.B11]" office:value-type="float" office:value="0.828699598400976" calcext:value-type="float">
            <text:p>0.828699598400976</text:p>
          </table:table-cell>
          <table:table-cell table:number-columns-repeated="6"/>
          <table:table-cell office:value-type="float" office:value="0.179468" calcext:value-type="float">
            <text:p>0.18</text:p>
          </table:table-cell>
          <table:table-cell office:value-type="float" office:value="1.04073" calcext:value-type="float">
            <text:p>1.04073</text:p>
          </table:table-cell>
          <table:table-cell office:value-type="float" office:value="0.401871" calcext:value-type="float">
            <text:p>0.401871</text:p>
          </table:table-cell>
          <table:table-cell office:value-type="float" office:value="-1177.42" calcext:value-type="float">
            <text:p>-1177.42</text:p>
          </table:table-cell>
        </table:table-row>
        <table:table-row table:style-name="ro1">
          <table:table-cell/>
          <table:table-cell table:formula="of:=[.B11]+0.05" office:value-type="float" office:value="0.59" calcext:value-type="float">
            <text:p>0.59</text:p>
          </table:table-cell>
          <table:table-cell table:formula="of:=1-[.$C$2]/[.$C$1]/[.B12]" office:value-type="float" office:value="0.843216581587334" calcext:value-type="float">
            <text:p>0.843216581587334</text:p>
          </table:table-cell>
          <table:table-cell table:number-columns-repeated="6"/>
          <table:table-cell office:value-type="float" office:value="0.189468" calcext:value-type="float">
            <text:p>0.19</text:p>
          </table:table-cell>
          <table:table-cell office:value-type="float" office:value="1.03073" calcext:value-type="float">
            <text:p>1.03073</text:p>
          </table:table-cell>
          <table:table-cell office:value-type="float" office:value="0.438871" calcext:value-type="float">
            <text:p>0.438871</text:p>
          </table:table-cell>
          <table:table-cell office:value-type="float" office:value="-1547.29" calcext:value-type="float">
            <text:p>-1547.29</text:p>
          </table:table-cell>
        </table:table-row>
        <table:table-row table:style-name="ro1">
          <table:table-cell/>
          <table:table-cell table:formula="of:=[.B12]+0.05" office:value-type="float" office:value="0.64" calcext:value-type="float">
            <text:p>0.64</text:p>
          </table:table-cell>
          <table:table-cell table:formula="of:=1-[.$C$2]/[.$C$1]/[.B13]" office:value-type="float" office:value="0.855465286150823" calcext:value-type="float">
            <text:p>0.855465286150823</text:p>
          </table:table-cell>
          <table:table-cell table:number-columns-repeated="6"/>
          <table:table-cell office:value-type="float" office:value="0.199468" calcext:value-type="float">
            <text:p>0.20</text:p>
          </table:table-cell>
          <table:table-cell office:value-type="float" office:value="1.02073" calcext:value-type="float">
            <text:p>1.02073</text:p>
          </table:table-cell>
          <table:table-cell office:value-type="float" office:value="0.477871" calcext:value-type="float">
            <text:p>0.477871</text:p>
          </table:table-cell>
          <table:table-cell office:value-type="float" office:value="-2275.09" calcext:value-type="float">
            <text:p>-2275.09</text:p>
          </table:table-cell>
        </table:table-row>
        <table:table-row table:style-name="ro1">
          <table:table-cell/>
          <table:table-cell table:formula="of:=[.B13]+0.05" office:value-type="float" office:value="0.69" calcext:value-type="float">
            <text:p>0.69</text:p>
          </table:table-cell>
          <table:table-cell table:formula="of:=1-[.$C$2]/[.$C$1]/[.B14]" office:value-type="float" office:value="0.865938816139894" calcext:value-type="float">
            <text:p>0.865938816139894</text:p>
          </table:table-cell>
          <table:table-cell table:number-columns-repeated="6"/>
          <table:table-cell office:value-type="float" office:value="0.209468" calcext:value-type="float">
            <text:p>0.21</text:p>
          </table:table-cell>
          <table:table-cell office:value-type="float" office:value="1.01073" calcext:value-type="float">
            <text:p>1.01073</text:p>
          </table:table-cell>
          <table:table-cell office:value-type="float" office:value="0.516871" calcext:value-type="float">
            <text:p>0.516871</text:p>
          </table:table-cell>
          <table:table-cell office:value-type="float" office:value="-4361.03" calcext:value-type="float">
            <text:p>-4361.03</text:p>
          </table:table-cell>
        </table:table-row>
        <table:table-row table:style-name="ro1">
          <table:table-cell/>
          <table:table-cell table:formula="of:=[.B14]+0.05" office:value-type="float" office:value="0.74" calcext:value-type="float">
            <text:p>0.74</text:p>
          </table:table-cell>
          <table:table-cell table:formula="of:=1-[.$C$2]/[.$C$1]/[.B15]" office:value-type="float" office:value="0.87499700423855" calcext:value-type="float">
            <text:p>0.87499700423855</text:p>
          </table:table-cell>
          <table:table-cell table:number-columns-repeated="6"/>
          <table:table-cell office:value-type="float" office:value="0.219468" calcext:value-type="float">
            <text:p>0.22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557871" calcext:value-type="float">
            <text:p>0.557871</text:p>
          </table:table-cell>
          <table:table-cell office:value-type="float" office:value="-63347.7" calcext:value-type="float">
            <text:p>-63347.7</text:p>
          </table:table-cell>
        </table:table-row>
        <table:table-row table:style-name="ro1">
          <table:table-cell/>
          <table:table-cell table:formula="of:=[.B15]+0.05" office:value-type="float" office:value="0.79" calcext:value-type="float">
            <text:p>0.79</text:p>
          </table:table-cell>
          <table:table-cell table:formula="of:=1-[.$C$2]/[.$C$1]/[.B16]" office:value-type="float" office:value="0.882908586248768" calcext:value-type="float">
            <text:p>0.882908586248768</text:p>
          </table:table-cell>
          <table:table-cell table:number-columns-repeated="6"/>
          <table:table-cell office:value-type="float" office:value="0.229468" calcext:value-type="float">
            <text:p>0.23</text:p>
          </table:table-cell>
          <table:table-cell office:value-type="float" office:value="0.990734" calcext:value-type="float">
            <text:p>0.990734</text:p>
          </table:table-cell>
          <table:table-cell office:value-type="float" office:value="0.600871" calcext:value-type="float">
            <text:p>0.600871</text:p>
          </table:table-cell>
          <table:table-cell office:value-type="float" office:value="4979.59" calcext:value-type="float">
            <text:p>4979.59</text:p>
          </table:table-cell>
        </table:table-row>
        <table:table-row table:style-name="ro1">
          <table:table-cell/>
          <table:table-cell table:formula="of:=[.B16]+0.05" office:value-type="float" office:value="0.84" calcext:value-type="float">
            <text:p>0.84</text:p>
          </table:table-cell>
          <table:table-cell table:formula="of:=1-[.$C$2]/[.$C$1]/[.B17]" office:value-type="float" office:value="0.88987831325777" calcext:value-type="float">
            <text:p>0.88987831325777</text:p>
          </table:table-cell>
          <table:table-cell table:number-columns-repeated="6"/>
          <table:table-cell office:value-type="float" office:value="0.239468" calcext:value-type="float">
            <text:p>0.24</text:p>
          </table:table-cell>
          <table:table-cell office:value-type="float" office:value="0.980734" calcext:value-type="float">
            <text:p>0.980734</text:p>
          </table:table-cell>
          <table:table-cell office:value-type="float" office:value="0.643871" calcext:value-type="float">
            <text:p>0.643871</text:p>
          </table:table-cell>
          <table:table-cell office:value-type="float" office:value="2379.02" calcext:value-type="float">
            <text:p>2379.02</text:p>
          </table:table-cell>
        </table:table-row>
        <table:table-row table:style-name="ro1">
          <table:table-cell/>
          <table:table-cell table:formula="of:=[.B17]+0.05" office:value-type="float" office:value="0.89" calcext:value-type="float">
            <text:p>0.89</text:p>
          </table:table-cell>
          <table:table-cell table:formula="of:=1-[.$C$2]/[.$C$1]/[.B18]" office:value-type="float" office:value="0.896064924872502" calcext:value-type="float">
            <text:p>0.896064924872502</text:p>
          </table:table-cell>
          <table:table-cell table:number-columns-repeated="6"/>
          <table:table-cell office:value-type="float" office:value="0.249468" calcext:value-type="float">
            <text:p>0.25</text:p>
          </table:table-cell>
          <table:table-cell office:value-type="float" office:value="0.970734" calcext:value-type="float">
            <text:p>0.970734</text:p>
          </table:table-cell>
          <table:table-cell/>
          <table:table-cell office:value-type="float" office:value="1556.12" calcext:value-type="float">
            <text:p>1556.12</text:p>
          </table:table-cell>
        </table:table-row>
        <table:table-row table:style-name="ro1">
          <table:table-cell/>
          <table:table-cell table:formula="of:=[.B18]+0.05" office:value-type="float" office:value="0.94" calcext:value-type="float">
            <text:p>0.94</text:p>
          </table:table-cell>
          <table:table-cell table:formula="of:=1-[.$C$2]/[.$C$1]/[.B19]" office:value-type="float" office:value="0.901593386315454" calcext:value-type="float">
            <text:p>0.901593386315454</text:p>
          </table:table-cell>
          <table:table-cell table:number-columns-repeated="6"/>
          <table:table-cell office:value-type="float" office:value="0.259468" calcext:value-type="float">
            <text:p>0.26</text:p>
          </table:table-cell>
          <table:table-cell office:value-type="float" office:value="0.960734" calcext:value-type="float">
            <text:p>0.960734</text:p>
          </table:table-cell>
          <table:table-cell/>
          <table:table-cell office:value-type="float" office:value="1152.7" calcext:value-type="float">
            <text:p>1152.7</text:p>
          </table:table-cell>
        </table:table-row>
        <table:table-row table:style-name="ro1">
          <table:table-cell/>
          <table:table-cell table:formula="of:=[.B19]+0.05" office:value-type="float" office:value="0.99" calcext:value-type="float">
            <text:p>0.99</text:p>
          </table:table-cell>
          <table:table-cell table:formula="of:=1-[.$C$2]/[.$C$1]/[.B20]" office:value-type="float" office:value="0.906563417309623" calcext:value-type="float">
            <text:p>0.906563417309623</text:p>
          </table:table-cell>
          <table:table-cell table:number-columns-repeated="6"/>
          <table:table-cell office:value-type="float" office:value="0.269468" calcext:value-type="float">
            <text:p>0.27</text:p>
          </table:table-cell>
          <table:table-cell office:value-type="float" office:value="0.950734" calcext:value-type="float">
            <text:p>0.950734</text:p>
          </table:table-cell>
          <table:table-cell/>
          <table:table-cell office:value-type="float" office:value="913.307" calcext:value-type="float">
            <text:p>913.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-[.$C$2]/[.$C$1]/[.B21]" office:value-type="float" office:value="0.907497783136527" calcext:value-type="float">
            <text:p>0.907497783136527</text:p>
          </table:table-cell>
          <table:table-cell table:number-columns-repeated="6"/>
          <table:table-cell office:value-type="float" office:value="0.279468" calcext:value-type="float">
            <text:p>0.28</text:p>
          </table:table-cell>
          <table:table-cell office:value-type="float" office:value="0.940734" calcext:value-type="float">
            <text:p>0.940734</text:p>
          </table:table-cell>
          <table:table-cell/>
          <table:table-cell office:value-type="float" office:value="754.893" calcext:value-type="float">
            <text:p>754.893</text:p>
          </table:table-cell>
        </table:table-row>
        <table:table-row table:style-name="ro1">
          <table:table-cell table:number-columns-repeated="9"/>
          <table:table-cell office:value-type="float" office:value="0.289468" calcext:value-type="float">
            <text:p>0.29</text:p>
          </table:table-cell>
          <table:table-cell office:value-type="float" office:value="0.930734" calcext:value-type="float">
            <text:p>0.930734</text:p>
          </table:table-cell>
          <table:table-cell/>
          <table:table-cell office:value-type="float" office:value="642.375" calcext:value-type="float">
            <text:p>642.375</text:p>
          </table:table-cell>
        </table:table-row>
        <table:table-row table:style-name="ro1">
          <table:table-cell table:number-columns-repeated="9"/>
          <table:table-cell office:value-type="float" office:value="0.299468" calcext:value-type="float">
            <text:p>0.30</text:p>
          </table:table-cell>
          <table:table-cell office:value-type="float" office:value="0.920734" calcext:value-type="float">
            <text:p>0.920734</text:p>
          </table:table-cell>
          <table:table-cell/>
          <table:table-cell office:value-type="float" office:value="558.371" calcext:value-type="float">
            <text:p>558.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7" loext:min-decimal-places="7" number:min-integer-digits="1"/>
    </number:number-style>
    <number:number-style style:name="N12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2:48:32.174287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0:29:32.455045333</meta:creation-date>
    <dc:date>2020-10-01T16:25:43.687766132</dc:date>
    <meta:editing-duration>P2DT2H50M53S</meta:editing-duration>
    <meta:editing-cycles>67</meta:editing-cycles>
    <meta:generator>LibreOffice/6.4.6.2$Linux_X86_64 LibreOffice_project/40$Build-2</meta:generator>
    <meta:document-statistic meta:table-count="2" meta:cell-count="3835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612cm" svg:y="0.316cm" chart:style-name="ch2">
          <text:p>eta</text:p>
        </chart:title>
        <chart:plot-area chart:style-name="ch3" table:cell-range-address="'single 9.9'.Q1:'single 9.9'.Q210" chart:data-source-has-labels="row" svg:x="0.32cm" svg:y="1.275cm" svg:width="15.36cm" svg:height="7.545cm">
          <chartooo:coordinate-region svg:x="1.232cm" svg:y="1.396cm" svg:width="14.377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Q2:'single 9.9'.Q210" chart:label-cell-address="'single 9.9'.Q1:'single 9.9'.Q1" chart:class="chart:line">
            <chart:data-point chart:repeated="2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</text:p>
                <draw:g>
                  <svg:desc>'single 9.9'.Q1:'single 9.9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6517">
                <text:p>0.096517</text:p>
                <draw:g>
                  <svg:desc>'single 9.9'.Q2:'single 9.9'.Q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8333">
                <text:p>0.108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674">
                <text:p>0.106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268">
                <text:p>0.113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0496">
                <text:p>0.0810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18174">
                <text:p>0.0718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33089">
                <text:p>0.073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80205">
                <text:p>0.0980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0017">
                <text:p>0.11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328">
                <text:p>0.108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5021">
                <text:p>0.115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23009">
                <text:p>0.0823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9238">
                <text:p>0.0729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44357">
                <text:p>0.0744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95239">
                <text:p>0.0995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9983">
                <text:p>0.109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6773">
                <text:p>0.116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84692">
                <text:p>0.0784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50418">
                <text:p>0.06504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18303">
                <text:p>0.0618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65992">
                <text:p>0.0765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9187">
                <text:p>0.0791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3182">
                <text:p>0.0713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86902">
                <text:p>0.0686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41389">
                <text:p>0.0441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689">
                <text:p>0.034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09152">
                <text:p>0.0309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3535">
                <text:p>0.0353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29946">
                <text:p>0.0329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59339">
                <text:p>0.0259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06071">
                <text:p>0.02060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80865">
                <text:p>0.00980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33612">
                <text:p>0.00433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8789E-019">
                <text:p>4.28789E-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761766">
                <text:p>0.0007617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70625">
                <text:p>0.0017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5146">
                <text:p>0.0025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55218">
                <text:p>0.003552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17023">
                <text:p>0.003170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36352">
                <text:p>0.00336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9968">
                <text:p>0.0039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09413">
                <text:p>0.00609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67813">
                <text:p>0.00767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838202">
                <text:p>0.00838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76851">
                <text:p>0.00976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60854">
                <text:p>0.007608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28762">
                <text:p>0.007287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9936">
                <text:p>0.0079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4265">
                <text:p>0.0114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365">
                <text:p>0.01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42494">
                <text:p>0.0142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46296">
                <text:p>0.01462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1117">
                <text:p>0.0101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64527">
                <text:p>0.00864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50507">
                <text:p>0.00850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09464">
                <text:p>0.0109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8104">
                <text:p>0.0118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1629">
                <text:p>0.0111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3595">
                <text:p>0.0113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77769">
                <text:p>0.0077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58099">
                <text:p>0.00658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40255">
                <text:p>0.00640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814129">
                <text:p>0.00814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86689">
                <text:p>0.0086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807631">
                <text:p>0.008076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808941">
                <text:p>0.00808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44212">
                <text:p>0.005442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451671">
                <text:p>0.00451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42307">
                <text:p>0.00442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566451">
                <text:p>0.00566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607892">
                <text:p>0.006078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71227">
                <text:p>0.00571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77617">
                <text:p>0.005776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92716">
                <text:p>0.003927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29807">
                <text:p>0.00329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18186">
                <text:p>0.00318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00853">
                <text:p>0.004008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22434">
                <text:p>0.00422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89014">
                <text:p>0.003890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84568">
                <text:p>0.00384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54883">
                <text:p>0.00254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07944">
                <text:p>0.00207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94064">
                <text:p>0.00194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35256">
                <text:p>0.00235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36976">
                <text:p>0.00236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57987">
                <text:p>0.00579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82029">
                <text:p>0.00982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63659">
                <text:p>0.009636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8411">
                <text:p>0.01084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4059">
                <text:p>0.01340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10396">
                <text:p>0.02103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70951">
                <text:p>0.02709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00914">
                <text:p>0.03009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55576">
                <text:p>0.0355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80125">
                <text:p>0.0280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088">
                <text:p>0.027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99538">
                <text:p>0.0299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31171">
                <text:p>0.04311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18203">
                <text:p>0.05182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43842">
                <text:p>0.05438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1295">
                <text:p>0.0612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63884">
                <text:p>0.0463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0139">
                <text:p>0.04101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7737">
                <text:p>0.04177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57328">
                <text:p>0.05573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24169">
                <text:p>0.0624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1325">
                <text:p>0.0613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49717">
                <text:p>0.0649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63884">
                <text:p>0.04638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10139">
                <text:p>0.0410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17737">
                <text:p>0.0417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57328">
                <text:p>0.05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24169">
                <text:p>0.06241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1325">
                <text:p>0.061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49717">
                <text:p>0.06497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3884">
                <text:p>0.04638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10139">
                <text:p>0.0410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17737">
                <text:p>0.04177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57328">
                <text:p>0.05573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theta</text:p>
        </chart:title>
        <chart:plot-area chart:style-name="ch3" table:cell-range-address="'single 9.9'.R2:'single 9.9'.R200" svg:x="0.32cm" svg:y="0.176cm" svg:width="15.359cm" svg:height="8.64cm">
          <chartooo:coordinate-region svg:x="2.053cm" svg:y="0.376cm" svg:width="13.34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ngle 9.9'.R2:'single 9.9'.R200" chart:class="chart:scatter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97">
                <text:p>0.04397</text:p>
                <draw:g>
                  <svg:desc>'single 9.9'.R2:'single 9.9'.R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4081">
                <text:p>0.0464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8106">
                <text:p>0.0428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4051">
                <text:p>0.0424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1691">
                <text:p>0.0281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0425">
                <text:p>0.0230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5718">
                <text:p>0.0215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2486">
                <text:p>0.0262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65614">
                <text:p>0.0265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311">
                <text:p>0.023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746">
                <text:p>0.021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419">
                <text:p>0.013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0012">
                <text:p>0.010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28896">
                <text:p>0.00828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52716">
                <text:p>0.00852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71458">
                <text:p>0.0067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81146">
                <text:p>0.00381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08681">
                <text:p>0.00108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861778">
                <text:p>0.000861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837814">
                <text:p>0.0008378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0621">
                <text:p>0.000930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34471">
                <text:p>0.00134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2146">
                <text:p>0.00162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70655">
                <text:p>0.00170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92824">
                <text:p>0.00192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46254">
                <text:p>0.00146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36897">
                <text:p>0.00136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7162">
                <text:p>0.00147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06649">
                <text:p>0.00206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298">
                <text:p>0.0024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50075">
                <text:p>0.00250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76967">
                <text:p>0.002769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0633">
                <text:p>0.00206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90013">
                <text:p>0.00190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01262">
                <text:p>0.00201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6943">
                <text:p>0.0036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26753">
                <text:p>0.005267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28578">
                <text:p>0.00628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83599">
                <text:p>0.00783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43467">
                <text:p>0.006434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43179">
                <text:p>0.00643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730733">
                <text:p>0.0073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07583">
                <text:p>0.0107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31787">
                <text:p>0.0131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0586">
                <text:p>0.0140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071">
                <text:p>0.016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23143">
                <text:p>0.0123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6302">
                <text:p>0.01163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602">
                <text:p>0.012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8223">
                <text:p>0.0178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0899">
                <text:p>0.02108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8313">
                <text:p>0.02183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0849">
                <text:p>0.02308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64502">
                <text:p>0.01645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45161">
                <text:p>0.0145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47563">
                <text:p>0.01475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6489">
                <text:p>0.0196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9625">
                <text:p>0.0219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15361">
                <text:p>0.02153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27721">
                <text:p>0.02277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2268">
                <text:p>0.01622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43186">
                <text:p>0.01431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45552">
                <text:p>0.01455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3806">
                <text:p>0.01938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1662">
                <text:p>0.0216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12409">
                <text:p>0.0212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24593">
                <text:p>0.02245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60035">
                <text:p>0.0160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1212">
                <text:p>0.01412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3396">
                <text:p>0.0223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4203">
                <text:p>0.0404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71568">
                <text:p>0.05715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78377">
                <text:p>0.0678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42472">
                <text:p>0.08424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89865">
                <text:p>0.0689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8806">
                <text:p>0.0688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80375">
                <text:p>0.0780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473">
                <text:p>0.11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0379">
                <text:p>0.1403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9604">
                <text:p>0.1496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0876">
                <text:p>0.1708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0837">
                <text:p>0.1308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3491">
                <text:p>0.123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3735">
                <text:p>0.133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904">
                <text:p>0.18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3601">
                <text:p>0.223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1803">
                <text:p>0.221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7233">
                <text:p>0.2372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0979">
                <text:p>0.170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2583">
                <text:p>0.152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685">
                <text:p>0.156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11185">
                <text:p>0.211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8665">
                <text:p>0.238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6604">
                <text:p>0.236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2914">
                <text:p>0.2529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2174">
                <text:p>0.182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2482">
                <text:p>0.1624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6932">
                <text:p>0.1669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4636">
                <text:p>0.2246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3729">
                <text:p>0.253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1405">
                <text:p>0.2514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8595">
                <text:p>0.2685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337">
                <text:p>0.193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0967">
                <text:p>0.1709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4134">
                <text:p>0.1741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2322">
                <text:p>0.2323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0185">
                <text:p>0.2601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5633">
                <text:p>0.2556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0835">
                <text:p>0.2708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337">
                <text:p>0.193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0967">
                <text:p>0.1709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4134">
                <text:p>0.1741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32322">
                <text:p>0.2323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60185">
                <text:p>0.2601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55633">
                <text:p>0.2556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0835">
                <text:p>0.2708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337">
                <text:p>0.193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967">
                <text:p>0.1709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4134">
                <text:p>0.1741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2322">
                <text:p>0.232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N1:'single 9.9'.N212" chart:data-source-has-labels="row" svg:x="0.32cm" svg:y="0.18cm" svg:width="15.36cm" svg:height="8.64cm">
          <chartooo:coordinate-region svg:x="1.047cm" svg:y="0.379cm" svg:width="14.63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N2:'single 9.9'.N212" chart:label-cell-address="'single 9.9'.N1:'single 9.9'.N1" chart:class="chart:line">
            <chart:data-point chart:repeated="2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</text:p>
                <draw:g>
                  <svg:desc>'single 9.9'.N1:'single 9.9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N2:'single 9.9'.N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92765">
                <text:p>0.0000192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911084">
                <text:p>0.0000911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82931">
                <text:p>0.000282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85725">
                <text:p>0.000685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2503">
                <text:p>0.00142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5868">
                <text:p>0.00265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9189">
                <text:p>0.00459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46633">
                <text:p>0.00746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6718">
                <text:p>0.0116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7509">
                <text:p>0.0177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64086">
                <text:p>0.0264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6355">
                <text:p>0.0386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2597">
                <text:p>0.0552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79243">
                <text:p>0.0779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9456">
                <text:p>0.109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956">
                <text:p>0.153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741">
                <text:p>0.217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7102">
                <text:p>0.307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686">
                <text:p>0.42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9194">
                <text:p>0.579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7003">
                <text:p>0.77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532">
                <text:p>1.00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2071">
                <text:p>0.282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412">
                <text:p>1.60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57819">
                <text:p>-0.01578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79997">
                <text:p>-0.579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14934">
                <text:p>-0.114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7912">
                <text:p>3.379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7662">
                <text:p>1.87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18239">
                <text:p>-0.618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1139">
                <text:p>-2.1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086">
                <text:p>-2.59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06515">
                <text:p>-2.06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372">
                <text:p>1.43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12244">
                <text:p>-2.12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8789">
                <text:p>1.287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79694">
                <text:p>-0.379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10987">
                <text:p>-3.109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87749">
                <text:p>-1.877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70197">
                <text:p>-2.70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57466">
                <text:p>-4.574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726">
                <text:p>1.50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48924">
                <text:p>-1.48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36003">
                <text:p>-0.536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6576">
                <text:p>3.365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78445">
                <text:p>-9.78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6391">
                <text:p>3.06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6878">
                <text:p>4.86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4736">
                <text:p>3.64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585455">
                <text:p>-0.58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7075">
                <text:p>2.170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08561">
                <text:p>-1.08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3226">
                <text:p>-0.33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7629">
                <text:p>-0.577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759">
                <text:p>4.17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2524">
                <text:p>1.925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7812">
                <text:p>1.67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3529">
                <text:p>3.43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9482">
                <text:p>2.194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954">
                <text:p>0.959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73179">
                <text:p>4.731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48914">
                <text:p>-4.489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4805">
                <text:p>0.3048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96974">
                <text:p>-0.8969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6839">
                <text:p>0.906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83042">
                <text:p>-0.2830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46501">
                <text:p>-1.465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63744">
                <text:p>-1.637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80175">
                <text:p>-4.801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07001">
                <text:p>0.0407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1336">
                <text:p>-0.11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2631">
                <text:p>-1.26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3076">
                <text:p>0.5930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5615">
                <text:p>1.45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67578">
                <text:p>-4.675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01664">
                <text:p>-0.8016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94529">
                <text:p>0.07945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65238">
                <text:p>0.9652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43179">
                <text:p>-0.1431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5336">
                <text:p>2.753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33802">
                <text:p>-3.338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24449">
                <text:p>-0.424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06724">
                <text:p>-0.5067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58697">
                <text:p>-4.586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61402">
                <text:p>-0.6614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1419">
                <text:p>0.2714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790432">
                <text:p>-0.7904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4987">
                <text:p>1.14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9316">
                <text:p>1.093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61667">
                <text:p>-0.961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7678">
                <text:p>0.987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0126">
                <text:p>0.940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05599">
                <text:p>-0.105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49161">
                <text:p>-0.149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18999">
                <text:p>-1.18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22678">
                <text:p>-1.226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60194">
                <text:p>-0.2601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91955">
                <text:p>-0.2919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77214">
                <text:p>0.6772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47967">
                <text:p>0.6479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78151">
                <text:p>-0.378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8066">
                <text:p>0.598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42437">
                <text:p>-1.42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5543">
                <text:p>2.555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464727">
                <text:p>-0.464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1774">
                <text:p>1.517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9877">
                <text:p>-0.49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15068">
                <text:p>-0.515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530481">
                <text:p>-0.5304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54486">
                <text:p>-1.544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58424">
                <text:p>-0.5584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68965">
                <text:p>-0.5689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77514">
                <text:p>-0.5775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13169">
                <text:p>0.413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0451">
                <text:p>0.404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67cm" svg:height="8.194cm" xlink:href="." xlink:type="simple" chart:class="chart:line" chart:style-name="ch1">
        <chart:plot-area chart:style-name="ch2" chart:data-source-has-labels="both" svg:x="0.291cm" svg:y="0.163cm" svg:width="13.985cm" svg:height="7.868cm">
          <chartooo:coordinate-region svg:x="1.468cm" svg:y="0.284cm" svg:width="12.808cm" svg:height="6.744cm"/>
          <chart:axis chart:dimension="x" chart:name="primary-x" chart:style-name="ch3" chartooo:axis-type="text">
            <chart:categories table:cell-range-address="local-table.$A$2:.$A$1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59" chart:label-cell-address="local-table.$B$1" chart:class="chart:line">
            <chart:data-point chart:repeated="158"/>
          </chart:series>
          <chart:series chart:style-name="ch6" chart:values-cell-range-address="local-table.$C$2:.$C$159" chart:label-cell-address="local-table.$C$1" chart:class="chart:line">
            <chart:data-point chart:repeated="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29835">
                <text:p>0.0229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376392">
                <text:p>0.037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47999">
                <text:p>0.147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58523">
                <text:p>0.45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937292">
                <text:p>0.93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.68155">
                <text:p>1.6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.8769">
                <text:p>2.8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.87713">
                <text:p>4.8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.22086">
                <text:p>8.22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2.4821">
                <text:p>12.4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18.0876">
                <text:p>18.0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25.858">
                <text:p>25.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38.8319">
                <text:p>38.8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91.2764">
                <text:p>91.2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8.779">
                <text:p>138.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99.086">
                <text:p>199.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76.27">
                <text:p>276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79.585">
                <text:p>379.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533.518">
                <text:p>533.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736.056">
                <text:p>736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958.155">
                <text:p>958.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197.21">
                <text:p>1197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390.11">
                <text:p>139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52.37">
                <text:p>155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16.04">
                <text:p>1716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1909.76">
                <text:p>1909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161.37">
                <text:p>2161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425.96">
                <text:p>242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09.7">
                <text:p>2709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902.22">
                <text:p>2902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97.86">
                <text:p>3097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588.56">
                <text:p>3588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892.4">
                <text:p>389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4179.94">
                <text:p>4179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440.6">
                <text:p>444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659.09">
                <text:p>4659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828.45">
                <text:p>4828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994.6">
                <text:p>4994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5211.76">
                <text:p>5211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431.28">
                <text:p>543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641.05">
                <text:p>5641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857.38">
                <text:p>5857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990.06">
                <text:p>599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6108.18">
                <text:p>6108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214.34">
                <text:p>6214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324.08">
                <text:p>6324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77.67">
                <text:p>6477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9.24">
                <text:p>6589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762.73">
                <text:p>6762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30.04">
                <text:p>683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889.42">
                <text:p>6889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6975.91">
                <text:p>6975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068.89">
                <text:p>7068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58.18">
                <text:p>7158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39.39">
                <text:p>7239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299.86">
                <text:p>7299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52.83">
                <text:p>7352.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00.21">
                <text:p>7400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62.28">
                <text:p>7462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27.92">
                <text:p>7527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584.94">
                <text:p>7584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51.95">
                <text:p>765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693.21">
                <text:p>769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28.07">
                <text:p>7728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59.65">
                <text:p>7759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06.15">
                <text:p>7806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64.19">
                <text:p>7864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25.15">
                <text:p>7925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7993.24">
                <text:p>7993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40.3">
                <text:p>804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0.88">
                <text:p>8080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22.77">
                <text:p>8122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77.44">
                <text:p>8177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35.88">
                <text:p>823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295.69">
                <text:p>8295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56.04">
                <text:p>8356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397.63">
                <text:p>8397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34.47">
                <text:p>8434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470.92">
                <text:p>847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24.35">
                <text:p>8524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586.73">
                <text:p>8586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45.32">
                <text:p>8645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01.31">
                <text:p>8701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5.81">
                <text:p>8745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88.13">
                <text:p>8788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32.59">
                <text:p>8832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86.66">
                <text:p>8886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41.29">
                <text:p>894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91.24">
                <text:p>899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44.44">
                <text:p>9044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86.46">
                <text:p>9086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125.39">
                <text:p>9125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65.94">
                <text:p>9165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215.1">
                <text:p>9215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70.59">
                <text:p>9270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328.12">
                <text:p>9328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88.17">
                <text:p>9388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434.29">
                <text:p>9434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76.95">
                <text:p>9476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523.79">
                <text:p>9523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84.88">
                <text:p>9584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50.78">
                <text:p>9650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722.14">
                <text:p>9722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93.38">
                <text:p>9793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60.24">
                <text:p>9860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925.62">
                <text:p>9925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92.99">
                <text:p>9992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77.1">
                <text:p>1007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68.7">
                <text:p>1016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55.1">
                <text:p>1025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353.3">
                <text:p>10353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441.5">
                <text:p>1044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512.9">
                <text:p>10512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580.3">
                <text:p>10580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652.6">
                <text:p>1065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745.8">
                <text:p>10745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0845.4">
                <text:p>1084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043.9">
                <text:p>1104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188.6">
                <text:p>1118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78.2">
                <text:p>11378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583.3">
                <text:p>1158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785.8">
                <text:p>11785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964.8">
                <text:p>1196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2137.2">
                <text:p>12137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2283.4">
                <text:p>1228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523.4">
                <text:p>1252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628">
                <text:p>126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61.9">
                <text:p>12861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2983.1">
                <text:p>12983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082">
                <text:p>13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181.4">
                <text:p>1318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267.4">
                <text:p>1326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356.3">
                <text:p>13356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457.1">
                <text:p>13457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567.1">
                <text:p>1356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3686.8">
                <text:p>1368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3798.3">
                <text:p>13798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3901.7">
                <text:p>1390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3996.5">
                <text:p>1399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125.7">
                <text:p>14125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36.8">
                <text:p>14536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782.4">
                <text:p>14782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5040.9">
                <text:p>1504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5249.2">
                <text:p>15249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420.7">
                <text:p>1542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616.2">
                <text:p>15616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860.7">
                <text:p>15860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6139">
                <text:p>161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" xlink:type="simple" chart:class="chart:line" chart:style-name="ch1">
        <chart:title svg:x="6.944cm" svg:y="0.305cm" chart:style-name="ch2">
          <text:p>Reziduum 7</text:p>
        </chart:title>
        <chart:plot-area chart:style-name="ch3" chart:data-source-has-labels="both" svg:x="0.407cm" svg:y="1.252cm" svg:width="15.446cm" svg:height="7.065cm">
          <chartooo:coordinate-region svg:x="1.319cm" svg:y="1.451cm" svg:width="14.534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6.079">
                <text:p>-66.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4.4378">
                <text:p>-74.4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9.122">
                <text:p>-109.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8.25">
                <text:p>-138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1.473">
                <text:p>-191.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8.111">
                <text:p>-248.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8.686">
                <text:p>-258.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2.108">
                <text:p>-212.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2.971">
                <text:p>-162.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3.155">
                <text:p>-123.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58664">
                <text:p>-7.58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.546">
                <text:p>104.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1086">
                <text:p>64.1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9349">
                <text:p>7.39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2438">
                <text:p>-15.2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6.789">
                <text:p>-136.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8.843">
                <text:p>-228.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9.274">
                <text:p>-319.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42.432">
                <text:p>-342.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27.037">
                <text:p>-527.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5.894">
                <text:p>-645.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60.372">
                <text:p>-660.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4.624">
                <text:p>-624.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0.803">
                <text:p>-630.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7.323">
                <text:p>-567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70.705">
                <text:p>-470.7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60.158">
                <text:p>-460.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91.158">
                <text:p>-391.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4.12">
                <text:p>-344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3.306">
                <text:p>-343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29.463">
                <text:p>-229.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4.888">
                <text:p>-164.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2.733">
                <text:p>-102.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9703">
                <text:p>4.39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5573">
                <text:p>7.95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0976">
                <text:p>33.0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.119">
                <text:p>105.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.958">
                <text:p>105.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.911">
                <text:p>146.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.099">
                <text:p>166.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9262">
                <text:p>98.9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834">
                <text:p>90.8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1436">
                <text:p>57.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297">
                <text:p>42.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9138">
                <text:p>25.9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0447">
                <text:p>37.0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3861">
                <text:p>24.3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6506">
                <text:p>47.6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551">
                <text:p>58.8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4036">
                <text:p>65.4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.713">
                <text:p>127.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.418">
                <text:p>139.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678">
                <text:p>88.5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492">
                <text:p>58.7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9182">
                <text:p>30.9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3641">
                <text:p>35.3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605">
                <text:p>46.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9824">
                <text:p>69.9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9612">
                <text:p>76.9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6206">
                <text:p>66.6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6217">
                <text:p>81.6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.212">
                <text:p>101.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3119">
                <text:p>87.3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.6029">
                <text:p>95.6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8414">
                <text:p>89.8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.538">
                <text:p>108.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1508">
                <text:p>36.1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1518">
                <text:p>23.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353">
                <text:p>5.0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0494">
                <text:p>23.0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9.9666">
                <text:p>-29.9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6.307">
                <text:p>-66.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8.2241">
                <text:p>-78.2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6.4565">
                <text:p>-76.4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0.8444">
                <text:p>-60.8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9.2847">
                <text:p>-69.2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5.0714">
                <text:p>-75.0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7.5343">
                <text:p>-67.5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7765">
                <text:p>-63.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3.6928">
                <text:p>-53.6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4.3758">
                <text:p>-64.3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5.3362">
                <text:p>-85.3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6.6234">
                <text:p>-86.6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4.946">
                <text:p>-64.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7.7446">
                <text:p>-57.7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5.1155">
                <text:p>-75.1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0.127">
                <text:p>-100.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6.9788">
                <text:p>-96.9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3.145">
                <text:p>-103.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5.0351">
                <text:p>-65.0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5.9279">
                <text:p>-75.92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6.7548">
                <text:p>-66.7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2.4094">
                <text:p>-32.4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936">
                <text:p>6.6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4559">
                <text:p>58.4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257">
                <text:p>127.2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.785">
                <text:p>124.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248">
                <text:p>133.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.354">
                <text:p>207.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.573">
                <text:p>262.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8.577">
                <text:p>338.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.654">
                <text:p>320.6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5.814">
                <text:p>295.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9.601">
                <text:p>309.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.229">
                <text:p>260.2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.9285">
                <text:p>75.9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1.394">
                <text:p>-171.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37.071">
                <text:p>-337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16.886">
                <text:p>-416.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24.254">
                <text:p>-424.2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84.299">
                <text:p>-484.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20.431">
                <text:p>-520.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71.708">
                <text:p>-471.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14.807">
                <text:p>-314.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1.908">
                <text:p>-141.9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.0513">
                <text:p>-52.0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80417">
                <text:p>-1.80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8063">
                <text:p>65.8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663">
                <text:p>194.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8.442">
                <text:p>268.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.842">
                <text:p>318.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.076">
                <text:p>354.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6.706">
                <text:p>406.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3.739">
                <text:p>413.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.004">
                <text:p>427.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8.564">
                <text:p>418.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.921">
                <text:p>318.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.435">
                <text:p>157.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2.997">
                <text:p>-112.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2.747">
                <text:p>-272.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8.904">
                <text:p>-298.9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27.167">
                <text:p>-327.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84.98">
                <text:p>-384.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31.741">
                <text:p>-431.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14.88">
                <text:p>-414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2.548">
                <text:p>-362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87.403">
                <text:p>-187.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0.9075">
                <text:p>-50.9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783">
                <text:p>26.5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3655">
                <text:p>10.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6328">
                <text:p>8.56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.82">
                <text:p>105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6.425">
                <text:p>266.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9.547">
                <text:p>239.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1.225">
                <text:p>241.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8.642">
                <text:p>218.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.558">
                <text:p>217.5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.655">
                <text:p>161.6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.36">
                <text:p>130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2001">
                <text:p>29.2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832">
                <text:p>64.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0093">
                <text:p>94.0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849">
                <text:p>109.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2642">
                <text:p>30.2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9.4081">
                <text:p>-29.4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7.1107">
                <text:p>-47.1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2409">
                <text:p>87.2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1.0249">
                <text:p>-31.0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8551">
                <text:p>11.85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6364">
                <text:p>46.6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3.6278">
                <text:p>-43.6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59.947">
                <text:p>-159.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25.598">
                <text:p>-225.5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.653">
                <text:p>-119.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5.058">
                <text:p>-135.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23248">
                <text:p>5.23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2594">
                <text:p>38.25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.471">
                <text:p>119.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.5045">
                <text:p>86.5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2895">
                <text:p>27.2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4.663">
                <text:p>-154.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P1:'single 9.9'.P201" chart:data-source-has-labels="row" svg:x="0.32cm" svg:y="0.18cm" svg:width="15.36cm" svg:height="8.64cm">
          <chartooo:coordinate-region svg:x="1.047cm" svg:y="0.301cm" svg:width="14.633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P2:'single 9.9'.P201" chart:label-cell-address="'single 9.9'.P1:'single 9.9'.P1" chart:class="chart:line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ta</text:p>
                <draw:g>
                  <svg:desc>'single 9.9'.P1:'single 9.9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9275">
                <text:p>1.29275</text:p>
                <draw:g>
                  <svg:desc>'single 9.9'.P2:'single 9.9'.P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7058">
                <text:p>1.27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0622">
                <text:p>1.20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186">
                <text:p>1.14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749">
                <text:p>1.07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313">
                <text:p>1.01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8772">
                <text:p>0.948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458">
                <text:p>0.82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4861">
                <text:p>0.594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295">
                <text:p>0.38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9751">
                <text:p>0.209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52656">
                <text:p>0.0752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131">
                <text:p>0.014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7666">
                <text:p>0.0107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4022">
                <text:p>0.0074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5113">
                <text:p>0.00505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62824">
                <text:p>0.00462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20535">
                <text:p>0.00420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78245">
                <text:p>0.00378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5956">
                <text:p>0.003359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93667">
                <text:p>0.00293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51378">
                <text:p>0.00251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55763">
                <text:p>0.00255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53238">
                <text:p>0.003532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57344">
                <text:p>0.00457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6843">
                <text:p>0.00568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86861">
                <text:p>0.00686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13021">
                <text:p>0.00813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47309">
                <text:p>0.00947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0434">
                <text:p>0.010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05343">
                <text:p>0.0105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6347">
                <text:p>0.0106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0735">
                <text:p>0.010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08353">
                <text:p>0.0108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09357">
                <text:p>0.0109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036">
                <text:p>0.011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16706">
                <text:p>0.01167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34192">
                <text:p>0.0134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53212">
                <text:p>0.0153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3881">
                <text:p>0.0173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96319">
                <text:p>0.0196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0658">
                <text:p>0.0220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47036">
                <text:p>0.0247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66302">
                <text:p>0.0266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68618">
                <text:p>0.0268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70934">
                <text:p>0.0270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73249">
                <text:p>0.0273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75565">
                <text:p>0.02755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77881">
                <text:p>0.02778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80197">
                <text:p>0.02801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2465">
                <text:p>0.02924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2571">
                <text:p>0.032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62119">
                <text:p>0.0362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0704">
                <text:p>0.04007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41085">
                <text:p>0.0441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83262">
                <text:p>0.04832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27236">
                <text:p>0.0527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60337">
                <text:p>0.0560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69921">
                <text:p>0.0569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9505">
                <text:p>0.0579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89089">
                <text:p>0.05890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98673">
                <text:p>0.0598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08257">
                <text:p>0.0608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7841">
                <text:p>0.0617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41848">
                <text:p>0.0641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94622">
                <text:p>0.0694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49369">
                <text:p>0.0749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06089">
                <text:p>0.08060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64781">
                <text:p>0.0864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25446">
                <text:p>0.09254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88084">
                <text:p>0.09880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3723">
                <text:p>0.1037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5762">
                <text:p>0.1057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78">
                <text:p>0.10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9838">
                <text:p>0.1098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1876">
                <text:p>0.111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3914">
                <text:p>0.113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5952">
                <text:p>0.115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9879">
                <text:p>0.1198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7559">
                <text:p>0.1275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5478">
                <text:p>0.135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3636">
                <text:p>0.1436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2031">
                <text:p>0.1520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0666">
                <text:p>0.160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9538">
                <text:p>0.169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6225">
                <text:p>0.176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8377">
                <text:p>0.178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0529">
                <text:p>0.1805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2681">
                <text:p>0.1826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4833">
                <text:p>0.1848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6985">
                <text:p>0.1869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9137">
                <text:p>0.1891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5354">
                <text:p>0.195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09597">
                <text:p>0.2095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4277">
                <text:p>0.224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9391">
                <text:p>0.239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54942">
                <text:p>0.2549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0928">
                <text:p>0.2709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7349">
                <text:p>0.2873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99548">
                <text:p>0.2995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03024">
                <text:p>0.303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6501">
                <text:p>0.306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09977">
                <text:p>0.3099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3454">
                <text:p>0.3134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1693">
                <text:p>0.31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0407">
                <text:p>0.320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989cm" svg:y="3.952cm" style:legend-expansion="high" chart:style-name="ch2"/>
        <chart:plot-area chart:style-name="ch3" chart:data-source-has-labels="both" svg:x="0.32cm" svg:y="0.18cm" svg:width="12.349cm" svg:height="8.64cm">
          <chartooo:coordinate-region svg:x="1.497cm" svg:y="0.301cm" svg:width="11.172cm" svg:height="7.517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series chart:style-name="ch7" chart:values-cell-range-address="local-table.$C$2:.$C$160" chart:label-cell-address="local-table.$C$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89.5622">
                <text:p>89.5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3.878">
                <text:p>133.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54.527">
                <text:p>254.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40.889">
                <text:p>340.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467.314">
                <text:p>467.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642.892">
                <text:p>642.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845.029">
                <text:p>845.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082.85">
                <text:p>1082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298.41">
                <text:p>1298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15.55">
                <text:p>1515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44.11">
                <text:p>1744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2008.39">
                <text:p>2008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273.76">
                <text:p>2273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512.21">
                <text:p>2512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40.16">
                <text:p>2740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878.73">
                <text:p>2878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03.57">
                <text:p>300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117.96">
                <text:p>3117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332.11">
                <text:p>3332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584.63">
                <text:p>3584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3842.38">
                <text:p>3842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054.2">
                <text:p>405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242.68">
                <text:p>4242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440.3">
                <text:p>444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667.84">
                <text:p>4667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4937.84">
                <text:p>4937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204.88">
                <text:p>5204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419.69">
                <text:p>5419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653.54">
                <text:p>5653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802.11">
                <text:p>5802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5933.27">
                <text:p>5933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082.4">
                <text:p>608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243.96">
                <text:p>6243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13.1">
                <text:p>641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0.12">
                <text:p>6580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708.96">
                <text:p>6708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805.91">
                <text:p>680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82.1">
                <text:p>688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935.93">
                <text:p>693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7047.88">
                <text:p>7047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129.14">
                <text:p>7129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95.3">
                <text:p>7195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66.77">
                <text:p>7266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321.91">
                <text:p>7321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63.04">
                <text:p>7363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15.39">
                <text:p>7415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81.65">
                <text:p>7481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53.86">
                <text:p>7553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613.4">
                <text:p>761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76.7">
                <text:p>7676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722.71">
                <text:p>7722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58.42">
                <text:p>7758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96.57">
                <text:p>7796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43.75">
                <text:p>7843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93.92">
                <text:p>7893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55.36">
                <text:p>7955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8012.61">
                <text:p>8012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53.98">
                <text:p>8053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8.96">
                <text:p>8088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31.62">
                <text:p>8131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91.62">
                <text:p>8191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59.21">
                <text:p>8259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327.31">
                <text:p>8327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90.6">
                <text:p>839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433.84">
                <text:p>8433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72.54">
                <text:p>8472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511.15">
                <text:p>8511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59.15">
                <text:p>8559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615.04">
                <text:p>8615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66.05">
                <text:p>8666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15.23">
                <text:p>8715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9.03">
                <text:p>8749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77.69">
                <text:p>8777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12.78">
                <text:p>8812.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62.54">
                <text:p>8862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14.16">
                <text:p>8914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59.72">
                <text:p>8959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09.93">
                <text:p>9009.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51.47">
                <text:p>905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093.22">
                <text:p>9093.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37.31">
                <text:p>9137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188.62">
                <text:p>9188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41.66">
                <text:p>9241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296.38">
                <text:p>9296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53.05">
                <text:p>9353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398.26">
                <text:p>9398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41.88">
                <text:p>9441.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485.87">
                <text:p>9485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43.02">
                <text:p>9543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09.85">
                <text:p>9609.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678.96">
                <text:p>9678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51.07">
                <text:p>9751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13.25">
                <text:p>981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880.59">
                <text:p>9880.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59.61">
                <text:p>9959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58.5">
                <text:p>100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78.3">
                <text:p>1017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93.8">
                <text:p>1029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428.2">
                <text:p>10428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544.4">
                <text:p>10544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649.6">
                <text:p>10649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750.6">
                <text:p>1075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859.7">
                <text:p>10859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961.8">
                <text:p>10961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1068.6">
                <text:p>1106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1187.2">
                <text:p>11187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262.9">
                <text:p>11262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320.6">
                <text:p>1132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56.9">
                <text:p>11356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426.1">
                <text:p>1142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510.7">
                <text:p>1151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582.7">
                <text:p>11582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1687.6">
                <text:p>11687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1857.3">
                <text:p>11857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089.2">
                <text:p>12089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313.1">
                <text:p>1231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521.9">
                <text:p>12521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01.2">
                <text:p>1270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73.8">
                <text:p>12873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3043.8">
                <text:p>13043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198.7">
                <text:p>1319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331.4">
                <text:p>1333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445.8">
                <text:p>13445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584.1">
                <text:p>13584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907.7">
                <text:p>13907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4044.7">
                <text:p>1404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4252.6">
                <text:p>1425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4305.9">
                <text:p>1430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370.4">
                <text:p>1437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463.3">
                <text:p>1446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697.3">
                <text:p>14697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4802.1">
                <text:p>14802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4885.8">
                <text:p>14885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256.3">
                <text:p>15256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567.1">
                <text:p>15567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5897.5">
                <text:p>1589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63">
                <text:p>16463</text:p>
              </table:table-cell>
              <table:table-cell office:value-type="float" office:value="16275.6">
                <text:p>16275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1cm" svg:height="8.487cm" xlink:href="." xlink:type="simple" chart:class="chart:line" chart:style-name="ch1">
        <chart:title svg:x="6.536cm" svg:y="0.305cm" chart:style-name="ch2">
          <text:p>Rezid smrtí 7</text:p>
        </chart:title>
        <chart:plot-area chart:style-name="ch3" chart:data-source-has-labels="both" svg:x="0.318cm" svg:y="1.253cm" svg:width="15.274cm" svg:height="7.065cm">
          <chartooo:coordinate-region svg:x="1.045cm" svg:y="1.253cm" svg:width="14.547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665">
                <text:p>0.0211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9442">
                <text:p>0.051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86968">
                <text:p>0.0986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933">
                <text:p>0.168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3526">
                <text:p>0.273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8213">
                <text:p>0.428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4867">
                <text:p>0.654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8051">
                <text:p>0.978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183">
                <text:p>1.44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982">
                <text:p>2.0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9245">
                <text:p>2.99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478">
                <text:p>3.16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3901">
                <text:p>4.63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7683">
                <text:p>4.37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8962">
                <text:p>3.28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27">
                <text:p>2.3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6227">
                <text:p>4.36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47">
                <text:p>4.3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178">
                <text:p>2.23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8181">
                <text:p>-2.78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66756">
                <text:p>-6.66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37192">
                <text:p>-9.37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95542">
                <text:p>-8.95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7064">
                <text:p>-15.7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7461">
                <text:p>-17.7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.8266">
                <text:p>-18.8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7197">
                <text:p>-20.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5697">
                <text:p>-20.5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5752">
                <text:p>-21.5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7.7879">
                <text:p>-27.7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.5936">
                <text:p>-24.5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3097">
                <text:p>-27.3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.5813">
                <text:p>-27.5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992">
                <text:p>-20.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.327">
                <text:p>-28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1.9583">
                <text:p>-21.9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8029">
                <text:p>-11.8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40105">
                <text:p>-8.4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81026">
                <text:p>-6.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3749">
                <text:p>-3.13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43307">
                <text:p>-6.43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4556">
                <text:p>3.04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297">
                <text:p>1.25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698">
                <text:p>1.60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7879">
                <text:p>0.62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44">
                <text:p>3.3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8129">
                <text:p>5.5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8612">
                <text:p>9.38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902">
                <text:p>17.4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684">
                <text:p>9.8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176">
                <text:p>8.7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8689">
                <text:p>6.6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1531">
                <text:p>4.81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503">
                <text:p>2.7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4962">
                <text:p>0.64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03982">
                <text:p>-5.03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70464">
                <text:p>-5.7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3243">
                <text:p>-5.3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3295">
                <text:p>-4.3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10874">
                <text:p>-6.10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6882">
                <text:p>-5.0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01109">
                <text:p>-2.01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84339">
                <text:p>-4.84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83227">
                <text:p>-0.883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8574">
                <text:p>-0.28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0539">
                <text:p>0.970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992">
                <text:p>2.13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6865">
                <text:p>4.56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995">
                <text:p>-0.046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9782">
                <text:p>3.79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3102">
                <text:p>4.43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0033">
                <text:p>-0.100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2338">
                <text:p>-1.623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9284">
                <text:p>-1.29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60498">
                <text:p>-4.60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8343">
                <text:p>-0.588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291">
                <text:p>1.12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734">
                <text:p>0.652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6887">
                <text:p>5.86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3539">
                <text:p>7.73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3389">
                <text:p>7.43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7246">
                <text:p>7.97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513">
                <text:p>5.7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9497">
                <text:p>3.39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767">
                <text:p>3.88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889">
                <text:p>2.70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0572">
                <text:p>2.4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2662">
                <text:p>3.02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341">
                <text:p>2.7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9056">
                <text:p>4.3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1535">
                <text:p>7.01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089">
                <text:p>6.8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8871">
                <text:p>7.68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1893">
                <text:p>6.51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8988">
                <text:p>6.28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2955">
                <text:p>5.22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6493">
                <text:p>4.964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6462">
                <text:p>2.16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6278">
                <text:p>1.86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30274">
                <text:p>-0.0630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7366">
                <text:p>0.717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338">
                <text:p>1.64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19816">
                <text:p>-0.419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57437">
                <text:p>-2.57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54193">
                <text:p>-3.5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5437">
                <text:p>-6.5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57115">
                <text:p>-5.57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51815">
                <text:p>-4.51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55863">
                <text:p>-4.55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80463">
                <text:p>-2.804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117">
                <text:p>1.12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98226">
                <text:p>-0.698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937">
                <text:p>3.23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78316">
                <text:p>5.78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473">
                <text:p>8.25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56379">
                <text:p>6.56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3909">
                <text:p>6.83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3086">
                <text:p>7.23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7969">
                <text:p>10.7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2596">
                <text:p>9.2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9122">
                <text:p>6.59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6912">
                <text:p>7.36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9242">
                <text:p>6.59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85011">
                <text:p>6.8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2355">
                <text:p>7.92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735">
                <text:p>5.10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1835">
                <text:p>5.21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2822">
                <text:p>4.28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3142">
                <text:p>5.23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6483">
                <text:p>6.164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5468">
                <text:p>2.35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1129">
                <text:p>1.41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7897">
                <text:p>0.207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4635">
                <text:p>0.474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62274">
                <text:p>-0.5622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41225">
                <text:p>-2.412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286">
                <text:p>-2.32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613">
                <text:p>1.64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86128">
                <text:p>-1.86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57935">
                <text:p>-0.757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6363">
                <text:p>-1.16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23825">
                <text:p>-0.0623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3119">
                <text:p>0.193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1846">
                <text:p>4.618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6622">
                <text:p>0.116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5197">
                <text:p>3.15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8301">
                <text:p>7.683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8448">
                <text:p>9.18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4614">
                <text:p>9.46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6719">
                <text:p>11.6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3175">
                <text:p>8.43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1635">
                <text:p>13.1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6815">
                <text:p>15.6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461">
                <text:p>12.3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6308">
                <text:p>11.6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142">
                <text:p>10.8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227">
                <text:p>9.1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33431">
                <text:p>8.334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3889">
                <text:p>5.73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3617">
                <text:p>4.13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8135">
                <text:p>2.28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6519">
                <text:p>3.76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5035">
                <text:p>4.95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878">
                <text:p>4.1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6175">
                <text:p>5.46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9577">
                <text:p>6.695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06825">
                <text:p>9.0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3129">
                <text:p>13.3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441">
                <text:p>11.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6413">
                <text:p>13.6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2326">
                <text:p>14.2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6829">
                <text:p>16.6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2924">
                <text:p>16.2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692cm" svg:y="0.316cm" chart:style-name="ch2">
          <text:p>lls</text:p>
        </chart:title>
        <chart:plot-area chart:style-name="ch3" chart:data-source-has-labels="both" svg:x="0.32cm" svg:y="1.275cm" svg:width="15.36cm" svg:height="7.545cm">
          <chartooo:coordinate-region svg:x="0.941cm" svg:y="1.396cm" svg:width="14.739cm" svg:height="6.421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45cm" svg:height="10.325cm" xlink:href=".." xlink:type="simple" chart:class="chart:line" chart:style-name="ch1">
        <chart:title svg:x="7.053cm" svg:y="0.342cm" chart:style-name="ch2">
          <text:p>smidsnumber</text:p>
        </chart:title>
        <chart:plot-area chart:style-name="ch3" table:cell-range-address="'single 9.9'.S1:'single 9.9'.S200" chart:data-source-has-labels="row" svg:x="0.338cm" svg:y="1.327cm" svg:width="16.269cm" svg:height="8.792cm">
          <chartooo:coordinate-region svg:x="1.065cm" svg:y="1.448cm" svg:width="15.542cm" svg:height="7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S2:'single 9.9'.S200" chart:label-cell-address="'single 9.9'.S1:'single 9.9'.S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single 9.9'.S1:'single 9.9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395">
                <text:p>1.32395</text:p>
                <draw:g>
                  <svg:desc>'single 9.9'.S2:'single 9.9'.S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049">
                <text:p>1.32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388">
                <text:p>1.32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354">
                <text:p>1.32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971">
                <text:p>1.33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53">
                <text:p>1.3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644">
                <text:p>1.34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396">
                <text:p>1.3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808">
                <text:p>1.33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117">
                <text:p>1.34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4191">
                <text:p>1.34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273">
                <text:p>1.35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5679">
                <text:p>1.35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5815">
                <text:p>1.35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535">
                <text:p>1.35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5154">
                <text:p>1.3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173">
                <text:p>1.34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059">
                <text:p>1.33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138">
                <text:p>1.32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092">
                <text:p>1.3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9535">
                <text:p>1.29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6446">
                <text:p>1.26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0384">
                <text:p>1.20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373">
                <text:p>1.1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6538">
                <text:p>1.065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6653">
                <text:p>0.986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6978">
                <text:p>0.926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4228">
                <text:p>0.92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1263">
                <text:p>0.921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9652">
                <text:p>0.919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9414">
                <text:p>0.919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8969">
                <text:p>0.918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9531">
                <text:p>0.919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9519">
                <text:p>0.919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9226">
                <text:p>0.919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17342">
                <text:p>0.9173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5794">
                <text:p>0.9157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5288">
                <text:p>0.915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439">
                <text:p>0.914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6564">
                <text:p>0.916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7552">
                <text:p>0.9175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7929">
                <text:p>0.917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6166">
                <text:p>0.916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5105">
                <text:p>0.915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439">
                <text:p>0.91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2631">
                <text:p>0.912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6224">
                <text:p>0.916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6975">
                <text:p>0.916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6184">
                <text:p>0.916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1449">
                <text:p>0.911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9309">
                <text:p>0.9093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1169">
                <text:p>0.9111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3022">
                <text:p>0.913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2063">
                <text:p>0.9220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7095">
                <text:p>0.927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0407">
                <text:p>0.9304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996">
                <text:p>0.92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0715">
                <text:p>0.930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1523">
                <text:p>0.931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0971">
                <text:p>0.9309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6739">
                <text:p>0.9367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8695">
                <text:p>0.938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8902">
                <text:p>0.9389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5488">
                <text:p>0.9354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5416">
                <text:p>0.9354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997">
                <text:p>0.93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43453">
                <text:p>0.943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2825">
                <text:p>0.952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869">
                <text:p>0.95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774">
                <text:p>0.957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0539">
                <text:p>0.950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4059">
                <text:p>0.944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9618">
                <text:p>0.9396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2757">
                <text:p>0.932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1518">
                <text:p>0.94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42688">
                <text:p>0.942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9141">
                <text:p>0.9391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4641">
                <text:p>0.924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7846">
                <text:p>0.9178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8316">
                <text:p>0.918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5454">
                <text:p>0.915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1086">
                <text:p>0.9310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7323">
                <text:p>0.9373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6802">
                <text:p>0.9368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22138">
                <text:p>0.9221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5897">
                <text:p>0.9158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427">
                <text:p>0.91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8509">
                <text:p>0.9085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697">
                <text:p>0.926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3746">
                <text:p>0.9337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1489">
                <text:p>0.931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9195">
                <text:p>0.909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98857">
                <text:p>0.8988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99846">
                <text:p>0.8998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94174">
                <text:p>0.894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25874">
                <text:p>0.925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8674">
                <text:p>0.9386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8857">
                <text:p>0.938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10154">
                <text:p>0.910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96332">
                <text:p>0.8963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6247">
                <text:p>0.896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86425">
                <text:p>0.8864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2688">
                <text:p>0.92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165">
                <text:p>0.94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40547">
                <text:p>0.940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0672">
                <text:p>0.906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93725">
                <text:p>0.893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00979">
                <text:p>0.9009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749">
                <text:p>0.897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48792">
                <text:p>0.9487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9481">
                <text:p>0.969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73209">
                <text:p>0.9732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0475">
                <text:p>0.940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27053">
                <text:p>0.9270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30891">
                <text:p>0.930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22714">
                <text:p>0.9227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73636">
                <text:p>0.9736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0474">
                <text:p>0.9904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9417">
                <text:p>0.9894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Spektrální radius</text:p>
        </chart:title>
        <chart:plot-area chart:style-name="ch3" table:cell-range-address="'single 9.9'.AT1:'single 9.9'.AU229" chart:data-source-has-labels="both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single 9.9'.AT2:'single 9.9'.AT2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U2:'single 9.9'.AU229" chart:label-cell-address="'single 9.9'.AU1:'single 9.9'.AU1" chart:class="chart:line">
            <chart:data-point chart:repeated="2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ktrální radius</text:p>
                <draw:g>
                  <svg:desc>'single 9.9'.AU1:'single 9.9'.AU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29</svg:desc>
                </draw:g>
              </table:table-cell>
              <table:table-cell office:value-type="float" office:value="NaN">
                <text:p>NaN</text:p>
                <draw:g>
                  <svg:desc>'single 9.9'.AU2:'single 9.9'.AU22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33190142857143">
                <text:p>1.3319014285714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33413714285714">
                <text:p>1.3341371428571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33665">
                <text:p>1.3366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33912">
                <text:p>1.33912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4174428571429">
                <text:p>1.3417442857142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34360428571429">
                <text:p>1.34360428571429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34524571428571">
                <text:p>1.3452457142857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34691857142857">
                <text:p>1.3469185714285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34916857142857">
                <text:p>1.3491685714285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35109142857143">
                <text:p>1.3510914285714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35117142857143">
                <text:p>1.3511714285714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34955428571429">
                <text:p>1.3495542857142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34507571428571">
                <text:p>1.3450757142857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3827714285714">
                <text:p>1.3382771428571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2930571428571">
                <text:p>1.3293057142857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1632142857143">
                <text:p>1.3163214285714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29522142857143">
                <text:p>1.295221428571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26601714285714">
                <text:p>1.266017142857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813">
                <text:p>1.2281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.18031185714286">
                <text:p>1.1803118571428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.12570871428571">
                <text:p>1.1257087142857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07269128571429">
                <text:p>1.0726912857142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02366314285714">
                <text:p>1.0236631428571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983064857142857">
                <text:p>0.98306485714285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951938285714286">
                <text:p>0.9519382857142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931022428571428">
                <text:p>0.93102242857142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921433571428571">
                <text:p>0.921433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920368">
                <text:p>0.9203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919653428571428">
                <text:p>0.91965342857142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919093285714286">
                <text:p>0.91909328571428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918542142857143">
                <text:p>0.9185421428571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917952714285714">
                <text:p>0.91795271428571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917298571428571">
                <text:p>0.91729857142857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916874714285714">
                <text:p>0.91687471428571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16593714285714">
                <text:p>0.9165937142857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916408428571428">
                <text:p>0.91640842857142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16240428571428">
                <text:p>0.91624042857142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916142">
                <text:p>0.91614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916013714285714">
                <text:p>0.91601371428571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915762428571429">
                <text:p>0.91576242857142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915713857142857">
                <text:p>0.91571385714285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915631428571428">
                <text:p>0.91563142857142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915382142857143">
                <text:p>0.91538214285714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914708285714286">
                <text:p>0.91470828571428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913880285714285">
                <text:p>0.91388028571428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913420142857143">
                <text:p>0.91342014285714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913476">
                <text:p>0.91347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914310142857143">
                <text:p>0.91431014285714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915755857142857">
                <text:p>0.91575585714285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917787714285714">
                <text:p>0.9177877142857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920432142857143">
                <text:p>0.92043214285714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923490142857143">
                <text:p>0.9234901428571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926397857142857">
                <text:p>0.92639785714285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928962">
                <text:p>0.92896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931058571428571">
                <text:p>0.93105857142857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932715714285714">
                <text:p>0.93271571428571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933929285714286">
                <text:p>0.93392928571428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934719">
                <text:p>0.9347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935390571428571">
                <text:p>0.93539057142857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936597285714286">
                <text:p>0.93659728571428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938380428571429">
                <text:p>0.938380428571429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940678428571429">
                <text:p>0.94067842857142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943534857142857">
                <text:p>0.94353485714285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946226">
                <text:p>0.94622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48376142857143">
                <text:p>0.9483761428571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949610857142857">
                <text:p>0.94961085714285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949560571428571">
                <text:p>0.94956057142857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948032571428571">
                <text:p>0.9480325714285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946417285714286">
                <text:p>0.94641728571428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944131285714286">
                <text:p>0.944131285714286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941474285714286">
                <text:p>0.94147428571428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937774571428571">
                <text:p>0.93777457142857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934029857142857">
                <text:p>0.9340298571428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930986714285714">
                <text:p>0.93098671428571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928514857142857">
                <text:p>0.9285148571428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927024571428571">
                <text:p>0.92702457142857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926258142857143">
                <text:p>0.92625814285714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925924">
                <text:p>0.92592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925566428571429">
                <text:p>0.925566428571429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925288">
                <text:p>0.92528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92471">
                <text:p>0.92471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923717857142857">
                <text:p>0.9237178571428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923129857142857">
                <text:p>0.92312985714285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922618857142857">
                <text:p>0.92261885714285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921859857142857">
                <text:p>0.921859857142857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920010857142857">
                <text:p>0.92001085714285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917576571428571">
                <text:p>0.91757657142857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915516">
                <text:p>0.915516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913468142857143">
                <text:p>0.913468142857143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913311571428571">
                <text:p>0.91331157142857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914015571428571">
                <text:p>0.91401557142857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915068142857143">
                <text:p>0.91506814285714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915205142857143">
                <text:p>0.91520514285714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914844428571429">
                <text:p>0.91484442857142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914330285714286">
                <text:p>0.914330285714286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913223285714286">
                <text:p>0.91322328571428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913367">
                <text:p>0.913367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913792142857143">
                <text:p>0.913792142857143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914033571428571">
                <text:p>0.91403357142857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913543">
                <text:p>0.91354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913170571428571">
                <text:p>0.91317057142857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913846571428571">
                <text:p>0.91384657142857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915427285714286">
                <text:p>0.91542728571428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918557571428572">
                <text:p>0.91855757142857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922533428571429">
                <text:p>0.922533428571429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927199428571429">
                <text:p>0.92719942857142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932021571428571">
                <text:p>0.93202157142857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936782714285714">
                <text:p>0.93678271428571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941055857142857">
                <text:p>0.94105585714285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944659285714286">
                <text:p>0.944659285714286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948208428571428">
                <text:p>0.94820842857142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951207428571428">
                <text:p>0.95120742857142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953522857142857">
                <text:p>0.95352285714285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955026428571428">
                <text:p>0.95502642857142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959688666666667">
                <text:p>0.9596886666666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9654482">
                <text:p>0.965448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97613175">
                <text:p>0.9761317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976963666666667">
                <text:p>0.97696366666666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9702085">
                <text:p>0.970208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Reziduum S</text:p>
        </chart:title>
        <chart:plot-area chart:style-name="ch3" table:cell-range-address="'single 9.9'.I1:'single 9.9'.I200" chart:data-source-has-labels="row" svg:x="0.32cm" svg:y="1.275cm" svg:width="15.36cm" svg:height="7.545cm">
          <chartooo:coordinate-region svg:x="0.862cm" svg:y="1.474cm" svg:width="14.818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I5:'single 9.9'.I200" chart:label-cell-address="'single 9.9'.I1:'single 9.9'.I4" chart:class="chart:line">
            <chart:data-point chart:repeated="1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S -nan -nan -nan</text:p>
                <text:list>
                  <text:list-item>
                    <text:p>resS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I1:'single 9.9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4161">
                <text:p>0.344161</text:p>
                <draw:g>
                  <svg:desc>'single 9.9'.I5:'single 9.9'.I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29232">
                <text:p>-2.29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13906">
                <text:p>-3.13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8716">
                <text:p>-2.08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8089">
                <text:p>-1.38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19759">
                <text:p>-0.419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0408">
                <text:p>0.0330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1673">
                <text:p>0.271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484">
                <text:p>0.806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609">
                <text:p>0.875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0331">
                <text:p>0.8803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198">
                <text:p>0.87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6175">
                <text:p>0.676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42">
                <text:p>1.00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8993">
                <text:p>0.958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5749">
                <text:p>0.115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55304">
                <text:p>-0.555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13828">
                <text:p>-1.13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61633">
                <text:p>-0.761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2936">
                <text:p>0.0352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9657">
                <text:p>0.589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3582">
                <text:p>0.973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8658">
                <text:p>1.58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8064">
                <text:p>1.88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203">
                <text:p>1.25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8907">
                <text:p>0.848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9949">
                <text:p>0.829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021">
                <text:p>0.43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2088">
                <text:p>0.0920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73967">
                <text:p>-0.1739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48069">
                <text:p>-0.448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42957">
                <text:p>-1.42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29402">
                <text:p>-2.29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9725">
                <text:p>-2.69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8793">
                <text:p>-2.787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95092">
                <text:p>-2.95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65466">
                <text:p>-2.65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3923">
                <text:p>-2.39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70515">
                <text:p>-2.70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73646">
                <text:p>-2.736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81684">
                <text:p>-2.816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763">
                <text:p>-2.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34276">
                <text:p>-2.34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9877">
                <text:p>-1.98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64705">
                <text:p>-1.647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2716">
                <text:p>-1.22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34052">
                <text:p>-1.34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5107">
                <text:p>-1.05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96796">
                <text:p>-0.796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81137">
                <text:p>-0.6811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53203">
                <text:p>-0.353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03213">
                <text:p>-0.1032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47463">
                <text:p>-0.547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804511">
                <text:p>-0.804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95952">
                <text:p>-0.795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54468">
                <text:p>-0.6544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23117">
                <text:p>-0.523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91395">
                <text:p>-0.491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10582">
                <text:p>-0.3105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76361">
                <text:p>-0.1763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25173">
                <text:p>-0.2251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49283">
                <text:p>-0.349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876492">
                <text:p>-0.8764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84625">
                <text:p>-0.684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0648">
                <text:p>-0.3406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5139">
                <text:p>-0.25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69582">
                <text:p>-0.169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475329">
                <text:p>-0.475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86577">
                <text:p>-0.586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2355">
                <text:p>-0.32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72646">
                <text:p>0.0672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0879">
                <text:p>0.5808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1185">
                <text:p>0.781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8686">
                <text:p>0.68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2389">
                <text:p>0.7523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679">
                <text:p>1.026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2579">
                <text:p>0.782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94904">
                <text:p>0.694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6435">
                <text:p>0.236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372">
                <text:p>0.35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30532">
                <text:p>-0.5305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72391">
                <text:p>-0.572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80802">
                <text:p>-0.8808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6961">
                <text:p>-0.406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19048">
                <text:p>-0.419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24295">
                <text:p>-0.524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0404">
                <text:p>-0.130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4848">
                <text:p>0.1148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09382">
                <text:p>0.6093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2446">
                <text:p>1.12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7352">
                <text:p>1.273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3135">
                <text:p>1.23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7413">
                <text:p>1.47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6098">
                <text:p>0.86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69841">
                <text:p>0.8698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8235">
                <text:p>0.378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631869">
                <text:p>-0.631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1053">
                <text:p>-1.010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395942">
                <text:p>-0.0395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4249">
                <text:p>-0.242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4202">
                <text:p>-1.42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49224">
                <text:p>-1.49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57121">
                <text:p>-1.571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532428">
                <text:p>-0.532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17162">
                <text:p>-2.171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16256">
                <text:p>-2.162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31673">
                <text:p>-1.316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44042">
                <text:p>-1.440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99891">
                <text:p>-1.998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62669">
                <text:p>-1.626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.12772">
                <text:p>-4.127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.88637">
                <text:p>-4.886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83657">
                <text:p>-2.836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26853">
                <text:p>-2.268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0946">
                <text:p>-1.09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." xlink:type="simple" chart:class="chart:line" chart:style-name="ch1">
        <chart:title svg:x="6.733cm" svg:y="0.305cm" chart:style-name="ch2">
          <text:p>Reziduum 7 S</text:p>
        </chart:title>
        <chart:plot-area chart:style-name="ch3" table:cell-range-address="'single 9.9'.J2:'single 9.9'.J200" svg:x="0.221cm" svg:y="1.252cm" svg:width="15.632cm" svg:height="7.065cm">
          <chartooo:coordinate-region svg:x="1.319cm" svg:y="1.451cm" svg:width="14.534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J2:'single 9.9'.J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J2:'single 9.9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0155">
                <text:p>31.0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4466">
                <text:p>40.4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2966">
                <text:p>39.2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8284">
                <text:p>25.8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19176">
                <text:p>-8.19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5.2819">
                <text:p>-55.2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6.8948">
                <text:p>-46.89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87591">
                <text:p>-2.875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9129">
                <text:p>39.9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.2867">
                <text:p>91.2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.772">
                <text:p>209.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7.331">
                <text:p>337.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3.116">
                <text:p>353.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9.852">
                <text:p>389.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1.551">
                <text:p>451.5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.757">
                <text:p>404.7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2.135">
                <text:p>322.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.049">
                <text:p>204.0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.1352">
                <text:p>58.1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4.73">
                <text:p>-214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4.068">
                <text:p>-464.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6.278">
                <text:p>-636.2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34.192">
                <text:p>-734.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35.815">
                <text:p>-835.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39.476">
                <text:p>-839.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22.489">
                <text:p>-822.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77.885">
                <text:p>-877.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70.482">
                <text:p>-870.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62.799">
                <text:p>-862.7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38.818">
                <text:p>-838.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49.363">
                <text:p>-749.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65.609">
                <text:p>-665.6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86.073">
                <text:p>-586.0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79.281">
                <text:p>-479.2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38.11">
                <text:p>-438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58.445">
                <text:p>-358.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66.154">
                <text:p>-266.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06.557">
                <text:p>-206.5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30.776">
                <text:p>-130.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7.8597">
                <text:p>-77.8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9.359">
                <text:p>-109.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2.43">
                <text:p>-112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0.073">
                <text:p>-110.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4.019">
                <text:p>-104.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2.8329">
                <text:p>-92.8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2.6719">
                <text:p>-92.6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7.4612">
                <text:p>-87.4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0.3375">
                <text:p>-70.3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2.9541">
                <text:p>-62.95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1.8493">
                <text:p>-61.84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1.739">
                <text:p>-91.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4.1104">
                <text:p>-84.1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1.7961">
                <text:p>-61.79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7.1726">
                <text:p>-57.17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1.3447">
                <text:p>-51.3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7.0622">
                <text:p>-67.0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6.2736">
                <text:p>-76.2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3.2357">
                <text:p>-53.23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9.9631">
                <text:p>-29.9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5006">
                <text:p>4.95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2564">
                <text:p>26.25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2885">
                <text:p>36.2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.1184">
                <text:p>59.11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3555">
                <text:p>97.35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.68">
                <text:p>111.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6.366">
                <text:p>116.3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.196">
                <text:p>129.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.371">
                <text:p>104.3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6973">
                <text:p>89.69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2696">
                <text:p>63.2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.379">
                <text:p>65.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1291">
                <text:p>53.1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.4438">
                <text:p>31.44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8335">
                <text:p>15.83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0972">
                <text:p>13.0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8919">
                <text:p>22.89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.382">
                <text:p>32.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757">
                <text:p>27.7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5572">
                <text:p>21.55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3194">
                <text:p>32.3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7441">
                <text:p>32.7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521">
                <text:p>41.5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.2444">
                <text:p>36.2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04024">
                <text:p>8.04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0919">
                <text:p>-9.09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86256">
                <text:p>-2.86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1.3369">
                <text:p>-11.33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.7448">
                <text:p>-23.74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6.4938">
                <text:p>-56.49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7.4378">
                <text:p>-67.43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9.5316">
                <text:p>-69.53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3.4723">
                <text:p>-63.4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1.9657">
                <text:p>-91.96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8.776">
                <text:p>-108.7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1.152">
                <text:p>-101.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6.7062">
                <text:p>-96.70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9.6405">
                <text:p>-99.6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3.2692">
                <text:p>-83.26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1.345">
                <text:p>-121.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41.434">
                <text:p>-141.4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36.29">
                <text:p>-136.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40.033">
                <text:p>-140.0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0.212">
                <text:p>-130.2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Res A</text:p>
        </chart:title>
        <chart:plot-area chart:style-name="ch3" table:cell-range-address="'single 9.9'.D1:'single 9.9'.D208" chart:data-source-has-labels="row" svg:x="0.453cm" svg:y="0.038cm" svg:width="14.859cm" svg:height="9.036cm">
          <chartooo:coordinate-region svg:x="0.995cm" svg:y="0.237cm" svg:width="14.317cm" svg:height="8.6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D5:'single 9.9'.D208" chart:label-cell-address="'single 9.9'.D1:'single 9.9'.D4" chart:class="chart:line"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A -nan -nan -nan</text:p>
                <text:list>
                  <text:list-item>
                    <text:p>resA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D1:'single 9.9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46727">
                <text:p>0.0546727</text:p>
                <draw:g>
                  <svg:desc>'single 9.9'.D5:'single 9.9'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2907">
                <text:p>0.0902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1703">
                <text:p>0.291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8992">
                <text:p>0.488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9244">
                <text:p>0.479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7119">
                <text:p>0.427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4335">
                <text:p>0.434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045">
                <text:p>0.37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8747">
                <text:p>0.478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4599">
                <text:p>0.554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8402">
                <text:p>0.508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7828">
                <text:p>0.487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1091">
                <text:p>0.481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0053">
                <text:p>0.510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0708">
                <text:p>0.230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24613">
                <text:p>0.0724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63447">
                <text:p>-0.163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66279">
                <text:p>-0.266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123">
                <text:p>-0.3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90217">
                <text:p>-0.290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47609">
                <text:p>-0.247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01304">
                <text:p>-0.201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47715">
                <text:p>-0.147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902596">
                <text:p>-0.0902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38648">
                <text:p>-0.138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7942">
                <text:p>-0.17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3798">
                <text:p>-0.23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9909">
                <text:p>-0.49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85198">
                <text:p>-0.685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982984">
                <text:p>-0.982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63299">
                <text:p>-0.963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2053">
                <text:p>-1.22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49823">
                <text:p>-1.49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744">
                <text:p>-1.6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84465">
                <text:p>-1.84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77376">
                <text:p>-1.77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76085">
                <text:p>-1.76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63899">
                <text:p>-1.638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3819">
                <text:p>-1.63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9865">
                <text:p>-1.59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7928">
                <text:p>-1.47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6283">
                <text:p>-1.56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981395">
                <text:p>-0.98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59721">
                <text:p>-0.559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33002">
                <text:p>-0.133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7081">
                <text:p>0.397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0013">
                <text:p>0.360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7255">
                <text:p>0.067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33914">
                <text:p>0.433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4368">
                <text:p>0.224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5922">
                <text:p>0.2659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581">
                <text:p>0.16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88703">
                <text:p>-0.6887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77973">
                <text:p>-0.977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62853">
                <text:p>-0.962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68438">
                <text:p>-0.968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8019">
                <text:p>-1.28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58906">
                <text:p>-1.58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63011">
                <text:p>-1.63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42604">
                <text:p>-1.42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25932">
                <text:p>-1.25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39585">
                <text:p>-1.395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72851">
                <text:p>-1.72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67384">
                <text:p>-1.67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5509">
                <text:p>-1.25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5456">
                <text:p>-0.85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799904">
                <text:p>-0.799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1349">
                <text:p>-0.81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89105">
                <text:p>-0.689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6283">
                <text:p>-0.262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5123">
                <text:p>0.625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2894">
                <text:p>1.42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8867">
                <text:p>1.988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4334">
                <text:p>2.04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3409">
                <text:p>2.63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5682">
                <text:p>2.75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2191">
                <text:p>2.321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3704">
                <text:p>2.83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5672">
                <text:p>3.256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2954">
                <text:p>3.52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4764">
                <text:p>0.8147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1733">
                <text:p>1.117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1477">
                <text:p>1.41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9757">
                <text:p>2.197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7156">
                <text:p>1.571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98375">
                <text:p>-0.198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4025">
                <text:p>-1.40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557927">
                <text:p>-0.557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88184">
                <text:p>-0.588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04683">
                <text:p>0.06046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91515">
                <text:p>-0.6915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09185">
                <text:p>-0.809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45452">
                <text:p>-0.2454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97636">
                <text:p>0.6976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4898">
                <text:p>0.354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16158">
                <text:p>-1.16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61953">
                <text:p>-1.619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827661">
                <text:p>-0.827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00741">
                <text:p>-0.5007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68488">
                <text:p>-0.2684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36266">
                <text:p>-2.362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45651">
                <text:p>-2.456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7634">
                <text:p>-1.876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35467">
                <text:p>-3.354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3542">
                <text:p>-1.35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53826">
                <text:p>-2.53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80129">
                <text:p>-1.801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6825">
                <text:p>-0.968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415359">
                <text:p>-0.4153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721">
                <text:p>0.1007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575389">
                <text:p>-0.5753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29712">
                <text:p>-3.29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.28365">
                <text:p>-5.283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93344">
                <text:p>-1.93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612053">
                <text:p>-0.612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70235">
                <text:p>0.9702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akažlivost - kappa</text:p>
        </chart:title>
        <chart:plot-area chart:style-name="ch3" table:cell-range-address="'single 9.9'.AT2:'single 9.9'.AT229 'single 9.9'.AV1:'single 9.9'.AV229" chart:data-source-has-labels="both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single 9.9'.AT2:'single 9.9'.AT2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V2:'single 9.9'.AV229" chart:label-cell-address="'single 9.9'.AV1:'single 9.9'.AV1" chart:class="chart:line">
            <chart:data-point chart:repeated="2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ppa</text:p>
                <draw:g>
                  <svg:desc>'single 9.9'.AV1:'single 9.9'.AV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29</svg:desc>
                </draw:g>
              </table:table-cell>
              <table:table-cell office:value-type="float" office:value="NaN">
                <text:p>NaN</text:p>
                <draw:g>
                  <svg:desc>'single 9.9'.AV2:'single 9.9'.AV22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9275">
                <text:p>1.2927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7058">
                <text:p>1.27058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20622">
                <text:p>1.2062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14186">
                <text:p>1.1418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07749">
                <text:p>1.0774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01313">
                <text:p>1.0131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948772">
                <text:p>0.94877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82458">
                <text:p>0.8245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594861">
                <text:p>0.59486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38295">
                <text:p>0.3829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209751">
                <text:p>0.20975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752656">
                <text:p>0.07526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14131">
                <text:p>0.01413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107666">
                <text:p>0.010766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074022">
                <text:p>0.007402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0505113">
                <text:p>0.0050511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0462824">
                <text:p>0.004628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0420535">
                <text:p>0.004205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0378245">
                <text:p>0.003782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0335956">
                <text:p>0.003359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0293667">
                <text:p>0.002936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0251378">
                <text:p>0.00251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0255763">
                <text:p>0.002557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0353238">
                <text:p>0.0035323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0457344">
                <text:p>0.004573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056843">
                <text:p>0.005684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0686861">
                <text:p>0.0068686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0813021">
                <text:p>0.0081302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0947309">
                <text:p>0.0094730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10434">
                <text:p>0.0104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105343">
                <text:p>0.010534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106347">
                <text:p>0.010634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10735">
                <text:p>0.0107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108353">
                <text:p>0.010835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109357">
                <text:p>0.01093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11036">
                <text:p>0.01103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116706">
                <text:p>0.01167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134192">
                <text:p>0.013419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153212">
                <text:p>0.015321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173881">
                <text:p>0.017388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196319">
                <text:p>0.019631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220658">
                <text:p>0.022065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247036">
                <text:p>0.02470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6302">
                <text:p>0.026630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68618">
                <text:p>0.02686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270934">
                <text:p>0.027093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73249">
                <text:p>0.027324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275565">
                <text:p>0.027556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277881">
                <text:p>0.027788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80197">
                <text:p>0.028019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92465">
                <text:p>0.029246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32571">
                <text:p>0.03257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62119">
                <text:p>0.036211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400704">
                <text:p>0.040070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441085">
                <text:p>0.044108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483262">
                <text:p>0.048326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527236">
                <text:p>0.052723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560337">
                <text:p>0.056033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569921">
                <text:p>0.056992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579505">
                <text:p>0.057950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589089">
                <text:p>0.0589089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598673">
                <text:p>0.059867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608257">
                <text:p>0.06082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617841">
                <text:p>0.061784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641848">
                <text:p>0.064184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694622">
                <text:p>0.06946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749369">
                <text:p>0.074936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806089">
                <text:p>0.0806089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864781">
                <text:p>0.086478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925446">
                <text:p>0.092544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988084">
                <text:p>0.098808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103723">
                <text:p>0.10372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105762">
                <text:p>0.10576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1078">
                <text:p>0.107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109838">
                <text:p>0.10983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11876">
                <text:p>0.11187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113914">
                <text:p>0.11391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115952">
                <text:p>0.1159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119879">
                <text:p>0.119879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127559">
                <text:p>0.127559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135478">
                <text:p>0.13547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143636">
                <text:p>0.14363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52031">
                <text:p>0.152031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160666">
                <text:p>0.160666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169538">
                <text:p>0.16953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176225">
                <text:p>0.17622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178377">
                <text:p>0.17837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180529">
                <text:p>0.180529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182681">
                <text:p>0.18268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184833">
                <text:p>0.18483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186985">
                <text:p>0.18698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189137">
                <text:p>0.189137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195354">
                <text:p>0.19535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209597">
                <text:p>0.20959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224277">
                <text:p>0.22427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239391">
                <text:p>0.23939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254942">
                <text:p>0.25494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270928">
                <text:p>0.27092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287349">
                <text:p>0.287349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299548">
                <text:p>0.29954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303024">
                <text:p>0.30302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306501">
                <text:p>0.30650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309977">
                <text:p>0.30997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313454">
                <text:p>0.31345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31693">
                <text:p>0.31693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320407">
                <text:p>0.320407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75cm" svg:y="0.316cm" chart:style-name="ch2">
          <text:p>Rachlost izolace - theta</text:p>
        </chart:title>
        <chart:plot-area chart:style-name="ch3" table:cell-range-address="'single 9.9'.AT5:'single 9.9'.AT229 'single 9.9'.AW5:'single 9.9'.AW229" chart:data-source-has-labels="column" svg:x="0.32cm" svg:y="1.275cm" svg:width="15.36cm" svg:height="7.545cm">
          <chartooo:coordinate-region svg:x="1.232cm" svg:y="1.474cm" svg:width="14.448cm" svg:height="6.699cm"/>
          <chart:axis chart:dimension="x" chart:name="primary-x" chart:style-name="ch4" chartooo:axis-type="auto">
            <chartooo:date-scale/>
            <chart:categories table:cell-range-address="'single 9.9'.AT5:'single 9.9'.AT2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W5:'single 9.9'.AW229" chart:class="chart:line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float" office:value="43888">
                <text:p>43888</text:p>
                <draw:g>
                  <svg:desc>'single 9.9'.AT5:'single 9.9'.AT229</svg:desc>
                </draw:g>
              </table:table-cell>
              <table:table-cell office:value-type="float" office:value="0.0354824571428571">
                <text:p>0.0354824571428571</text:p>
                <draw:g>
                  <svg:desc>'single 9.9'.AW5:'single 9.9'.AW229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0329508285714286">
                <text:p>0.0329508285714286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0301155857142857">
                <text:p>0.030115585714285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0273299285714286">
                <text:p>0.027329928571428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0243786285714286">
                <text:p>0.0243786285714286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0222714714285714">
                <text:p>0.022271471428571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0204084285714286">
                <text:p>0.0204084285714286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01851088">
                <text:p>0.01851088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0159792457142857">
                <text:p>0.015979245714285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0131439857142857">
                <text:p>0.013143985714285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0103583371428571">
                <text:p>0.010358337142857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00740702428571429">
                <text:p>0.0074070242857142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0561313542857143">
                <text:p>0.0056131354285714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0430408028571429">
                <text:p>0.0043040802857142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03252889">
                <text:p>0.0032528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0222682471428571">
                <text:p>0.0022268247142857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0149923614285714">
                <text:p>0.001499236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0119853471428571">
                <text:p>0.0011985347142857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01318739">
                <text:p>0.00131873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0140456214285714">
                <text:p>0.0014045621428571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0148044157142857">
                <text:p>0.0014804415714285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0155772714285714">
                <text:p>0.0015577271428571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0166083857142857">
                <text:p>0.001660838571428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0177631571428571">
                <text:p>0.0017763157142857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0188977285714286">
                <text:p>0.001889772857142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0200997714285714">
                <text:p>0.0020099771428571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020958">
                <text:p>0.002095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0217168">
                <text:p>0.002171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0224896571428571">
                <text:p>0.0022489657142857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0248151">
                <text:p>0.0024815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028869">
                <text:p>0.002886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0342761857142857">
                <text:p>0.0034276185714285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0415137857142857">
                <text:p>0.0041513785714285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0477586">
                <text:p>0.0047758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0542324">
                <text:p>0.0054232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0617962714285714">
                <text:p>0.006179627142857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0718877">
                <text:p>0.0071887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0831893714285714">
                <text:p>0.0083189371428571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0942934">
                <text:p>0.009429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1060577">
                <text:p>0.0106057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114457171428571">
                <text:p>0.01144571714285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121883471428571">
                <text:p>0.012188347142857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129447285714286">
                <text:p>0.012944728571428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139538714285714">
                <text:p>0.01395387142857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150840428571429">
                <text:p>0.01508404285714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161944285714286">
                <text:p>0.01619442857142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171964142857143">
                <text:p>0.017196414285714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177872571428571">
                <text:p>0.01778725714285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181995285714286">
                <text:p>0.018199528571428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185072857142857">
                <text:p>0.01850728571428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187682285714286">
                <text:p>0.018768228571428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188928857142857">
                <text:p>0.018892885714285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188507142857143">
                <text:p>0.01885071428571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188060285714286">
                <text:p>0.018806028571428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187741142857143">
                <text:p>0.018774114285714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187459">
                <text:p>0.018745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87171714285714">
                <text:p>0.018717171428571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186788428571429">
                <text:p>0.01867884285714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186359142857143">
                <text:p>0.018635914285714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185937428571429">
                <text:p>0.018593742857142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185490571428571">
                <text:p>0.018549057142857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185171571428571">
                <text:p>0.018517157142857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184889571428571">
                <text:p>0.018488957142857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196010142857143">
                <text:p>0.019601014285714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26066857142857">
                <text:p>0.022606685714285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276773714285714">
                <text:p>0.027677371428571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343340571428571">
                <text:p>0.034334057142857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431609">
                <text:p>0.0431609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507299">
                <text:p>0.050729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585420142857143">
                <text:p>0.058542014285714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664988571428571">
                <text:p>0.066498857142857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771145285714286">
                <text:p>0.077114528571428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890034142857143">
                <text:p>0.08900341428571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100684314285714">
                <text:p>0.10068431428571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113059857142857">
                <text:p>0.1130598571428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21895642857143">
                <text:p>0.12189564285714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129707785714286">
                <text:p>0.129707785714286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137664571428571">
                <text:p>0.137664571428571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148280285714286">
                <text:p>0.14828028571428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160169142857143">
                <text:p>0.16016914285714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170483285714286">
                <text:p>0.17048328571428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179962857142857">
                <text:p>0.1799628571428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185697428571429">
                <text:p>0.185697428571429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189853428571429">
                <text:p>0.189853428571429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193155571428571">
                <text:p>0.19315557142857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196319142857143">
                <text:p>0.19631914285714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98471142857143">
                <text:p>0.19847114285714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200585571428571">
                <text:p>0.20058557142857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202825714285714">
                <text:p>0.20282571428571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204425">
                <text:p>0.20442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205839142857143">
                <text:p>0.20583914285714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207279428571429">
                <text:p>0.20727942857142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209201">
                <text:p>0.20920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211353">
                <text:p>0.21135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213467428571429">
                <text:p>0.2134674285714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215707571428571">
                <text:p>0.21570757142857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217307">
                <text:p>0.217307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218519142857143">
                <text:p>0.218519142857143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219548">
                <text:p>0.21954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220646">
                <text:p>0.22064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221568285714286">
                <text:p>0.221568285714286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222172285714286">
                <text:p>0.2221722857142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222492285714286">
                <text:p>0.22249228571428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216210166666667">
                <text:p>0.2162101666666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2083256">
                <text:p>0.208325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19269825">
                <text:p>0.1926982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192474333333333">
                <text:p>0.19247433333333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203228">
                <text:p>0.203228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232322">
                <text:p>0.23232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Kombinace c a pi dávající kappa=0.145</text:p>
        </chart:title>
        <chart:legend chart:legend-position="end" svg:x="14.391cm" svg:y="4.201cm" style:legend-expansion="high" chart:style-name="ch3"/>
        <chart:plot-area chart:style-name="ch4" table:cell-range-address="matrix.B4:matrix.C21 matrix.C3:matrix.C3" chart:data-source-has-labels="row" svg:x="0.32cm" svg:y="1.275cm" svg:width="13.751cm" svg:height="7.545cm">
          <chartooo:coordinate-region svg:x="1.047cm" svg:y="1.474cm" svg:width="12.78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trix.C4:matrix.C21" chart:label-cell-address="matrix.C3:matrix.C3" chart:class="chart:scatter">
            <chart:domain table:cell-range-address="matrix.B4:matrix.B2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i</text:p>
                <draw:g>
                  <svg:desc>matrix.C3:matrix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">
                <text:p>0.19</text:p>
                <draw:g>
                  <svg:desc>matrix.B4:matrix.B21</svg:desc>
                </draw:g>
              </table:table-cell>
              <table:table-cell office:value-type="float" office:value="0.513146227034352">
                <text:p>0.513146227034352</text:p>
                <draw:g>
                  <svg:desc>matrix.C4:matrix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.614574096402195">
                <text:p>0.61457409640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681026838401817">
                <text:p>0.68102683840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.727934656283903">
                <text:p>0.72793465628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762814828555197">
                <text:p>0.762814828555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0.789767688946652">
                <text:p>0.789767688946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811219965584749">
                <text:p>0.811219965584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">
                <text:p>0.54</text:p>
              </table:table-cell>
              <table:table-cell office:value-type="float" office:value="0.828699598400976">
                <text:p>0.828699598400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843216581587334">
                <text:p>0.843216581587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855465286150823">
                <text:p>0.85546528615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0.865938816139894">
                <text:p>0.86593881613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">
                <text:p>0.74</text:p>
              </table:table-cell>
              <table:table-cell office:value-type="float" office:value="0.87499700423855">
                <text:p>0.87499700423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">
                <text:p>0.79</text:p>
              </table:table-cell>
              <table:table-cell office:value-type="float" office:value="0.882908586248768">
                <text:p>0.88290858624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">
                <text:p>0.84</text:p>
              </table:table-cell>
              <table:table-cell office:value-type="float" office:value="0.88987831325777">
                <text:p>0.88987831325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0.896064924872502">
                <text:p>0.896064924872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">
                <text:p>0.94</text:p>
              </table:table-cell>
              <table:table-cell office:value-type="float" office:value="0.901593386315454">
                <text:p>0.901593386315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0.906563417309623">
                <text:p>0.906563417309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07497783136527">
                <text:p>0.9074977831365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77cm" svg:y="0.316cm" chart:style-name="ch2">
          <text:p>Radius and kappa necessary for  0.98  in dependce on theta</text:p>
        </chart:title>
        <chart:legend chart:legend-position="end" svg:x="12.46cm" svg:y="3.952cm" style:legend-expansion="high" chart:style-name="ch3"/>
        <chart:plot-area chart:style-name="ch4" table:cell-range-address="matrix.J3:matrix.L23 matrix.K2:matrix.L2" chart:data-source-has-labels="row" svg:x="0.32cm" svg:y="1.275cm" svg:width="11.82cm" svg:height="7.545cm">
          <chartooo:coordinate-region svg:x="1.047cm" svg:y="1.475cm" svg:width="10.76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trix.K3:matrix.K23" chart:label-cell-address="matrix.K2:matrix.K2" chart:class="chart:scatter">
            <chart:domain table:cell-range-address="matrix.J3:matrix.J23"/>
            <chart:data-point chart:repeated="21"/>
          </chart:series>
          <chart:series chart:style-name="ch9" chart:values-cell-range-address="matrix.L3:matrix.L23" chart:label-cell-address="matrix.L2:matrix.L2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adius</text:p>
                <draw:g>
                  <svg:desc>matrix.K2:matrix.K2</svg:desc>
                </draw:g>
              </table:table-cell>
              <table:table-cell office:value-type="string">
                <text:p>kappa for 0.98</text:p>
                <draw:g>
                  <svg:desc>matrix.L2:matrix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4682">
                <text:p>0.0994682</text:p>
                <draw:g>
                  <svg:desc>matrix.J3:matrix.J23</svg:desc>
                </draw:g>
              </table:table-cell>
              <table:table-cell office:value-type="float" office:value="1.12073">
                <text:p>1.12073</text:p>
                <draw:g>
                  <svg:desc>matrix.K3:matrix.K23</svg:desc>
                </draw:g>
              </table:table-cell>
              <table:table-cell office:value-type="float" office:value="0.144871">
                <text:p>0.144871</text:p>
                <draw:g>
                  <svg:desc>matrix.L3:matrix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468">
                <text:p>0.109468</text:p>
              </table:table-cell>
              <table:table-cell office:value-type="float" office:value="1.11073">
                <text:p>1.11073</text:p>
              </table:table-cell>
              <table:table-cell office:value-type="float" office:value="0.173871">
                <text:p>0.173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468">
                <text:p>0.119468</text:p>
              </table:table-cell>
              <table:table-cell office:value-type="float" office:value="1.10073">
                <text:p>1.10073</text:p>
              </table:table-cell>
              <table:table-cell office:value-type="float" office:value="0.202871">
                <text:p>0.202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468">
                <text:p>0.129468</text:p>
              </table:table-cell>
              <table:table-cell office:value-type="float" office:value="1.09073">
                <text:p>1.09073</text:p>
              </table:table-cell>
              <table:table-cell office:value-type="float" office:value="0.232871">
                <text:p>0.232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468">
                <text:p>0.139468</text:p>
              </table:table-cell>
              <table:table-cell office:value-type="float" office:value="1.08073">
                <text:p>1.08073</text:p>
              </table:table-cell>
              <table:table-cell office:value-type="float" office:value="0.264871">
                <text:p>0.26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468">
                <text:p>0.149468</text:p>
              </table:table-cell>
              <table:table-cell office:value-type="float" office:value="1.07073">
                <text:p>1.07073</text:p>
              </table:table-cell>
              <table:table-cell office:value-type="float" office:value="0.296871">
                <text:p>0.29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468">
                <text:p>0.159468</text:p>
              </table:table-cell>
              <table:table-cell office:value-type="float" office:value="1.06073">
                <text:p>1.06073</text:p>
              </table:table-cell>
              <table:table-cell office:value-type="float" office:value="0.330871">
                <text:p>0.330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468">
                <text:p>0.169468</text:p>
              </table:table-cell>
              <table:table-cell office:value-type="float" office:value="1.05073">
                <text:p>1.05073</text:p>
              </table:table-cell>
              <table:table-cell office:value-type="float" office:value="0.365871">
                <text:p>0.365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9468">
                <text:p>0.179468</text:p>
              </table:table-cell>
              <table:table-cell office:value-type="float" office:value="1.04073">
                <text:p>1.04073</text:p>
              </table:table-cell>
              <table:table-cell office:value-type="float" office:value="0.401871">
                <text:p>0.401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468">
                <text:p>0.189468</text:p>
              </table:table-cell>
              <table:table-cell office:value-type="float" office:value="1.03073">
                <text:p>1.03073</text:p>
              </table:table-cell>
              <table:table-cell office:value-type="float" office:value="0.438871">
                <text:p>0.438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9468">
                <text:p>0.199468</text:p>
              </table:table-cell>
              <table:table-cell office:value-type="float" office:value="1.02073">
                <text:p>1.02073</text:p>
              </table:table-cell>
              <table:table-cell office:value-type="float" office:value="0.477871">
                <text:p>0.477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9468">
                <text:p>0.209468</text:p>
              </table:table-cell>
              <table:table-cell office:value-type="float" office:value="1.01073">
                <text:p>1.01073</text:p>
              </table:table-cell>
              <table:table-cell office:value-type="float" office:value="0.516871">
                <text:p>0.516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9468">
                <text:p>0.219468</text:p>
              </table:table-cell>
              <table:table-cell office:value-type="float" office:value="1.00073">
                <text:p>1.00073</text:p>
              </table:table-cell>
              <table:table-cell office:value-type="float" office:value="0.557871">
                <text:p>0.557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468">
                <text:p>0.229468</text:p>
              </table:table-cell>
              <table:table-cell office:value-type="float" office:value="0.990734">
                <text:p>0.990734</text:p>
              </table:table-cell>
              <table:table-cell office:value-type="float" office:value="0.600871">
                <text:p>0.600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9468">
                <text:p>0.239468</text:p>
              </table:table-cell>
              <table:table-cell office:value-type="float" office:value="0.980734">
                <text:p>0.980734</text:p>
              </table:table-cell>
              <table:table-cell office:value-type="float" office:value="0.643871">
                <text:p>0.643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468">
                <text:p>0.249468</text:p>
              </table:table-cell>
              <table:table-cell office:value-type="float" office:value="0.970734">
                <text:p>0.97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9468">
                <text:p>0.259468</text:p>
              </table:table-cell>
              <table:table-cell office:value-type="float" office:value="0.960734">
                <text:p>0.96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468">
                <text:p>0.269468</text:p>
              </table:table-cell>
              <table:table-cell office:value-type="float" office:value="0.950734">
                <text:p>0.95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9468">
                <text:p>0.279468</text:p>
              </table:table-cell>
              <table:table-cell office:value-type="float" office:value="0.940734">
                <text:p>0.94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468">
                <text:p>0.289468</text:p>
              </table:table-cell>
              <table:table-cell office:value-type="float" office:value="0.930734">
                <text:p>0.93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9468">
                <text:p>0.299468</text:p>
              </table:table-cell>
              <table:table-cell office:value-type="float" office:value="0.920734">
                <text:p>0.920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21cm" svg:y="0.316cm" chart:style-name="ch2">
          <text:p>Limitní stav nemocných při importu 30 denně v závislosti na theta</text:p>
        </chart:title>
        <chart:plot-area chart:style-name="ch3" table:cell-range-address="matrix.J16:matrix.J23 matrix.M16:matrix.M23" svg:x="0.32cm" svg:y="1.275cm" svg:width="15.36cm" svg:height="7.545cm">
          <chartooo:coordinate-region svg:x="1.312cm" svg:y="1.475cm" svg:width="14.036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rix.M16:matrix.M23" chart:class="chart:scatter">
            <chart:domain table:cell-range-address="matrix.J16:matrix.J2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468">
                <text:p>0.229468</text:p>
                <draw:g>
                  <svg:desc>matrix.J16:matrix.J23</svg:desc>
                </draw:g>
              </table:table-cell>
              <table:table-cell office:value-type="float" office:value="4979.59">
                <text:p>4979.59</text:p>
                <draw:g>
                  <svg:desc>matrix.M16:matrix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468">
                <text:p>0.239468</text:p>
              </table:table-cell>
              <table:table-cell office:value-type="float" office:value="2379.02">
                <text:p>2379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468">
                <text:p>0.249468</text:p>
              </table:table-cell>
              <table:table-cell office:value-type="float" office:value="1556.12">
                <text:p>155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9468">
                <text:p>0.259468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468">
                <text:p>0.269468</text:p>
              </table:table-cell>
              <table:table-cell office:value-type="float" office:value="913.307">
                <text:p>913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468">
                <text:p>0.279468</text:p>
              </table:table-cell>
              <table:table-cell office:value-type="float" office:value="754.893">
                <text:p>754.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468">
                <text:p>0.289468</text:p>
              </table:table-cell>
              <table:table-cell office:value-type="float" office:value="642.375">
                <text:p>642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468">
                <text:p>0.299468</text:p>
              </table:table-cell>
              <table:table-cell office:value-type="float" office:value="558.371">
                <text:p>558.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single 9.9'.W2:'single 9.9'.W200" svg:x="0.32cm" svg:y="0.18cm" svg:width="12.428cm" svg:height="8.64cm">
          <chartooo:coordinate-region svg:x="1.047cm" svg:y="0.378cm" svg:width="11.701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W2:'single 9.9'.W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W2:'single 9.9'.W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70446">
                <text:p>-4.70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48804">
                <text:p>-3.48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2191">
                <text:p>-3.42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50485">
                <text:p>-3.50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6505">
                <text:p>-4.26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02145">
                <text:p>-5.02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05316">
                <text:p>-6.05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7082">
                <text:p>-6.7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34229">
                <text:p>-7.34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87864">
                <text:p>-7.87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26933">
                <text:p>-8.26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05665">
                <text:p>-9.05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52972">
                <text:p>-9.52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65516">
                <text:p>-9.65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93385">
                <text:p>-9.93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.5903">
                <text:p>-10.5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6202">
                <text:p>-11.6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.8081">
                <text:p>-11.8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.0273">
                <text:p>-12.0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673">
                <text:p>-12.6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.4184">
                <text:p>-13.4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.596">
                <text:p>-14.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.8978">
                <text:p>-14.8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.8494">
                <text:p>-14.8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.8298">
                <text:p>-13.8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.0264">
                <text:p>-14.0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876">
                <text:p>-13.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.6283">
                <text:p>-15.62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.6829">
                <text:p>-14.6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.3308">
                <text:p>-14.3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871">
                <text:p>-15.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.9363">
                <text:p>-17.9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9225">
                <text:p>-18.9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.3293">
                <text:p>-19.3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.666">
                <text:p>-19.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8.6659">
                <text:p>-18.6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6057">
                <text:p>-17.6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.8313">
                <text:p>-18.83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8.4107">
                <text:p>-18.4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.5679">
                <text:p>-18.5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.1948">
                <text:p>-19.19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4398">
                <text:p>-16.4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2423">
                <text:p>-15.2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3286">
                <text:p>-14.3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.4334">
                <text:p>-14.4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.448">
                <text:p>-19.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8268">
                <text:p>-13.82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5173">
                <text:p>-14.51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.5907">
                <text:p>-13.59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.4376">
                <text:p>-12.4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.5536">
                <text:p>-12.5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.5446">
                <text:p>-12.5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7699">
                <text:p>-12.76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.6685">
                <text:p>-12.6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3.9061">
                <text:p>-13.90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9686">
                <text:p>-12.9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3.2343">
                <text:p>-13.2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9963">
                <text:p>-13.99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.9492">
                <text:p>-12.9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.2802">
                <text:p>-12.2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4.699">
                <text:p>-14.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5.2073">
                <text:p>-15.20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2.7315">
                <text:p>-12.7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.9705">
                <text:p>-11.9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.4676">
                <text:p>-11.4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.2388">
                <text:p>-11.2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.5532">
                <text:p>-11.5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.5405">
                <text:p>-11.54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4.3661">
                <text:p>-14.36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.8324">
                <text:p>-10.83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.6805">
                <text:p>-11.6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934">
                <text:p>-12.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658">
                <text:p>-12.6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.3045">
                <text:p>-14.3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9.0309">
                <text:p>-19.0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3.0635">
                <text:p>-13.0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4.0481">
                <text:p>-14.04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5.4221">
                <text:p>-15.42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5.9631">
                <text:p>-15.9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.344">
                <text:p>-12.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3.7158">
                <text:p>-13.7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101">
                <text:p>-11.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2.1073">
                <text:p>-12.1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8.0207">
                <text:p>-18.02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.28956">
                <text:p>-9.289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.90625">
                <text:p>-9.90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.25428">
                <text:p>-9.254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.73786">
                <text:p>-9.737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.81629">
                <text:p>-9.816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3238">
                <text:p>-10.32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2464">
                <text:p>-10.2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97731">
                <text:p>-9.977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.72132">
                <text:p>-8.72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52341">
                <text:p>-8.52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82239">
                <text:p>-9.822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2798">
                <text:p>-10.2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.63026">
                <text:p>-8.630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.00427">
                <text:p>-8.004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.07836">
                <text:p>-8.078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7759">
                <text:p>-10.77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.0742">
                <text:p>-11.0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.2296">
                <text:p>-10.2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5.1494">
                <text:p>-15.14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.3174">
                <text:p>-14.31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.0093">
                <text:p>-12.00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2.8491">
                <text:p>-12.84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.62789">
                <text:p>-8.627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59447">
                <text:p>-8.594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.77224">
                <text:p>-9.772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.2055">
                <text:p>-11.2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8.6711">
                <text:p>-18.67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7.9922">
                <text:p>-27.99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2.5497">
                <text:p>-12.54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.2762">
                <text:p>-10.2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.15132">
                <text:p>-9.15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